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1.02cm"/>
    </style:style>
    <style:style style:name="co3" style:family="table-column">
      <style:table-column-properties fo:break-before="auto" style:column-width="1.41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385cm"/>
    </style:style>
    <style:style style:name="co8" style:family="table-column">
      <style:table-column-properties fo:break-before="auto" style:column-width="2.489cm"/>
    </style:style>
    <style:style style:name="co9" style:family="table-column">
      <style:table-column-properties fo:break-before="auto" style:column-width="3.889cm"/>
    </style:style>
    <style:style style:name="co10" style:family="table-column">
      <style:table-column-properties fo:break-before="auto" style:column-width="4.979cm"/>
    </style:style>
    <style:style style:name="co11" style:family="table-column">
      <style:table-column-properties fo:break-before="auto" style:column-width="1.558cm"/>
    </style:style>
    <style:style style:name="co12" style:family="table-column">
      <style:table-column-properties fo:break-before="auto" style:column-width="1.947cm"/>
    </style:style>
    <style:style style:name="co13" style:family="table-column">
      <style:table-column-properties fo:break-before="auto" style:column-width="3.29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0.813cm"/>
    </style:style>
    <style:style style:name="co16" style:family="table-column">
      <style:table-column-properties fo:break-before="auto" style:column-width="18.022cm"/>
    </style:style>
    <style:style style:name="co17" style:family="table-column">
      <style:table-column-properties fo:break-before="auto" style:column-width="4.009cm"/>
    </style:style>
    <style:style style:name="co18" style:family="table-column">
      <style:table-column-properties fo:break-before="auto" style:column-width="0.912cm"/>
    </style:style>
    <style:style style:name="co19" style:family="table-column">
      <style:table-column-properties fo:break-before="auto" style:column-width="1.547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0.8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7" style:family="table-cell" style:parent-style-name="Default" style:data-style-name="N114"/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115"/>
    <style:style style:name="ce12" style:family="table-cell" style:parent-style-name="Default">
      <style:table-cell-properties fo:background-color="#b2b2b2" style:rotation-angle="90" style:vertical-align="middle"/>
    </style:style>
    <style:style style:name="ce13" style:family="table-cell" style:parent-style-name="Default">
      <style:table-cell-properties fo:background-color="#666666" style:rotation-angle="90" style:vertical-align="middle"/>
    </style:style>
    <style:style style:name="ce14" style:family="table-cell" style:parent-style-name="Default">
      <style:table-cell-properties fo:background-color="#6666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style:rotation-angle="90" style:vertical-align="middle"/>
    </style:style>
    <style:style style:name="ce17" style:family="table-cell" style:parent-style-name="Default">
      <style:table-cell-properties fo:background-color="#dddddd" style:rotation-angle="9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t #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00__Fid=8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2:.G2])" office:value-type="float" office:value="7.16666666666667" calcext:value-type="float">
            <text:p>7,17</text:p>
          </table:table-cell>
          <table:table-cell table:formula="of:=STDEV([.B2:.G2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100__Fid=8_M02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:.G3])" office:value-type="float" office:value="1" calcext:value-type="float">
            <text:p>1,00</text:p>
          </table:table-cell>
          <table:table-cell table:formula="of:=STDEV([.B3:.G3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00__Fid=8_M03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4:.G4])" office:value-type="float" office:value="8.16666666666667" calcext:value-type="float">
            <text:p>8,17</text:p>
          </table:table-cell>
          <table:table-cell table:formula="of:=STDEV([.B4:.G4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4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:.G5])" office:value-type="float" office:value="8.16666666666667" calcext:value-type="float">
            <text:p>8,17</text:p>
          </table:table-cell>
          <table:table-cell table:formula="of:=STDEV([.B5:.G5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00__Fid=8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:.G6])" office:value-type="float" office:value="4.83333333333333" calcext:value-type="float">
            <text:p>4,83</text:p>
          </table:table-cell>
          <table:table-cell table:formula="of:=STDEV([.B6:.G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00__Fid=8_M06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7:.G7])" office:value-type="float" office:value="7.83333333333333" calcext:value-type="float">
            <text:p>7,83</text:p>
          </table:table-cell>
          <table:table-cell table:formula="of:=STDEV([.B7:.G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00__Fid=8_M07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8:.G8])" office:value-type="float" office:value="8.5" calcext:value-type="float">
            <text:p>8,50</text:p>
          </table:table-cell>
          <table:table-cell table:formula="of:=STDEV([.B8:.G8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8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9:.G9])" office:value-type="float" office:value="8.5" calcext:value-type="float">
            <text:p>8,50</text:p>
          </table:table-cell>
          <table:table-cell table:formula="of:=STDEV([.B9:.G9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00__Fid=8_M09.nrrd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:.G10])" office:value-type="float" office:value="7.5" calcext:value-type="float">
            <text:p>7,50</text:p>
          </table:table-cell>
          <table:table-cell table:formula="of:=STDEV([.B10:.G10])" office:value-type="float" office:value="1.97484176581315" calcext:value-type="float">
            <text:p>1,97</text:p>
          </table:table-cell>
        </table:table-row>
        <table:table-row table:style-name="ro1">
          <table:table-cell office:value-type="string" calcext:value-type="string">
            <text:p>100__Fid=8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:.G11])" office:value-type="float" office:value="1" calcext:value-type="float">
            <text:p>1,00</text:p>
          </table:table-cell>
          <table:table-cell table:formula="of:=STDEV([.B11:.G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12__Fid=9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:.G12])" office:value-type="float" office:value="4.66666666666667" calcext:value-type="float">
            <text:p>4,67</text:p>
          </table:table-cell>
          <table:table-cell table:formula="of:=STDEV([.B12:.G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02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:.G13])" office:value-type="float" office:value="4.66666666666667" calcext:value-type="float">
            <text:p>4,67</text:p>
          </table:table-cell>
          <table:table-cell table:formula="of:=STDEV([.B13:.G13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112__Fid=9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:.G14])" office:value-type="float" office:value="5" calcext:value-type="float">
            <text:p>5,00</text:p>
          </table:table-cell>
          <table:table-cell table:formula="of:=STDEV([.B14:.G1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112__Fid=9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5:.G15])" office:value-type="float" office:value="7.33333333333333" calcext:value-type="float">
            <text:p>7,33</text:p>
          </table:table-cell>
          <table:table-cell table:formula="of:=STDEV([.B15:.G15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2__Fid=9_M05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6:.G16])" office:value-type="float" office:value="1.16666666666667" calcext:value-type="float">
            <text:p>1,17</text:p>
          </table:table-cell>
          <table:table-cell table:formula="of:=STDEV([.B16:.G1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7:.G17])" office:value-type="float" office:value="3.5" calcext:value-type="float">
            <text:p>3,50</text:p>
          </table:table-cell>
          <table:table-cell table:formula="of:=STDEV([.B17:.G17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12__Fid=9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8:.G18])" office:value-type="float" office:value="2" calcext:value-type="float">
            <text:p>2,00</text:p>
          </table:table-cell>
          <table:table-cell table:formula="of:=STDEV([.B18:.G18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12__Fid=9_M08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19:.G19])" office:value-type="float" office:value="1.16666666666667" calcext:value-type="float">
            <text:p>1,17</text:p>
          </table:table-cell>
          <table:table-cell table:formula="of:=STDEV([.B19:.G19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12__Fid=9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0:.G20])" office:value-type="float" office:value="5.66666666666667" calcext:value-type="float">
            <text:p>5,67</text:p>
          </table:table-cell>
          <table:table-cell table:formula="of:=STDEV([.B20:.G20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2__Fid=9_M10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21:.G21])" office:value-type="float" office:value="4.66666666666667" calcext:value-type="float">
            <text:p>4,67</text:p>
          </table:table-cell>
          <table:table-cell table:formula="of:=STDEV([.B21:.G21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18__Fid=10_M01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22:.G22])" office:value-type="float" office:value="7" calcext:value-type="float">
            <text:p>7,00</text:p>
          </table:table-cell>
          <table:table-cell table:formula="of:=STDEV([.B22:.G22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18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3:.G23])" office:value-type="float" office:value="6.83333333333333" calcext:value-type="float">
            <text:p>6,83</text:p>
          </table:table-cell>
          <table:table-cell table:formula="of:=STDEV([.B23:.G23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18__Fid=10_M03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24:.G24])" office:value-type="float" office:value="5.5" calcext:value-type="float">
            <text:p>5,50</text:p>
          </table:table-cell>
          <table:table-cell table:formula="of:=STDEV([.B24:.G24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18__Fid=10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5:.G25])" office:value-type="float" office:value="7.16666666666667" calcext:value-type="float">
            <text:p>7,17</text:p>
          </table:table-cell>
          <table:table-cell table:formula="of:=STDEV([.B25:.G25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118__Fid=10_M05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26:.G26])" office:value-type="float" office:value="7.33333333333333" calcext:value-type="float">
            <text:p>7,33</text:p>
          </table:table-cell>
          <table:table-cell table:formula="of:=STDEV([.B26:.G26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18__Fid=10_M06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7:.G27])" office:value-type="float" office:value="7.83333333333333" calcext:value-type="float">
            <text:p>7,83</text:p>
          </table:table-cell>
          <table:table-cell table:formula="of:=STDEV([.B27:.G27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18__Fid=10_M07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28:.G28])" office:value-type="float" office:value="5.66666666666667" calcext:value-type="float">
            <text:p>5,67</text:p>
          </table:table-cell>
          <table:table-cell table:formula="of:=STDEV([.B28:.G2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18__Fid=10_M08.nrrd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29:.G29])" office:value-type="float" office:value="9.33333333333333" calcext:value-type="float">
            <text:p>9,33</text:p>
          </table:table-cell>
          <table:table-cell table:formula="of:=STDEV([.B29:.G2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18__Fid=10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0:.G30])" office:value-type="float" office:value="5" calcext:value-type="float">
            <text:p>5,00</text:p>
          </table:table-cell>
          <table:table-cell table:formula="of:=STDEV([.B30:.G30])" office:value-type="float" office:value="1.78885438199983" calcext:value-type="float">
            <text:p>1,79</text:p>
          </table:table-cell>
        </table:table-row>
        <table:table-row table:style-name="ro1">
          <table:table-cell office:value-type="string" calcext:value-type="string">
            <text:p>118__Fid=10_M10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31:.G31])" office:value-type="float" office:value="6.5" calcext:value-type="float">
            <text:p>6,50</text:p>
          </table:table-cell>
          <table:table-cell table:formula="of:=STDEV([.B31:.G31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1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32:.G32])" office:value-type="float" office:value="6.5" calcext:value-type="float">
            <text:p>6,50</text:p>
          </table:table-cell>
          <table:table-cell table:formula="of:=STDEV([.B32:.G32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49__Fid=11_M02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3:.G33])" office:value-type="float" office:value="4.83333333333333" calcext:value-type="float">
            <text:p>4,83</text:p>
          </table:table-cell>
          <table:table-cell table:formula="of:=STDEV([.B33:.G33])" office:value-type="float" office:value="2.40138848724372" calcext:value-type="float">
            <text:p>2,40</text:p>
          </table:table-cell>
        </table:table-row>
        <table:table-row table:style-name="ro1">
          <table:table-cell office:value-type="string" calcext:value-type="string">
            <text:p>149__Fid=11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34:.G34])" office:value-type="float" office:value="5.33333333333333" calcext:value-type="float">
            <text:p>5,33</text:p>
          </table:table-cell>
          <table:table-cell table:formula="of:=STDEV([.B34:.G3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149__Fid=11_M04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35:.G35])" office:value-type="float" office:value="1" calcext:value-type="float">
            <text:p>1,00</text:p>
          </table:table-cell>
          <table:table-cell table:formula="of:=STDEV([.B35:.G35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49__Fid=11_M05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36:.G36])" office:value-type="float" office:value="6.33333333333333" calcext:value-type="float">
            <text:p>6,33</text:p>
          </table:table-cell>
          <table:table-cell table:formula="of:=STDEV([.B36:.G36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7:.G37])" office:value-type="float" office:value="7.83333333333333" calcext:value-type="float">
            <text:p>7,83</text:p>
          </table:table-cell>
          <table:table-cell table:formula="of:=STDEV([.B37:.G37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149__Fid=11_M07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38:.G38])" office:value-type="float" office:value="7.66666666666667" calcext:value-type="float">
            <text:p>7,67</text:p>
          </table:table-cell>
          <table:table-cell table:formula="of:=STDEV([.B38:.G3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49__Fid=11_M08.nrrd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39:.G39])" office:value-type="float" office:value="8.5" calcext:value-type="float">
            <text:p>8,50</text:p>
          </table:table-cell>
          <table:table-cell table:formula="of:=STDEV([.B39:.G39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149__Fid=11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" table:formula="of:=AVERAGE([.B40:.G40])" office:value-type="float" office:value="7.83333333333333" calcext:value-type="float">
            <text:p>7,83</text:p>
          </table:table-cell>
          <table:table-cell table:formula="of:=STDEV([.B40:.G40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49__Fid=11_M10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41:.G41])" office:value-type="float" office:value="8.33333333333333" calcext:value-type="float">
            <text:p>8,33</text:p>
          </table:table-cell>
          <table:table-cell table:formula="of:=STDEV([.B41:.G41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1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42:.G42])" office:value-type="float" office:value="4.33333333333333" calcext:value-type="float">
            <text:p>4,33</text:p>
          </table:table-cell>
          <table:table-cell table:formula="of:=STDEV([.B42:.G42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154__Fid=12_M02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43:.G43])" office:value-type="float" office:value="6" calcext:value-type="float">
            <text:p>6,00</text:p>
          </table:table-cell>
          <table:table-cell table:formula="of:=STDEV([.B43:.G43])" office:value-type="float" office:value="2.60768096208106" calcext:value-type="float">
            <text:p>2,61</text:p>
          </table:table-cell>
        </table:table-row>
        <table:table-row table:style-name="ro1">
          <table:table-cell office:value-type="string" calcext:value-type="string">
            <text:p>154__Fid=12_M03.nrr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44:.G44])" office:value-type="float" office:value="4.5" calcext:value-type="float">
            <text:p>4,50</text:p>
          </table:table-cell>
          <table:table-cell table:formula="of:=STDEV([.B44:.G44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154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45:.G45])" office:value-type="float" office:value="3" calcext:value-type="float">
            <text:p>3,00</text:p>
          </table:table-cell>
          <table:table-cell table:formula="of:=STDEV([.B45:.G45])" office:value-type="float" office:value="1.89736659610103" calcext:value-type="float">
            <text:p>1,90</text:p>
          </table:table-cell>
        </table:table-row>
        <table:table-row table:style-name="ro1">
          <table:table-cell office:value-type="string" calcext:value-type="string">
            <text:p>154__Fid=12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46:.G46])" office:value-type="float" office:value="4.5" calcext:value-type="float">
            <text:p>4,50</text:p>
          </table:table-cell>
          <table:table-cell table:formula="of:=STDEV([.B46:.G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154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style-name="ce2" table:formula="of:=AVERAGE([.B47:.G47])" office:value-type="float" office:value="3.66666666666667" calcext:value-type="float">
            <text:p>3,67</text:p>
          </table:table-cell>
          <table:table-cell table:formula="of:=STDEV([.B47:.G47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154__Fid=12_M07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48:.G48])" office:value-type="float" office:value="5.66666666666667" calcext:value-type="float">
            <text:p>5,67</text:p>
          </table:table-cell>
          <table:table-cell table:formula="of:=STDEV([.B48:.G48])" office:value-type="float" office:value="2.16024689946929" calcext:value-type="float">
            <text:p>2,16</text:p>
          </table:table-cell>
        </table:table-row>
        <table:table-row table:style-name="ro1">
          <table:table-cell office:value-type="string" calcext:value-type="string">
            <text:p>154__Fid=12_M08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49:.G49])" office:value-type="float" office:value="6" calcext:value-type="float">
            <text:p>6,00</text:p>
          </table:table-cell>
          <table:table-cell table:formula="of:=STDEV([.B49:.G49])" office:value-type="float" office:value="1.67332005306815" calcext:value-type="float">
            <text:p>1,67</text:p>
          </table:table-cell>
        </table:table-row>
        <table:table-row table:style-name="ro1">
          <table:table-cell office:value-type="string" calcext:value-type="string">
            <text:p>154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50:.G50])" office:value-type="float" office:value="4.83333333333333" calcext:value-type="float">
            <text:p>4,83</text:p>
          </table:table-cell>
          <table:table-cell table:formula="of:=STDEV([.B50:.G50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154__Fid=12_M10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1:.G51])" office:value-type="float" office:value="4.5" calcext:value-type="float">
            <text:p>4,50</text:p>
          </table:table-cell>
          <table:table-cell table:formula="of:=STDEV([.B51:.G51])" office:value-type="float" office:value="2.50998007960223" calcext:value-type="float">
            <text:p>2,51</text:p>
          </table:table-cell>
        </table:table-row>
        <table:table-row table:style-name="ro1">
          <table:table-cell office:value-type="string" calcext:value-type="string">
            <text:p>160__Fid=13_M01.nrrd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52:.G52])" office:value-type="float" office:value="5.66666666666667" calcext:value-type="float">
            <text:p>5,67</text:p>
          </table:table-cell>
          <table:table-cell table:formula="of:=STDEV([.B52:.G52])" office:value-type="float" office:value="2.50333111406915" calcext:value-type="float">
            <text:p>2,50</text:p>
          </table:table-cell>
        </table:table-row>
        <table:table-row table:style-name="ro1">
          <table:table-cell office:value-type="string" calcext:value-type="string">
            <text:p>160__Fid=13_M02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3:.G53])" office:value-type="float" office:value="6.66666666666667" calcext:value-type="float">
            <text:p>6,67</text:p>
          </table:table-cell>
          <table:table-cell table:formula="of:=STDEV([.B53:.G53])" office:value-type="float" office:value="2.42212028327799" calcext:value-type="float">
            <text:p>2,42</text:p>
          </table:table-cell>
        </table:table-row>
        <table:table-row table:style-name="ro1">
          <table:table-cell office:value-type="string" calcext:value-type="string">
            <text:p>160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54:.G54])" office:value-type="float" office:value="6.33333333333333" calcext:value-type="float">
            <text:p>6,33</text:p>
          </table:table-cell>
          <table:table-cell table:formula="of:=STDEV([.B54:.G54])" office:value-type="float" office:value="1.50554530541816" calcext:value-type="float">
            <text:p>1,51</text:p>
          </table:table-cell>
        </table:table-row>
        <table:table-row table:style-name="ro1">
          <table:table-cell office:value-type="string" calcext:value-type="string">
            <text:p>160__Fid=13_M04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55:.G55])" office:value-type="float" office:value="7.5" calcext:value-type="float">
            <text:p>7,50</text:p>
          </table:table-cell>
          <table:table-cell table:formula="of:=STDEV([.B55:.G55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160__Fid=13_M05.nrrd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56:.G56])" office:value-type="float" office:value="7.16666666666667" calcext:value-type="float">
            <text:p>7,17</text:p>
          </table:table-cell>
          <table:table-cell table:formula="of:=STDEV([.B56:.G56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60__Fid=13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7:.G57])" office:value-type="float" office:value="7.33333333333333" calcext:value-type="float">
            <text:p>7,33</text:p>
          </table:table-cell>
          <table:table-cell table:formula="of:=STDEV([.B57:.G57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60__Fid=13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8:.G58])" office:value-type="float" office:value="7.16666666666667" calcext:value-type="float">
            <text:p>7,17</text:p>
          </table:table-cell>
          <table:table-cell table:formula="of:=STDEV([.B58:.G58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160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59:.G59])" office:value-type="float" office:value="6.33333333333333" calcext:value-type="float">
            <text:p>6,33</text:p>
          </table:table-cell>
          <table:table-cell table:formula="of:=STDEV([.B59:.G59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09.nrrd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60:.G60])" office:value-type="float" office:value="8.33333333333333" calcext:value-type="float">
            <text:p>8,33</text:p>
          </table:table-cell>
          <table:table-cell table:formula="of:=STDEV([.B60:.G6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160__Fid=13_M10.nrrd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61:.G61])" office:value-type="float" office:value="7.33333333333333" calcext:value-type="float">
            <text:p>7,33</text:p>
          </table:table-cell>
          <table:table-cell table:formula="of:=STDEV([.B61:.G6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18__Fid=2_M01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2:.G62])" office:value-type="float" office:value="1.33333333333333" calcext:value-type="float">
            <text:p>1,33</text:p>
          </table:table-cell>
          <table:table-cell table:formula="of:=STDEV([.B62:.G6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formula="of:=AVERAGE([.B63:.G63])" office:value-type="float" office:value="1.66666666666667" calcext:value-type="float">
            <text:p>1,67</text:p>
          </table:table-cell>
          <table:table-cell table:formula="of:=STDEV([.B63:.G63])" office:value-type="float" office:value="1.211060141639" calcext:value-type="float">
            <text:p>1,21</text:p>
          </table:table-cell>
        </table:table-row>
        <table:table-row table:style-name="ro1">
          <table:table-cell office:value-type="string" calcext:value-type="string">
            <text:p>18__Fid=2_M03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4:.G64])" office:value-type="float" office:value="1.5" calcext:value-type="float">
            <text:p>1,50</text:p>
          </table:table-cell>
          <table:table-cell table:formula="of:=STDEV([.B64:.G64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18__Fid=2_M04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65:.G65])" office:value-type="float" office:value="1.33333333333333" calcext:value-type="float">
            <text:p>1,33</text:p>
          </table:table-cell>
          <table:table-cell table:formula="of:=STDEV([.B65:.G65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18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66:.G66])" office:value-type="float" office:value="4" calcext:value-type="float">
            <text:p>4,00</text:p>
          </table:table-cell>
          <table:table-cell table:formula="of:=STDEV([.B66:.G66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18__Fid=2_M06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67:.G67])" office:value-type="float" office:value="2.16666666666667" calcext:value-type="float">
            <text:p>2,17</text:p>
          </table:table-cell>
          <table:table-cell table:formula="of:=STDEV([.B67:.G67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7.nrrd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68:.G68])" office:value-type="float" office:value="4.83333333333333" calcext:value-type="float">
            <text:p>4,83</text:p>
          </table:table-cell>
          <table:table-cell table:formula="of:=STDEV([.B68:.G68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18__Fid=2_M08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69:.G69])" office:value-type="float" office:value="1" calcext:value-type="float">
            <text:p>1,00</text:p>
          </table:table-cell>
          <table:table-cell table:formula="of:=STDEV([.B69:.G69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18__Fid=2_M09.nrrd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0:.G70])" office:value-type="float" office:value="1.16666666666667" calcext:value-type="float">
            <text:p>1,17</text:p>
          </table:table-cell>
          <table:table-cell table:formula="of:=STDEV([.B70:.G70])" office:value-type="float" office:value="0.408248290463863" calcext:value-type="float">
            <text:p>0,41</text:p>
          </table:table-cell>
        </table:table-row>
        <table:table-row table:style-name="ro1">
          <table:table-cell office:value-type="string" calcext:value-type="string">
            <text:p>18__Fid=2_M10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style-name="ce2" table:formula="of:=AVERAGE([.B71:.G71])" office:value-type="float" office:value="2.66666666666667" calcext:value-type="float">
            <text:p>2,67</text:p>
          </table:table-cell>
          <table:table-cell table:formula="of:=STDEV([.B71:.G71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24__Fid=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2:.G72])" office:value-type="float" office:value="3.66666666666667" calcext:value-type="float">
            <text:p>3,67</text:p>
          </table:table-cell>
          <table:table-cell table:formula="of:=STDEV([.B72:.G72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24__Fid=3_M02.nrrd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style-name="ce2" table:formula="of:=AVERAGE([.B73:.G73])" office:value-type="float" office:value="6.5" calcext:value-type="float">
            <text:p>6,50</text:p>
          </table:table-cell>
          <table:table-cell table:formula="of:=STDEV([.B73:.G73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74:.G74])" office:value-type="float" office:value="6.33333333333333" calcext:value-type="float">
            <text:p>6,33</text:p>
          </table:table-cell>
          <table:table-cell table:formula="of:=STDEV([.B74:.G74])" office:value-type="float" office:value="1.86189867250253" calcext:value-type="float">
            <text:p>1,86</text:p>
          </table:table-cell>
        </table:table-row>
        <table:table-row table:style-name="ro1">
          <table:table-cell office:value-type="string" calcext:value-type="string">
            <text:p>24__Fid=3_M04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75:.G75])" office:value-type="float" office:value="1.5" calcext:value-type="float">
            <text:p>1,50</text:p>
          </table:table-cell>
          <table:table-cell table:formula="of:=STDEV([.B75:.G75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24__Fid=3_M05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76:.G76])" office:value-type="float" office:value="1" calcext:value-type="float">
            <text:p>1,00</text:p>
          </table:table-cell>
          <table:table-cell table:formula="of:=STDEV([.B76:.G76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24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77:.G77])" office:value-type="float" office:value="2.5" calcext:value-type="float">
            <text:p>2,50</text:p>
          </table:table-cell>
          <table:table-cell table:formula="of:=STDEV([.B77:.G77])" office:value-type="float" office:value="1.22474487139159" calcext:value-type="float">
            <text:p>1,22</text:p>
          </table:table-cell>
        </table:table-row>
        <table:table-row table:style-name="ro1">
          <table:table-cell office:value-type="string" calcext:value-type="string">
            <text:p>24__Fid=3_M07.nrr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78:.G78])" office:value-type="float" office:value="1.66666666666667" calcext:value-type="float">
            <text:p>1,67</text:p>
          </table:table-cell>
          <table:table-cell table:formula="of:=STDEV([.B78:.G78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24__Fid=3_M08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79:.G79])" office:value-type="float" office:value="4" calcext:value-type="float">
            <text:p>4,00</text:p>
          </table:table-cell>
          <table:table-cell table:formula="of:=STDEV([.B79:.G79])" office:value-type="float" office:value="1.09544511501033" calcext:value-type="float">
            <text:p>1,10</text:p>
          </table:table-cell>
        </table:table-row>
        <table:table-row table:style-name="ro1">
          <table:table-cell office:value-type="string" calcext:value-type="string">
            <text:p>24__Fid=3_M09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0:.G80])" office:value-type="float" office:value="3.5" calcext:value-type="float">
            <text:p>3,50</text:p>
          </table:table-cell>
          <table:table-cell table:formula="of:=STDEV([.B80:.G80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24__Fid=3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1:.G81])" office:value-type="float" office:value="3.5" calcext:value-type="float">
            <text:p>3,50</text:p>
          </table:table-cell>
          <table:table-cell table:formula="of:=STDEV([.B81:.G81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30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82:.G82])" office:value-type="float" office:value="4.5" calcext:value-type="float">
            <text:p>4,50</text:p>
          </table:table-cell>
          <table:table-cell table:formula="of:=STDEV([.B82:.G82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0__Fid=4_M02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3:.G83])" office:value-type="float" office:value="5.33333333333333" calcext:value-type="float">
            <text:p>5,33</text:p>
          </table:table-cell>
          <table:table-cell table:formula="of:=STDEV([.B83:.G83])" office:value-type="float" office:value="2.25092573548455" calcext:value-type="float">
            <text:p>2,25</text:p>
          </table:table-cell>
        </table:table-row>
        <table:table-row table:style-name="ro1">
          <table:table-cell office:value-type="string" calcext:value-type="string">
            <text:p>30__Fid=4_M03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4:.G84])" office:value-type="float" office:value="4.66666666666667" calcext:value-type="float">
            <text:p>4,67</text:p>
          </table:table-cell>
          <table:table-cell table:formula="of:=STDEV([.B84:.G84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30__Fid=4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85:.G85])" office:value-type="float" office:value="6" calcext:value-type="float">
            <text:p>6,00</text:p>
          </table:table-cell>
          <table:table-cell table:formula="of:=STDEV([.B85:.G85])" office:value-type="float" office:value="2.28035085019828" calcext:value-type="float">
            <text:p>2,28</text:p>
          </table:table-cell>
        </table:table-row>
        <table:table-row table:style-name="ro1">
          <table:table-cell office:value-type="string" calcext:value-type="string">
            <text:p>30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86:.G86])" office:value-type="float" office:value="4.83333333333333" calcext:value-type="float">
            <text:p>4,83</text:p>
          </table:table-cell>
          <table:table-cell table:formula="of:=STDEV([.B86:.G8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30__Fid=4_M06.nrr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87:.G87])" office:value-type="float" office:value="4.16666666666667" calcext:value-type="float">
            <text:p>4,17</text:p>
          </table:table-cell>
          <table:table-cell table:formula="of:=STDEV([.B87:.G87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30__Fid=4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88:.G88])" office:value-type="float" office:value="4.16666666666667" calcext:value-type="float">
            <text:p>4,17</text:p>
          </table:table-cell>
          <table:table-cell table:formula="of:=STDEV([.B88:.G88])" office:value-type="float" office:value="2.04124145231932" calcext:value-type="float">
            <text:p>2,04</text:p>
          </table:table-cell>
        </table:table-row>
        <table:table-row table:style-name="ro1">
          <table:table-cell office:value-type="string" calcext:value-type="string">
            <text:p>30__Fid=4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89:.G89])" office:value-type="float" office:value="6.33333333333333" calcext:value-type="float">
            <text:p>6,33</text:p>
          </table:table-cell>
          <table:table-cell table:formula="of:=STDEV([.B89:.G89])" office:value-type="float" office:value="2.06559111797729" calcext:value-type="float">
            <text:p>2,07</text:p>
          </table:table-cell>
        </table:table-row>
        <table:table-row table:style-name="ro1">
          <table:table-cell office:value-type="string" calcext:value-type="string">
            <text:p>30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0:.G90])" office:value-type="float" office:value="3.66666666666667" calcext:value-type="float">
            <text:p>3,67</text:p>
          </table:table-cell>
          <table:table-cell table:formula="of:=STDEV([.B90:.G90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30__Fid=4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91:.G91])" office:value-type="float" office:value="3.5" calcext:value-type="float">
            <text:p>3,50</text:p>
          </table:table-cell>
          <table:table-cell table:formula="of:=STDEV([.B91:.G91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1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" table:formula="of:=AVERAGE([.B92:.G92])" office:value-type="float" office:value="6" calcext:value-type="float">
            <text:p>6,00</text:p>
          </table:table-cell>
          <table:table-cell table:formula="of:=STDEV([.B92:.G92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36__Fid=14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3:.G93])" office:value-type="float" office:value="6.5" calcext:value-type="float">
            <text:p>6,50</text:p>
          </table:table-cell>
          <table:table-cell table:formula="of:=STDEV([.B93:.G9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36__Fid=14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94:.G94])" office:value-type="float" office:value="6.5" calcext:value-type="float">
            <text:p>6,50</text:p>
          </table:table-cell>
          <table:table-cell table:formula="of:=STDEV([.B94:.G94])" office:value-type="float" office:value="1.37840487520902" calcext:value-type="float">
            <text:p>1,38</text:p>
          </table:table-cell>
        </table:table-row>
        <table:table-row table:style-name="ro1">
          <table:table-cell office:value-type="string" calcext:value-type="string">
            <text:p>36__Fid=14_M04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5:.G95])" office:value-type="float" office:value="7.83333333333333" calcext:value-type="float">
            <text:p>7,83</text:p>
          </table:table-cell>
          <table:table-cell table:formula="of:=STDEV([.B95:.G95])" office:value-type="float" office:value="2.13697605664328" calcext:value-type="float">
            <text:p>2,14</text:p>
          </table:table-cell>
        </table:table-row>
        <table:table-row table:style-name="ro1">
          <table:table-cell office:value-type="string" calcext:value-type="string">
            <text:p>36__Fid=14_M05.nrr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table:style-name="ce2" table:formula="of:=AVERAGE([.B96:.G96])" office:value-type="float" office:value="9" calcext:value-type="float">
            <text:p>9,00</text:p>
          </table:table-cell>
          <table:table-cell table:formula="of:=STDEV([.B96:.G96])" office:value-type="float" office:value="0.632455532033676" calcext:value-type="float">
            <text:p>0,63</text:p>
          </table:table-cell>
        </table:table-row>
        <table:table-row table:style-name="ro1">
          <table:table-cell office:value-type="string" calcext:value-type="string">
            <text:p>36__Fid=14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97:.G97])" office:value-type="float" office:value="4.16666666666667" calcext:value-type="float">
            <text:p>4,17</text:p>
          </table:table-cell>
          <table:table-cell table:formula="of:=STDEV([.B97:.G97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36__Fid=14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98:.G98])" office:value-type="float" office:value="5.16666666666667" calcext:value-type="float">
            <text:p>5,17</text:p>
          </table:table-cell>
          <table:table-cell table:formula="of:=STDEV([.B98:.G98])" office:value-type="float" office:value="2.48327740429189" calcext:value-type="float">
            <text:p>2,48</text:p>
          </table:table-cell>
        </table:table-row>
        <table:table-row table:style-name="ro1">
          <table:table-cell office:value-type="string" calcext:value-type="string">
            <text:p>36__Fid=14_M08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99:.G99])" office:value-type="float" office:value="6.16666666666667" calcext:value-type="float">
            <text:p>6,17</text:p>
          </table:table-cell>
          <table:table-cell table:formula="of:=STDEV([.B99:.G9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36__Fid=14_M09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00:.G100])" office:value-type="float" office:value="1" calcext:value-type="float">
            <text:p>1,00</text:p>
          </table:table-cell>
          <table:table-cell table:formula="of:=STDEV([.B100:.G100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36__Fid=14_M10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1:.G101])" office:value-type="float" office:value="6.33333333333333" calcext:value-type="float">
            <text:p>6,33</text:p>
          </table:table-cell>
          <table:table-cell table:formula="of:=STDEV([.B101:.G101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42__Fid=5_M01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02:.G102])" office:value-type="float" office:value="2.66666666666667" calcext:value-type="float">
            <text:p>2,67</text:p>
          </table:table-cell>
          <table:table-cell table:formula="of:=STDEV([.B102:.G102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2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03:.G103])" office:value-type="float" office:value="5.5" calcext:value-type="float">
            <text:p>5,50</text:p>
          </table:table-cell>
          <table:table-cell table:formula="of:=STDEV([.B103:.G103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42__Fid=5_M03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4:.G104])" office:value-type="float" office:value="6" calcext:value-type="float">
            <text:p>6,00</text:p>
          </table:table-cell>
          <table:table-cell table:formula="of:=STDEV([.B104:.G104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42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05:.G105])" office:value-type="float" office:value="5.66666666666667" calcext:value-type="float">
            <text:p>5,67</text:p>
          </table:table-cell>
          <table:table-cell table:formula="of:=STDEV([.B105:.G105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2__Fid=5_M05.nrr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6:.G106])" office:value-type="float" office:value="4.83333333333333" calcext:value-type="float">
            <text:p>4,83</text:p>
          </table:table-cell>
          <table:table-cell table:formula="of:=STDEV([.B106:.G106])" office:value-type="float" office:value="0.752772652709081" calcext:value-type="float">
            <text:p>0,75</text:p>
          </table:table-cell>
        </table:table-row>
        <table:table-row table:style-name="ro1">
          <table:table-cell office:value-type="string" calcext:value-type="string">
            <text:p>42__Fid=5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style-name="ce2" table:formula="of:=AVERAGE([.B107:.G107])" office:value-type="float" office:value="7.5" calcext:value-type="float">
            <text:p>7,50</text:p>
          </table:table-cell>
          <table:table-cell table:formula="of:=STDEV([.B107:.G107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2__Fid=5_M07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08:.G108])" office:value-type="float" office:value="2" calcext:value-type="float">
            <text:p>2,00</text:p>
          </table:table-cell>
          <table:table-cell table:formula="of:=STDEV([.B108:.G108])" office:value-type="float" office:value="1.54919333848297" calcext:value-type="float">
            <text:p>1,55</text:p>
          </table:table-cell>
        </table:table-row>
        <table:table-row table:style-name="ro1">
          <table:table-cell office:value-type="string" calcext:value-type="string">
            <text:p>42__Fid=5_M08.nrr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09:.G109])" office:value-type="float" office:value="1.33333333333333" calcext:value-type="float">
            <text:p>1,33</text:p>
          </table:table-cell>
          <table:table-cell table:formula="of:=STDEV([.B109:.G109])" office:value-type="float" office:value="0.516397779494322" calcext:value-type="float">
            <text:p>0,52</text:p>
          </table:table-cell>
        </table:table-row>
        <table:table-row table:style-name="ro1">
          <table:table-cell office:value-type="string" calcext:value-type="string">
            <text:p>42__Fid=5_M09.nrrd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0:.G110])" office:value-type="float" office:value="5.83333333333333" calcext:value-type="float">
            <text:p>5,83</text:p>
          </table:table-cell>
          <table:table-cell table:formula="of:=STDEV([.B110:.G110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42__Fid=5_M10.nrrd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style-name="ce2" table:formula="of:=AVERAGE([.B111:.G111])" office:value-type="float" office:value="1" calcext:value-type="float">
            <text:p>1,00</text:p>
          </table:table-cell>
          <table:table-cell table:formula="of:=STDEV([.B111:.G111])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48__Fid=15_M01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12:.G112])" office:value-type="float" office:value="3.66666666666667" calcext:value-type="float">
            <text:p>3,67</text:p>
          </table:table-cell>
          <table:table-cell table:formula="of:=STDEV([.B112:.G11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2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13:.G113])" office:value-type="float" office:value="6.33333333333333" calcext:value-type="float">
            <text:p>6,33</text:p>
          </table:table-cell>
          <table:table-cell table:formula="of:=STDEV([.B113:.G113])" office:value-type="float" office:value="1.63299316185545" calcext:value-type="float">
            <text:p>1,63</text:p>
          </table:table-cell>
        </table:table-row>
        <table:table-row table:style-name="ro1">
          <table:table-cell office:value-type="string" calcext:value-type="string">
            <text:p>48__Fid=15_M03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4:.G114])" office:value-type="float" office:value="2.66666666666667" calcext:value-type="float">
            <text:p>2,67</text:p>
          </table:table-cell>
          <table:table-cell table:formula="of:=STDEV([.B114:.G114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4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5:.G115])" office:value-type="float" office:value="1.5" calcext:value-type="float">
            <text:p>1,50</text:p>
          </table:table-cell>
          <table:table-cell table:formula="of:=STDEV([.B115:.G115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48__Fid=15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16:.G116])" office:value-type="float" office:value="4.16666666666667" calcext:value-type="float">
            <text:p>4,17</text:p>
          </table:table-cell>
          <table:table-cell table:formula="of:=STDEV([.B116:.G116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48__Fid=15_M06.nrr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table:style-name="ce2" table:formula="of:=AVERAGE([.B117:.G117])" office:value-type="float" office:value="5.16666666666667" calcext:value-type="float">
            <text:p>5,17</text:p>
          </table:table-cell>
          <table:table-cell table:formula="of:=STDEV([.B117:.G117])" office:value-type="float" office:value="1.72240142436851" calcext:value-type="float">
            <text:p>1,72</text:p>
          </table:table-cell>
        </table:table-row>
        <table:table-row table:style-name="ro1">
          <table:table-cell office:value-type="string" calcext:value-type="string">
            <text:p>48__Fid=15_M07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18:.G118])" office:value-type="float" office:value="4" calcext:value-type="float">
            <text:p>4,00</text:p>
          </table:table-cell>
          <table:table-cell table:formula="of:=STDEV([.B118:.G118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48__Fid=1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" table:formula="of:=AVERAGE([.B119:.G119])" office:value-type="float" office:value="2.33333333333333" calcext:value-type="float">
            <text:p>2,33</text:p>
          </table:table-cell>
          <table:table-cell table:formula="of:=STDEV([.B119:.G119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48__Fid=15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20:.G120])" office:value-type="float" office:value="2.16666666666667" calcext:value-type="float">
            <text:p>2,17</text:p>
          </table:table-cell>
          <table:table-cell table:formula="of:=STDEV([.B120:.G120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48__Fid=15_M10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21:.G121])" office:value-type="float" office:value="4.16666666666667" calcext:value-type="float">
            <text:p>4,17</text:p>
          </table:table-cell>
          <table:table-cell table:formula="of:=STDEV([.B121:.G121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0__Fid=6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22:.G122])" office:value-type="float" office:value="3.16666666666667" calcext:value-type="float">
            <text:p>3,17</text:p>
          </table:table-cell>
          <table:table-cell table:formula="of:=STDEV([.B122:.G12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style-name="ce2" table:formula="of:=AVERAGE([.B123:.G123])" office:value-type="float" office:value="6.5" calcext:value-type="float">
            <text:p>6,50</text:p>
          </table:table-cell>
          <table:table-cell table:formula="of:=STDEV([.B123:.G123])" office:value-type="float" office:value="1.6431676725155" calcext:value-type="float">
            <text:p>1,64</text:p>
          </table:table-cell>
        </table:table-row>
        <table:table-row table:style-name="ro1">
          <table:table-cell office:value-type="string" calcext:value-type="string">
            <text:p>60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24:.G124])" office:value-type="float" office:value="4.33333333333333" calcext:value-type="float">
            <text:p>4,33</text:p>
          </table:table-cell>
          <table:table-cell table:formula="of:=STDEV([.B124:.G124])" office:value-type="float" office:value="1.75119007154183" calcext:value-type="float">
            <text:p>1,75</text:p>
          </table:table-cell>
        </table:table-row>
        <table:table-row table:style-name="ro1">
          <table:table-cell office:value-type="string" calcext:value-type="string">
            <text:p>60__Fid=6_M04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25:.G125])" office:value-type="float" office:value="7.16666666666667" calcext:value-type="float">
            <text:p>7,17</text:p>
          </table:table-cell>
          <table:table-cell table:formula="of:=STDEV([.B125:.G125])" office:value-type="float" office:value="1.60208197875972" calcext:value-type="float">
            <text:p>1,60</text:p>
          </table:table-cell>
        </table:table-row>
        <table:table-row table:style-name="ro1">
          <table:table-cell office:value-type="string" calcext:value-type="string">
            <text:p>60__Fid=6_M05.nrrd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/>
          <table:table-cell table:style-name="ce2" table:formula="of:=AVERAGE([.B126:.G126])" office:value-type="float" office:value="3.66666666666667" calcext:value-type="float">
            <text:p>3,67</text:p>
          </table:table-cell>
          <table:table-cell table:formula="of:=STDEV([.B126:.G126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0__Fid=6_M06.nrr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27:.G127])" office:value-type="float" office:value="5.5" calcext:value-type="float">
            <text:p>5,50</text:p>
          </table:table-cell>
          <table:table-cell table:formula="of:=STDEV([.B127:.G127])" office:value-type="float" office:value="1.7606816861659" calcext:value-type="float">
            <text:p>1,76</text:p>
          </table:table-cell>
        </table:table-row>
        <table:table-row table:style-name="ro1">
          <table:table-cell office:value-type="string" calcext:value-type="string">
            <text:p>60__Fid=6_M07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28:.G128])" office:value-type="float" office:value="7.16666666666667" calcext:value-type="float">
            <text:p>7,17</text:p>
          </table:table-cell>
          <table:table-cell table:formula="of:=STDEV([.B128:.G128])" office:value-type="float" office:value="1.94079021706795" calcext:value-type="float">
            <text:p>1,94</text:p>
          </table:table-cell>
        </table:table-row>
        <table:table-row table:style-name="ro1">
          <table:table-cell office:value-type="string" calcext:value-type="string">
            <text:p>60__Fid=6_M08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29:.G129])" office:value-type="float" office:value="4.16666666666667" calcext:value-type="float">
            <text:p>4,17</text:p>
          </table:table-cell>
          <table:table-cell table:formula="of:=STDEV([.B129:.G129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0__Fid=6_M09.nr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0:.G130])" office:value-type="float" office:value="6" calcext:value-type="float">
            <text:p>6,00</text:p>
          </table:table-cell>
          <table:table-cell table:formula="of:=STDEV([.B130:.G130])" office:value-type="float" office:value="1.26491106406735" calcext:value-type="float">
            <text:p>1,26</text:p>
          </table:table-cell>
        </table:table-row>
        <table:table-row table:style-name="ro1">
          <table:table-cell office:value-type="string" calcext:value-type="string">
            <text:p>60__Fid=6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31:.G131])" office:value-type="float" office:value="1.66666666666667" calcext:value-type="float">
            <text:p>1,67</text:p>
          </table:table-cell>
          <table:table-cell table:formula="of:=STDEV([.B131:.G131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2:.G132])" office:value-type="float" office:value="6.66666666666667" calcext:value-type="float">
            <text:p>6,67</text:p>
          </table:table-cell>
          <table:table-cell table:formula="of:=STDEV([.B132:.G132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33:.G133])" office:value-type="float" office:value="7.5" calcext:value-type="float">
            <text:p>7,50</text:p>
          </table:table-cell>
          <table:table-cell table:formula="of:=STDEV([.B133:.G133])" office:value-type="float" office:value="2.07364413533277" calcext:value-type="float">
            <text:p>2,07</text:p>
          </table:table-cell>
        </table:table-row>
        <table:table-row table:style-name="ro1">
          <table:table-cell office:value-type="string" calcext:value-type="string">
            <text:p>66__Fid=7_M03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AVERAGE([.B134:.G134])" office:value-type="float" office:value="8.83333333333333" calcext:value-type="float">
            <text:p>8,83</text:p>
          </table:table-cell>
          <table:table-cell table:formula="of:=STDEV([.B134:.G134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6__Fid=7_M04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35:.G135])" office:value-type="float" office:value="6.66666666666667" calcext:value-type="float">
            <text:p>6,67</text:p>
          </table:table-cell>
          <table:table-cell table:formula="of:=STDEV([.B135:.G135])" office:value-type="float" office:value="1.36626010212795" calcext:value-type="float">
            <text:p>1,37</text:p>
          </table:table-cell>
        </table:table-row>
        <table:table-row table:style-name="ro1">
          <table:table-cell office:value-type="string" calcext:value-type="string">
            <text:p>66__Fid=7_M05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6:.G136])" office:value-type="float" office:value="7.83333333333333" calcext:value-type="float">
            <text:p>7,83</text:p>
          </table:table-cell>
          <table:table-cell table:formula="of:=STDEV([.B136:.G136])" office:value-type="float" office:value="0.983192080250175" calcext:value-type="float">
            <text:p>0,98</text:p>
          </table:table-cell>
        </table:table-row>
        <table:table-row table:style-name="ro1">
          <table:table-cell office:value-type="string" calcext:value-type="string">
            <text:p>66__Fid=7_M06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37:.G137])" office:value-type="float" office:value="6.33333333333333" calcext:value-type="float">
            <text:p>6,33</text:p>
          </table:table-cell>
          <table:table-cell table:formula="of:=STDEV([.B137:.G137])" office:value-type="float" office:value="1.96638416050035" calcext:value-type="float">
            <text:p>1,97</text:p>
          </table:table-cell>
        </table:table-row>
        <table:table-row table:style-name="ro1">
          <table:table-cell office:value-type="string" calcext:value-type="string">
            <text:p>66__Fid=7_M07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style-name="ce2" table:formula="of:=AVERAGE([.B138:.G138])" office:value-type="float" office:value="7.83333333333333" calcext:value-type="float">
            <text:p>7,83</text:p>
          </table:table-cell>
          <table:table-cell table:formula="of:=STDEV([.B138:.G138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6__Fid=7_M08.nrrd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" table:formula="of:=AVERAGE([.B139:.G139])" office:value-type="float" office:value="7.33333333333333" calcext:value-type="float">
            <text:p>7,33</text:p>
          </table:table-cell>
          <table:table-cell table:formula="of:=STDEV([.B139:.G139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AVERAGE([.B140:.G140])" office:value-type="float" office:value="7.5" calcext:value-type="float">
            <text:p>7,50</text:p>
          </table:table-cell>
          <table:table-cell table:formula="of:=STDEV([.B140:.G140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6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AVERAGE([.B141:.G141])" office:value-type="float" office:value="7.5" calcext:value-type="float">
            <text:p>7,50</text:p>
          </table:table-cell>
          <table:table-cell table:formula="of:=STDEV([.B141:.G141])" office:value-type="float" office:value="0.547722557505166" calcext:value-type="float">
            <text:p>0,55</text:p>
          </table:table-cell>
        </table:table-row>
        <table:table-row table:style-name="ro1">
          <table:table-cell office:value-type="string" calcext:value-type="string">
            <text:p>6__Fid=1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2:.G142])" office:value-type="float" office:value="2.83333333333333" calcext:value-type="float">
            <text:p>2,83</text:p>
          </table:table-cell>
          <table:table-cell table:formula="of:=STDEV([.B142:.G142])" office:value-type="float" office:value="1.16904519445001" calcext:value-type="float">
            <text:p>1,17</text:p>
          </table:table-cell>
        </table:table-row>
        <table:table-row table:style-name="ro1">
          <table:table-cell office:value-type="string" calcext:value-type="string">
            <text:p>6__Fid=1_M02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formula="of:=AVERAGE([.B143:.G143])" office:value-type="float" office:value="3.33333333333333" calcext:value-type="float">
            <text:p>3,33</text:p>
          </table:table-cell>
          <table:table-cell table:formula="of:=STDEV([.B143:.G143])" office:value-type="float" office:value="0.816496580927726" calcext:value-type="float">
            <text:p>0,82</text:p>
          </table:table-cell>
        </table:table-row>
        <table:table-row table:style-name="ro1">
          <table:table-cell office:value-type="string" calcext:value-type="string">
            <text:p>6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4:.G144])" office:value-type="float" office:value="3" calcext:value-type="float">
            <text:p>3,00</text:p>
          </table:table-cell>
          <table:table-cell table:formula="of:=STDEV([.B144:.G144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4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formula="of:=AVERAGE([.B145:.G145])" office:value-type="float" office:value="4.83333333333333" calcext:value-type="float">
            <text:p>4,83</text:p>
          </table:table-cell>
          <table:table-cell table:formula="of:=STDEV([.B145:.G145])" office:value-type="float" office:value="1.47196014438797" calcext:value-type="float">
            <text:p>1,47</text:p>
          </table:table-cell>
        </table:table-row>
        <table:table-row table:style-name="ro1">
          <table:table-cell office:value-type="string" calcext:value-type="string">
            <text:p>6__Fid=1_M05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formula="of:=AVERAGE([.B146:.G146])" office:value-type="float" office:value="6.5" calcext:value-type="float">
            <text:p>6,50</text:p>
          </table:table-cell>
          <table:table-cell table:formula="of:=STDEV([.B146:.G146])" office:value-type="float" office:value="1.51657508881031" calcext:value-type="float">
            <text:p>1,52</text:p>
          </table:table-cell>
        </table:table-row>
        <table:table-row table:style-name="ro1">
          <table:table-cell office:value-type="string" calcext:value-type="string">
            <text:p>6__Fid=1_M06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formula="of:=AVERAGE([.B147:.G147])" office:value-type="float" office:value="5.5" calcext:value-type="float">
            <text:p>5,50</text:p>
          </table:table-cell>
          <table:table-cell table:formula="of:=STDEV([.B147:.G147])" office:value-type="float" office:value="1.04880884817015" calcext:value-type="float">
            <text:p>1,05</text:p>
          </table:table-cell>
        </table:table-row>
        <table:table-row table:style-name="ro1">
          <table:table-cell office:value-type="string" calcext:value-type="string">
            <text:p>6__Fid=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2" table:formula="of:=AVERAGE([.B148:.G148])" office:value-type="float" office:value="4.33333333333333" calcext:value-type="float">
            <text:p>4,33</text:p>
          </table:table-cell>
          <table:table-cell table:formula="of:=STDEV([.B148:.G148])" office:value-type="float" office:value="1.03279555898864" calcext:value-type="float">
            <text:p>1,03</text:p>
          </table:table-cell>
        </table:table-row>
        <table:table-row table:style-name="ro1">
          <table:table-cell office:value-type="string" calcext:value-type="string">
            <text:p>6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" table:formula="of:=AVERAGE([.B149:.G149])" office:value-type="float" office:value="3" calcext:value-type="float">
            <text:p>3,00</text:p>
          </table:table-cell>
          <table:table-cell table:formula="of:=STDEV([.B149:.G149])" office:value-type="float" office:value="0.894427190999916" calcext:value-type="float">
            <text:p>0,89</text:p>
          </table:table-cell>
        </table:table-row>
        <table:table-row table:style-name="ro1">
          <table:table-cell office:value-type="string" calcext:value-type="string">
            <text:p>6__Fid=1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/>
          <table:table-cell table:style-name="ce2" table:formula="of:=AVERAGE([.B150:.G150])" office:value-type="float" office:value="4.5" calcext:value-type="float">
            <text:p>4,50</text:p>
          </table:table-cell>
          <table:table-cell table:formula="of:=STDEV([.B150:.G150])" office:value-type="float" office:value="0.836660026534076" calcext:value-type="float">
            <text:p>0,84</text:p>
          </table:table-cell>
        </table:table-row>
        <table:table-row table:style-name="ro1">
          <table:table-cell office:value-type="string" calcext:value-type="string">
            <text:p>6__Fid=1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formula="of:=AVERAGE([.B151:.G151])" office:value-type="float" office:value="3.83333333333333" calcext:value-type="float">
            <text:p>3,83</text:p>
          </table:table-cell>
          <table:table-cell table:formula="of:=STDEV([.B151:.G151])" office:value-type="float" office:value="1.32916013582513" calcext:value-type="float">
            <text:p>1,33</text:p>
          </table:table-cell>
        </table:table-row>
        <table:table-row table:style-name="ro1">
          <table:table-cell office:value-type="string" calcext:value-type="string">
            <text:p>A1_Set1.nrrd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A2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1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1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84" calcext:value-type="float">
            <text:p>4,84</text:p>
          </table:table-cell>
          <table:table-cell table:formula="of:=AVERAGE([.C2:.C151])" office:value-type="float" office:value="4.92" calcext:value-type="float">
            <text:p>4,92</text:p>
          </table:table-cell>
          <table:table-cell table:formula="of:=AVERAGE([.D2:.D151])" office:value-type="float" office:value="4.66" calcext:value-type="float">
            <text:p>4,66</text:p>
          </table:table-cell>
          <table:table-cell table:formula="of:=AVERAGE([.E2:.E151])" office:value-type="float" office:value="5.2" calcext:value-type="float">
            <text:p>5,2</text:p>
          </table:table-cell>
          <table:table-cell table:formula="of:=AVERAGE([.F2:.F151])" office:value-type="float" office:value="5.39333333333333" calcext:value-type="float">
            <text:p>5,39333333333333</text:p>
          </table:table-cell>
          <table:table-cell table:formula="of:=AVERAGE([.G2:.G151])" office:value-type="float" office:value="5.26" calcext:value-type="float">
            <text:p>5,26</text:p>
          </table:table-cell>
          <table:table-cell table:number-columns-repeated="3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2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RN</text:p>
          </table:table-cell>
          <table:table-cell/>
          <table:table-cell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1.nrrd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];[.C2];[.D2];[.E2];[.F2])" office:value-type="float" office:value="6.6" calcext:value-type="float">
            <text:p>6,60</text:p>
          </table:table-cell>
          <table:table-cell table:style-name="ce2" table:formula="of:=STDEV([.B2:.E2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2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];[.C3];[.D3];[.E3];[.F3])" office:value-type="float" office:value="7.8" calcext:value-type="float">
            <text:p>7,80</text:p>
          </table:table-cell>
          <table:table-cell table:style-name="ce2" table:formula="of:=STDEV([.B3:.E3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3.nrrd</text:p>
          </table:table-cell>
          <table:table-cell table:number-columns-repeated="5" office:value-type="float" office:value="7" calcext:value-type="float">
            <text:p>7</text:p>
          </table:table-cell>
          <table:table-cell/>
          <table:table-cell table:formula="of:=AVERAGE([.B4];[.C4];[.D4];[.E4];[.F4])" office:value-type="float" office:value="7" calcext:value-type="float">
            <text:p>7,00</text:p>
          </table:table-cell>
          <table:table-cell table:style-name="ce2" table:formula="of:=STDEV([.B4:.E4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4.nr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];[.C5];[.D5];[.E5];[.F5])" office:value-type="float" office:value="8" calcext:value-type="float">
            <text:p>8,00</text:p>
          </table:table-cell>
          <table:table-cell table:style-name="ce2" table:formula="of:=STDEV([.B5:.E5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];[.C6];[.D6];[.E6];[.F6])" office:value-type="float" office:value="6.4" calcext:value-type="float">
            <text:p>6,40</text:p>
          </table:table-cell>
          <table:table-cell table:style-name="ce2" table:formula="of:=STDEV([.B6:.E6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6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];[.C7];[.D7];[.E7];[.F7])" office:value-type="float" office:value="7.4" calcext:value-type="float">
            <text:p>7,40</text:p>
          </table:table-cell>
          <table:table-cell table:style-name="ce2" table:formula="of:=STDEV([.B7:.E7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7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];[.C8];[.D8];[.E8];[.F8])" office:value-type="float" office:value="6.2" calcext:value-type="float">
            <text:p>6,20</text:p>
          </table:table-cell>
          <table:table-cell table:style-name="ce2" table:formula="of:=STDEV([.B8:.E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8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];[.C9];[.D9];[.E9];[.F9])" office:value-type="float" office:value="3.8" calcext:value-type="float">
            <text:p>3,80</text:p>
          </table:table-cell>
          <table:table-cell table:style-name="ce2" table:formula="of:=STDEV([.B9:.E9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09.nrrd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0];[.C10];[.D10];[.E10];[.F10])" office:value-type="float" office:value="7.4" calcext:value-type="float">
            <text:p>7,40</text:p>
          </table:table-cell>
          <table:table-cell table:style-name="ce2" table:formula="of:=STDEV([.B10:.E10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06__Fid=7_M10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];[.C11];[.D11];[.E11];[.F11])" office:value-type="float" office:value="3" calcext:value-type="float">
            <text:p>3,00</text:p>
          </table:table-cell>
          <table:table-cell table:style-name="ce2" table:formula="of:=STDEV([.B11:.E11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1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];[.C12];[.D12];[.E12];[.F12])" office:value-type="float" office:value="1" calcext:value-type="float">
            <text:p>1,00</text:p>
          </table:table-cell>
          <table:table-cell table:style-name="ce2" table:formula="of:=STDEV([.B12:.E1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2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3];[.C13];[.D13];[.E13];[.F13])" office:value-type="float" office:value="4" calcext:value-type="float">
            <text:p>4,00</text:p>
          </table:table-cell>
          <table:table-cell table:style-name="ce2" table:formula="of:=STDEV([.B13:.E13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3.nr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4];[.C14];[.D14];[.E14];[.F14])" office:value-type="float" office:value="2" calcext:value-type="float">
            <text:p>2,00</text:p>
          </table:table-cell>
          <table:table-cell table:style-name="ce2" table:formula="of:=STDEV([.B14:.E14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5];[.C15];[.D15];[.E15];[.F15])" office:value-type="float" office:value="3.2" calcext:value-type="float">
            <text:p>3,20</text:p>
          </table:table-cell>
          <table:table-cell table:style-name="ce2" table:formula="of:=STDEV([.B15:.E1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5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6];[.C16];[.D16];[.E16];[.F16])" office:value-type="float" office:value="5.4" calcext:value-type="float">
            <text:p>5,40</text:p>
          </table:table-cell>
          <table:table-cell table:style-name="ce2" table:formula="of:=STDEV([.B16:.E16])" office:value-type="float" office:value="2.5" calcext:value-type="float">
            <text:p>2,5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6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7];[.C17];[.D17];[.E17];[.F17])" office:value-type="float" office:value="5.4" calcext:value-type="float">
            <text:p>5,40</text:p>
          </table:table-cell>
          <table:table-cell table:style-name="ce2" table:formula="of:=STDEV([.B17:.E1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7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8];[.C18];[.D18];[.E18];[.F18])" office:value-type="float" office:value="2" calcext:value-type="float">
            <text:p>2,00</text:p>
          </table:table-cell>
          <table:table-cell table:style-name="ce2" table:formula="of:=STDEV([.B18:.E1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9];[.C19];[.D19];[.E19];[.F19])" office:value-type="float" office:value="1.8" calcext:value-type="float">
            <text:p>1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09.nr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20];[.C20];[.D20];[.E20];[.F20])" office:value-type="float" office:value="1.4" calcext:value-type="float">
            <text:p>1,40</text:p>
          </table:table-cell>
          <table:table-cell table:style-name="ce2" table:formula="of:=STDEV([.B20:.E2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2__Fid=1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21];[.C21];[.D21];[.E21];[.F21])" office:value-type="float" office:value="1" calcext:value-type="float">
            <text:p>1,00</text:p>
          </table:table-cell>
          <table:table-cell table:style-name="ce2" table:formula="of:=STDEV([.B21:.E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1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2];[.C22];[.D22];[.E22];[.F22])" office:value-type="float" office:value="3.6" calcext:value-type="float">
            <text:p>3,60</text:p>
          </table:table-cell>
          <table:table-cell table:style-name="ce2" table:formula="of:=STDEV([.B22:.E2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2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3];[.C23];[.D23];[.E23];[.F23])" office:value-type="float" office:value="4.4" calcext:value-type="float">
            <text:p>4,40</text:p>
          </table:table-cell>
          <table:table-cell table:style-name="ce2" table:formula="of:=STDEV([.B23:.E2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3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4];[.C24];[.D24];[.E24];[.F24])" office:value-type="float" office:value="7.2" calcext:value-type="float">
            <text:p>7,20</text:p>
          </table:table-cell>
          <table:table-cell table:style-name="ce2" table:formula="of:=STDEV([.B24:.E2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4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5];[.C25];[.D25];[.E25];[.F25])" office:value-type="float" office:value="7" calcext:value-type="float">
            <text:p>7,00</text:p>
          </table:table-cell>
          <table:table-cell table:style-name="ce2" table:formula="of:=STDEV([.B25:.E25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5.nrr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6];[.C26];[.D26];[.E26];[.F26])" office:value-type="float" office:value="5.6" calcext:value-type="float">
            <text:p>5,60</text:p>
          </table:table-cell>
          <table:table-cell table:style-name="ce2" table:formula="of:=STDEV([.B26:.E26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6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7];[.C27];[.D27];[.E27];[.F27])" office:value-type="float" office:value="6.4" calcext:value-type="float">
            <text:p>6,40</text:p>
          </table:table-cell>
          <table:table-cell table:style-name="ce2" table:formula="of:=STDEV([.B27:.E27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7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formula="of:=AVERAGE([.B28];[.C28];[.D28];[.E28];[.F28])" office:value-type="float" office:value="7.4" calcext:value-type="float">
            <text:p>7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8.nr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29];[.C29];[.D29];[.E29];[.F29])" office:value-type="float" office:value="3.4" calcext:value-type="float">
            <text:p>3,40</text:p>
          </table:table-cell>
          <table:table-cell table:style-name="ce2" table:formula="of:=STDEV([.B29:.E29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0];[.C30];[.D30];[.E30];[.F30])" office:value-type="float" office:value="6.4" calcext:value-type="float">
            <text:p>6,40</text:p>
          </table:table-cell>
          <table:table-cell table:style-name="ce2" table:formula="of:=STDEV([.B30:.E3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24__Fid=8_M10.nrrd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/>
          <table:table-cell table:formula="of:=AVERAGE([.B31];[.C31];[.D31];[.E31];[.F31])" office:value-type="float" office:value="5.6" calcext:value-type="float">
            <text:p>5,60</text:p>
          </table:table-cell>
          <table:table-cell table:style-name="ce2" table:formula="of:=STDEV([.B31:.E31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1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32];[.C32];[.D32];[.E32];[.F32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2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3];[.C33];[.D33];[.E33];[.F33])" office:value-type="float" office:value="5" calcext:value-type="float">
            <text:p>5,00</text:p>
          </table:table-cell>
          <table:table-cell table:style-name="ce2" table:formula="of:=STDEV([.B33:.E33])" office:value-type="float" office:value="1.89296944860009" calcext:value-type="float">
            <text:p>1,89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3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4];[.C34];[.D34];[.E34];[.F34])" office:value-type="float" office:value="6.6" calcext:value-type="float">
            <text:p>6,60</text:p>
          </table:table-cell>
          <table:table-cell table:style-name="ce2" table:formula="of:=STDEV([.B34:.E34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5];[.C35];[.D35];[.E35];[.F35])" office:value-type="float" office:value="5" calcext:value-type="float">
            <text:p>5,00</text:p>
          </table:table-cell>
          <table:table-cell table:style-name="ce2" table:formula="of:=STDEV([.B35:.E35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5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6];[.C36];[.D36];[.E36];[.F36])" office:value-type="float" office:value="6.8" calcext:value-type="float">
            <text:p>6,80</text:p>
          </table:table-cell>
          <table:table-cell table:style-name="ce2" table:formula="of:=STDEV([.B36:.E36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6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37];[.C37];[.D37];[.E37];[.F37])" office:value-type="float" office:value="6.8" calcext:value-type="float">
            <text:p>6,80</text:p>
          </table:table-cell>
          <table:table-cell table:style-name="ce2" table:formula="of:=STDEV([.B37:.E37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7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8];[.C38];[.D38];[.E38];[.F38])" office:value-type="float" office:value="4" calcext:value-type="float">
            <text:p>4,00</text:p>
          </table:table-cell>
          <table:table-cell table:style-name="ce2" table:formula="of:=STDEV([.B38:.E38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8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39];[.C39];[.D39];[.E39];[.F39])" office:value-type="float" office:value="4.4" calcext:value-type="float">
            <text:p>4,40</text:p>
          </table:table-cell>
          <table:table-cell table:style-name="ce2" table:formula="of:=STDEV([.B39:.E39])" office:value-type="float" office:value="2.51661147842358" calcext:value-type="float">
            <text:p>2,52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09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0];[.C40];[.D40];[.E40];[.F40])" office:value-type="float" office:value="4.6" calcext:value-type="float">
            <text:p>4,60</text:p>
          </table:table-cell>
          <table:table-cell table:style-name="ce2" table:formula="of:=STDEV([.B40:.E40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26__Fid=9_M10.nrr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1];[.C41];[.D41];[.E41];[.F41])" office:value-type="float" office:value="6.8" calcext:value-type="float">
            <text:p>6,80</text:p>
          </table:table-cell>
          <table:table-cell table:style-name="ce2" table:formula="of:=STDEV([.B41:.E41])" office:value-type="float" office:value="2.62995563967658" calcext:value-type="float">
            <text:p>2,63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42];[.C42];[.D42];[.E42];[.F42])" office:value-type="float" office:value="4.2" calcext:value-type="float">
            <text:p>4,20</text:p>
          </table:table-cell>
          <table:table-cell table:style-name="ce2" table:formula="of:=STDEV([.B42:.E42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2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3];[.C43];[.D43];[.E43];[.F43])" office:value-type="float" office:value="5" calcext:value-type="float">
            <text:p>5,00</text:p>
          </table:table-cell>
          <table:table-cell table:style-name="ce2" table:formula="of:=STDEV([.B43:.E43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3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44];[.C44];[.D44];[.E44];[.F44])" office:value-type="float" office:value="1.8" calcext:value-type="float">
            <text:p>1,80</text:p>
          </table:table-cell>
          <table:table-cell table:style-name="ce2" table:formula="of:=STDEV([.B44:.E4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5];[.C45];[.D45];[.E45];[.F45])" office:value-type="float" office:value="1.2" calcext:value-type="float">
            <text:p>1,20</text:p>
          </table:table-cell>
          <table:table-cell table:style-name="ce2" table:formula="of:=STDEV([.B45:.E4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5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6];[.C46];[.D46];[.E46];[.F46])" office:value-type="float" office:value="5" calcext:value-type="float">
            <text:p>5,00</text:p>
          </table:table-cell>
          <table:table-cell table:style-name="ce2" table:formula="of:=STDEV([.B46:.E4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6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47];[.C47];[.D47];[.E47];[.F47])" office:value-type="float" office:value="5" calcext:value-type="float">
            <text:p>5,00</text:p>
          </table:table-cell>
          <table:table-cell table:style-name="ce2" table:formula="of:=STDEV([.B47:.E47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8];[.C48];[.D48];[.E48];[.F48])" office:value-type="float" office:value="1.8" calcext:value-type="float">
            <text:p>1,80</text:p>
          </table:table-cell>
          <table:table-cell table:style-name="ce2" table:formula="of:=STDEV([.B48:.E4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9];[.C49];[.D49];[.E49];[.F49])" office:value-type="float" office:value="2.6" calcext:value-type="float">
            <text:p>2,60</text:p>
          </table:table-cell>
          <table:table-cell table:style-name="ce2" table:formula="of:=STDEV([.B49:.E4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09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0];[.C50];[.D50];[.E50];[.F50])" office:value-type="float" office:value="1.8" calcext:value-type="float">
            <text:p>1,80</text:p>
          </table:table-cell>
          <table:table-cell table:style-name="ce2" table:formula="of:=STDEV([.B50:.E50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0__Fid=10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51];[.C51];[.D51];[.E51];[.F51])" office:value-type="float" office:value="5" calcext:value-type="float">
            <text:p>5,00</text:p>
          </table:table-cell>
          <table:table-cell table:style-name="ce2" table:formula="of:=STDEV([.B51:.E51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1.nrrd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52];[.C52];[.D52];[.E52];[.F52])" office:value-type="float" office:value="7.8" calcext:value-type="float">
            <text:p>7,80</text:p>
          </table:table-cell>
          <table:table-cell table:style-name="ce2" table:formula="of:=STDEV([.B52:.E52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2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3];[.C53];[.D53];[.E53];[.F53])" office:value-type="float" office:value="1.4" calcext:value-type="float">
            <text:p>1,40</text:p>
          </table:table-cell>
          <table:table-cell table:style-name="ce2" table:formula="of:=STDEV([.B53:.E53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3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54];[.C54];[.D54];[.E54];[.F54])" office:value-type="float" office:value="1.4" calcext:value-type="float">
            <text:p>1,40</text:p>
          </table:table-cell>
          <table:table-cell table:style-name="ce2" table:formula="of:=STDEV([.B54:.E54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4.nrr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55];[.C55];[.D55];[.E55];[.F55])" office:value-type="float" office:value="8.8" calcext:value-type="float">
            <text:p>8,80</text:p>
          </table:table-cell>
          <table:table-cell table:style-name="ce2" table:formula="of:=STDEV([.B55:.E55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5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6];[.C56];[.D56];[.E56];[.F56])" office:value-type="float" office:value="5" calcext:value-type="float">
            <text:p>5,00</text:p>
          </table:table-cell>
          <table:table-cell table:style-name="ce2" table:formula="of:=STDEV([.B56:.E5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6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57];[.C57];[.D57];[.E57];[.F57])" office:value-type="float" office:value="6" calcext:value-type="float">
            <text:p>6,00</text:p>
          </table:table-cell>
          <table:table-cell table:style-name="ce2" table:formula="of:=STDEV([.B57:.E5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58];[.C58];[.D58];[.E58];[.F58])" office:value-type="float" office:value="9" calcext:value-type="float">
            <text:p>9,00</text:p>
          </table:table-cell>
          <table:table-cell table:style-name="ce2" table:formula="of:=STDEV([.B58:.E58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8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59];[.C59];[.D59];[.E59];[.F59])" office:value-type="float" office:value="2.8" calcext:value-type="float">
            <text:p>2,80</text:p>
          </table:table-cell>
          <table:table-cell table:style-name="ce2" table:formula="of:=STDEV([.B59:.E59])" office:value-type="float" office:value="2.3629078131263" calcext:value-type="float">
            <text:p>2,36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09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60];[.C60];[.D60];[.E60];[.F60])" office:value-type="float" office:value="6.2" calcext:value-type="float">
            <text:p>6,20</text:p>
          </table:table-cell>
          <table:table-cell table:style-name="ce2" table:formula="of:=STDEV([.B60:.E6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36__Fid=14_M10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61];[.C61];[.D61];[.E61];[.F61])" office:value-type="float" office:value="1.6" calcext:value-type="float">
            <text:p>1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1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62];[.C62];[.D62];[.E62];[.F62])" office:value-type="float" office:value="3" calcext:value-type="float">
            <text:p>3,00</text:p>
          </table:table-cell>
          <table:table-cell table:style-name="ce2" table:formula="of:=STDEV([.B62:.E6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2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3];[.C63];[.D63];[.E63];[.F63])" office:value-type="float" office:value="2" calcext:value-type="float">
            <text:p>2,00</text:p>
          </table:table-cell>
          <table:table-cell table:style-name="ce2" table:formula="of:=STDEV([.B63:.E63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3.nr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4];[.C64];[.D64];[.E64];[.F64])" office:value-type="float" office:value="4.2" calcext:value-type="float">
            <text:p>4,20</text:p>
          </table:table-cell>
          <table:table-cell table:style-name="ce2" table:formula="of:=STDEV([.B64:.E64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4.nrrd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5];[.C65];[.D65];[.E65];[.F65])" office:value-type="float" office:value="3.2" calcext:value-type="float">
            <text:p>3,20</text:p>
          </table:table-cell>
          <table:table-cell table:style-name="ce2" table:formula="of:=STDEV([.B65:.E65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5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66];[.C66];[.D66];[.E66];[.F66])" office:value-type="float" office:value="3.8" calcext:value-type="float">
            <text:p>3,80</text:p>
          </table:table-cell>
          <table:table-cell table:style-name="ce2" table:formula="of:=STDEV([.B66:.E66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6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7];[.C67];[.D67];[.E67];[.F67])" office:value-type="float" office:value="5.2" calcext:value-type="float">
            <text:p>5,20</text:p>
          </table:table-cell>
          <table:table-cell table:style-name="ce2" table:formula="of:=STDEV([.B67:.E67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7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68];[.C68];[.D68];[.E68];[.F68])" office:value-type="float" office:value="7.2" calcext:value-type="float">
            <text:p>7,20</text:p>
          </table:table-cell>
          <table:table-cell table:style-name="ce2" table:formula="of:=STDEV([.B68:.E68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8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9];[.C69];[.D69];[.E69];[.F69])" office:value-type="float" office:value="2" calcext:value-type="float">
            <text:p>2,00</text:p>
          </table:table-cell>
          <table:table-cell table:style-name="ce2" table:formula="of:=STDEV([.B69:.E69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09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0];[.C70];[.D70];[.E70];[.F70])" office:value-type="float" office:value="5.6" calcext:value-type="float">
            <text:p>5,60</text:p>
          </table:table-cell>
          <table:table-cell table:style-name="ce2" table:formula="of:=STDEV([.B70:.E70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2__Fid=11_M10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1];[.C71];[.D71];[.E71];[.F71])" office:value-type="float" office:value="6" calcext:value-type="float">
            <text:p>6,00</text:p>
          </table:table-cell>
          <table:table-cell table:style-name="ce2" table:formula="of:=STDEV([.B71:.E71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1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72];[.C72];[.D72];[.E72];[.F72])" office:value-type="float" office:value="7" calcext:value-type="float">
            <text:p>7,00</text:p>
          </table:table-cell>
          <table:table-cell table:style-name="ce2" table:formula="of:=STDEV([.B72:.E72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3];[.C73];[.D73];[.E73];[.F73])" office:value-type="float" office:value="7.4" calcext:value-type="float">
            <text:p>7,40</text:p>
          </table:table-cell>
          <table:table-cell table:style-name="ce2" table:formula="of:=STDEV([.B73:.E7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74];[.C74];[.D74];[.E74];[.F74])" office:value-type="float" office:value="7.4" calcext:value-type="float">
            <text:p>7,40</text:p>
          </table:table-cell>
          <table:table-cell table:style-name="ce2" table:formula="of:=STDEV([.B74:.E74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4.nrr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5];[.C75];[.D75];[.E75];[.F75])" office:value-type="float" office:value="5.4" calcext:value-type="float">
            <text:p>5,40</text:p>
          </table:table-cell>
          <table:table-cell table:style-name="ce2" table:formula="of:=STDEV([.B75:.E75])" office:value-type="float" office:value="2.38047614284762" calcext:value-type="float">
            <text:p>2,38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5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table:formula="of:=AVERAGE([.B76];[.C76];[.D76];[.E76];[.F76])" office:value-type="float" office:value="8.8" calcext:value-type="float">
            <text:p>8,80</text:p>
          </table:table-cell>
          <table:table-cell table:style-name="ce2" table:formula="of:=STDEV([.B76:.E76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6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7];[.C77];[.D77];[.E77];[.F77])" office:value-type="float" office:value="2.8" calcext:value-type="float">
            <text:p>2,80</text:p>
          </table:table-cell>
          <table:table-cell table:style-name="ce2" table:formula="of:=STDEV([.B77:.E77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7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8];[.C78];[.D78];[.E78];[.F78])" office:value-type="float" office:value="3.4" calcext:value-type="float">
            <text:p>3,40</text:p>
          </table:table-cell>
          <table:table-cell table:style-name="ce2" table:formula="of:=STDEV([.B78:.E78])" office:value-type="float" office:value="3.09569593683445" calcext:value-type="float">
            <text:p>3,1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8.nrrd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9];[.C79];[.D79];[.E79];[.F79])" office:value-type="float" office:value="8.8" calcext:value-type="float">
            <text:p>8,80</text:p>
          </table:table-cell>
          <table:table-cell table:style-name="ce2" table:formula="of:=STDEV([.B79:.E7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09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0];[.C80];[.D80];[.E80];[.F80])" office:value-type="float" office:value="9" calcext:value-type="float">
            <text:p>9,00</text:p>
          </table:table-cell>
          <table:table-cell table:style-name="ce2" table:formula="of:=STDEV([.B80:.E8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46__Fid=13_M10.nr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];[.C81];[.D81];[.E81];[.F81])" office:value-type="float" office:value="6" calcext:value-type="float">
            <text:p>6,00</text:p>
          </table:table-cell>
          <table:table-cell table:style-name="ce2" table:formula="of:=STDEV([.B81:.E8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1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2];[.C82];[.D82];[.E82];[.F82])" office:value-type="float" office:value="6.2" calcext:value-type="float">
            <text:p>6,20</text:p>
          </table:table-cell>
          <table:table-cell table:style-name="ce2" table:formula="of:=STDEV([.B82:.E82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2.nrr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3];[.C83];[.D83];[.E83];[.F83])" office:value-type="float" office:value="9.2" calcext:value-type="float">
            <text:p>9,20</text:p>
          </table:table-cell>
          <table:table-cell table:style-name="ce2" table:formula="of:=STDEV([.B83:.E8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3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4];[.C84];[.D84];[.E84];[.F84])" office:value-type="float" office:value="6.6" calcext:value-type="float">
            <text:p>6,60</text:p>
          </table:table-cell>
          <table:table-cell table:style-name="ce2" table:formula="of:=STDEV([.B84:.E84])" office:value-type="float" office:value="2.21735578260835" calcext:value-type="float">
            <text:p>2,2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4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85];[.C85];[.D85];[.E85];[.F85])" office:value-type="float" office:value="9.2" calcext:value-type="float">
            <text:p>9,20</text:p>
          </table:table-cell>
          <table:table-cell table:style-name="ce2" table:formula="of:=STDEV([.B85:.E85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5.nrrd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formula="of:=AVERAGE([.B86];[.C86];[.D86];[.E86];[.F86])" office:value-type="float" office:value="9" calcext:value-type="float">
            <text:p>9,00</text:p>
          </table:table-cell>
          <table:table-cell table:style-name="ce2" table:formula="of:=STDEV([.B86:.E8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6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7];[.C87];[.D87];[.E87];[.F87])" office:value-type="float" office:value="7.2" calcext:value-type="float">
            <text:p>7,2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7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88];[.C88];[.D88];[.E88];[.F88])" office:value-type="float" office:value="8.6" calcext:value-type="float">
            <text:p>8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8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9];[.C89];[.D89];[.E89];[.F89])" office:value-type="float" office:value="7.4" calcext:value-type="float">
            <text:p>7,40</text:p>
          </table:table-cell>
          <table:table-cell table:style-name="ce2" table:formula="of:=STDEV([.B89:.E89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09.nr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0];[.C90];[.D90];[.E90];[.F90])" office:value-type="float" office:value="6.8" calcext:value-type="float">
            <text:p>6,80</text:p>
          </table:table-cell>
          <table:table-cell table:style-name="ce2" table:formula="of:=STDEV([.B90:.E90])" office:value-type="float" office:value="1" calcext:value-type="float">
            <text:p>1,00</text:p>
          </table:table-cell>
          <table:table-cell table:style-name="ce2"/>
        </table:table-row>
        <table:table-row table:style-name="ro1">
          <table:table-cell office:value-type="string" calcext:value-type="string">
            <text:p>152__Fid=15_M10.nrrd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91];[.C91];[.D91];[.E91];[.F91])" office:value-type="float" office:value="9" calcext:value-type="float">
            <text:p>9,00</text:p>
          </table:table-cell>
          <table:table-cell table:style-name="ce2" table:formula="of:=STDEV([.B91:.E91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1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2];[.C92];[.D92];[.E92];[.F92])" office:value-type="float" office:value="6.4" calcext:value-type="float">
            <text:p>6,40</text:p>
          </table:table-cell>
          <table:table-cell table:style-name="ce2" table:formula="of:=STDEV([.B92:.E92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2.nrr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93];[.C93];[.D93];[.E93];[.F93])" office:value-type="float" office:value="2.4" calcext:value-type="float">
            <text:p>2,40</text:p>
          </table:table-cell>
          <table:table-cell table:style-name="ce2" table:formula="of:=STDEV([.B93:.E93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4];[.C94];[.D94];[.E94];[.F94])" office:value-type="float" office:value="4" calcext:value-type="float">
            <text:p>4,00</text:p>
          </table:table-cell>
          <table:table-cell table:style-name="ce2" table:formula="of:=STDEV([.B94:.E9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4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95];[.C95];[.D95];[.E95];[.F95])" office:value-type="float" office:value="5.4" calcext:value-type="float">
            <text:p>5,40</text:p>
          </table:table-cell>
          <table:table-cell table:style-name="ce2" table:formula="of:=STDEV([.B95:.E9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5.nr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96];[.C96];[.D96];[.E96];[.F96])" office:value-type="float" office:value="5.8" calcext:value-type="float">
            <text:p>5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6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97];[.C97];[.D97];[.E97];[.F97])" office:value-type="float" office:value="3" calcext:value-type="float">
            <text:p>3,00</text:p>
          </table:table-cell>
          <table:table-cell table:style-name="ce2" table:formula="of:=STDEV([.B97:.E9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7.nrrd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98];[.C98];[.D98];[.E98];[.F98])" office:value-type="float" office:value="5.6" calcext:value-type="float">
            <text:p>5,60</text:p>
          </table:table-cell>
          <table:table-cell table:style-name="ce2" table:formula="of:=STDEV([.B98:.E98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8.nr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9];[.C99];[.D99];[.E99];[.F99])" office:value-type="float" office:value="4" calcext:value-type="float">
            <text:p>4,00</text:p>
          </table:table-cell>
          <table:table-cell table:style-name="ce2" table:formula="of:=STDEV([.B99:.E9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09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00];[.C100];[.D100];[.E100];[.F100])" office:value-type="float" office:value="7.2" calcext:value-type="float">
            <text:p>7,20</text:p>
          </table:table-cell>
          <table:table-cell table:style-name="ce2" table:formula="of:=STDEV([.B100:.E100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166__Fid=12_M10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1];[.C101];[.D101];[.E101];[.F101])" office:value-type="float" office:value="4.6" calcext:value-type="float">
            <text:p>4,6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1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02];[.C102];[.D102];[.E102];[.F102])" office:value-type="float" office:value="7.4" calcext:value-type="float">
            <text:p>7,40</text:p>
          </table:table-cell>
          <table:table-cell table:style-name="ce2" table:formula="of:=STDEV([.B102:.E102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2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03];[.C103];[.D103];[.E103];[.F103])" office:value-type="float" office:value="7.2" calcext:value-type="float">
            <text:p>7,20</text:p>
          </table:table-cell>
          <table:table-cell table:style-name="ce2" table:formula="of:=STDEV([.B103:.E103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04];[.C104];[.D104];[.E104];[.F104])" office:value-type="float" office:value="1.8" calcext:value-type="float">
            <text:p>1,80</text:p>
          </table:table-cell>
          <table:table-cell table:style-name="ce2" table:formula="of:=STDEV([.B104:.E10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4.nr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05];[.C105];[.D105];[.E105];[.F105])" office:value-type="float" office:value="1.2" calcext:value-type="float">
            <text:p>1,20</text:p>
          </table:table-cell>
          <table:table-cell table:style-name="ce2" table:formula="of:=STDEV([.B105:.E10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5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06];[.C106];[.D106];[.E106];[.F106])" office:value-type="float" office:value="5" calcext:value-type="float">
            <text:p>5,00</text:p>
          </table:table-cell>
          <table:table-cell table:style-name="ce2" table:formula="of:=STDEV([.B106:.E106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7];[.C107];[.D107];[.E107];[.F107])" office:value-type="float" office:value="2.4" calcext:value-type="float">
            <text:p>2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7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8];[.C108];[.D108];[.E108];[.F108])" office:value-type="float" office:value="4" calcext:value-type="float">
            <text:p>4,00</text:p>
          </table:table-cell>
          <table:table-cell table:style-name="ce2" table:formula="of:=STDEV([.B108:.E108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9];[.C109];[.D109];[.E109];[.F109])" office:value-type="float" office:value="2.8" calcext:value-type="float">
            <text:p>2,80</text:p>
          </table:table-cell>
          <table:table-cell table:style-name="ce2" table:formula="of:=STDEV([.B109:.E109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09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0];[.C110];[.D110];[.E110];[.F110])" office:value-type="float" office:value="3" calcext:value-type="float">
            <text:p>3,00</text:p>
          </table:table-cell>
          <table:table-cell table:style-name="ce2" table:formula="of:=STDEV([.B110:.E110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36__Fid=2_M10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11];[.C111];[.D111];[.E111];[.F111])" office:value-type="float" office:value="6.6" calcext:value-type="float">
            <text:p>6,60</text:p>
          </table:table-cell>
          <table:table-cell table:style-name="ce2" table:formula="of:=STDEV([.B111:.E111])" office:value-type="float" office:value="1.15470053837925" calcext:value-type="float">
            <text:p>1,15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1.nr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112];[.C112];[.D112];[.E112];[.F112])" office:value-type="float" office:value="1.6" calcext:value-type="float">
            <text:p>1,60</text:p>
          </table:table-cell>
          <table:table-cell table:style-name="ce2" table:formula="of:=STDEV([.B112:.E112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2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3];[.C113];[.D113];[.E113];[.F113])" office:value-type="float" office:value="2.4" calcext:value-type="float">
            <text:p>2,40</text:p>
          </table:table-cell>
          <table:table-cell table:style-name="ce2" table:formula="of:=STDEV([.B113:.E113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4];[.C114];[.D114];[.E114];[.F114])" office:value-type="float" office:value="6.4" calcext:value-type="float">
            <text:p>6,40</text:p>
          </table:table-cell>
          <table:table-cell table:style-name="ce2" table:formula="of:=STDEV([.B114:.E11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4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115];[.C115];[.D115];[.E115];[.F115])" office:value-type="float" office:value="2.8" calcext:value-type="float">
            <text:p>2,80</text:p>
          </table:table-cell>
          <table:table-cell table:style-name="ce2" table:formula="of:=STDEV([.B115:.E115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5.nr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16];[.C116];[.D116];[.E116];[.F116])" office:value-type="float" office:value="2.6" calcext:value-type="float">
            <text:p>2,60</text:p>
          </table:table-cell>
          <table:table-cell table:style-name="ce2" table:formula="of:=STDEV([.B116:.E116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17];[.C117];[.D117];[.E117];[.F117])" office:value-type="float" office:value="3.4" calcext:value-type="float">
            <text:p>3,40</text:p>
          </table:table-cell>
          <table:table-cell table:style-name="ce2" table:formula="of:=STDEV([.B117:.E117])" office:value-type="float" office:value="1.91485421551268" calcext:value-type="float">
            <text:p>1,91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7.nr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formula="of:=AVERAGE([.B118];[.C118];[.D118];[.E118];[.F118])" office:value-type="float" office:value="1.6" calcext:value-type="float">
            <text:p>1,60</text:p>
          </table:table-cell>
          <table:table-cell table:style-name="ce2" table:formula="of:=STDEV([.B118:.E118])" office:value-type="float" office:value="0.577350269189626" calcext:value-type="float">
            <text:p>0,58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8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19];[.C119];[.D119];[.E119];[.F119])" office:value-type="float" office:value="1" calcext:value-type="float">
            <text:p>1,00</text:p>
          </table:table-cell>
          <table:table-cell table:style-name="ce2" table:formula="of:=STDEV([.B119:.E119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09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20];[.C120];[.D120];[.E120];[.F120])" office:value-type="float" office:value="2.6" calcext:value-type="float">
            <text:p>2,60</text:p>
          </table:table-cell>
          <table:table-cell table:style-name="ce2" table:formula="of:=STDEV([.B120:.E120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48__Fid=3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21];[.C121];[.D121];[.E121];[.F121])" office:value-type="float" office:value="1" calcext:value-type="float">
            <text:p>1,00</text:p>
          </table:table-cell>
          <table:table-cell table:style-name="ce2" table:formula="of:=STDEV([.B121:.E12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1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122];[.C122];[.D122];[.E122];[.F122])" office:value-type="float" office:value="6.8" calcext:value-type="float">
            <text:p>6,8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3];[.C123];[.D123];[.E123];[.F123])" office:value-type="float" office:value="5.6" calcext:value-type="float">
            <text:p>5,60</text:p>
          </table:table-cell>
          <table:table-cell table:style-name="ce2" table:formula="of:=STDEV([.B123:.E123])" office:value-type="float" office:value="2.06155281280883" calcext:value-type="float">
            <text:p>2,0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3.nrrd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124];[.C124];[.D124];[.E124];[.F124])" office:value-type="float" office:value="8.2" calcext:value-type="float">
            <text:p>8,20</text:p>
          </table:table-cell>
          <table:table-cell table:style-name="ce2" table:formula="of:=STDEV([.B124:.E124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4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AVERAGE([.B125];[.C125];[.D125];[.E125];[.F125])" office:value-type="float" office:value="5.2" calcext:value-type="float">
            <text:p>5,20</text:p>
          </table:table-cell>
          <table:table-cell table:style-name="ce2" table:formula="of:=STDEV([.B125:.E125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5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6];[.C126];[.D126];[.E126];[.F126])" office:value-type="float" office:value="6.2" calcext:value-type="float">
            <text:p>6,20</text:p>
          </table:table-cell>
          <table:table-cell table:style-name="ce2" table:formula="of:=STDEV([.B126:.E126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6.nr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7];[.C127];[.D127];[.E127];[.F127])" office:value-type="float" office:value="3.2" calcext:value-type="float">
            <text:p>3,20</text:p>
          </table:table-cell>
          <table:table-cell table:style-name="ce2" table:formula="of:=STDEV([.B127:.E127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28];[.C128];[.D128];[.E128];[.F128])" office:value-type="float" office:value="5.8" calcext:value-type="float">
            <text:p>5,80</text:p>
          </table:table-cell>
          <table:table-cell table:style-name="ce2" table:formula="of:=STDEV([.B128:.E128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8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9];[.C129];[.D129];[.E129];[.F129])" office:value-type="float" office:value="4.8" calcext:value-type="float">
            <text:p>4,80</text:p>
          </table:table-cell>
          <table:table-cell table:style-name="ce2" table:formula="of:=STDEV([.B129:.E129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09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];[.C130];[.D130];[.E130];[.F130])" office:value-type="float" office:value="4.2" calcext:value-type="float">
            <text:p>4,20</text:p>
          </table:table-cell>
          <table:table-cell table:style-name="ce2" table:formula="of:=STDEV([.B130:.E130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55__Fid=4_M10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1];[.C131];[.D131];[.E131];[.F131])" office:value-type="float" office:value="3.8" calcext:value-type="float">
            <text:p>3,80</text:p>
          </table:table-cell>
          <table:table-cell table:style-name="ce2" table:formula="of:=STDEV([.B131:.E131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1.nrr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32];[.C132];[.D132];[.E132];[.F132])" office:value-type="float" office:value="1.4" calcext:value-type="float">
            <text:p>1,40</text:p>
          </table:table-cell>
          <table:table-cell table:style-name="ce2" table:formula="of:=STDEV([.B132:.E132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2.nrrd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33];[.C133];[.D133];[.E133];[.F133])" office:value-type="float" office:value="7" calcext:value-type="float">
            <text:p>7,00</text:p>
          </table:table-cell>
          <table:table-cell table:style-name="ce2" table:formula="of:=STDEV([.B133:.E133])" office:value-type="float" office:value="1.63299316185545" calcext:value-type="float">
            <text:p>1,63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3.nr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34];[.C134];[.D134];[.E134];[.F134])" office:value-type="float" office:value="1.2" calcext:value-type="float">
            <text:p>1,20</text:p>
          </table:table-cell>
          <table:table-cell table:style-name="ce2" table:formula="of:=STDEV([.B134:.E134])" office:value-type="float" office:value="0.5" calcext:value-type="float">
            <text:p>0,5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4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35];[.C135];[.D135];[.E135];[.F135])" office:value-type="float" office:value="1" calcext:value-type="float">
            <text:p>1,00</text:p>
          </table:table-cell>
          <table:table-cell table:style-name="ce2" table:formula="of:=STDEV([.B135:.E135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5.nrrd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formula="of:=AVERAGE([.B136];[.C136];[.D136];[.E136];[.F136])" office:value-type="float" office:value="8" calcext:value-type="float">
            <text:p>8,00</text:p>
          </table:table-cell>
          <table:table-cell table:style-name="ce2" table:formula="of:=STDEV([.B136:.E136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];[.C137];[.D137];[.E137];[.F137])" office:value-type="float" office:value="4.8" calcext:value-type="float">
            <text:p>4,80</text:p>
          </table:table-cell>
          <table:table-cell table:style-name="ce2" table:formula="of:=STDEV([.B137:.E137])" office:value-type="float" office:value="0.816496580927726" calcext:value-type="float">
            <text:p>0,82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8];[.C138];[.D138];[.E138];[.F138])" office:value-type="float" office:value="3.6" calcext:value-type="float">
            <text:p>3,60</text:p>
          </table:table-cell>
          <table:table-cell table:style-name="ce2" table:formula="of:=STDEV([.B138:.E13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8.nr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39];[.C139];[.D139];[.E139];[.F139])" office:value-type="float" office:value="6.2" calcext:value-type="float">
            <text:p>6,20</text:p>
          </table:table-cell>
          <table:table-cell table:style-name="ce2" table:formula="of:=STDEV([.B139:.E139])" office:value-type="float" office:value="1.29099444873581" calcext:value-type="float">
            <text:p>1,29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09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0];[.C140];[.D140];[.E140];[.F140])" office:value-type="float" office:value="1" calcext:value-type="float">
            <text:p>1,00</text:p>
          </table:table-cell>
          <table:table-cell table:style-name="ce2" table:formula="of:=STDEV([.B140:.E140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3__Fid=5_M10.nrr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formula="of:=AVERAGE([.B141];[.C141];[.D141];[.E141];[.F141])" office:value-type="float" office:value="1" calcext:value-type="float">
            <text:p>1,00</text:p>
          </table:table-cell>
          <table:table-cell table:style-name="ce2" table:formula="of:=STDEV([.B141:.E141])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1.nr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2];[.C142];[.D142];[.E142];[.F142])" office:value-type="float" office:value="5.2" calcext:value-type="float">
            <text:p>5,20</text:p>
          </table:table-cell>
          <table:table-cell table:style-name="ce2" table:formula="of:=STDEV([.B142:.E142])" office:value-type="float" office:value="2.16024689946929" calcext:value-type="float">
            <text:p>2,1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2.nrr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43];[.C143];[.D143];[.E143];[.F143])" office:value-type="float" office:value="6.2" calcext:value-type="float">
            <text:p>6,20</text:p>
          </table:table-cell>
          <table:table-cell table:style-name="ce2" table:formula="of:=STDEV([.B143:.E143])" office:value-type="float" office:value="1.82574185835055" calcext:value-type="float">
            <text:p>1,83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3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4];[.C144];[.D144];[.E144];[.F144])" office:value-type="float" office:value="3.8" calcext:value-type="float">
            <text:p>3,80</text:p>
          </table:table-cell>
          <table:table-cell table:style-name="ce2" table:formula="of:=STDEV([.B144:.E144])" office:value-type="float" office:value="1.70782512765993" calcext:value-type="float">
            <text:p>1,7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4.nr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5];[.C145];[.D145];[.E145];[.F145])" office:value-type="float" office:value="4" calcext:value-type="float">
            <text:p>4,00</text:p>
          </table:table-cell>
          <table:table-cell table:style-name="ce2" table:formula="of:=STDEV([.B145:.E145])" office:value-type="float" office:value="1.5" calcext:value-type="float">
            <text:p>1,5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5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6];[.C146];[.D146];[.E146];[.F146])" office:value-type="float" office:value="5.4" calcext:value-type="float">
            <text:p>5,40</text:p>
          </table:table-cell>
          <table:table-cell table:style-name="ce2" office:value-type="float" office:value="0" calcext:value-type="float">
            <text:p>0,00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6.nrr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47];[.C147];[.D147];[.E147];[.F147])" office:value-type="float" office:value="5.6" calcext:value-type="float">
            <text:p>5,60</text:p>
          </table:table-cell>
          <table:table-cell table:style-name="ce2" table:formula="of:=STDEV([.B147:.E147])" office:value-type="float" office:value="2.08166599946613" calcext:value-type="float">
            <text:p>2,08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7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AVERAGE([.B148];[.C148];[.D148];[.E148];[.F148])" office:value-type="float" office:value="3.4" calcext:value-type="float">
            <text:p>3,40</text:p>
          </table:table-cell>
          <table:table-cell table:style-name="ce2" table:formula="of:=STDEV([.B148:.E148])" office:value-type="float" office:value="0.957427107756338" calcext:value-type="float">
            <text:p>0,9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8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9];[.C149];[.D149];[.E149];[.F149])" office:value-type="float" office:value="3.8" calcext:value-type="float">
            <text:p>3,80</text:p>
          </table:table-cell>
          <table:table-cell table:style-name="ce2" table:formula="of:=STDEV([.B149:.E149])" office:value-type="float" office:value="1.25830573921179" calcext:value-type="float">
            <text:p>1,26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09.nrr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0];[.C150];[.D150];[.E150];[.F150])" office:value-type="float" office:value="4.2" calcext:value-type="float">
            <text:p>4,20</text:p>
          </table:table-cell>
          <table:table-cell table:style-name="ce2" table:formula="of:=STDEV([.B150:.E150])" office:value-type="float" office:value="2.3094010767585" calcext:value-type="float">
            <text:p>2,31</text:p>
          </table:table-cell>
          <table:table-cell table:style-name="ce2"/>
        </table:table-row>
        <table:table-row table:style-name="ro1">
          <table:table-cell office:value-type="string" calcext:value-type="string">
            <text:p>79__Fid=6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51];[.C151];[.D151];[.E151];[.F151])" office:value-type="float" office:value="5.8" calcext:value-type="float">
            <text:p>5,80</text:p>
          </table:table-cell>
          <table:table-cell table:style-name="ce2" table:formula="of:=STDEV([.B151:.E151])" office:value-type="float" office:value="1.4142135623731" calcext:value-type="float">
            <text:p>1,41</text:p>
          </table:table-cell>
          <table:table-cell table:style-name="ce2"/>
        </table:table-row>
        <table:table-row table:style-name="ro1">
          <table:table-cell office:value-type="string" calcext:value-type="string">
            <text:p>A1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2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3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4_Set2.nr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5_Set2.nrr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2:.B151])" office:value-type="float" office:value="4.35333333333333" calcext:value-type="float">
            <text:p>4,35333333333333</text:p>
          </table:table-cell>
          <table:table-cell table:formula="of:=AVERAGE([.C2:.C151])" office:value-type="float" office:value="4.18666666666667" calcext:value-type="float">
            <text:p>4,18666666666667</text:p>
          </table:table-cell>
          <table:table-cell table:formula="of:=AVERAGE([.D2:.D151])" office:value-type="float" office:value="5.39333333333333" calcext:value-type="float">
            <text:p>5,39333333333333</text:p>
          </table:table-cell>
          <table:table-cell table:formula="of:=AVERAGE([.E2:.E151])" office:value-type="float" office:value="5.3" calcext:value-type="float">
            <text:p>5,3</text:p>
          </table:table-cell>
          <table:table-cell table:formula="of:=AVERAGE([.F2:.F151])" office:value-type="float" office:value="4.85333333333333" calcext:value-type="float">
            <text:p>4,85333333333333</text:p>
          </table:table-cell>
          <table:table-cell table:number-columns-repeated="4"/>
        </table:table-row>
        <table:table-row table:style-name="ro1" table:number-rows-repeated="10484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t #3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FA₁</text:p>
          </table:table-cell>
          <table:table-cell office:value-type="string" calcext:value-type="string">
            <text:p>FA₂</text:p>
          </table:table-cell>
          <table:table-cell/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ev</text:p>
          </table:table-cell>
        </table:table-row>
        <table:table-row table:style-name="ro1">
          <table:table-cell office:value-type="string" calcext:value-type="string">
            <text:p>1__Fid=1_M01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2:.D2])" office:value-type="float" office:value="8" calcext:value-type="float">
            <text:p>8</text:p>
          </table:table-cell>
          <table:table-cell table:formula="of:=STDEV([.B2:.D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2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3:.D3])" office:value-type="float" office:value="4.5" calcext:value-type="float">
            <text:p>4,5</text:p>
          </table:table-cell>
          <table:table-cell table:formula="of:=STDEV([.B3:.D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4:.D4])" office:value-type="float" office:value="6" calcext:value-type="float">
            <text:p>6</text:p>
          </table:table-cell>
          <table:table-cell table:formula="of:=STDEV([.B4:.D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04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:.D5])" office:value-type="float" office:value="7" calcext:value-type="float">
            <text:p>7</text:p>
          </table:table-cell>
          <table:table-cell table:formula="of:=STDEV([.B5:.D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5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:.D6])" office:value-type="float" office:value="6.5" calcext:value-type="float">
            <text:p>6,5</text:p>
          </table:table-cell>
          <table:table-cell table:formula="of:=STDEV([.B6:.D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6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7:.D7])" office:value-type="float" office:value="8.5" calcext:value-type="float">
            <text:p>8,5</text:p>
          </table:table-cell>
          <table:table-cell table:formula="of:=STDEV([.B7:.D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8:.D8])" office:value-type="float" office:value="4.5" calcext:value-type="float">
            <text:p>4,5</text:p>
          </table:table-cell>
          <table:table-cell table:formula="of:=STDEV([.B8:.D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__Fid=1_M08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:.D9])" office:value-type="float" office:value="5" calcext:value-type="float">
            <text:p>5</text:p>
          </table:table-cell>
          <table:table-cell table:formula="of:=STDEV([.B9:.D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__Fid=1_M09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:.D10])" office:value-type="float" office:value="5" calcext:value-type="float">
            <text:p>5</text:p>
          </table:table-cell>
          <table:table-cell table:formula="of:=STDEV([.B10:.D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__Fid=1_M10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1:.D11])" office:value-type="float" office:value="7" calcext:value-type="float">
            <text:p>7</text:p>
          </table:table-cell>
          <table:table-cell table:formula="of:=STDEV([.B11:.D1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2:.D12])" office:value-type="float" office:value="1" calcext:value-type="float">
            <text:p>1</text:p>
          </table:table-cell>
          <table:table-cell table:formula="of:=STDEV([.B12:.D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2.nr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:.D13])" office:value-type="float" office:value="2.5" calcext:value-type="float">
            <text:p>2,5</text:p>
          </table:table-cell>
          <table:table-cell table:formula="of:=STDEV([.B13:.D13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__Fid=2_M03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4:.D14])" office:value-type="float" office:value="7" calcext:value-type="float">
            <text:p>7</text:p>
          </table:table-cell>
          <table:table-cell table:formula="of:=STDEV([.B14:.D1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__Fid=2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:.D15])" office:value-type="float" office:value="3.5" calcext:value-type="float">
            <text:p>3,5</text:p>
          </table:table-cell>
          <table:table-cell table:formula="of:=STDEV([.B15:.D1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5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6:.D16])" office:value-type="float" office:value="6" calcext:value-type="float">
            <text:p>6</text:p>
          </table:table-cell>
          <table:table-cell table:formula="of:=STDEV([.B16:.D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6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7:.D17])" office:value-type="float" office:value="4.5" calcext:value-type="float">
            <text:p>4,5</text:p>
          </table:table-cell>
          <table:table-cell table:formula="of:=STDEV([.B17:.D1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7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8:.D18])" office:value-type="float" office:value="4.5" calcext:value-type="float">
            <text:p>4,5</text:p>
          </table:table-cell>
          <table:table-cell table:formula="of:=STDEV([.B18:.D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__Fid=2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9:.D19])" office:value-type="float" office:value="1" calcext:value-type="float">
            <text:p>1</text:p>
          </table:table-cell>
          <table:table-cell table:formula="of:=STDEV([.B19:.D1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09.nrrd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AVERAGE([.B20:.D20])" office:value-type="float" office:value="4" calcext:value-type="float">
            <text:p>4</text:p>
          </table:table-cell>
          <table:table-cell table:formula="of:=STDEV([.B20:.D2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__Fid=2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21:.D21])" office:value-type="float" office:value="4.5" calcext:value-type="float">
            <text:p>4,5</text:p>
          </table:table-cell>
          <table:table-cell table:formula="of:=STDEV([.B21:.D2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05__Fid=8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2:.D22])" office:value-type="float" office:value="9" calcext:value-type="float">
            <text:p>9</text:p>
          </table:table-cell>
          <table:table-cell table:formula="of:=STDEV([.B22:.D2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2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23:.D23])" office:value-type="float" office:value="7" calcext:value-type="float">
            <text:p>7</text:p>
          </table:table-cell>
          <table:table-cell table:formula="of:=STDEV([.B23:.D2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3.nrrd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24:.D24])" office:value-type="float" office:value="8.5" calcext:value-type="float">
            <text:p>8,5</text:p>
          </table:table-cell>
          <table:table-cell table:formula="of:=STDEV([.B24:.D2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25:.D25])" office:value-type="float" office:value="4.5" calcext:value-type="float">
            <text:p>4,5</text:p>
          </table:table-cell>
          <table:table-cell table:formula="of:=STDEV([.B25:.D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26:.D26])" office:value-type="float" office:value="9" calcext:value-type="float">
            <text:p>9</text:p>
          </table:table-cell>
          <table:table-cell table:formula="of:=STDEV([.B26:.D2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5__Fid=8_M06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27:.D27])" office:value-type="float" office:value="3.5" calcext:value-type="float">
            <text:p>3,5</text:p>
          </table:table-cell>
          <table:table-cell table:formula="of:=STDEV([.B27:.D2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7.nrrd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28:.D28])" office:value-type="float" office:value="6" calcext:value-type="float">
            <text:p>6</text:p>
          </table:table-cell>
          <table:table-cell table:formula="of:=STDEV([.B28:.D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08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29:.D29])" office:value-type="float" office:value="8.5" calcext:value-type="float">
            <text:p>8,5</text:p>
          </table:table-cell>
          <table:table-cell table:formula="of:=STDEV([.B29:.D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5__Fid=8_M09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30:.D30])" office:value-type="float" office:value="7" calcext:value-type="float">
            <text:p>7</text:p>
          </table:table-cell>
          <table:table-cell table:formula="of:=STDEV([.B30:.D3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05__Fid=8_M10.nrr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31:.D31])" office:value-type="float" office:value="5.5" calcext:value-type="float">
            <text:p>5,5</text:p>
          </table:table-cell>
          <table:table-cell table:formula="of:=STDEV([.B31:.D3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1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2:.D32])" office:value-type="float" office:value="10" calcext:value-type="float">
            <text:p>10</text:p>
          </table:table-cell>
          <table:table-cell table:formula="of:=STDEV([.B32:.D3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2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3:.D33])" office:value-type="float" office:value="10" calcext:value-type="float">
            <text:p>10</text:p>
          </table:table-cell>
          <table:table-cell table:formula="of:=STDEV([.B33:.D3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34:.D34])" office:value-type="float" office:value="6" calcext:value-type="float">
            <text:p>6</text:p>
          </table:table-cell>
          <table:table-cell table:formula="of:=STDEV([.B34:.D3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4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35:.D35])" office:value-type="float" office:value="8" calcext:value-type="float">
            <text:p>8</text:p>
          </table:table-cell>
          <table:table-cell table:formula="of:=STDEV([.B35:.D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5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6:.D36])" office:value-type="float" office:value="9.5" calcext:value-type="float">
            <text:p>9,5</text:p>
          </table:table-cell>
          <table:table-cell table:formula="of:=STDEV([.B36:.D3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37:.D37])" office:value-type="float" office:value="10" calcext:value-type="float">
            <text:p>10</text:p>
          </table:table-cell>
          <table:table-cell table:formula="of:=STDEV([.B37:.D3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7.nrrd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38:.D38])" office:value-type="float" office:value="9.5" calcext:value-type="float">
            <text:p>9,5</text:p>
          </table:table-cell>
          <table:table-cell table:formula="of:=STDEV([.B38:.D3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09__Fid=14_M08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39:.D39])" office:value-type="float" office:value="9" calcext:value-type="float">
            <text:p>9</text:p>
          </table:table-cell>
          <table:table-cell table:formula="of:=STDEV([.B39:.D3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09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40:.D40])" office:value-type="float" office:value="7" calcext:value-type="float">
            <text:p>7</text:p>
          </table:table-cell>
          <table:table-cell table:formula="of:=STDEV([.B40:.D4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09__Fid=1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1:.D41])" office:value-type="float" office:value="2" calcext:value-type="float">
            <text:p>2</text:p>
          </table:table-cell>
          <table:table-cell table:formula="of:=STDEV([.B41:.D4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1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42:.D42])" office:value-type="float" office:value="3.5" calcext:value-type="float">
            <text:p>3,5</text:p>
          </table:table-cell>
          <table:table-cell table:formula="of:=STDEV([.B42:.D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2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43:.D43])" office:value-type="float" office:value="2.5" calcext:value-type="float">
            <text:p>2,5</text:p>
          </table:table-cell>
          <table:table-cell table:formula="of:=STDEV([.B43:.D4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3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44:.D44])" office:value-type="float" office:value="4.5" calcext:value-type="float">
            <text:p>4,5</text:p>
          </table:table-cell>
          <table:table-cell table:formula="of:=STDEV([.B44:.D4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4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45:.D45])" office:value-type="float" office:value="2" calcext:value-type="float">
            <text:p>2</text:p>
          </table:table-cell>
          <table:table-cell table:formula="of:=STDEV([.B45:.D4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5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46:.D46])" office:value-type="float" office:value="3" calcext:value-type="float">
            <text:p>3</text:p>
          </table:table-cell>
          <table:table-cell table:formula="of:=STDEV([.B46:.D4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06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7:.D47])" office:value-type="float" office:value="2.5" calcext:value-type="float">
            <text:p>2,5</text:p>
          </table:table-cell>
          <table:table-cell table:formula="of:=STDEV([.B47:.D4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7.nrr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48:.D48])" office:value-type="float" office:value="5" calcext:value-type="float">
            <text:p>5</text:p>
          </table:table-cell>
          <table:table-cell table:formula="of:=STDEV([.B48:.D48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14__Fid=10_M08.nr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49:.D49])" office:value-type="float" office:value="1.5" calcext:value-type="float">
            <text:p>1,5</text:p>
          </table:table-cell>
          <table:table-cell table:formula="of:=STDEV([.B49:.D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14__Fid=10_M09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50:.D50])" office:value-type="float" office:value="3" calcext:value-type="float">
            <text:p>3</text:p>
          </table:table-cell>
          <table:table-cell table:formula="of:=STDEV([.B50:.D5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14__Fid=10_M10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1:.D51])" office:value-type="float" office:value="3.5" calcext:value-type="float">
            <text:p>3,5</text:p>
          </table:table-cell>
          <table:table-cell table:formula="of:=STDEV([.B51:.D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2:.D52])" office:value-type="float" office:value="1" calcext:value-type="float">
            <text:p>1</text:p>
          </table:table-cell>
          <table:table-cell table:formula="of:=STDEV([.B52:.D5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3:.D53])" office:value-type="float" office:value="1" calcext:value-type="float">
            <text:p>1</text:p>
          </table:table-cell>
          <table:table-cell table:formula="of:=STDEV([.B53:.D5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3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4:.D54])" office:value-type="float" office:value="5.5" calcext:value-type="float">
            <text:p>5,5</text:p>
          </table:table-cell>
          <table:table-cell table:formula="of:=STDEV([.B54:.D5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0__Fid=9_M04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55:.D55])" office:value-type="float" office:value="3" calcext:value-type="float">
            <text:p>3</text:p>
          </table:table-cell>
          <table:table-cell table:formula="of:=STDEV([.B55:.D55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6:.D56])" office:value-type="float" office:value="1" calcext:value-type="float">
            <text:p>1</text:p>
          </table:table-cell>
          <table:table-cell table:formula="of:=STDEV([.B56:.D5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6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57:.D57])" office:value-type="float" office:value="7" calcext:value-type="float">
            <text:p>7</text:p>
          </table:table-cell>
          <table:table-cell table:formula="of:=STDEV([.B57:.D5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0__Fid=9_M07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8:.D58])" office:value-type="float" office:value="1" calcext:value-type="float">
            <text:p>1</text:p>
          </table:table-cell>
          <table:table-cell table:formula="of:=STDEV([.B58:.D5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8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59:.D59])" office:value-type="float" office:value="1" calcext:value-type="float">
            <text:p>1</text:p>
          </table:table-cell>
          <table:table-cell table:formula="of:=STDEV([.B59:.D5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0__Fid=9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0:.D60])" office:value-type="float" office:value="6.5" calcext:value-type="float">
            <text:p>6,5</text:p>
          </table:table-cell>
          <table:table-cell table:formula="of:=STDEV([.B60:.D6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0__Fid=9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1:.D61])" office:value-type="float" office:value="1" calcext:value-type="float">
            <text:p>1</text:p>
          </table:table-cell>
          <table:table-cell table:formula="of:=STDEV([.B61:.D6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1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2:.D62])" office:value-type="float" office:value="5" calcext:value-type="float">
            <text:p>5</text:p>
          </table:table-cell>
          <table:table-cell table:formula="of:=STDEV([.B62:.D62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25__Fid=15_M02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3:.D63])" office:value-type="float" office:value="1" calcext:value-type="float">
            <text:p>1</text:p>
          </table:table-cell>
          <table:table-cell table:formula="of:=STDEV([.B63:.D6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3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64:.D64])" office:value-type="float" office:value="3.5" calcext:value-type="float">
            <text:p>3,5</text:p>
          </table:table-cell>
          <table:table-cell table:formula="of:=STDEV([.B64:.D6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65:.D65])" office:value-type="float" office:value="1" calcext:value-type="float">
            <text:p>1</text:p>
          </table:table-cell>
          <table:table-cell table:formula="of:=STDEV([.B65:.D6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5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66:.D66])" office:value-type="float" office:value="1.5" calcext:value-type="float">
            <text:p>1,5</text:p>
          </table:table-cell>
          <table:table-cell table:formula="of:=STDEV([.B66:.D6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6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67:.D67])" office:value-type="float" office:value="2" calcext:value-type="float">
            <text:p>2</text:p>
          </table:table-cell>
          <table:table-cell table:formula="of:=STDEV([.B67:.D6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25__Fid=15_M07.nrrd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68:.D68])" office:value-type="float" office:value="4.5" calcext:value-type="float">
            <text:p>4,5</text:p>
          </table:table-cell>
          <table:table-cell table:formula="of:=STDEV([.B68:.D6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25__Fid=15_M08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69:.D69])" office:value-type="float" office:value="6.5" calcext:value-type="float">
            <text:p>6,5</text:p>
          </table:table-cell>
          <table:table-cell table:formula="of:=STDEV([.B69:.D6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09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70:.D70])" office:value-type="float" office:value="2.5" calcext:value-type="float">
            <text:p>2,5</text:p>
          </table:table-cell>
          <table:table-cell table:formula="of:=STDEV([.B70:.D7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25__Fid=15_M10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71:.D71])" office:value-type="float" office:value="1" calcext:value-type="float">
            <text:p>1</text:p>
          </table:table-cell>
          <table:table-cell table:formula="of:=STDEV([.B71:.D7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1.nr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72:.D72])" office:value-type="float" office:value="4.5" calcext:value-type="float">
            <text:p>4,5</text:p>
          </table:table-cell>
          <table:table-cell table:formula="of:=STDEV([.B72:.D7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2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73:.D73])" office:value-type="float" office:value="6" calcext:value-type="float">
            <text:p>6</text:p>
          </table:table-cell>
          <table:table-cell table:formula="of:=STDEV([.B73:.D7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31__Fid=13_M03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4:.D74])" office:value-type="float" office:value="7" calcext:value-type="float">
            <text:p>7</text:p>
          </table:table-cell>
          <table:table-cell table:formula="of:=STDEV([.B74:.D7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4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5:.D75])" office:value-type="float" office:value="6.5" calcext:value-type="float">
            <text:p>6,5</text:p>
          </table:table-cell>
          <table:table-cell table:formula="of:=STDEV([.B75:.D7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05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76:.D76])" office:value-type="float" office:value="4" calcext:value-type="float">
            <text:p>4</text:p>
          </table:table-cell>
          <table:table-cell table:formula="of:=STDEV([.B76:.D76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6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7:.D77])" office:value-type="float" office:value="7" calcext:value-type="float">
            <text:p>7</text:p>
          </table:table-cell>
          <table:table-cell table:formula="of:=STDEV([.B77:.D7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7.nrr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78:.D78])" office:value-type="float" office:value="7" calcext:value-type="float">
            <text:p>7</text:p>
          </table:table-cell>
          <table:table-cell table:formula="of:=STDEV([.B78:.D7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8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79:.D79])" office:value-type="float" office:value="7" calcext:value-type="float">
            <text:p>7</text:p>
          </table:table-cell>
          <table:table-cell table:formula="of:=STDEV([.B79:.D79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31__Fid=13_M09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0:.D80])" office:value-type="float" office:value="6.5" calcext:value-type="float">
            <text:p>6,5</text:p>
          </table:table-cell>
          <table:table-cell table:formula="of:=STDEV([.B80:.D8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31__Fid=13_M10.nr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81:.D81])" office:value-type="float" office:value="5" calcext:value-type="float">
            <text:p>5</text:p>
          </table:table-cell>
          <table:table-cell table:formula="of:=STDEV([.B81:.D8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1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2:.D82])" office:value-type="float" office:value="8.5" calcext:value-type="float">
            <text:p>8,5</text:p>
          </table:table-cell>
          <table:table-cell table:formula="of:=STDEV([.B82:.D8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2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3:.D83])" office:value-type="float" office:value="8" calcext:value-type="float">
            <text:p>8</text:p>
          </table:table-cell>
          <table:table-cell table:formula="of:=STDEV([.B83:.D8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0__Fid_11_M03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4:.D84])" office:value-type="float" office:value="8.5" calcext:value-type="float">
            <text:p>8,5</text:p>
          </table:table-cell>
          <table:table-cell table:formula="of:=STDEV([.B84:.D84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4.nrrd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85:.D85])" office:value-type="float" office:value="7" calcext:value-type="float">
            <text:p>7</text:p>
          </table:table-cell>
          <table:table-cell table:formula="of:=STDEV([.B85:.D85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140__Fid_11_M05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86:.D86])" office:value-type="float" office:value="8" calcext:value-type="float">
            <text:p>8</text:p>
          </table:table-cell>
          <table:table-cell table:formula="of:=STDEV([.B86:.D8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6.nrrd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AVERAGE([.B87:.D87])" office:value-type="float" office:value="7" calcext:value-type="float">
            <text:p>7</text:p>
          </table:table-cell>
          <table:table-cell table:formula="of:=STDEV([.B87:.D8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0__Fid_11_M07.nrr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88:.D88])" office:value-type="float" office:value="8.5" calcext:value-type="float">
            <text:p>8,5</text:p>
          </table:table-cell>
          <table:table-cell table:formula="of:=STDEV([.B88:.D8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08.nr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89:.D89])" office:value-type="float" office:value="5.5" calcext:value-type="float">
            <text:p>5,5</text:p>
          </table:table-cell>
          <table:table-cell table:formula="of:=STDEV([.B89:.D8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0__Fid_11_M09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90:.D90])" office:value-type="float" office:value="5.5" calcext:value-type="float">
            <text:p>5,5</text:p>
          </table:table-cell>
          <table:table-cell table:formula="of:=STDEV([.B90:.D9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0__Fid_11_M10.nrrd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table:formula="of:=AVERAGE([.B91:.D91])" office:value-type="float" office:value="8" calcext:value-type="float">
            <text:p>8</text:p>
          </table:table-cell>
          <table:table-cell table:formula="of:=STDEV([.B91:.D9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1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2:.D92])" office:value-type="float" office:value="9" calcext:value-type="float">
            <text:p>9</text:p>
          </table:table-cell>
          <table:table-cell table:formula="of:=STDEV([.B92:.D9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2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3:.D93])" office:value-type="float" office:value="9" calcext:value-type="float">
            <text:p>9</text:p>
          </table:table-cell>
          <table:table-cell table:formula="of:=STDEV([.B93:.D9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3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4:.D94])" office:value-type="float" office:value="9" calcext:value-type="float">
            <text:p>9</text:p>
          </table:table-cell>
          <table:table-cell table:formula="of:=STDEV([.B94:.D9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4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5:.D95])" office:value-type="float" office:value="9" calcext:value-type="float">
            <text:p>9</text:p>
          </table:table-cell>
          <table:table-cell table:formula="of:=STDEV([.B95:.D9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5.nrrd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AVERAGE([.B96:.D96])" office:value-type="float" office:value="9" calcext:value-type="float">
            <text:p>9</text:p>
          </table:table-cell>
          <table:table-cell table:formula="of:=STDEV([.B96:.D9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6.nrrd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AVERAGE([.B97:.D97])" office:value-type="float" office:value="10" calcext:value-type="float">
            <text:p>10</text:p>
          </table:table-cell>
          <table:table-cell table:formula="of:=STDEV([.B97:.D9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45__Fid=12_M07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98:.D98])" office:value-type="float" office:value="5.5" calcext:value-type="float">
            <text:p>5,5</text:p>
          </table:table-cell>
          <table:table-cell table:formula="of:=STDEV([.B98:.D9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145__Fid=12_M08.nrr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99:.D99])" office:value-type="float" office:value="9.5" calcext:value-type="float">
            <text:p>9,5</text:p>
          </table:table-cell>
          <table:table-cell table:formula="of:=STDEV([.B99:.D9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45__Fid=12_M09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0:.D100])" office:value-type="float" office:value="3" calcext:value-type="float">
            <text:p>3</text:p>
          </table:table-cell>
          <table:table-cell table:formula="of:=STDEV([.B100:.D10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45__Fid=12_M10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1:.D101])" office:value-type="float" office:value="4.5" calcext:value-type="float">
            <text:p>4,5</text:p>
          </table:table-cell>
          <table:table-cell table:formula="of:=STDEV([.B101:.D10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1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2:.D102])" office:value-type="float" office:value="5" calcext:value-type="float">
            <text:p>5</text:p>
          </table:table-cell>
          <table:table-cell table:formula="of:=STDEV([.B102:.D10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2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03:.D103])" office:value-type="float" office:value="5" calcext:value-type="float">
            <text:p>5</text:p>
          </table:table-cell>
          <table:table-cell table:formula="of:=STDEV([.B103:.D103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3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04:.D104])" office:value-type="float" office:value="5" calcext:value-type="float">
            <text:p>5</text:p>
          </table:table-cell>
          <table:table-cell table:formula="of:=STDEV([.B104:.D10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4.nr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05:.D105])" office:value-type="float" office:value="3.5" calcext:value-type="float">
            <text:p>3,5</text:p>
          </table:table-cell>
          <table:table-cell table:formula="of:=STDEV([.B105:.D10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5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6:.D106])" office:value-type="float" office:value="5.5" calcext:value-type="float">
            <text:p>5,5</text:p>
          </table:table-cell>
          <table:table-cell table:formula="of:=STDEV([.B106:.D10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6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07:.D107])" office:value-type="float" office:value="3" calcext:value-type="float">
            <text:p>3</text:p>
          </table:table-cell>
          <table:table-cell table:formula="of:=STDEV([.B107:.D10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15__Fid=3_M07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08:.D108])" office:value-type="float" office:value="4.5" calcext:value-type="float">
            <text:p>4,5</text:p>
          </table:table-cell>
          <table:table-cell table:formula="of:=STDEV([.B108:.D10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15__Fid=3_M08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09:.D109])" office:value-type="float" office:value="6" calcext:value-type="float">
            <text:p>6</text:p>
          </table:table-cell>
          <table:table-cell table:formula="of:=STDEV([.B109:.D109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09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10:.D110])" office:value-type="float" office:value="6" calcext:value-type="float">
            <text:p>6</text:p>
          </table:table-cell>
          <table:table-cell table:formula="of:=STDEV([.B110:.D110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15__Fid=3_M10.nrrd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AVERAGE([.B111:.D111])" office:value-type="float" office:value="5" calcext:value-type="float">
            <text:p>5</text:p>
          </table:table-cell>
          <table:table-cell table:formula="of:=STDEV([.B111:.D11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1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2:.D112])" office:value-type="float" office:value="1" calcext:value-type="float">
            <text:p>1</text:p>
          </table:table-cell>
          <table:table-cell table:formula="of:=STDEV([.B112:.D11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2.nr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13:.D113])" office:value-type="float" office:value="7" calcext:value-type="float">
            <text:p>7</text:p>
          </table:table-cell>
          <table:table-cell table:formula="of:=STDEV([.B113:.D11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03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4:.D114])" office:value-type="float" office:value="1" calcext:value-type="float">
            <text:p>1</text:p>
          </table:table-cell>
          <table:table-cell table:formula="of:=STDEV([.B114:.D11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4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5:.D115])" office:value-type="float" office:value="1" calcext:value-type="float">
            <text:p>1</text:p>
          </table:table-cell>
          <table:table-cell table:formula="of:=STDEV([.B115:.D11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5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6:.D116])" office:value-type="float" office:value="1" calcext:value-type="float">
            <text:p>1</text:p>
          </table:table-cell>
          <table:table-cell table:formula="of:=STDEV([.B116:.D116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6.nrr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AVERAGE([.B117:.D117])" office:value-type="float" office:value="1" calcext:value-type="float">
            <text:p>1</text:p>
          </table:table-cell>
          <table:table-cell table:formula="of:=STDEV([.B117:.D117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0__Fid=4_M07.nrrd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18:.D118])" office:value-type="float" office:value="6.5" calcext:value-type="float">
            <text:p>6,5</text:p>
          </table:table-cell>
          <table:table-cell table:formula="of:=STDEV([.B118:.D118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8.nr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19:.D119])" office:value-type="float" office:value="1.5" calcext:value-type="float">
            <text:p>1,5</text:p>
          </table:table-cell>
          <table:table-cell table:formula="of:=STDEV([.B119:.D11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0__Fid=4_M09.nrrd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0:.D120])" office:value-type="float" office:value="8" calcext:value-type="float">
            <text:p>8</text:p>
          </table:table-cell>
          <table:table-cell table:formula="of:=STDEV([.B120:.D120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0__Fid=4_M10.nrr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AVERAGE([.B121:.D121])" office:value-type="float" office:value="2" calcext:value-type="float">
            <text:p>2</text:p>
          </table:table-cell>
          <table:table-cell table:formula="of:=STDEV([.B121:.D121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1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2:.D122])" office:value-type="float" office:value="7.5" calcext:value-type="float">
            <text:p>7,5</text:p>
          </table:table-cell>
          <table:table-cell table:formula="of:=STDEV([.B122:.D12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2.nrr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AVERAGE([.B123:.D123])" office:value-type="float" office:value="7.5" calcext:value-type="float">
            <text:p>7,5</text:p>
          </table:table-cell>
          <table:table-cell table:formula="of:=STDEV([.B123:.D123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3.nrrd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AVERAGE([.B124:.D124])" office:value-type="float" office:value="6" calcext:value-type="float">
            <text:p>6</text:p>
          </table:table-cell>
          <table:table-cell table:formula="of:=STDEV([.B124:.D124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25__Fid=5_M04.nr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5:.D125])" office:value-type="float" office:value="4.5" calcext:value-type="float">
            <text:p>4,5</text:p>
          </table:table-cell>
          <table:table-cell table:formula="of:=STDEV([.B125:.D12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5.nr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26:.D126])" office:value-type="float" office:value="2.5" calcext:value-type="float">
            <text:p>2,5</text:p>
          </table:table-cell>
          <table:table-cell table:formula="of:=STDEV([.B126:.D12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6.nr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27:.D127])" office:value-type="float" office:value="5" calcext:value-type="float">
            <text:p>5</text:p>
          </table:table-cell>
          <table:table-cell table:formula="of:=STDEV([.B127:.D12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7.nr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28:.D128])" office:value-type="float" office:value="4" calcext:value-type="float">
            <text:p>4</text:p>
          </table:table-cell>
          <table:table-cell table:formula="of:=STDEV([.B128:.D128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25__Fid=5_M08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29:.D129])" office:value-type="float" office:value="2.5" calcext:value-type="float">
            <text:p>2,5</text:p>
          </table:table-cell>
          <table:table-cell table:formula="of:=STDEV([.B129:.D12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0:.D130])" office:value-type="float" office:value="3.5" calcext:value-type="float">
            <text:p>3,5</text:p>
          </table:table-cell>
          <table:table-cell table:formula="of:=STDEV([.B130:.D13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25__Fid=5_M10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1:.D131])" office:value-type="float" office:value="4.5" calcext:value-type="float">
            <text:p>4,5</text:p>
          </table:table-cell>
          <table:table-cell table:formula="of:=STDEV([.B131:.D131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1.nrrd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[.B132:.D132])" office:value-type="float" office:value="7" calcext:value-type="float">
            <text:p>7</text:p>
          </table:table-cell>
          <table:table-cell table:formula="of:=STDEV([.B132:.D132])" office:value-type="float" office:value="2.82842712474619" calcext:value-type="float">
            <text:p>2,828</text:p>
          </table:table-cell>
        </table:table-row>
        <table:table-row table:style-name="ro1">
          <table:table-cell office:value-type="string" calcext:value-type="string">
            <text:p>31__Fid=6_M02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3:.D133])" office:value-type="float" office:value="3" calcext:value-type="float">
            <text:p>3</text:p>
          </table:table-cell>
          <table:table-cell table:formula="of:=STDEV([.B133:.D13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31__Fid=6_M03.nr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34:.D134])" office:value-type="float" office:value="4.5" calcext:value-type="float">
            <text:p>4,5</text:p>
          </table:table-cell>
          <table:table-cell table:formula="of:=STDEV([.B134:.D134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4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35:.D135])" office:value-type="float" office:value="3" calcext:value-type="float">
            <text:p>3</text:p>
          </table:table-cell>
          <table:table-cell table:formula="of:=STDEV([.B135:.D135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31__Fid=6_M05.nrr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36:.D136])" office:value-type="float" office:value="6.5" calcext:value-type="float">
            <text:p>6,5</text:p>
          </table:table-cell>
          <table:table-cell table:formula="of:=STDEV([.B136:.D136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6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7:.D137])" office:value-type="float" office:value="3.5" calcext:value-type="float">
            <text:p>3,5</text:p>
          </table:table-cell>
          <table:table-cell table:formula="of:=STDEV([.B137:.D137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07.nr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38:.D138])" office:value-type="float" office:value="3.5" calcext:value-type="float">
            <text:p>3,5</text:p>
          </table:table-cell>
          <table:table-cell table:formula="of:=STDEV([.B138:.D138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8.nrrd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39:.D139])" office:value-type="float" office:value="5.5" calcext:value-type="float">
            <text:p>5,5</text:p>
          </table:table-cell>
          <table:table-cell table:formula="of:=STDEV([.B139:.D139])" office:value-type="float" office:value="2.12132034355964" calcext:value-type="float">
            <text:p>2,121</text:p>
          </table:table-cell>
        </table:table-row>
        <table:table-row table:style-name="ro1">
          <table:table-cell office:value-type="string" calcext:value-type="string">
            <text:p>31__Fid=6_M09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0:.D140])" office:value-type="float" office:value="2.5" calcext:value-type="float">
            <text:p>2,5</text:p>
          </table:table-cell>
          <table:table-cell table:formula="of:=STDEV([.B140:.D14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31__Fid=6_M10.nr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141:.D141])" office:value-type="float" office:value="3" calcext:value-type="float">
            <text:p>3</text:p>
          </table:table-cell>
          <table:table-cell table:formula="of:=STDEV([.B141:.D141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1.nr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2:.D142])" office:value-type="float" office:value="2.5" calcext:value-type="float">
            <text:p>2,5</text:p>
          </table:table-cell>
          <table:table-cell table:formula="of:=STDEV([.B142:.D142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2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3:.D143])" office:value-type="float" office:value="3" calcext:value-type="float">
            <text:p>3</text:p>
          </table:table-cell>
          <table:table-cell table:formula="of:=STDEV([.B143:.D143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3.nr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144:.D144])" office:value-type="float" office:value="2" calcext:value-type="float">
            <text:p>2</text:p>
          </table:table-cell>
          <table:table-cell table:formula="of:=STDEV([.B144:.D144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4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5:.D145])" office:value-type="float" office:value="3.5" calcext:value-type="float">
            <text:p>3,5</text:p>
          </table:table-cell>
          <table:table-cell table:formula="of:=STDEV([.B145:.D145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5.nr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[.B146:.D146])" office:value-type="float" office:value="6.5" calcext:value-type="float">
            <text:p>6,5</text:p>
          </table:table-cell>
          <table:table-cell table:formula="of:=STDEV([.B146:.D146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6.nr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47:.D147])" office:value-type="float" office:value="3" calcext:value-type="float">
            <text:p>3</text:p>
          </table:table-cell>
          <table:table-cell table:formula="of:=STDEV([.B147:.D147])" office:value-type="float" office:value="1.4142135623731" calcext:value-type="float">
            <text:p>1,414</text:p>
          </table:table-cell>
        </table:table-row>
        <table:table-row table:style-name="ro1">
          <table:table-cell office:value-type="string" calcext:value-type="string">
            <text:p>40__Fid=7_M07.nrrd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AVERAGE([.B148:.D148])" office:value-type="float" office:value="3" calcext:value-type="float">
            <text:p>3</text:p>
          </table:table-cell>
          <table:table-cell table:formula="of:=STDEV([.B148:.D148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40__Fid=7_M08.nr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([.B149:.D149])" office:value-type="float" office:value="5.5" calcext:value-type="float">
            <text:p>5,5</text:p>
          </table:table-cell>
          <table:table-cell table:formula="of:=STDEV([.B149:.D149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09.nr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B150:.D150])" office:value-type="float" office:value="3.5" calcext:value-type="float">
            <text:p>3,5</text:p>
          </table:table-cell>
          <table:table-cell table:formula="of:=STDEV([.B150:.D150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40__Fid=7_M10.nrr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[.B151:.D151])" office:value-type="float" office:value="7.5" calcext:value-type="float">
            <text:p>7,5</text:p>
          </table:table-cell>
          <table:table-cell table:formula="of:=STDEV([.B151:.D151])" office:value-type="float" office:value="0.707106781186548" calcext:value-type="float">
            <text:p>0,707</text:p>
          </table:table-cell>
        </table:table-row>
        <table:table-row table:style-name="ro1">
          <table:table-cell office:value-type="string" calcext:value-type="string">
            <text:p>A1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2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3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4_Set3.nrrd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A5_Set3.nrrd</text:p>
          </table:table-cell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average : </text:p>
          </table:table-cell>
          <table:table-cell table:formula="of:=AVERAGE([.B1:.B152])" office:value-type="float" office:value="5.01333333333333" calcext:value-type="float">
            <text:p>5,01333333333333</text:p>
          </table:table-cell>
          <table:table-cell table:formula="of:=AVERAGE([.C1:.C152])" office:value-type="float" office:value="5.09333333333333" calcext:value-type="float">
            <text:p>5,09333333333333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table:formula="of:=AVERAGE([.E1:.E151])" office:value-type="float" office:value="5.05333333333333" calcext:value-type="float">
            <text:p>5,05333333333333</text:p>
          </table:table-cell>
          <table:table-cell table:style-name="Default"/>
        </table:table-row>
      </table:table>
      <table:table table:name="BifSimMetric" table:style-name="ta1">
        <table:shapes>
          <draw:frame draw:z-index="0" draw:style-name="gr1" draw:text-style-name="P1" svg:width="18.735cm" svg:height="14.925cm" svg:x="15.062cm" svg:y="0.476cm">
            <draw:object draw:notify-on-update-of-ranges="BifSimMetric.B1:BifSimMetric.B1 BifSimMetric.B2:BifSimMetric.B151 BifSimMetric.E3:BifSimMetric.E3 BifSimMetric.C2:BifSimMetric.C151 BifSimMetric.B152:BifSimMetric.B301 BifSimMetric.E6:BifSimMetric.E6 BifSimMetric.C152:BifSimMetric.C301 BifSimMetric.E9:BifSimMetric.E9 BifSimMetric.C302:BifSimMetric.C450 BifSimMetric.B302:BifSimMetric.B4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OF</text:p>
          </table:table-cell>
          <table:table-cell office:value-type="string" calcext:value-type="string">
            <text:p>Subj</text:p>
          </table:table-cell>
          <table:table-cell office:value-type="string" calcext:value-type="string">
            <text:p>N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1.nrrd</text:p>
          </table:table-cell>
          <table:table-cell table:style-name="ce2" table:formula="of:=[$'Set #1'.I2]" office:value-type="float" office:value="7.16666666666667" calcext:value-type="float">
            <text:p>7,17</text:p>
          </table:table-cell>
          <table:table-cell table:style-name="Default" office:value-type="float" office:value="0.248038" calcext:value-type="float">
            <text:p>0,248038</text:p>
          </table:table-cell>
          <table:table-cell/>
          <table:table-cell office:value-type="string" calcext:value-type="string">
            <text:p>Xcor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2.nrrd</text:p>
          </table:table-cell>
          <table:table-cell table:style-name="ce2" table:formula="of:=[$'Set #1'.I3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string" calcext:value-type="string">
            <text:p>Dataset #1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100__Fid=8_M03.nrrd</text:p>
          </table:table-cell>
          <table:table-cell table:style-name="ce2" table:formula="of:=[$'Set #1'.I4]" office:value-type="float" office:value="8.16666666666667" calcext:value-type="float">
            <text:p>8,17</text:p>
          </table:table-cell>
          <table:table-cell table:style-name="Default" office:value-type="float" office:value="0.320569" calcext:value-type="float">
            <text:p>0,320569</text:p>
          </table:table-cell>
          <table:table-cell/>
          <table:table-cell table:style-name="ce11" table:formula="of:=CORREL([.B2:.B151];[.C2:.C151])" office:value-type="float" office:value="0.480202886727369" calcext:value-type="float">
            <text:p>0,48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4.nrrd</text:p>
          </table:table-cell>
          <table:table-cell table:style-name="ce2" table:formula="of:=[$'Set #1'.I5]" office:value-type="float" office:value="8.16666666666667" calcext:value-type="float">
            <text:p>8,17</text:p>
          </table:table-cell>
          <table:table-cell table:style-name="Default" office:value-type="float" office:value="0.411886" calcext:value-type="float">
            <text:p>0,411886</text:p>
          </table:table-cell>
          <table:table-cell/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100__Fid=8_M05.nrrd</text:p>
          </table:table-cell>
          <table:table-cell table:style-name="ce2" table:formula="of:=[$'Set #1'.I6]" office:value-type="float" office:value="4.83333333333333" calcext:value-type="float">
            <text:p>4,83</text:p>
          </table:table-cell>
          <table:table-cell table:style-name="Default" office:value-type="float" office:value="0.382748" calcext:value-type="float">
            <text:p>0,382748</text:p>
          </table:table-cell>
          <table:table-cell/>
          <table:table-cell office:value-type="string" calcext:value-type="string">
            <text:p>Dataset #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6.nrrd</text:p>
          </table:table-cell>
          <table:table-cell table:style-name="ce2" table:formula="of:=[$'Set #1'.I7]" office:value-type="float" office:value="7.83333333333333" calcext:value-type="float">
            <text:p>7,83</text:p>
          </table:table-cell>
          <table:table-cell table:style-name="Default" office:value-type="float" office:value="0.373933" calcext:value-type="float">
            <text:p>0,373933</text:p>
          </table:table-cell>
          <table:table-cell/>
          <table:table-cell table:style-name="ce11" table:formula="of:=CORREL([.B152:.B301];[.C152:.C301])" office:value-type="float" office:value="0.634263373951116" calcext:value-type="float">
            <text:p>0,6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7.nrrd</text:p>
          </table:table-cell>
          <table:table-cell table:style-name="ce2" table:formula="of:=[$'Set #1'.I8]" office:value-type="float" office:value="8.5" calcext:value-type="float">
            <text:p>8,50</text:p>
          </table:table-cell>
          <table:table-cell table:style-name="Default" office:value-type="float" office:value="0.295001" calcext:value-type="float">
            <text:p>0,295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__Fid=8_M08.nrrd</text:p>
          </table:table-cell>
          <table:table-cell table:style-name="ce2" table:formula="of:=[$'Set #1'.I9]" office:value-type="float" office:value="8.5" calcext:value-type="float">
            <text:p>8,50</text:p>
          </table:table-cell>
          <table:table-cell table:style-name="Default" office:value-type="float" office:value="0.445449" calcext:value-type="float">
            <text:p>0,445449</text:p>
          </table:table-cell>
          <table:table-cell/>
          <table:table-cell office:value-type="string" calcext:value-type="string">
            <text:p>Dataset #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09.nrrd</text:p>
          </table:table-cell>
          <table:table-cell table:style-name="ce2" table:formula="of:=[$'Set #1'.I10]" office:value-type="float" office:value="7.5" calcext:value-type="float">
            <text:p>7,50</text:p>
          </table:table-cell>
          <table:table-cell table:style-name="Default" office:value-type="float" office:value="0.4958" calcext:value-type="float">
            <text:p>0,4958</text:p>
          </table:table-cell>
          <table:table-cell/>
          <table:table-cell table:style-name="ce11" table:formula="of:=CORREL([.B302:.B450];[.C302:.C450])" office:value-type="float" office:value="0.360992322428212" calcext:value-type="float">
            <text:p>0,3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__Fid=8_M10.nrrd</text:p>
          </table:table-cell>
          <table:table-cell table:style-name="ce2" table:formula="of:=[$'Set #1'.I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1.nrrd</text:p>
          </table:table-cell>
          <table:table-cell table:style-name="ce2" table:formula="of:=[$'Set #1'.I12]" office:value-type="float" office:value="4.66666666666667" calcext:value-type="float">
            <text:p>4,67</text:p>
          </table:table-cell>
          <table:table-cell table:style-name="Default" office:value-type="float" office:value="0.433867" calcext:value-type="float">
            <text:p>0,433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2.nrrd</text:p>
          </table:table-cell>
          <table:table-cell table:style-name="ce2" table:formula="of:=[$'Set #1'.I13]" office:value-type="float" office:value="4.66666666666667" calcext:value-type="float">
            <text:p>4,67</text:p>
          </table:table-cell>
          <table:table-cell table:style-name="Default" office:value-type="float" office:value="0.387059" calcext:value-type="float">
            <text:p>0,387059</text:p>
          </table:table-cell>
          <table:table-cell/>
          <table:table-cell office:value-type="string" calcext:value-type="string">
            <text:p>All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3.nrrd</text:p>
          </table:table-cell>
          <table:table-cell table:style-name="ce2" table:formula="of:=[$'Set #1'.I14]" office:value-type="float" office:value="5" calcext:value-type="float">
            <text:p>5,00</text:p>
          </table:table-cell>
          <table:table-cell table:style-name="Default" office:value-type="float" office:value="0.50378" calcext:value-type="float">
            <text:p>0,50378</text:p>
          </table:table-cell>
          <table:table-cell/>
          <table:table-cell table:style-name="ce11" table:formula="of:=CORREL([.B2:.B450];[.C2:.C450])" office:value-type="float" office:value="0.483077232989183" calcext:value-type="float">
            <text:p>0,4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2__Fid=9_M04.nrrd</text:p>
          </table:table-cell>
          <table:table-cell table:style-name="ce2" table:formula="of:=[$'Set #1'.I15]" office:value-type="float" office:value="7.33333333333333" calcext:value-type="float">
            <text:p>7,33</text:p>
          </table:table-cell>
          <table:table-cell table:style-name="Default" office:value-type="float" office:value="0.472654" calcext:value-type="float">
            <text:p>0,472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5.nrrd</text:p>
          </table:table-cell>
          <table:table-cell table:style-name="ce2" table:formula="of:=[$'Set #1'.I16]" office:value-type="float" office:value="1.16666666666667" calcext:value-type="float">
            <text:p>1,17</text:p>
          </table:table-cell>
          <table:table-cell table:style-name="Default" office:value-type="float" office:value="0.289513" calcext:value-type="float">
            <text:p>0,289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6.nrrd</text:p>
          </table:table-cell>
          <table:table-cell table:style-name="ce2" table:formula="of:=[$'Set #1'.I17]" office:value-type="float" office:value="3.5" calcext:value-type="float">
            <text:p>3,50</text:p>
          </table:table-cell>
          <table:table-cell table:style-name="Default" office:value-type="float" office:value="0.480273" calcext:value-type="float">
            <text:p>0,48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7.nrrd</text:p>
          </table:table-cell>
          <table:table-cell table:style-name="ce2" table:formula="of:=[$'Set #1'.I18]" office:value-type="float" office:value="2" calcext:value-type="float">
            <text:p>2,00</text:p>
          </table:table-cell>
          <table:table-cell table:style-name="Default" office:value-type="float" office:value="0.331433" calcext:value-type="float">
            <text:p>0,3314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8.nrrd</text:p>
          </table:table-cell>
          <table:table-cell table:style-name="ce2" table:formula="of:=[$'Set #1'.I19]" office:value-type="float" office:value="1.16666666666667" calcext:value-type="float">
            <text:p>1,17</text:p>
          </table:table-cell>
          <table:table-cell table:style-name="Default" office:value-type="float" office:value="0.358102" calcext:value-type="float">
            <text:p>0,358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09.nrrd</text:p>
          </table:table-cell>
          <table:table-cell table:style-name="ce2" table:formula="of:=[$'Set #1'.I20]" office:value-type="float" office:value="5.66666666666667" calcext:value-type="float">
            <text:p>5,67</text:p>
          </table:table-cell>
          <table:table-cell table:style-name="Default" office:value-type="float" office:value="0.575888" calcext:value-type="float">
            <text:p>0,575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__Fid=9_M10.nrrd</text:p>
          </table:table-cell>
          <table:table-cell table:style-name="ce2" table:formula="of:=[$'Set #1'.I21]" office:value-type="float" office:value="4.66666666666667" calcext:value-type="float">
            <text:p>4,67</text:p>
          </table:table-cell>
          <table:table-cell table:style-name="Default" office:value-type="float" office:value="0.385942" calcext:value-type="float">
            <text:p>0,385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1.nrrd</text:p>
          </table:table-cell>
          <table:table-cell table:style-name="ce2" table:formula="of:=[$'Set #1'.I22]" office:value-type="float" office:value="7" calcext:value-type="float">
            <text:p>7,00</text:p>
          </table:table-cell>
          <table:table-cell table:style-name="Default" office:value-type="float" office:value="0.327357" calcext:value-type="float">
            <text:p>0,327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2.nrrd</text:p>
          </table:table-cell>
          <table:table-cell table:style-name="ce2" table:formula="of:=[$'Set #1'.I23]" office:value-type="float" office:value="6.83333333333333" calcext:value-type="float">
            <text:p>6,83</text:p>
          </table:table-cell>
          <table:table-cell table:style-name="Default" office:value-type="float" office:value="0.339977" calcext:value-type="float">
            <text:p>0,339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3.nrrd</text:p>
          </table:table-cell>
          <table:table-cell table:style-name="ce2" table:formula="of:=[$'Set #1'.I24]" office:value-type="float" office:value="5.5" calcext:value-type="float">
            <text:p>5,50</text:p>
          </table:table-cell>
          <table:table-cell table:style-name="Default" office:value-type="float" office:value="0.366476" calcext:value-type="float">
            <text:p>0,3664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4.nrrd</text:p>
          </table:table-cell>
          <table:table-cell table:style-name="ce2" table:formula="of:=[$'Set #1'.I25]" office:value-type="float" office:value="7.16666666666667" calcext:value-type="float">
            <text:p>7,17</text:p>
          </table:table-cell>
          <table:table-cell table:style-name="Default" office:value-type="float" office:value="0.354293" calcext:value-type="float">
            <text:p>0,354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5.nrrd</text:p>
          </table:table-cell>
          <table:table-cell table:style-name="ce2" table:formula="of:=[$'Set #1'.I26]" office:value-type="float" office:value="7.33333333333333" calcext:value-type="float">
            <text:p>7,33</text:p>
          </table:table-cell>
          <table:table-cell table:style-name="Default" office:value-type="float" office:value="0.339719" calcext:value-type="float">
            <text:p>0,339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6.nrrd</text:p>
          </table:table-cell>
          <table:table-cell table:style-name="ce2" table:formula="of:=[$'Set #1'.I27]" office:value-type="float" office:value="7.83333333333333" calcext:value-type="float">
            <text:p>7,83</text:p>
          </table:table-cell>
          <table:table-cell table:style-name="Default" office:value-type="float" office:value="0.544725" calcext:value-type="float">
            <text:p>0,5447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7.nrrd</text:p>
          </table:table-cell>
          <table:table-cell table:style-name="ce2" table:formula="of:=[$'Set #1'.I28]" office:value-type="float" office:value="5.66666666666667" calcext:value-type="float">
            <text:p>5,67</text:p>
          </table:table-cell>
          <table:table-cell table:style-name="Default" office:value-type="float" office:value="0.435741" calcext:value-type="float">
            <text:p>0,435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8.nrrd</text:p>
          </table:table-cell>
          <table:table-cell table:style-name="ce2" table:formula="of:=[$'Set #1'.I29]" office:value-type="float" office:value="9.33333333333333" calcext:value-type="float">
            <text:p>9,33</text:p>
          </table:table-cell>
          <table:table-cell table:style-name="Default" office:value-type="float" office:value="0.54207" calcext:value-type="float">
            <text:p>0,54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09.nrrd</text:p>
          </table:table-cell>
          <table:table-cell table:style-name="ce2" table:formula="of:=[$'Set #1'.I30]" office:value-type="float" office:value="5" calcext:value-type="float">
            <text:p>5,00</text:p>
          </table:table-cell>
          <table:table-cell table:style-name="Default" office:value-type="float" office:value="0.401302" calcext:value-type="float">
            <text:p>0,401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__Fid=10_M10.nrrd</text:p>
          </table:table-cell>
          <table:table-cell table:style-name="ce2" table:formula="of:=[$'Set #1'.I31]" office:value-type="float" office:value="6.5" calcext:value-type="float">
            <text:p>6,50</text:p>
          </table:table-cell>
          <table:table-cell table:style-name="Default" office:value-type="float" office:value="0.251837" calcext:value-type="float">
            <text:p>0,2518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1.nrrd</text:p>
          </table:table-cell>
          <table:table-cell table:style-name="ce2" table:formula="of:=[$'Set #1'.I32]" office:value-type="float" office:value="6.5" calcext:value-type="float">
            <text:p>6,50</text:p>
          </table:table-cell>
          <table:table-cell table:style-name="Default" office:value-type="float" office:value="0.311583" calcext:value-type="float">
            <text:p>0,31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2.nrrd</text:p>
          </table:table-cell>
          <table:table-cell table:style-name="ce2" table:formula="of:=[$'Set #1'.I33]" office:value-type="float" office:value="4.83333333333333" calcext:value-type="float">
            <text:p>4,83</text:p>
          </table:table-cell>
          <table:table-cell table:style-name="Default" office:value-type="float" office:value="0.506018" calcext:value-type="float">
            <text:p>0,506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3.nrrd</text:p>
          </table:table-cell>
          <table:table-cell table:style-name="ce2" table:formula="of:=[$'Set #1'.I34]" office:value-type="float" office:value="5.33333333333333" calcext:value-type="float">
            <text:p>5,33</text:p>
          </table:table-cell>
          <table:table-cell table:style-name="Default" office:value-type="float" office:value="0.349976" calcext:value-type="float">
            <text:p>0,3499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4.nrrd</text:p>
          </table:table-cell>
          <table:table-cell table:style-name="ce2" table:formula="of:=[$'Set #1'.I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5.nrrd</text:p>
          </table:table-cell>
          <table:table-cell table:style-name="ce2" table:formula="of:=[$'Set #1'.I36]" office:value-type="float" office:value="6.33333333333333" calcext:value-type="float">
            <text:p>6,33</text:p>
          </table:table-cell>
          <table:table-cell table:style-name="Default" office:value-type="float" office:value="0.468971" calcext:value-type="float">
            <text:p>0,468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6.nrrd</text:p>
          </table:table-cell>
          <table:table-cell table:style-name="ce2" table:formula="of:=[$'Set #1'.I37]" office:value-type="float" office:value="7.83333333333333" calcext:value-type="float">
            <text:p>7,83</text:p>
          </table:table-cell>
          <table:table-cell table:style-name="Default" office:value-type="float" office:value="0.39769" calcext:value-type="float">
            <text:p>0,39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7.nrrd</text:p>
          </table:table-cell>
          <table:table-cell table:style-name="ce2" table:formula="of:=[$'Set #1'.I38]" office:value-type="float" office:value="7.66666666666667" calcext:value-type="float">
            <text:p>7,67</text:p>
          </table:table-cell>
          <table:table-cell table:style-name="Default" office:value-type="float" office:value="0.332598" calcext:value-type="float">
            <text:p>0,33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8.nrrd</text:p>
          </table:table-cell>
          <table:table-cell table:style-name="ce2" table:formula="of:=[$'Set #1'.I39]" office:value-type="float" office:value="8.5" calcext:value-type="float">
            <text:p>8,50</text:p>
          </table:table-cell>
          <table:table-cell table:style-name="Default" office:value-type="float" office:value="0.304809" calcext:value-type="float">
            <text:p>0,304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09.nrrd</text:p>
          </table:table-cell>
          <table:table-cell table:style-name="ce2" table:formula="of:=[$'Set #1'.I40]" office:value-type="float" office:value="7.83333333333333" calcext:value-type="float">
            <text:p>7,83</text:p>
          </table:table-cell>
          <table:table-cell table:style-name="Default" office:value-type="float" office:value="0.45184" calcext:value-type="float">
            <text:p>0,45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__Fid=11_M10.nrrd</text:p>
          </table:table-cell>
          <table:table-cell table:style-name="ce2" table:formula="of:=[$'Set #1'.I41]" office:value-type="float" office:value="8.33333333333333" calcext:value-type="float">
            <text:p>8,33</text:p>
          </table:table-cell>
          <table:table-cell table:style-name="Default" office:value-type="float" office:value="0.416871" calcext:value-type="float">
            <text:p>0,4168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1.nrrd</text:p>
          </table:table-cell>
          <table:table-cell table:style-name="ce2" table:formula="of:=[$'Set #1'.I42]" office:value-type="float" office:value="4.33333333333333" calcext:value-type="float">
            <text:p>4,33</text:p>
          </table:table-cell>
          <table:table-cell table:style-name="Default" office:value-type="float" office:value="0.41231" calcext:value-type="float">
            <text:p>0,41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2.nrrd</text:p>
          </table:table-cell>
          <table:table-cell table:style-name="ce2" table:formula="of:=[$'Set #1'.I43]" office:value-type="float" office:value="6" calcext:value-type="float">
            <text:p>6,00</text:p>
          </table:table-cell>
          <table:table-cell table:style-name="Default" office:value-type="float" office:value="0.491439" calcext:value-type="float">
            <text:p>0,491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3.nrrd</text:p>
          </table:table-cell>
          <table:table-cell table:style-name="ce2" table:formula="of:=[$'Set #1'.I44]" office:value-type="float" office:value="4.5" calcext:value-type="float">
            <text:p>4,50</text:p>
          </table:table-cell>
          <table:table-cell table:style-name="Default" office:value-type="float" office:value="0.436462" calcext:value-type="float">
            <text:p>0,436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4.nrrd</text:p>
          </table:table-cell>
          <table:table-cell table:style-name="ce2" table:formula="of:=[$'Set #1'.I45]" office:value-type="float" office:value="3" calcext:value-type="float">
            <text:p>3,00</text:p>
          </table:table-cell>
          <table:table-cell table:style-name="Default" office:value-type="float" office:value="0.370352" calcext:value-type="float">
            <text:p>0,370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5.nrrd</text:p>
          </table:table-cell>
          <table:table-cell table:style-name="ce2" table:formula="of:=[$'Set #1'.I46]" office:value-type="float" office:value="4.5" calcext:value-type="float">
            <text:p>4,50</text:p>
          </table:table-cell>
          <table:table-cell table:style-name="Default" office:value-type="float" office:value="0.345166" calcext:value-type="float">
            <text:p>0,345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6.nrrd</text:p>
          </table:table-cell>
          <table:table-cell table:style-name="ce2" table:formula="of:=[$'Set #1'.I47]" office:value-type="float" office:value="3.66666666666667" calcext:value-type="float">
            <text:p>3,67</text:p>
          </table:table-cell>
          <table:table-cell table:style-name="Default" office:value-type="float" office:value="0.448137" calcext:value-type="float">
            <text:p>0,448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7.nrrd</text:p>
          </table:table-cell>
          <table:table-cell table:style-name="ce2" table:formula="of:=[$'Set #1'.I48]" office:value-type="float" office:value="5.66666666666667" calcext:value-type="float">
            <text:p>5,67</text:p>
          </table:table-cell>
          <table:table-cell table:style-name="Default" office:value-type="float" office:value="0.52004" calcext:value-type="float">
            <text:p>0,52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8.nrrd</text:p>
          </table:table-cell>
          <table:table-cell table:style-name="ce2" table:formula="of:=[$'Set #1'.I49]" office:value-type="float" office:value="6" calcext:value-type="float">
            <text:p>6,00</text:p>
          </table:table-cell>
          <table:table-cell table:style-name="Default" office:value-type="float" office:value="0.591024" calcext:value-type="float">
            <text:p>0,59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09.nrrd</text:p>
          </table:table-cell>
          <table:table-cell table:style-name="ce2" table:formula="of:=[$'Set #1'.I50]" office:value-type="float" office:value="4.83333333333333" calcext:value-type="float">
            <text:p>4,83</text:p>
          </table:table-cell>
          <table:table-cell table:style-name="Default" office:value-type="float" office:value="0.560064" calcext:value-type="float">
            <text:p>0,5600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4__Fid=12_M10.nrrd</text:p>
          </table:table-cell>
          <table:table-cell table:style-name="ce2" table:formula="of:=[$'Set #1'.I51]" office:value-type="float" office:value="4.5" calcext:value-type="float">
            <text:p>4,50</text:p>
          </table:table-cell>
          <table:table-cell table:style-name="Default" office:value-type="float" office:value="0.483134" calcext:value-type="float">
            <text:p>0,483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1.nrrd</text:p>
          </table:table-cell>
          <table:table-cell table:style-name="ce2" table:formula="of:=[$'Set #1'.I52]" office:value-type="float" office:value="5.66666666666667" calcext:value-type="float">
            <text:p>5,67</text:p>
          </table:table-cell>
          <table:table-cell table:style-name="Default" office:value-type="float" office:value="0.4867" calcext:value-type="float">
            <text:p>0,4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2.nrrd</text:p>
          </table:table-cell>
          <table:table-cell table:style-name="ce2" table:formula="of:=[$'Set #1'.I53]" office:value-type="float" office:value="6.66666666666667" calcext:value-type="float">
            <text:p>6,67</text:p>
          </table:table-cell>
          <table:table-cell table:style-name="Default" office:value-type="float" office:value="0.479638" calcext:value-type="float">
            <text:p>0,4796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3.nrrd</text:p>
          </table:table-cell>
          <table:table-cell table:style-name="ce2" table:formula="of:=[$'Set #1'.I54]" office:value-type="float" office:value="6.33333333333333" calcext:value-type="float">
            <text:p>6,33</text:p>
          </table:table-cell>
          <table:table-cell table:style-name="Default" office:value-type="float" office:value="0.448887" calcext:value-type="float">
            <text:p>0,4488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4.nrrd</text:p>
          </table:table-cell>
          <table:table-cell table:style-name="ce2" table:formula="of:=[$'Set #1'.I55]" office:value-type="float" office:value="7.5" calcext:value-type="float">
            <text:p>7,50</text:p>
          </table:table-cell>
          <table:table-cell table:style-name="Default" office:value-type="float" office:value="0.4195" calcext:value-type="float">
            <text:p>0,4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5.nrrd</text:p>
          </table:table-cell>
          <table:table-cell table:style-name="ce2" table:formula="of:=[$'Set #1'.I56]" office:value-type="float" office:value="7.16666666666667" calcext:value-type="float">
            <text:p>7,17</text:p>
          </table:table-cell>
          <table:table-cell table:style-name="Default" office:value-type="float" office:value="0.49487" calcext:value-type="float">
            <text:p>0,494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6.nrrd</text:p>
          </table:table-cell>
          <table:table-cell table:style-name="ce2" table:formula="of:=[$'Set #1'.I57]" office:value-type="float" office:value="7.33333333333333" calcext:value-type="float">
            <text:p>7,33</text:p>
          </table:table-cell>
          <table:table-cell table:style-name="Default" office:value-type="float" office:value="0.333422" calcext:value-type="float">
            <text:p>0,333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7.nrrd</text:p>
          </table:table-cell>
          <table:table-cell table:style-name="ce2" table:formula="of:=[$'Set #1'.I58]" office:value-type="float" office:value="7.16666666666667" calcext:value-type="float">
            <text:p>7,17</text:p>
          </table:table-cell>
          <table:table-cell table:style-name="Default" office:value-type="float" office:value="0.351983" calcext:value-type="float">
            <text:p>0,3519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8.nrrd</text:p>
          </table:table-cell>
          <table:table-cell table:style-name="ce2" table:formula="of:=[$'Set #1'.I59]" office:value-type="float" office:value="6.33333333333333" calcext:value-type="float">
            <text:p>6,33</text:p>
          </table:table-cell>
          <table:table-cell table:style-name="Default" office:value-type="float" office:value="0.502122" calcext:value-type="float">
            <text:p>0,502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09.nrrd</text:p>
          </table:table-cell>
          <table:table-cell table:style-name="ce2" table:formula="of:=[$'Set #1'.I60]" office:value-type="float" office:value="8.33333333333333" calcext:value-type="float">
            <text:p>8,33</text:p>
          </table:table-cell>
          <table:table-cell table:style-name="Default" office:value-type="float" office:value="0.452105" calcext:value-type="float">
            <text:p>0,452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0__Fid=13_M10.nrrd</text:p>
          </table:table-cell>
          <table:table-cell table:style-name="ce2" table:formula="of:=[$'Set #1'.I61]" office:value-type="float" office:value="7.33333333333333" calcext:value-type="float">
            <text:p>7,33</text:p>
          </table:table-cell>
          <table:table-cell table:style-name="Default" office:value-type="float" office:value="0.410862" calcext:value-type="float">
            <text:p>0,410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1.nrrd</text:p>
          </table:table-cell>
          <table:table-cell table:style-name="ce2" table:formula="of:=[$'Set #1'.I62]" office:value-type="float" office:value="1.33333333333333" calcext:value-type="float">
            <text:p>1,33</text:p>
          </table:table-cell>
          <table:table-cell table:style-name="Default" office:value-type="float" office:value="0.163047" calcext:value-type="float">
            <text:p>0,163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2.nrrd</text:p>
          </table:table-cell>
          <table:table-cell table:style-name="ce2" table:formula="of:=[$'Set #1'.I63]" office:value-type="float" office:value="1.66666666666667" calcext:value-type="float">
            <text:p>1,67</text:p>
          </table:table-cell>
          <table:table-cell table:style-name="Default" office:value-type="float" office:value="0.272239" calcext:value-type="float">
            <text:p>0,272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3.nrrd</text:p>
          </table:table-cell>
          <table:table-cell table:style-name="ce2" table:formula="of:=[$'Set #1'.I64]" office:value-type="float" office:value="1.5" calcext:value-type="float">
            <text:p>1,50</text:p>
          </table:table-cell>
          <table:table-cell table:style-name="Default" office:value-type="float" office:value="0.339233" calcext:value-type="float">
            <text:p>0,339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4.nrrd</text:p>
          </table:table-cell>
          <table:table-cell table:style-name="ce2" table:formula="of:=[$'Set #1'.I65]" office:value-type="float" office:value="1.33333333333333" calcext:value-type="float">
            <text:p>1,33</text:p>
          </table:table-cell>
          <table:table-cell table:style-name="Default" office:value-type="float" office:value="0.342729" calcext:value-type="float">
            <text:p>0,3427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5.nrrd</text:p>
          </table:table-cell>
          <table:table-cell table:style-name="ce2" table:formula="of:=[$'Set #1'.I66]" office:value-type="float" office:value="4" calcext:value-type="float">
            <text:p>4,00</text:p>
          </table:table-cell>
          <table:table-cell table:style-name="Default" office:value-type="float" office:value="0.295626" calcext:value-type="float">
            <text:p>0,2956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6.nrrd</text:p>
          </table:table-cell>
          <table:table-cell table:style-name="ce2" table:formula="of:=[$'Set #1'.I67]" office:value-type="float" office:value="2.16666666666667" calcext:value-type="float">
            <text:p>2,17</text:p>
          </table:table-cell>
          <table:table-cell table:style-name="Default" office:value-type="float" office:value="0.338434" calcext:value-type="float">
            <text:p>0,338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7.nrrd</text:p>
          </table:table-cell>
          <table:table-cell table:style-name="ce2" table:formula="of:=[$'Set #1'.I68]" office:value-type="float" office:value="4.83333333333333" calcext:value-type="float">
            <text:p>4,83</text:p>
          </table:table-cell>
          <table:table-cell table:style-name="Default" office:value-type="float" office:value="0.449735" calcext:value-type="float">
            <text:p>0,449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8.nrrd</text:p>
          </table:table-cell>
          <table:table-cell table:style-name="ce2" table:formula="of:=[$'Set #1'.I69]" office:value-type="float" office:value="1" calcext:value-type="float">
            <text:p>1,00</text:p>
          </table:table-cell>
          <table:table-cell table:style-name="Default" office:value-type="float" office:value="0.2926" calcext:value-type="float">
            <text:p>0,29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09.nrrd</text:p>
          </table:table-cell>
          <table:table-cell table:style-name="ce2" table:formula="of:=[$'Set #1'.I70]" office:value-type="float" office:value="1.16666666666667" calcext:value-type="float">
            <text:p>1,17</text:p>
          </table:table-cell>
          <table:table-cell table:style-name="Default" office:value-type="float" office:value="0.237963" calcext:value-type="float">
            <text:p>0,237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__Fid=2_M10.nrrd</text:p>
          </table:table-cell>
          <table:table-cell table:style-name="ce2" table:formula="of:=[$'Set #1'.I71]" office:value-type="float" office:value="2.66666666666667" calcext:value-type="float">
            <text:p>2,67</text:p>
          </table:table-cell>
          <table:table-cell table:style-name="Default" office:value-type="float" office:value="0.334072" calcext:value-type="float">
            <text:p>0,33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1.nrrd</text:p>
          </table:table-cell>
          <table:table-cell table:style-name="ce2" table:formula="of:=[$'Set #1'.I72]" office:value-type="float" office:value="3.66666666666667" calcext:value-type="float">
            <text:p>3,67</text:p>
          </table:table-cell>
          <table:table-cell table:style-name="Default" office:value-type="float" office:value="0.344334" calcext:value-type="float">
            <text:p>0,344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2.nrrd</text:p>
          </table:table-cell>
          <table:table-cell table:style-name="ce2" table:formula="of:=[$'Set #1'.I73]" office:value-type="float" office:value="6.5" calcext:value-type="float">
            <text:p>6,50</text:p>
          </table:table-cell>
          <table:table-cell table:style-name="Default" office:value-type="float" office:value="0.360063" calcext:value-type="float">
            <text:p>0,360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3.nrrd</text:p>
          </table:table-cell>
          <table:table-cell table:style-name="ce2" table:formula="of:=[$'Set #1'.I74]" office:value-type="float" office:value="6.33333333333333" calcext:value-type="float">
            <text:p>6,33</text:p>
          </table:table-cell>
          <table:table-cell table:style-name="Default" office:value-type="float" office:value="0.406211" calcext:value-type="float">
            <text:p>0,40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4.nrrd</text:p>
          </table:table-cell>
          <table:table-cell table:style-name="ce2" table:formula="of:=[$'Set #1'.I75]" office:value-type="float" office:value="1.5" calcext:value-type="float">
            <text:p>1,50</text:p>
          </table:table-cell>
          <table:table-cell table:style-name="Default" office:value-type="float" office:value="0.315923" calcext:value-type="float">
            <text:p>0,315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5.nrrd</text:p>
          </table:table-cell>
          <table:table-cell table:style-name="ce2" table:formula="of:=[$'Set #1'.I76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6.nrrd</text:p>
          </table:table-cell>
          <table:table-cell table:style-name="ce2" table:formula="of:=[$'Set #1'.I77]" office:value-type="float" office:value="2.5" calcext:value-type="float">
            <text:p>2,50</text:p>
          </table:table-cell>
          <table:table-cell table:style-name="Default" office:value-type="float" office:value="0.330386" calcext:value-type="float">
            <text:p>0,3303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7.nrrd</text:p>
          </table:table-cell>
          <table:table-cell table:style-name="ce2" table:formula="of:=[$'Set #1'.I78]" office:value-type="float" office:value="1.66666666666667" calcext:value-type="float">
            <text:p>1,67</text:p>
          </table:table-cell>
          <table:table-cell table:style-name="Default" office:value-type="float" office:value="0.368647" calcext:value-type="float">
            <text:p>0,3686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8.nrrd</text:p>
          </table:table-cell>
          <table:table-cell table:style-name="ce2" table:formula="of:=[$'Set #1'.I79]" office:value-type="float" office:value="4" calcext:value-type="float">
            <text:p>4,00</text:p>
          </table:table-cell>
          <table:table-cell table:style-name="Default" office:value-type="float" office:value="0.483011" calcext:value-type="float">
            <text:p>0,483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09.nrrd</text:p>
          </table:table-cell>
          <table:table-cell table:style-name="ce2" table:formula="of:=[$'Set #1'.I80]" office:value-type="float" office:value="3.5" calcext:value-type="float">
            <text:p>3,50</text:p>
          </table:table-cell>
          <table:table-cell table:style-name="Default" office:value-type="float" office:value="0.354539" calcext:value-type="float">
            <text:p>0,354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__Fid=3_M10.nrrd</text:p>
          </table:table-cell>
          <table:table-cell table:style-name="ce2" table:formula="of:=[$'Set #1'.I81]" office:value-type="float" office:value="3.5" calcext:value-type="float">
            <text:p>3,50</text:p>
          </table:table-cell>
          <table:table-cell table:style-name="Default" office:value-type="float" office:value="0.323633" calcext:value-type="float">
            <text:p>0,3236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1.nrrd</text:p>
          </table:table-cell>
          <table:table-cell table:style-name="ce2" table:formula="of:=[$'Set #1'.I82]" office:value-type="float" office:value="4.5" calcext:value-type="float">
            <text:p>4,50</text:p>
          </table:table-cell>
          <table:table-cell table:style-name="Default" office:value-type="float" office:value="0.47143" calcext:value-type="float">
            <text:p>0,47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2.nrrd</text:p>
          </table:table-cell>
          <table:table-cell table:style-name="ce2" table:formula="of:=[$'Set #1'.I83]" office:value-type="float" office:value="5.33333333333333" calcext:value-type="float">
            <text:p>5,33</text:p>
          </table:table-cell>
          <table:table-cell table:style-name="Default" office:value-type="float" office:value="0.340366" calcext:value-type="float">
            <text:p>0,340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3.nrrd</text:p>
          </table:table-cell>
          <table:table-cell table:style-name="ce2" table:formula="of:=[$'Set #1'.I84]" office:value-type="float" office:value="4.66666666666667" calcext:value-type="float">
            <text:p>4,67</text:p>
          </table:table-cell>
          <table:table-cell table:style-name="Default" office:value-type="float" office:value="0.270698" calcext:value-type="float">
            <text:p>0,2706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4.nrrd</text:p>
          </table:table-cell>
          <table:table-cell table:style-name="ce2" table:formula="of:=[$'Set #1'.I85]" office:value-type="float" office:value="6" calcext:value-type="float">
            <text:p>6,00</text:p>
          </table:table-cell>
          <table:table-cell table:style-name="Default" office:value-type="float" office:value="0.341001" calcext:value-type="float">
            <text:p>0,34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5.nrrd</text:p>
          </table:table-cell>
          <table:table-cell table:style-name="ce2" table:formula="of:=[$'Set #1'.I86]" office:value-type="float" office:value="4.83333333333333" calcext:value-type="float">
            <text:p>4,83</text:p>
          </table:table-cell>
          <table:table-cell table:style-name="Default" office:value-type="float" office:value="0.373288" calcext:value-type="float">
            <text:p>0,37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6.nrrd</text:p>
          </table:table-cell>
          <table:table-cell table:style-name="ce2" table:formula="of:=[$'Set #1'.I87]" office:value-type="float" office:value="4.16666666666667" calcext:value-type="float">
            <text:p>4,17</text:p>
          </table:table-cell>
          <table:table-cell table:style-name="Default" office:value-type="float" office:value="0.315555" calcext:value-type="float">
            <text:p>0,31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7.nrrd</text:p>
          </table:table-cell>
          <table:table-cell table:style-name="ce2" table:formula="of:=[$'Set #1'.I88]" office:value-type="float" office:value="4.16666666666667" calcext:value-type="float">
            <text:p>4,17</text:p>
          </table:table-cell>
          <table:table-cell table:style-name="Default" office:value-type="float" office:value="0.275141" calcext:value-type="float">
            <text:p>0,275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8.nrrd</text:p>
          </table:table-cell>
          <table:table-cell table:style-name="ce2" table:formula="of:=[$'Set #1'.I89]" office:value-type="float" office:value="6.33333333333333" calcext:value-type="float">
            <text:p>6,33</text:p>
          </table:table-cell>
          <table:table-cell table:style-name="Default" office:value-type="float" office:value="0.298519" calcext:value-type="float">
            <text:p>0,2985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09.nrrd</text:p>
          </table:table-cell>
          <table:table-cell table:style-name="ce2" table:formula="of:=[$'Set #1'.I90]" office:value-type="float" office:value="3.66666666666667" calcext:value-type="float">
            <text:p>3,67</text:p>
          </table:table-cell>
          <table:table-cell table:style-name="Default" office:value-type="float" office:value="0.29129" calcext:value-type="float">
            <text:p>0,29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__Fid=4_M10.nrrd</text:p>
          </table:table-cell>
          <table:table-cell table:style-name="ce2" table:formula="of:=[$'Set #1'.I91]" office:value-type="float" office:value="3.5" calcext:value-type="float">
            <text:p>3,50</text:p>
          </table:table-cell>
          <table:table-cell table:style-name="Default" office:value-type="float" office:value="0.487773" calcext:value-type="float">
            <text:p>0,48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1.nrrd</text:p>
          </table:table-cell>
          <table:table-cell table:style-name="ce2" table:formula="of:=[$'Set #1'.I92]" office:value-type="float" office:value="6" calcext:value-type="float">
            <text:p>6,00</text:p>
          </table:table-cell>
          <table:table-cell table:style-name="Default" office:value-type="float" office:value="0.39081" calcext:value-type="float">
            <text:p>0,3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2.nrrd</text:p>
          </table:table-cell>
          <table:table-cell table:style-name="ce2" table:formula="of:=[$'Set #1'.I93]" office:value-type="float" office:value="6.5" calcext:value-type="float">
            <text:p>6,50</text:p>
          </table:table-cell>
          <table:table-cell table:style-name="Default" office:value-type="float" office:value="0.492413" calcext:value-type="float">
            <text:p>0,49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3.nrrd</text:p>
          </table:table-cell>
          <table:table-cell table:style-name="ce2" table:formula="of:=[$'Set #1'.I94]" office:value-type="float" office:value="6.5" calcext:value-type="float">
            <text:p>6,50</text:p>
          </table:table-cell>
          <table:table-cell table:style-name="Default" office:value-type="float" office:value="0.303671" calcext:value-type="float">
            <text:p>0,3036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4.nrrd</text:p>
          </table:table-cell>
          <table:table-cell table:style-name="ce2" table:formula="of:=[$'Set #1'.I95]" office:value-type="float" office:value="7.83333333333333" calcext:value-type="float">
            <text:p>7,83</text:p>
          </table:table-cell>
          <table:table-cell table:style-name="Default" office:value-type="float" office:value="0.470502" calcext:value-type="float">
            <text:p>0,470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5.nrrd</text:p>
          </table:table-cell>
          <table:table-cell table:style-name="ce2" table:formula="of:=[$'Set #1'.I96]" office:value-type="float" office:value="9" calcext:value-type="float">
            <text:p>9,00</text:p>
          </table:table-cell>
          <table:table-cell table:style-name="Default" office:value-type="float" office:value="0.384951" calcext:value-type="float">
            <text:p>0,38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6.nrrd</text:p>
          </table:table-cell>
          <table:table-cell table:style-name="ce2" table:formula="of:=[$'Set #1'.I97]" office:value-type="float" office:value="4.16666666666667" calcext:value-type="float">
            <text:p>4,17</text:p>
          </table:table-cell>
          <table:table-cell table:style-name="Default" office:value-type="float" office:value="0.271684" calcext:value-type="float">
            <text:p>0,271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7.nrrd</text:p>
          </table:table-cell>
          <table:table-cell table:style-name="ce2" table:formula="of:=[$'Set #1'.I98]" office:value-type="float" office:value="5.16666666666667" calcext:value-type="float">
            <text:p>5,17</text:p>
          </table:table-cell>
          <table:table-cell table:style-name="Default" office:value-type="float" office:value="0.262228" calcext:value-type="float">
            <text:p>0,26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8.nrrd</text:p>
          </table:table-cell>
          <table:table-cell table:style-name="ce2" table:formula="of:=[$'Set #1'.I99]" office:value-type="float" office:value="6.16666666666667" calcext:value-type="float">
            <text:p>6,17</text:p>
          </table:table-cell>
          <table:table-cell table:style-name="Default" office:value-type="float" office:value="0.548879" calcext:value-type="float">
            <text:p>0,548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09.nrrd</text:p>
          </table:table-cell>
          <table:table-cell table:style-name="ce2" table:formula="of:=[$'Set #1'.I10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14_M10.nrrd</text:p>
          </table:table-cell>
          <table:table-cell table:style-name="ce2" table:formula="of:=[$'Set #1'.I101]" office:value-type="float" office:value="6.33333333333333" calcext:value-type="float">
            <text:p>6,33</text:p>
          </table:table-cell>
          <table:table-cell table:style-name="Default" office:value-type="float" office:value="0.402974" calcext:value-type="float">
            <text:p>0,4029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1.nrrd</text:p>
          </table:table-cell>
          <table:table-cell table:style-name="ce2" table:formula="of:=[$'Set #1'.I102]" office:value-type="float" office:value="2.66666666666667" calcext:value-type="float">
            <text:p>2,67</text:p>
          </table:table-cell>
          <table:table-cell table:style-name="Default" office:value-type="float" office:value="0.341767" calcext:value-type="float">
            <text:p>0,341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2.nrrd</text:p>
          </table:table-cell>
          <table:table-cell table:style-name="ce2" table:formula="of:=[$'Set #1'.I103]" office:value-type="float" office:value="5.5" calcext:value-type="float">
            <text:p>5,50</text:p>
          </table:table-cell>
          <table:table-cell table:style-name="Default" office:value-type="float" office:value="0.284554" calcext:value-type="float">
            <text:p>0,284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3.nrrd</text:p>
          </table:table-cell>
          <table:table-cell table:style-name="ce2" table:formula="of:=[$'Set #1'.I104]" office:value-type="float" office:value="6" calcext:value-type="float">
            <text:p>6,00</text:p>
          </table:table-cell>
          <table:table-cell table:style-name="Default" office:value-type="float" office:value="0.391942" calcext:value-type="float">
            <text:p>0,391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4.nrrd</text:p>
          </table:table-cell>
          <table:table-cell table:style-name="ce2" table:formula="of:=[$'Set #1'.I105]" office:value-type="float" office:value="5.66666666666667" calcext:value-type="float">
            <text:p>5,67</text:p>
          </table:table-cell>
          <table:table-cell table:style-name="Default" office:value-type="float" office:value="0.42295" calcext:value-type="float">
            <text:p>0,42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5.nrrd</text:p>
          </table:table-cell>
          <table:table-cell table:style-name="ce2" table:formula="of:=[$'Set #1'.I106]" office:value-type="float" office:value="4.83333333333333" calcext:value-type="float">
            <text:p>4,83</text:p>
          </table:table-cell>
          <table:table-cell table:style-name="Default" office:value-type="float" office:value="0.424496" calcext:value-type="float">
            <text:p>0,424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6.nrrd</text:p>
          </table:table-cell>
          <table:table-cell table:style-name="ce2" table:formula="of:=[$'Set #1'.I107]" office:value-type="float" office:value="7.5" calcext:value-type="float">
            <text:p>7,50</text:p>
          </table:table-cell>
          <table:table-cell table:style-name="Default" office:value-type="float" office:value="0.646745" calcext:value-type="float">
            <text:p>0,646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7.nrrd</text:p>
          </table:table-cell>
          <table:table-cell table:style-name="ce2" table:formula="of:=[$'Set #1'.I108]" office:value-type="float" office:value="2" calcext:value-type="float">
            <text:p>2,00</text:p>
          </table:table-cell>
          <table:table-cell table:style-name="Default" office:value-type="float" office:value="0.280539" calcext:value-type="float">
            <text:p>0,280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8.nrrd</text:p>
          </table:table-cell>
          <table:table-cell table:style-name="ce2" table:formula="of:=[$'Set #1'.I109]" office:value-type="float" office:value="1.33333333333333" calcext:value-type="float">
            <text:p>1,33</text:p>
          </table:table-cell>
          <table:table-cell table:style-name="Default" office:value-type="float" office:value="0.28717" calcext:value-type="float">
            <text:p>0,28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09.nrrd</text:p>
          </table:table-cell>
          <table:table-cell table:style-name="ce2" table:formula="of:=[$'Set #1'.I110]" office:value-type="float" office:value="5.83333333333333" calcext:value-type="float">
            <text:p>5,83</text:p>
          </table:table-cell>
          <table:table-cell table:style-name="Default" office:value-type="float" office:value="0.340483" calcext:value-type="float">
            <text:p>0,340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__Fid=5_M10.nrrd</text:p>
          </table:table-cell>
          <table:table-cell table:style-name="ce2" table:formula="of:=[$'Set #1'.I11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1.nrrd</text:p>
          </table:table-cell>
          <table:table-cell table:style-name="ce2" table:formula="of:=[$'Set #1'.I112]" office:value-type="float" office:value="3.66666666666667" calcext:value-type="float">
            <text:p>3,67</text:p>
          </table:table-cell>
          <table:table-cell table:style-name="Default" office:value-type="float" office:value="0.375639" calcext:value-type="float">
            <text:p>0,375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2.nrrd</text:p>
          </table:table-cell>
          <table:table-cell table:style-name="ce2" table:formula="of:=[$'Set #1'.I113]" office:value-type="float" office:value="6.33333333333333" calcext:value-type="float">
            <text:p>6,33</text:p>
          </table:table-cell>
          <table:table-cell table:style-name="Default" office:value-type="float" office:value="0.540879" calcext:value-type="float">
            <text:p>0,540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3.nrrd</text:p>
          </table:table-cell>
          <table:table-cell table:style-name="ce2" table:formula="of:=[$'Set #1'.I114]" office:value-type="float" office:value="2.66666666666667" calcext:value-type="float">
            <text:p>2,67</text:p>
          </table:table-cell>
          <table:table-cell table:style-name="Default" office:value-type="float" office:value="0.320674" calcext:value-type="float">
            <text:p>0,320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4.nrrd</text:p>
          </table:table-cell>
          <table:table-cell table:style-name="ce2" table:formula="of:=[$'Set #1'.I115]" office:value-type="float" office:value="1.5" calcext:value-type="float">
            <text:p>1,50</text:p>
          </table:table-cell>
          <table:table-cell table:style-name="Default" office:value-type="float" office:value="0.338923" calcext:value-type="float">
            <text:p>0,338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5.nrrd</text:p>
          </table:table-cell>
          <table:table-cell table:style-name="ce2" table:formula="of:=[$'Set #1'.I116]" office:value-type="float" office:value="4.16666666666667" calcext:value-type="float">
            <text:p>4,17</text:p>
          </table:table-cell>
          <table:table-cell table:style-name="Default" office:value-type="float" office:value="0.379558" calcext:value-type="float">
            <text:p>0,3795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6.nrrd</text:p>
          </table:table-cell>
          <table:table-cell table:style-name="ce2" table:formula="of:=[$'Set #1'.I117]" office:value-type="float" office:value="5.16666666666667" calcext:value-type="float">
            <text:p>5,17</text:p>
          </table:table-cell>
          <table:table-cell table:style-name="Default" office:value-type="float" office:value="0.425044" calcext:value-type="float">
            <text:p>0,425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7.nrrd</text:p>
          </table:table-cell>
          <table:table-cell table:style-name="ce2" table:formula="of:=[$'Set #1'.I118]" office:value-type="float" office:value="4" calcext:value-type="float">
            <text:p>4,00</text:p>
          </table:table-cell>
          <table:table-cell table:style-name="Default" office:value-type="float" office:value="0.379939" calcext:value-type="float">
            <text:p>0,379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8.nrrd</text:p>
          </table:table-cell>
          <table:table-cell table:style-name="ce2" table:formula="of:=[$'Set #1'.I119]" office:value-type="float" office:value="2.33333333333333" calcext:value-type="float">
            <text:p>2,33</text:p>
          </table:table-cell>
          <table:table-cell table:style-name="Default" office:value-type="float" office:value="0.460995" calcext:value-type="float">
            <text:p>0,460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09.nrrd</text:p>
          </table:table-cell>
          <table:table-cell table:style-name="ce2" table:formula="of:=[$'Set #1'.I120]" office:value-type="float" office:value="2.16666666666667" calcext:value-type="float">
            <text:p>2,17</text:p>
          </table:table-cell>
          <table:table-cell table:style-name="Default" office:value-type="float" office:value="0.318054" calcext:value-type="float">
            <text:p>0,318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15_M10.nrrd</text:p>
          </table:table-cell>
          <table:table-cell table:style-name="ce2" table:formula="of:=[$'Set #1'.I121]" office:value-type="float" office:value="4.16666666666667" calcext:value-type="float">
            <text:p>4,17</text:p>
          </table:table-cell>
          <table:table-cell table:style-name="Default" office:value-type="float" office:value="0.354788" calcext:value-type="float">
            <text:p>0,354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1.nrrd</text:p>
          </table:table-cell>
          <table:table-cell table:style-name="ce2" table:formula="of:=[$'Set #1'.I122]" office:value-type="float" office:value="3.16666666666667" calcext:value-type="float">
            <text:p>3,17</text:p>
          </table:table-cell>
          <table:table-cell table:style-name="Default" office:value-type="float" office:value="0.496177" calcext:value-type="float">
            <text:p>0,496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2.nrrd</text:p>
          </table:table-cell>
          <table:table-cell table:style-name="ce2" table:formula="of:=[$'Set #1'.I123]" office:value-type="float" office:value="6.5" calcext:value-type="float">
            <text:p>6,50</text:p>
          </table:table-cell>
          <table:table-cell table:style-name="Default" office:value-type="float" office:value="0.446975" calcext:value-type="float">
            <text:p>0,446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3.nrrd</text:p>
          </table:table-cell>
          <table:table-cell table:style-name="ce2" table:formula="of:=[$'Set #1'.I124]" office:value-type="float" office:value="4.33333333333333" calcext:value-type="float">
            <text:p>4,33</text:p>
          </table:table-cell>
          <table:table-cell table:style-name="Default" office:value-type="float" office:value="0.269702" calcext:value-type="float">
            <text:p>0,2697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4.nrrd</text:p>
          </table:table-cell>
          <table:table-cell table:style-name="ce2" table:formula="of:=[$'Set #1'.I125]" office:value-type="float" office:value="7.16666666666667" calcext:value-type="float">
            <text:p>7,17</text:p>
          </table:table-cell>
          <table:table-cell table:style-name="Default" office:value-type="float" office:value="0.359608" calcext:value-type="float">
            <text:p>0,3596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5.nrrd</text:p>
          </table:table-cell>
          <table:table-cell table:style-name="ce2" table:formula="of:=[$'Set #1'.I126]" office:value-type="float" office:value="3.66666666666667" calcext:value-type="float">
            <text:p>3,67</text:p>
          </table:table-cell>
          <table:table-cell table:style-name="Default" office:value-type="float" office:value="0.149511" calcext:value-type="float">
            <text:p>0,149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6.nrrd</text:p>
          </table:table-cell>
          <table:table-cell table:style-name="ce2" table:formula="of:=[$'Set #1'.I127]" office:value-type="float" office:value="5.5" calcext:value-type="float">
            <text:p>5,50</text:p>
          </table:table-cell>
          <table:table-cell table:style-name="Default" office:value-type="float" office:value="0.331385" calcext:value-type="float">
            <text:p>0,331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7.nrrd</text:p>
          </table:table-cell>
          <table:table-cell table:style-name="ce2" table:formula="of:=[$'Set #1'.I128]" office:value-type="float" office:value="7.16666666666667" calcext:value-type="float">
            <text:p>7,17</text:p>
          </table:table-cell>
          <table:table-cell table:style-name="Default" office:value-type="float" office:value="0.509154" calcext:value-type="float">
            <text:p>0,509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8.nrrd</text:p>
          </table:table-cell>
          <table:table-cell table:style-name="ce2" table:formula="of:=[$'Set #1'.I129]" office:value-type="float" office:value="4.16666666666667" calcext:value-type="float">
            <text:p>4,17</text:p>
          </table:table-cell>
          <table:table-cell table:style-name="Default" office:value-type="float" office:value="0.444209" calcext:value-type="float">
            <text:p>0,444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09.nrrd</text:p>
          </table:table-cell>
          <table:table-cell table:style-name="ce2" table:formula="of:=[$'Set #1'.I130]" office:value-type="float" office:value="6" calcext:value-type="float">
            <text:p>6,00</text:p>
          </table:table-cell>
          <table:table-cell table:style-name="Default" office:value-type="float" office:value="0.375757" calcext:value-type="float">
            <text:p>0,375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__Fid=6_M10.nrrd</text:p>
          </table:table-cell>
          <table:table-cell table:style-name="ce2" table:formula="of:=[$'Set #1'.I131]" office:value-type="float" office:value="1.66666666666667" calcext:value-type="float">
            <text:p>1,67</text:p>
          </table:table-cell>
          <table:table-cell table:style-name="Default" office:value-type="float" office:value="0.348933" calcext:value-type="float">
            <text:p>0,3489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1.nrrd</text:p>
          </table:table-cell>
          <table:table-cell table:style-name="ce2" table:formula="of:=[$'Set #1'.I132]" office:value-type="float" office:value="6.66666666666667" calcext:value-type="float">
            <text:p>6,67</text:p>
          </table:table-cell>
          <table:table-cell table:style-name="Default" office:value-type="float" office:value="0.282838" calcext:value-type="float">
            <text:p>0,2828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2.nrrd</text:p>
          </table:table-cell>
          <table:table-cell table:style-name="ce2" table:formula="of:=[$'Set #1'.I133]" office:value-type="float" office:value="7.5" calcext:value-type="float">
            <text:p>7,50</text:p>
          </table:table-cell>
          <table:table-cell table:style-name="Default" office:value-type="float" office:value="0.406369" calcext:value-type="float">
            <text:p>0,40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3.nrrd</text:p>
          </table:table-cell>
          <table:table-cell table:style-name="ce2" table:formula="of:=[$'Set #1'.I134]" office:value-type="float" office:value="8.83333333333333" calcext:value-type="float">
            <text:p>8,83</text:p>
          </table:table-cell>
          <table:table-cell table:style-name="Default" office:value-type="float" office:value="0.388202" calcext:value-type="float">
            <text:p>0,388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4.nrrd</text:p>
          </table:table-cell>
          <table:table-cell table:style-name="ce2" table:formula="of:=[$'Set #1'.I135]" office:value-type="float" office:value="6.66666666666667" calcext:value-type="float">
            <text:p>6,67</text:p>
          </table:table-cell>
          <table:table-cell table:style-name="Default" office:value-type="float" office:value="0.285341" calcext:value-type="float">
            <text:p>0,2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5.nrrd</text:p>
          </table:table-cell>
          <table:table-cell table:style-name="ce2" table:formula="of:=[$'Set #1'.I136]" office:value-type="float" office:value="7.83333333333333" calcext:value-type="float">
            <text:p>7,83</text:p>
          </table:table-cell>
          <table:table-cell table:style-name="Default" office:value-type="float" office:value="0.393084" calcext:value-type="float">
            <text:p>0,39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6.nrrd</text:p>
          </table:table-cell>
          <table:table-cell table:style-name="ce2" table:formula="of:=[$'Set #1'.I137]" office:value-type="float" office:value="6.33333333333333" calcext:value-type="float">
            <text:p>6,33</text:p>
          </table:table-cell>
          <table:table-cell table:style-name="Default" office:value-type="float" office:value="0.333727" calcext:value-type="float">
            <text:p>0,3337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7.nrrd</text:p>
          </table:table-cell>
          <table:table-cell table:style-name="ce2" table:formula="of:=[$'Set #1'.I138]" office:value-type="float" office:value="7.83333333333333" calcext:value-type="float">
            <text:p>7,83</text:p>
          </table:table-cell>
          <table:table-cell table:style-name="Default" office:value-type="float" office:value="0.358029" calcext:value-type="float">
            <text:p>0,358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8.nrrd</text:p>
          </table:table-cell>
          <table:table-cell table:style-name="ce2" table:formula="of:=[$'Set #1'.I139]" office:value-type="float" office:value="7.33333333333333" calcext:value-type="float">
            <text:p>7,33</text:p>
          </table:table-cell>
          <table:table-cell table:style-name="Default" office:value-type="float" office:value="0.348616" calcext:value-type="float">
            <text:p>0,348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__Fid=7_M09.nrrd</text:p>
          </table:table-cell>
          <table:table-cell table:style-name="ce2" table:formula="of:=[$'Set #1'.I140]" office:value-type="float" office:value="7.5" calcext:value-type="float">
            <text:p>7,50</text:p>
          </table:table-cell>
          <table:table-cell table:style-name="Default" office:value-type="float" office:value="0.403212" calcext:value-type="float">
            <text:p>0,40321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66__Fid=7_M10.nrrd</text:p>
          </table:table-cell>
          <table:table-cell table:style-name="ce2" table:formula="of:=[$'Set #1'.I141]" office:value-type="float" office:value="7.5" calcext:value-type="float">
            <text:p>7,50</text:p>
          </table:table-cell>
          <table:table-cell table:style-name="Default" office:value-type="float" office:value="0.389082" calcext:value-type="float">
            <text:p>0,3890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1.nrrd</text:p>
          </table:table-cell>
          <table:table-cell table:style-name="ce2" table:formula="of:=[$'Set #1'.I142]" office:value-type="float" office:value="2.83333333333333" calcext:value-type="float">
            <text:p>2,83</text:p>
          </table:table-cell>
          <table:table-cell table:style-name="Default" office:value-type="float" office:value="0.297037" calcext:value-type="float">
            <text:p>0,297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2.nrrd</text:p>
          </table:table-cell>
          <table:table-cell table:style-name="ce2" table:formula="of:=[$'Set #1'.I143]" office:value-type="float" office:value="3.33333333333333" calcext:value-type="float">
            <text:p>3,33</text:p>
          </table:table-cell>
          <table:table-cell table:style-name="Default" office:value-type="float" office:value="0.380455" calcext:value-type="float">
            <text:p>0,3804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3.nrrd</text:p>
          </table:table-cell>
          <table:table-cell table:style-name="ce2" table:formula="of:=[$'Set #1'.I144]" office:value-type="float" office:value="3" calcext:value-type="float">
            <text:p>3,00</text:p>
          </table:table-cell>
          <table:table-cell table:style-name="Default" office:value-type="float" office:value="0.33073" calcext:value-type="float">
            <text:p>0,33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4.nrrd</text:p>
          </table:table-cell>
          <table:table-cell table:style-name="ce2" table:formula="of:=[$'Set #1'.I145]" office:value-type="float" office:value="4.83333333333333" calcext:value-type="float">
            <text:p>4,83</text:p>
          </table:table-cell>
          <table:table-cell table:style-name="Default" office:value-type="float" office:value="0.525108" calcext:value-type="float">
            <text:p>0,525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5.nrrd</text:p>
          </table:table-cell>
          <table:table-cell table:style-name="ce2" table:formula="of:=[$'Set #1'.I146]" office:value-type="float" office:value="6.5" calcext:value-type="float">
            <text:p>6,50</text:p>
          </table:table-cell>
          <table:table-cell table:style-name="Default" office:value-type="float" office:value="0.451587" calcext:value-type="float">
            <text:p>0,4515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6.nrrd</text:p>
          </table:table-cell>
          <table:table-cell table:style-name="ce2" table:formula="of:=[$'Set #1'.I147]" office:value-type="float" office:value="5.5" calcext:value-type="float">
            <text:p>5,50</text:p>
          </table:table-cell>
          <table:table-cell table:style-name="Default" office:value-type="float" office:value="0.497138" calcext:value-type="float">
            <text:p>0,497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7.nrrd</text:p>
          </table:table-cell>
          <table:table-cell table:style-name="ce2" table:formula="of:=[$'Set #1'.I148]" office:value-type="float" office:value="4.33333333333333" calcext:value-type="float">
            <text:p>4,33</text:p>
          </table:table-cell>
          <table:table-cell table:style-name="Default" office:value-type="float" office:value="0.338305" calcext:value-type="float">
            <text:p>0,338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8.nrrd</text:p>
          </table:table-cell>
          <table:table-cell table:style-name="ce2" table:formula="of:=[$'Set #1'.I149]" office:value-type="float" office:value="3" calcext:value-type="float">
            <text:p>3,00</text:p>
          </table:table-cell>
          <table:table-cell table:style-name="Default" office:value-type="float" office:value="0.296963" calcext:value-type="float">
            <text:p>0,296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__Fid=1_M09.nrrd</text:p>
          </table:table-cell>
          <table:table-cell table:style-name="ce2" table:formula="of:=[$'Set #1'.I150]" office:value-type="float" office:value="4.5" calcext:value-type="float">
            <text:p>4,50</text:p>
          </table:table-cell>
          <table:table-cell table:style-name="Default" office:value-type="float" office:value="0.499111" calcext:value-type="float">
            <text:p>0,499111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6__Fid=1_M10.nrrd</text:p>
          </table:table-cell>
          <table:table-cell table:style-name="ce10" table:formula="of:=[$'Set #1'.I151]" office:value-type="float" office:value="3.83333333333333" calcext:value-type="float">
            <text:p>3,83</text:p>
          </table:table-cell>
          <table:table-cell table:style-name="ce9" office:value-type="float" office:value="0.281029" calcext:value-type="float">
            <text:p>0,28102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106__Fid=7_M01.nrrd</text:p>
          </table:table-cell>
          <table:table-cell table:style-name="ce2" table:formula="of:=[$'Set #2'.H2]" office:value-type="float" office:value="6.6" calcext:value-type="float">
            <text:p>6,60</text:p>
          </table:table-cell>
          <table:table-cell table:style-name="Default" office:value-type="float" office:value="0.299975" calcext:value-type="float">
            <text:p>0,299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2.nrrd</text:p>
          </table:table-cell>
          <table:table-cell table:style-name="ce2" table:formula="of:=[$'Set #2'.H3]" office:value-type="float" office:value="7.8" calcext:value-type="float">
            <text:p>7,80</text:p>
          </table:table-cell>
          <table:table-cell table:style-name="Default" office:value-type="float" office:value="0.463674" calcext:value-type="float">
            <text:p>0,463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3.nrrd</text:p>
          </table:table-cell>
          <table:table-cell table:style-name="ce2" table:formula="of:=[$'Set #2'.H4]" office:value-type="float" office:value="7" calcext:value-type="float">
            <text:p>7,00</text:p>
          </table:table-cell>
          <table:table-cell table:style-name="Default" office:value-type="float" office:value="0.315244" calcext:value-type="float">
            <text:p>0,315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4.nrrd</text:p>
          </table:table-cell>
          <table:table-cell table:style-name="ce2" table:formula="of:=[$'Set #2'.H5]" office:value-type="float" office:value="8" calcext:value-type="float">
            <text:p>8,00</text:p>
          </table:table-cell>
          <table:table-cell table:style-name="Default" office:value-type="float" office:value="0.428408" calcext:value-type="float">
            <text:p>0,4284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5.nrrd</text:p>
          </table:table-cell>
          <table:table-cell table:style-name="ce2" table:formula="of:=[$'Set #2'.H6]" office:value-type="float" office:value="6.4" calcext:value-type="float">
            <text:p>6,40</text:p>
          </table:table-cell>
          <table:table-cell table:style-name="Default" office:value-type="float" office:value="0.31206" calcext:value-type="float">
            <text:p>0,31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6.nrrd</text:p>
          </table:table-cell>
          <table:table-cell table:style-name="ce2" table:formula="of:=[$'Set #2'.H7]" office:value-type="float" office:value="7.4" calcext:value-type="float">
            <text:p>7,40</text:p>
          </table:table-cell>
          <table:table-cell table:style-name="Default" office:value-type="float" office:value="0.41866" calcext:value-type="float">
            <text:p>0,418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7.nrrd</text:p>
          </table:table-cell>
          <table:table-cell table:style-name="ce2" table:formula="of:=[$'Set #2'.H8]" office:value-type="float" office:value="6.2" calcext:value-type="float">
            <text:p>6,20</text:p>
          </table:table-cell>
          <table:table-cell table:style-name="Default" office:value-type="float" office:value="0.389338" calcext:value-type="float">
            <text:p>0,389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8.nrrd</text:p>
          </table:table-cell>
          <table:table-cell table:style-name="ce2" table:formula="of:=[$'Set #2'.H9]" office:value-type="float" office:value="3.8" calcext:value-type="float">
            <text:p>3,80</text:p>
          </table:table-cell>
          <table:table-cell table:style-name="Default" office:value-type="float" office:value="0.295268" calcext:value-type="float">
            <text:p>0,29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09.nrrd</text:p>
          </table:table-cell>
          <table:table-cell table:style-name="ce2" table:formula="of:=[$'Set #2'.H10]" office:value-type="float" office:value="7.4" calcext:value-type="float">
            <text:p>7,40</text:p>
          </table:table-cell>
          <table:table-cell table:style-name="Default" office:value-type="float" office:value="0.445212" calcext:value-type="float">
            <text:p>0,445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__Fid=7_M10.nrrd</text:p>
          </table:table-cell>
          <table:table-cell table:style-name="ce2" table:formula="of:=[$'Set #2'.H11]" office:value-type="float" office:value="3" calcext:value-type="float">
            <text:p>3,00</text:p>
          </table:table-cell>
          <table:table-cell table:style-name="Default" office:value-type="float" office:value="0.242249" calcext:value-type="float">
            <text:p>0,24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1.nrrd</text:p>
          </table:table-cell>
          <table:table-cell table:style-name="ce2" table:formula="of:=[$'Set #2'.H12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2.nrrd</text:p>
          </table:table-cell>
          <table:table-cell table:style-name="ce2" table:formula="of:=[$'Set #2'.H13]" office:value-type="float" office:value="4" calcext:value-type="float">
            <text:p>4,00</text:p>
          </table:table-cell>
          <table:table-cell table:style-name="Default" office:value-type="float" office:value="0.501678" calcext:value-type="float">
            <text:p>0,501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3.nrrd</text:p>
          </table:table-cell>
          <table:table-cell table:style-name="ce2" table:formula="of:=[$'Set #2'.H14]" office:value-type="float" office:value="2" calcext:value-type="float">
            <text:p>2,00</text:p>
          </table:table-cell>
          <table:table-cell table:style-name="Default" office:value-type="float" office:value="0.39143" calcext:value-type="float">
            <text:p>0,39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4.nrrd</text:p>
          </table:table-cell>
          <table:table-cell table:style-name="ce2" table:formula="of:=[$'Set #2'.H15]" office:value-type="float" office:value="3.2" calcext:value-type="float">
            <text:p>3,20</text:p>
          </table:table-cell>
          <table:table-cell table:style-name="Default" office:value-type="float" office:value="0.496366" calcext:value-type="float">
            <text:p>0,496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5.nrrd</text:p>
          </table:table-cell>
          <table:table-cell table:style-name="ce2" table:formula="of:=[$'Set #2'.H16]" office:value-type="float" office:value="5.4" calcext:value-type="float">
            <text:p>5,40</text:p>
          </table:table-cell>
          <table:table-cell table:style-name="Default" office:value-type="float" office:value="0.476731" calcext:value-type="float">
            <text:p>0,476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6.nrrd</text:p>
          </table:table-cell>
          <table:table-cell table:style-name="ce2" table:formula="of:=[$'Set #2'.H17]" office:value-type="float" office:value="5.4" calcext:value-type="float">
            <text:p>5,40</text:p>
          </table:table-cell>
          <table:table-cell table:style-name="Default" office:value-type="float" office:value="0.462077" calcext:value-type="float">
            <text:p>0,462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7.nrrd</text:p>
          </table:table-cell>
          <table:table-cell table:style-name="ce2" table:formula="of:=[$'Set #2'.H18]" office:value-type="float" office:value="2" calcext:value-type="float">
            <text:p>2,00</text:p>
          </table:table-cell>
          <table:table-cell table:style-name="Default" office:value-type="float" office:value="0.34665" calcext:value-type="float">
            <text:p>0,346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8.nrrd</text:p>
          </table:table-cell>
          <table:table-cell table:style-name="ce2" table:formula="of:=[$'Set #2'.H19]" office:value-type="float" office:value="1.8" calcext:value-type="float">
            <text:p>1,80</text:p>
          </table:table-cell>
          <table:table-cell table:style-name="Default" office:value-type="float" office:value="0.340738" calcext:value-type="float">
            <text:p>0,3407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09.nrrd</text:p>
          </table:table-cell>
          <table:table-cell table:style-name="ce2" table:formula="of:=[$'Set #2'.H20]" office:value-type="float" office:value="1.4" calcext:value-type="float">
            <text:p>1,40</text:p>
          </table:table-cell>
          <table:table-cell table:style-name="Default" office:value-type="float" office:value="0.315268" calcext:value-type="float">
            <text:p>0,315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__Fid=1_M10.nrrd</text:p>
          </table:table-cell>
          <table:table-cell table:style-name="ce2" table:formula="of:=[$'Set #2'.H21]" office:value-type="float" office:value="1" calcext:value-type="float">
            <text:p>1,00</text:p>
          </table:table-cell>
          <table:table-cell table:style-name="Default" office:value-type="float" office:value="0.182526" calcext:value-type="float">
            <text:p>0,182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1.nrrd</text:p>
          </table:table-cell>
          <table:table-cell table:style-name="ce2" table:formula="of:=[$'Set #2'.H22]" office:value-type="float" office:value="3.6" calcext:value-type="float">
            <text:p>3,60</text:p>
          </table:table-cell>
          <table:table-cell table:style-name="Default" office:value-type="float" office:value="0.337397" calcext:value-type="float">
            <text:p>0,337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2.nrrd</text:p>
          </table:table-cell>
          <table:table-cell table:style-name="ce2" table:formula="of:=[$'Set #2'.H23]" office:value-type="float" office:value="4.4" calcext:value-type="float">
            <text:p>4,40</text:p>
          </table:table-cell>
          <table:table-cell table:style-name="Default" office:value-type="float" office:value="0.363166" calcext:value-type="float">
            <text:p>0,363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3.nrrd</text:p>
          </table:table-cell>
          <table:table-cell table:style-name="ce2" table:formula="of:=[$'Set #2'.H24]" office:value-type="float" office:value="7.2" calcext:value-type="float">
            <text:p>7,20</text:p>
          </table:table-cell>
          <table:table-cell table:style-name="Default" office:value-type="float" office:value="0.430222" calcext:value-type="float">
            <text:p>0,430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4.nrrd</text:p>
          </table:table-cell>
          <table:table-cell table:style-name="ce2" table:formula="of:=[$'Set #2'.H25]" office:value-type="float" office:value="7" calcext:value-type="float">
            <text:p>7,00</text:p>
          </table:table-cell>
          <table:table-cell table:style-name="Default" office:value-type="float" office:value="0.401597" calcext:value-type="float">
            <text:p>0,40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5.nrrd</text:p>
          </table:table-cell>
          <table:table-cell table:style-name="ce2" table:formula="of:=[$'Set #2'.H26]" office:value-type="float" office:value="5.6" calcext:value-type="float">
            <text:p>5,60</text:p>
          </table:table-cell>
          <table:table-cell table:style-name="Default" office:value-type="float" office:value="0.40367" calcext:value-type="float">
            <text:p>0,40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6.nrrd</text:p>
          </table:table-cell>
          <table:table-cell table:style-name="ce2" table:formula="of:=[$'Set #2'.H27]" office:value-type="float" office:value="6.4" calcext:value-type="float">
            <text:p>6,40</text:p>
          </table:table-cell>
          <table:table-cell table:style-name="Default" office:value-type="float" office:value="0.484037" calcext:value-type="float">
            <text:p>0,484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7.nrrd</text:p>
          </table:table-cell>
          <table:table-cell table:style-name="ce2" table:formula="of:=[$'Set #2'.H28]" office:value-type="float" office:value="7.4" calcext:value-type="float">
            <text:p>7,40</text:p>
          </table:table-cell>
          <table:table-cell table:style-name="Default" office:value-type="float" office:value="0.497579" calcext:value-type="float">
            <text:p>0,4975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8.nrrd</text:p>
          </table:table-cell>
          <table:table-cell table:style-name="ce2" table:formula="of:=[$'Set #2'.H29]" office:value-type="float" office:value="3.4" calcext:value-type="float">
            <text:p>3,40</text:p>
          </table:table-cell>
          <table:table-cell table:style-name="Default" office:value-type="float" office:value="0.257943" calcext:value-type="float">
            <text:p>0,257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09.nrrd</text:p>
          </table:table-cell>
          <table:table-cell table:style-name="ce2" table:formula="of:=[$'Set #2'.H30]" office:value-type="float" office:value="6.4" calcext:value-type="float">
            <text:p>6,40</text:p>
          </table:table-cell>
          <table:table-cell table:style-name="Default" office:value-type="float" office:value="0.453113" calcext:value-type="float">
            <text:p>0,453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__Fid=8_M10.nrrd</text:p>
          </table:table-cell>
          <table:table-cell table:style-name="ce2" table:formula="of:=[$'Set #2'.H31]" office:value-type="float" office:value="5.6" calcext:value-type="float">
            <text:p>5,60</text:p>
          </table:table-cell>
          <table:table-cell table:style-name="Default" office:value-type="float" office:value="0.426215" calcext:value-type="float">
            <text:p>0,426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1.nrrd</text:p>
          </table:table-cell>
          <table:table-cell table:style-name="ce2" table:formula="of:=[$'Set #2'.H32]" office:value-type="float" office:value="2.4" calcext:value-type="float">
            <text:p>2,40</text:p>
          </table:table-cell>
          <table:table-cell table:style-name="Default" office:value-type="float" office:value="0.24114" calcext:value-type="float">
            <text:p>0,24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2.nrrd</text:p>
          </table:table-cell>
          <table:table-cell table:style-name="ce2" table:formula="of:=[$'Set #2'.H33]" office:value-type="float" office:value="5" calcext:value-type="float">
            <text:p>5,00</text:p>
          </table:table-cell>
          <table:table-cell table:style-name="Default" office:value-type="float" office:value="0.360479" calcext:value-type="float">
            <text:p>0,3604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3.nrrd</text:p>
          </table:table-cell>
          <table:table-cell table:style-name="ce2" table:formula="of:=[$'Set #2'.H34]" office:value-type="float" office:value="6.6" calcext:value-type="float">
            <text:p>6,60</text:p>
          </table:table-cell>
          <table:table-cell table:style-name="Default" office:value-type="float" office:value="0.606793" calcext:value-type="float">
            <text:p>0,606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4.nrrd</text:p>
          </table:table-cell>
          <table:table-cell table:style-name="ce2" table:formula="of:=[$'Set #2'.H35]" office:value-type="float" office:value="5" calcext:value-type="float">
            <text:p>5,00</text:p>
          </table:table-cell>
          <table:table-cell table:style-name="Default" office:value-type="float" office:value="0.409615" calcext:value-type="float">
            <text:p>0,409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5.nrrd</text:p>
          </table:table-cell>
          <table:table-cell table:style-name="ce2" table:formula="of:=[$'Set #2'.H36]" office:value-type="float" office:value="6.8" calcext:value-type="float">
            <text:p>6,80</text:p>
          </table:table-cell>
          <table:table-cell table:style-name="Default" office:value-type="float" office:value="0.459254" calcext:value-type="float">
            <text:p>0,45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6.nrrd</text:p>
          </table:table-cell>
          <table:table-cell table:style-name="ce2" table:formula="of:=[$'Set #2'.H37]" office:value-type="float" office:value="6.8" calcext:value-type="float">
            <text:p>6,80</text:p>
          </table:table-cell>
          <table:table-cell table:style-name="Default" office:value-type="float" office:value="0.479552" calcext:value-type="float">
            <text:p>0,479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7.nrrd</text:p>
          </table:table-cell>
          <table:table-cell table:style-name="ce2" table:formula="of:=[$'Set #2'.H38]" office:value-type="float" office:value="4" calcext:value-type="float">
            <text:p>4,00</text:p>
          </table:table-cell>
          <table:table-cell table:style-name="Default" office:value-type="float" office:value="0.508908" calcext:value-type="float">
            <text:p>0,50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8.nrrd</text:p>
          </table:table-cell>
          <table:table-cell table:style-name="ce2" table:formula="of:=[$'Set #2'.H39]" office:value-type="float" office:value="4.4" calcext:value-type="float">
            <text:p>4,40</text:p>
          </table:table-cell>
          <table:table-cell table:style-name="Default" office:value-type="float" office:value="0.52724" calcext:value-type="float">
            <text:p>0,527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09.nrrd</text:p>
          </table:table-cell>
          <table:table-cell table:style-name="ce2" table:formula="of:=[$'Set #2'.H40]" office:value-type="float" office:value="4.6" calcext:value-type="float">
            <text:p>4,60</text:p>
          </table:table-cell>
          <table:table-cell table:style-name="Default" office:value-type="float" office:value="0.420451" calcext:value-type="float">
            <text:p>0,420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__Fid=9_M10.nrrd</text:p>
          </table:table-cell>
          <table:table-cell table:style-name="ce2" table:formula="of:=[$'Set #2'.H41]" office:value-type="float" office:value="6.8" calcext:value-type="float">
            <text:p>6,80</text:p>
          </table:table-cell>
          <table:table-cell table:style-name="Default" office:value-type="float" office:value="0.50842" calcext:value-type="float">
            <text:p>0,50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1.nrrd</text:p>
          </table:table-cell>
          <table:table-cell table:style-name="ce2" table:formula="of:=[$'Set #2'.H42]" office:value-type="float" office:value="4.2" calcext:value-type="float">
            <text:p>4,20</text:p>
          </table:table-cell>
          <table:table-cell table:style-name="Default" office:value-type="float" office:value="0.384157" calcext:value-type="float">
            <text:p>0,384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2.nrrd</text:p>
          </table:table-cell>
          <table:table-cell table:style-name="ce2" table:formula="of:=[$'Set #2'.H43]" office:value-type="float" office:value="5" calcext:value-type="float">
            <text:p>5,00</text:p>
          </table:table-cell>
          <table:table-cell table:style-name="Default" office:value-type="float" office:value="0.383969" calcext:value-type="float">
            <text:p>0,383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3.nrrd</text:p>
          </table:table-cell>
          <table:table-cell table:style-name="ce2" table:formula="of:=[$'Set #2'.H44]" office:value-type="float" office:value="1.8" calcext:value-type="float">
            <text:p>1,80</text:p>
          </table:table-cell>
          <table:table-cell table:style-name="Default" office:value-type="float" office:value="0.275062" calcext:value-type="float">
            <text:p>0,275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4.nrrd</text:p>
          </table:table-cell>
          <table:table-cell table:style-name="ce2" table:formula="of:=[$'Set #2'.H45]" office:value-type="float" office:value="1.2" calcext:value-type="float">
            <text:p>1,20</text:p>
          </table:table-cell>
          <table:table-cell table:style-name="Default" office:value-type="float" office:value="0.266703" calcext:value-type="float">
            <text:p>0,2667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5.nrrd</text:p>
          </table:table-cell>
          <table:table-cell table:style-name="ce2" table:formula="of:=[$'Set #2'.H46]" office:value-type="float" office:value="5" calcext:value-type="float">
            <text:p>5,00</text:p>
          </table:table-cell>
          <table:table-cell table:style-name="Default" office:value-type="float" office:value="0.391402" calcext:value-type="float">
            <text:p>0,3914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6.nrrd</text:p>
          </table:table-cell>
          <table:table-cell table:style-name="ce2" table:formula="of:=[$'Set #2'.H47]" office:value-type="float" office:value="5" calcext:value-type="float">
            <text:p>5,00</text:p>
          </table:table-cell>
          <table:table-cell table:style-name="Default" office:value-type="float" office:value="0.417057" calcext:value-type="float">
            <text:p>0,417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7.nrrd</text:p>
          </table:table-cell>
          <table:table-cell table:style-name="ce2" table:formula="of:=[$'Set #2'.H48]" office:value-type="float" office:value="1.8" calcext:value-type="float">
            <text:p>1,80</text:p>
          </table:table-cell>
          <table:table-cell table:style-name="Default" office:value-type="float" office:value="0.280588" calcext:value-type="float">
            <text:p>0,280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8.nrrd</text:p>
          </table:table-cell>
          <table:table-cell table:style-name="ce2" table:formula="of:=[$'Set #2'.H49]" office:value-type="float" office:value="2.6" calcext:value-type="float">
            <text:p>2,60</text:p>
          </table:table-cell>
          <table:table-cell table:style-name="Default" office:value-type="float" office:value="0.265099" calcext:value-type="float">
            <text:p>0,265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09.nrrd</text:p>
          </table:table-cell>
          <table:table-cell table:style-name="ce2" table:formula="of:=[$'Set #2'.H50]" office:value-type="float" office:value="1.8" calcext:value-type="float">
            <text:p>1,80</text:p>
          </table:table-cell>
          <table:table-cell table:style-name="Default" office:value-type="float" office:value="0.259755" calcext:value-type="float">
            <text:p>0,2597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__Fid=10_M10.nrrd</text:p>
          </table:table-cell>
          <table:table-cell table:style-name="ce2" table:formula="of:=[$'Set #2'.H51]" office:value-type="float" office:value="5" calcext:value-type="float">
            <text:p>5,00</text:p>
          </table:table-cell>
          <table:table-cell table:style-name="Default" office:value-type="float" office:value="0.315859" calcext:value-type="float">
            <text:p>0,315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1.nrrd</text:p>
          </table:table-cell>
          <table:table-cell table:style-name="ce2" table:formula="of:=[$'Set #2'.H52]" office:value-type="float" office:value="7.8" calcext:value-type="float">
            <text:p>7,80</text:p>
          </table:table-cell>
          <table:table-cell table:style-name="Default" office:value-type="float" office:value="0.333344" calcext:value-type="float">
            <text:p>0,333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2.nrrd</text:p>
          </table:table-cell>
          <table:table-cell table:style-name="ce2" table:formula="of:=[$'Set #2'.H53]" office:value-type="float" office:value="1.4" calcext:value-type="float">
            <text:p>1,40</text:p>
          </table:table-cell>
          <table:table-cell table:style-name="Default" office:value-type="float" office:value="0.247511" calcext:value-type="float">
            <text:p>0,247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3.nrrd</text:p>
          </table:table-cell>
          <table:table-cell table:style-name="ce2" table:formula="of:=[$'Set #2'.H54]" office:value-type="float" office:value="1.4" calcext:value-type="float">
            <text:p>1,40</text:p>
          </table:table-cell>
          <table:table-cell table:style-name="Default" office:value-type="float" office:value="0.178907" calcext:value-type="float">
            <text:p>0,1789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4.nrrd</text:p>
          </table:table-cell>
          <table:table-cell table:style-name="ce2" table:formula="of:=[$'Set #2'.H55]" office:value-type="float" office:value="8.8" calcext:value-type="float">
            <text:p>8,80</text:p>
          </table:table-cell>
          <table:table-cell table:style-name="Default" office:value-type="float" office:value="0.318854" calcext:value-type="float">
            <text:p>0,318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5.nrrd</text:p>
          </table:table-cell>
          <table:table-cell table:style-name="ce2" table:formula="of:=[$'Set #2'.H56]" office:value-type="float" office:value="5" calcext:value-type="float">
            <text:p>5,00</text:p>
          </table:table-cell>
          <table:table-cell table:style-name="Default" office:value-type="float" office:value="0.261372" calcext:value-type="float">
            <text:p>0,261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6.nrrd</text:p>
          </table:table-cell>
          <table:table-cell table:style-name="ce2" table:formula="of:=[$'Set #2'.H57]" office:value-type="float" office:value="6" calcext:value-type="float">
            <text:p>6,00</text:p>
          </table:table-cell>
          <table:table-cell table:style-name="Default" office:value-type="float" office:value="0.397" calcext:value-type="float">
            <text:p>0,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7.nrrd</text:p>
          </table:table-cell>
          <table:table-cell table:style-name="ce2" table:formula="of:=[$'Set #2'.H58]" office:value-type="float" office:value="9" calcext:value-type="float">
            <text:p>9,00</text:p>
          </table:table-cell>
          <table:table-cell table:style-name="Default" office:value-type="float" office:value="0.424912" calcext:value-type="float">
            <text:p>0,424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8.nrrd</text:p>
          </table:table-cell>
          <table:table-cell table:style-name="ce2" table:formula="of:=[$'Set #2'.H59]" office:value-type="float" office:value="2.8" calcext:value-type="float">
            <text:p>2,80</text:p>
          </table:table-cell>
          <table:table-cell table:style-name="Default" office:value-type="float" office:value="0.271306" calcext:value-type="float">
            <text:p>0,271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09.nrrd</text:p>
          </table:table-cell>
          <table:table-cell table:style-name="ce2" table:formula="of:=[$'Set #2'.H60]" office:value-type="float" office:value="6.2" calcext:value-type="float">
            <text:p>6,20</text:p>
          </table:table-cell>
          <table:table-cell table:style-name="Default" office:value-type="float" office:value="0.342278" calcext:value-type="float">
            <text:p>0,342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__Fid=14_M10.nrrd</text:p>
          </table:table-cell>
          <table:table-cell table:style-name="ce2" table:formula="of:=[$'Set #2'.H61]" office:value-type="float" office:value="1.6" calcext:value-type="float">
            <text:p>1,60</text:p>
          </table:table-cell>
          <table:table-cell table:style-name="Default" office:value-type="float" office:value="0.202397" calcext:value-type="float">
            <text:p>0,202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1.nrrd</text:p>
          </table:table-cell>
          <table:table-cell table:style-name="ce2" table:formula="of:=[$'Set #2'.H62]" office:value-type="float" office:value="3" calcext:value-type="float">
            <text:p>3,00</text:p>
          </table:table-cell>
          <table:table-cell table:style-name="Default" office:value-type="float" office:value="0.274969" calcext:value-type="float">
            <text:p>0,2749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2.nrrd</text:p>
          </table:table-cell>
          <table:table-cell table:style-name="ce2" table:formula="of:=[$'Set #2'.H63]" office:value-type="float" office:value="2" calcext:value-type="float">
            <text:p>2,00</text:p>
          </table:table-cell>
          <table:table-cell table:style-name="Default" office:value-type="float" office:value="0.302422" calcext:value-type="float">
            <text:p>0,302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3.nrrd</text:p>
          </table:table-cell>
          <table:table-cell table:style-name="ce2" table:formula="of:=[$'Set #2'.H64]" office:value-type="float" office:value="4.2" calcext:value-type="float">
            <text:p>4,20</text:p>
          </table:table-cell>
          <table:table-cell table:style-name="Default" office:value-type="float" office:value="0.281954" calcext:value-type="float">
            <text:p>0,2819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4.nrrd</text:p>
          </table:table-cell>
          <table:table-cell table:style-name="ce2" table:formula="of:=[$'Set #2'.H65]" office:value-type="float" office:value="3.2" calcext:value-type="float">
            <text:p>3,20</text:p>
          </table:table-cell>
          <table:table-cell table:style-name="Default" office:value-type="float" office:value="0.354704" calcext:value-type="float">
            <text:p>0,354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5.nrrd</text:p>
          </table:table-cell>
          <table:table-cell table:style-name="ce2" table:formula="of:=[$'Set #2'.H66]" office:value-type="float" office:value="3.8" calcext:value-type="float">
            <text:p>3,80</text:p>
          </table:table-cell>
          <table:table-cell table:style-name="Default" office:value-type="float" office:value="0.285991" calcext:value-type="float">
            <text:p>0,285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6.nrrd</text:p>
          </table:table-cell>
          <table:table-cell table:style-name="ce2" table:formula="of:=[$'Set #2'.H67]" office:value-type="float" office:value="5.2" calcext:value-type="float">
            <text:p>5,20</text:p>
          </table:table-cell>
          <table:table-cell table:style-name="Default" office:value-type="float" office:value="0.500291" calcext:value-type="float">
            <text:p>0,500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7.nrrd</text:p>
          </table:table-cell>
          <table:table-cell table:style-name="ce2" table:formula="of:=[$'Set #2'.H68]" office:value-type="float" office:value="7.2" calcext:value-type="float">
            <text:p>7,20</text:p>
          </table:table-cell>
          <table:table-cell table:style-name="Default" office:value-type="float" office:value="0.560741" calcext:value-type="float">
            <text:p>0,560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8.nrrd</text:p>
          </table:table-cell>
          <table:table-cell table:style-name="ce2" table:formula="of:=[$'Set #2'.H69]" office:value-type="float" office:value="2" calcext:value-type="float">
            <text:p>2,00</text:p>
          </table:table-cell>
          <table:table-cell table:style-name="Default" office:value-type="float" office:value="0.354951" calcext:value-type="float">
            <text:p>0,3549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09.nrrd</text:p>
          </table:table-cell>
          <table:table-cell table:style-name="ce2" table:formula="of:=[$'Set #2'.H70]" office:value-type="float" office:value="5.6" calcext:value-type="float">
            <text:p>5,60</text:p>
          </table:table-cell>
          <table:table-cell table:style-name="Default" office:value-type="float" office:value="0.457212" calcext:value-type="float">
            <text:p>0,457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__Fid=11_M10.nrrd</text:p>
          </table:table-cell>
          <table:table-cell table:style-name="ce2" table:formula="of:=[$'Set #2'.H71]" office:value-type="float" office:value="6" calcext:value-type="float">
            <text:p>6,00</text:p>
          </table:table-cell>
          <table:table-cell table:style-name="Default" office:value-type="float" office:value="0.376339" calcext:value-type="float">
            <text:p>0,376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1.nrrd</text:p>
          </table:table-cell>
          <table:table-cell table:style-name="ce2" table:formula="of:=[$'Set #2'.H72]" office:value-type="float" office:value="7" calcext:value-type="float">
            <text:p>7,00</text:p>
          </table:table-cell>
          <table:table-cell table:style-name="Default" office:value-type="float" office:value="0.554108" calcext:value-type="float">
            <text:p>0,554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2.nrrd</text:p>
          </table:table-cell>
          <table:table-cell table:style-name="ce2" table:formula="of:=[$'Set #2'.H73]" office:value-type="float" office:value="7.4" calcext:value-type="float">
            <text:p>7,40</text:p>
          </table:table-cell>
          <table:table-cell table:style-name="Default" office:value-type="float" office:value="0.416565" calcext:value-type="float">
            <text:p>0,4165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3.nrrd</text:p>
          </table:table-cell>
          <table:table-cell table:style-name="ce2" table:formula="of:=[$'Set #2'.H74]" office:value-type="float" office:value="7.4" calcext:value-type="float">
            <text:p>7,40</text:p>
          </table:table-cell>
          <table:table-cell table:style-name="Default" office:value-type="float" office:value="0.284863" calcext:value-type="float">
            <text:p>0,284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4.nrrd</text:p>
          </table:table-cell>
          <table:table-cell table:style-name="ce2" table:formula="of:=[$'Set #2'.H75]" office:value-type="float" office:value="5.4" calcext:value-type="float">
            <text:p>5,40</text:p>
          </table:table-cell>
          <table:table-cell table:style-name="Default" office:value-type="float" office:value="0.308975" calcext:value-type="float">
            <text:p>0,30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5.nrrd</text:p>
          </table:table-cell>
          <table:table-cell table:style-name="ce2" table:formula="of:=[$'Set #2'.H76]" office:value-type="float" office:value="8.8" calcext:value-type="float">
            <text:p>8,80</text:p>
          </table:table-cell>
          <table:table-cell table:style-name="Default" office:value-type="float" office:value="0.534477" calcext:value-type="float">
            <text:p>0,5344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6.nrrd</text:p>
          </table:table-cell>
          <table:table-cell table:style-name="ce2" table:formula="of:=[$'Set #2'.H77]" office:value-type="float" office:value="2.8" calcext:value-type="float">
            <text:p>2,80</text:p>
          </table:table-cell>
          <table:table-cell table:style-name="Default" office:value-type="float" office:value="0.474125" calcext:value-type="float">
            <text:p>0,474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7.nrrd</text:p>
          </table:table-cell>
          <table:table-cell table:style-name="ce2" table:formula="of:=[$'Set #2'.H78]" office:value-type="float" office:value="3.4" calcext:value-type="float">
            <text:p>3,40</text:p>
          </table:table-cell>
          <table:table-cell table:style-name="Default" office:value-type="float" office:value="0.35851" calcext:value-type="float">
            <text:p>0,35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8.nrrd</text:p>
          </table:table-cell>
          <table:table-cell table:style-name="ce2" table:formula="of:=[$'Set #2'.H79]" office:value-type="float" office:value="8.8" calcext:value-type="float">
            <text:p>8,80</text:p>
          </table:table-cell>
          <table:table-cell table:style-name="Default" office:value-type="float" office:value="0.568125" calcext:value-type="float">
            <text:p>0,56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09.nrrd</text:p>
          </table:table-cell>
          <table:table-cell table:style-name="ce2" table:formula="of:=[$'Set #2'.H80]" office:value-type="float" office:value="9" calcext:value-type="float">
            <text:p>9,00</text:p>
          </table:table-cell>
          <table:table-cell table:style-name="Default" office:value-type="float" office:value="0.584072" calcext:value-type="float">
            <text:p>0,584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__Fid=13_M10.nrrd</text:p>
          </table:table-cell>
          <table:table-cell table:style-name="ce2" table:formula="of:=[$'Set #2'.H81]" office:value-type="float" office:value="6" calcext:value-type="float">
            <text:p>6,00</text:p>
          </table:table-cell>
          <table:table-cell table:style-name="Default" office:value-type="float" office:value="0.456672" calcext:value-type="float">
            <text:p>0,456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1.nrrd</text:p>
          </table:table-cell>
          <table:table-cell table:style-name="ce2" table:formula="of:=[$'Set #2'.H82]" office:value-type="float" office:value="6.2" calcext:value-type="float">
            <text:p>6,20</text:p>
          </table:table-cell>
          <table:table-cell table:style-name="Default" office:value-type="float" office:value="0.374781" calcext:value-type="float">
            <text:p>0,3747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2.nrrd</text:p>
          </table:table-cell>
          <table:table-cell table:style-name="ce2" table:formula="of:=[$'Set #2'.H83]" office:value-type="float" office:value="9.2" calcext:value-type="float">
            <text:p>9,20</text:p>
          </table:table-cell>
          <table:table-cell table:style-name="Default" office:value-type="float" office:value="0.524979" calcext:value-type="float">
            <text:p>0,524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3.nrrd</text:p>
          </table:table-cell>
          <table:table-cell table:style-name="ce2" table:formula="of:=[$'Set #2'.H84]" office:value-type="float" office:value="6.6" calcext:value-type="float">
            <text:p>6,60</text:p>
          </table:table-cell>
          <table:table-cell table:style-name="Default" office:value-type="float" office:value="0.537644" calcext:value-type="float">
            <text:p>0,537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4.nrrd</text:p>
          </table:table-cell>
          <table:table-cell table:style-name="ce2" table:formula="of:=[$'Set #2'.H85]" office:value-type="float" office:value="9.2" calcext:value-type="float">
            <text:p>9,20</text:p>
          </table:table-cell>
          <table:table-cell table:style-name="Default" office:value-type="float" office:value="0.622851" calcext:value-type="float">
            <text:p>0,622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5.nrrd</text:p>
          </table:table-cell>
          <table:table-cell table:style-name="ce2" table:formula="of:=[$'Set #2'.H86]" office:value-type="float" office:value="9" calcext:value-type="float">
            <text:p>9,00</text:p>
          </table:table-cell>
          <table:table-cell table:style-name="Default" office:value-type="float" office:value="0.705556" calcext:value-type="float">
            <text:p>0,70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6.nrrd</text:p>
          </table:table-cell>
          <table:table-cell table:style-name="ce2" table:formula="of:=[$'Set #2'.H87]" office:value-type="float" office:value="7.2" calcext:value-type="float">
            <text:p>7,20</text:p>
          </table:table-cell>
          <table:table-cell table:style-name="Default" office:value-type="float" office:value="0.447421" calcext:value-type="float">
            <text:p>0,4474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7.nrrd</text:p>
          </table:table-cell>
          <table:table-cell table:style-name="ce2" table:formula="of:=[$'Set #2'.H88]" office:value-type="float" office:value="8.6" calcext:value-type="float">
            <text:p>8,60</text:p>
          </table:table-cell>
          <table:table-cell table:style-name="Default" office:value-type="float" office:value="0.535742" calcext:value-type="float">
            <text:p>0,5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8.nrrd</text:p>
          </table:table-cell>
          <table:table-cell table:style-name="ce2" table:formula="of:=[$'Set #2'.H89]" office:value-type="float" office:value="7.4" calcext:value-type="float">
            <text:p>7,40</text:p>
          </table:table-cell>
          <table:table-cell table:style-name="Default" office:value-type="float" office:value="0.581967" calcext:value-type="float">
            <text:p>0,58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09.nrrd</text:p>
          </table:table-cell>
          <table:table-cell table:style-name="ce2" table:formula="of:=[$'Set #2'.H90]" office:value-type="float" office:value="6.8" calcext:value-type="float">
            <text:p>6,80</text:p>
          </table:table-cell>
          <table:table-cell table:style-name="Default" office:value-type="float" office:value="0.403968" calcext:value-type="float">
            <text:p>0,403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2__Fid=15_M10.nrrd</text:p>
          </table:table-cell>
          <table:table-cell table:style-name="ce2" table:formula="of:=[$'Set #2'.H91]" office:value-type="float" office:value="9" calcext:value-type="float">
            <text:p>9,00</text:p>
          </table:table-cell>
          <table:table-cell table:style-name="Default" office:value-type="float" office:value="0.470406" calcext:value-type="float">
            <text:p>0,4704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1.nrrd</text:p>
          </table:table-cell>
          <table:table-cell table:style-name="ce2" table:formula="of:=[$'Set #2'.H92]" office:value-type="float" office:value="6.4" calcext:value-type="float">
            <text:p>6,40</text:p>
          </table:table-cell>
          <table:table-cell table:style-name="Default" office:value-type="float" office:value="0.442026" calcext:value-type="float">
            <text:p>0,44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2.nrrd</text:p>
          </table:table-cell>
          <table:table-cell table:style-name="ce2" table:formula="of:=[$'Set #2'.H93]" office:value-type="float" office:value="2.4" calcext:value-type="float">
            <text:p>2,40</text:p>
          </table:table-cell>
          <table:table-cell table:style-name="Default" office:value-type="float" office:value="0.340602" calcext:value-type="float">
            <text:p>0,340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3.nrrd</text:p>
          </table:table-cell>
          <table:table-cell table:style-name="ce2" table:formula="of:=[$'Set #2'.H94]" office:value-type="float" office:value="4" calcext:value-type="float">
            <text:p>4,00</text:p>
          </table:table-cell>
          <table:table-cell table:style-name="Default" office:value-type="float" office:value="0.272446" calcext:value-type="float">
            <text:p>0,272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4.nrrd</text:p>
          </table:table-cell>
          <table:table-cell table:style-name="ce2" table:formula="of:=[$'Set #2'.H95]" office:value-type="float" office:value="5.4" calcext:value-type="float">
            <text:p>5,40</text:p>
          </table:table-cell>
          <table:table-cell table:style-name="Default" office:value-type="float" office:value="0.375351" calcext:value-type="float">
            <text:p>0,375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5.nrrd</text:p>
          </table:table-cell>
          <table:table-cell table:style-name="ce2" table:formula="of:=[$'Set #2'.H96]" office:value-type="float" office:value="5.8" calcext:value-type="float">
            <text:p>5,80</text:p>
          </table:table-cell>
          <table:table-cell table:style-name="Default" office:value-type="float" office:value="0.349704" calcext:value-type="float">
            <text:p>0,3497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6.nrrd</text:p>
          </table:table-cell>
          <table:table-cell table:style-name="ce2" table:formula="of:=[$'Set #2'.H97]" office:value-type="float" office:value="3" calcext:value-type="float">
            <text:p>3,00</text:p>
          </table:table-cell>
          <table:table-cell table:style-name="Default" office:value-type="float" office:value="0.301583" calcext:value-type="float">
            <text:p>0,301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7.nrrd</text:p>
          </table:table-cell>
          <table:table-cell table:style-name="ce2" table:formula="of:=[$'Set #2'.H98]" office:value-type="float" office:value="5.6" calcext:value-type="float">
            <text:p>5,60</text:p>
          </table:table-cell>
          <table:table-cell table:style-name="Default" office:value-type="float" office:value="0.409865" calcext:value-type="float">
            <text:p>0,409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8.nrrd</text:p>
          </table:table-cell>
          <table:table-cell table:style-name="ce2" table:formula="of:=[$'Set #2'.H99]" office:value-type="float" office:value="4" calcext:value-type="float">
            <text:p>4,00</text:p>
          </table:table-cell>
          <table:table-cell table:style-name="Default" office:value-type="float" office:value="0.30161" calcext:value-type="float">
            <text:p>0,30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09.nrrd</text:p>
          </table:table-cell>
          <table:table-cell table:style-name="ce2" table:formula="of:=[$'Set #2'.H100]" office:value-type="float" office:value="7.2" calcext:value-type="float">
            <text:p>7,20</text:p>
          </table:table-cell>
          <table:table-cell table:style-name="Default" office:value-type="float" office:value="0.48533" calcext:value-type="float">
            <text:p>0,48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6__Fid=12_M10.nrrd</text:p>
          </table:table-cell>
          <table:table-cell table:style-name="ce2" table:formula="of:=[$'Set #2'.H101]" office:value-type="float" office:value="4.6" calcext:value-type="float">
            <text:p>4,60</text:p>
          </table:table-cell>
          <table:table-cell table:style-name="Default" office:value-type="float" office:value="0.397891" calcext:value-type="float">
            <text:p>0,397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1.nrrd</text:p>
          </table:table-cell>
          <table:table-cell table:style-name="ce2" table:formula="of:=[$'Set #2'.H102]" office:value-type="float" office:value="7.4" calcext:value-type="float">
            <text:p>7,40</text:p>
          </table:table-cell>
          <table:table-cell table:style-name="Default" office:value-type="float" office:value="0.51886" calcext:value-type="float">
            <text:p>0,51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2.nrrd</text:p>
          </table:table-cell>
          <table:table-cell table:style-name="ce2" table:formula="of:=[$'Set #2'.H103]" office:value-type="float" office:value="7.2" calcext:value-type="float">
            <text:p>7,20</text:p>
          </table:table-cell>
          <table:table-cell table:style-name="Default" office:value-type="float" office:value="0.562598" calcext:value-type="float">
            <text:p>0,562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3.nrrd</text:p>
          </table:table-cell>
          <table:table-cell table:style-name="ce2" table:formula="of:=[$'Set #2'.H104]" office:value-type="float" office:value="1.8" calcext:value-type="float">
            <text:p>1,80</text:p>
          </table:table-cell>
          <table:table-cell table:style-name="Default" office:value-type="float" office:value="0.362475" calcext:value-type="float">
            <text:p>0,3624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4.nrrd</text:p>
          </table:table-cell>
          <table:table-cell table:style-name="ce2" table:formula="of:=[$'Set #2'.H105]" office:value-type="float" office:value="1.2" calcext:value-type="float">
            <text:p>1,20</text:p>
          </table:table-cell>
          <table:table-cell table:style-name="Default" office:value-type="float" office:value="0.340127" calcext:value-type="float">
            <text:p>0,340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5.nrrd</text:p>
          </table:table-cell>
          <table:table-cell table:style-name="ce2" table:formula="of:=[$'Set #2'.H106]" office:value-type="float" office:value="5" calcext:value-type="float">
            <text:p>5,00</text:p>
          </table:table-cell>
          <table:table-cell table:style-name="Default" office:value-type="float" office:value="0.396891" calcext:value-type="float">
            <text:p>0,396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6.nrrd</text:p>
          </table:table-cell>
          <table:table-cell table:style-name="ce2" table:formula="of:=[$'Set #2'.H107]" office:value-type="float" office:value="2.4" calcext:value-type="float">
            <text:p>2,40</text:p>
          </table:table-cell>
          <table:table-cell table:style-name="Default" office:value-type="float" office:value="0.438414" calcext:value-type="float">
            <text:p>0,4384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7.nrrd</text:p>
          </table:table-cell>
          <table:table-cell table:style-name="ce2" table:formula="of:=[$'Set #2'.H108]" office:value-type="float" office:value="4" calcext:value-type="float">
            <text:p>4,00</text:p>
          </table:table-cell>
          <table:table-cell table:style-name="Default" office:value-type="float" office:value="0.42409" calcext:value-type="float">
            <text:p>0,42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8.nrrd</text:p>
          </table:table-cell>
          <table:table-cell table:style-name="ce2" table:formula="of:=[$'Set #2'.H109]" office:value-type="float" office:value="2.8" calcext:value-type="float">
            <text:p>2,80</text:p>
          </table:table-cell>
          <table:table-cell table:style-name="Default" office:value-type="float" office:value="0.382329" calcext:value-type="float">
            <text:p>0,382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09.nrrd</text:p>
          </table:table-cell>
          <table:table-cell table:style-name="ce2" table:formula="of:=[$'Set #2'.H110]" office:value-type="float" office:value="3" calcext:value-type="float">
            <text:p>3,00</text:p>
          </table:table-cell>
          <table:table-cell table:style-name="Default" office:value-type="float" office:value="0.395845" calcext:value-type="float">
            <text:p>0,395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__Fid=2_M10.nrrd</text:p>
          </table:table-cell>
          <table:table-cell table:style-name="ce2" table:formula="of:=[$'Set #2'.H111]" office:value-type="float" office:value="6.6" calcext:value-type="float">
            <text:p>6,60</text:p>
          </table:table-cell>
          <table:table-cell table:style-name="Default" office:value-type="float" office:value="0.557675" calcext:value-type="float">
            <text:p>0,557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1.nrrd</text:p>
          </table:table-cell>
          <table:table-cell table:style-name="ce2" table:formula="of:=[$'Set #2'.H112]" office:value-type="float" office:value="1.6" calcext:value-type="float">
            <text:p>1,60</text:p>
          </table:table-cell>
          <table:table-cell table:style-name="Default" office:value-type="float" office:value="0.207733" calcext:value-type="float">
            <text:p>0,207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2.nrrd</text:p>
          </table:table-cell>
          <table:table-cell table:style-name="ce2" table:formula="of:=[$'Set #2'.H113]" office:value-type="float" office:value="2.4" calcext:value-type="float">
            <text:p>2,40</text:p>
          </table:table-cell>
          <table:table-cell table:style-name="Default" office:value-type="float" office:value="0.323585" calcext:value-type="float">
            <text:p>0,323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3.nrrd</text:p>
          </table:table-cell>
          <table:table-cell table:style-name="ce2" table:formula="of:=[$'Set #2'.H114]" office:value-type="float" office:value="6.4" calcext:value-type="float">
            <text:p>6,40</text:p>
          </table:table-cell>
          <table:table-cell table:style-name="Default" office:value-type="float" office:value="0.498041" calcext:value-type="float">
            <text:p>0,498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4.nrrd</text:p>
          </table:table-cell>
          <table:table-cell table:style-name="ce2" table:formula="of:=[$'Set #2'.H115]" office:value-type="float" office:value="2.8" calcext:value-type="float">
            <text:p>2,80</text:p>
          </table:table-cell>
          <table:table-cell table:style-name="Default" office:value-type="float" office:value="0.443381" calcext:value-type="float">
            <text:p>0,443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5.nrrd</text:p>
          </table:table-cell>
          <table:table-cell table:style-name="ce2" table:formula="of:=[$'Set #2'.H116]" office:value-type="float" office:value="2.6" calcext:value-type="float">
            <text:p>2,60</text:p>
          </table:table-cell>
          <table:table-cell table:style-name="Default" office:value-type="float" office:value="0.421209" calcext:value-type="float">
            <text:p>0,421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6.nrrd</text:p>
          </table:table-cell>
          <table:table-cell table:style-name="ce2" table:formula="of:=[$'Set #2'.H117]" office:value-type="float" office:value="3.4" calcext:value-type="float">
            <text:p>3,40</text:p>
          </table:table-cell>
          <table:table-cell table:style-name="Default" office:value-type="float" office:value="0.34473" calcext:value-type="float">
            <text:p>0,3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7.nrrd</text:p>
          </table:table-cell>
          <table:table-cell table:style-name="ce2" table:formula="of:=[$'Set #2'.H118]" office:value-type="float" office:value="1.6" calcext:value-type="float">
            <text:p>1,60</text:p>
          </table:table-cell>
          <table:table-cell table:style-name="Default" office:value-type="float" office:value="0.312734" calcext:value-type="float">
            <text:p>0,31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8.nrrd</text:p>
          </table:table-cell>
          <table:table-cell table:style-name="ce2" table:formula="of:=[$'Set #2'.H119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09.nrrd</text:p>
          </table:table-cell>
          <table:table-cell table:style-name="ce2" table:formula="of:=[$'Set #2'.H120]" office:value-type="float" office:value="2.6" calcext:value-type="float">
            <text:p>2,60</text:p>
          </table:table-cell>
          <table:table-cell table:style-name="Default" office:value-type="float" office:value="0.411523" calcext:value-type="float">
            <text:p>0,4115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__Fid=3_M10.nrrd</text:p>
          </table:table-cell>
          <table:table-cell table:style-name="ce2" table:formula="of:=[$'Set #2'.H121]" office:value-type="float" office:value="1" calcext:value-type="float">
            <text:p>1,00</text:p>
          </table:table-cell>
          <table:table-cell table:style-name="Default" office:value-type="float" office:value="0.330713" calcext:value-type="float">
            <text:p>0,330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1.nrrd</text:p>
          </table:table-cell>
          <table:table-cell table:style-name="ce2" table:formula="of:=[$'Set #2'.H122]" office:value-type="float" office:value="6.8" calcext:value-type="float">
            <text:p>6,80</text:p>
          </table:table-cell>
          <table:table-cell table:style-name="Default" office:value-type="float" office:value="0.29598" calcext:value-type="float">
            <text:p>0,295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2.nrrd</text:p>
          </table:table-cell>
          <table:table-cell table:style-name="ce2" table:formula="of:=[$'Set #2'.H123]" office:value-type="float" office:value="5.6" calcext:value-type="float">
            <text:p>5,60</text:p>
          </table:table-cell>
          <table:table-cell table:style-name="Default" office:value-type="float" office:value="0.343675" calcext:value-type="float">
            <text:p>0,3436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3.nrrd</text:p>
          </table:table-cell>
          <table:table-cell table:style-name="ce2" table:formula="of:=[$'Set #2'.H124]" office:value-type="float" office:value="8.2" calcext:value-type="float">
            <text:p>8,20</text:p>
          </table:table-cell>
          <table:table-cell table:style-name="Default" office:value-type="float" office:value="0.477012" calcext:value-type="float">
            <text:p>0,4770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4.nrrd</text:p>
          </table:table-cell>
          <table:table-cell table:style-name="ce2" table:formula="of:=[$'Set #2'.H125]" office:value-type="float" office:value="5.2" calcext:value-type="float">
            <text:p>5,20</text:p>
          </table:table-cell>
          <table:table-cell table:style-name="Default" office:value-type="float" office:value="0.438975" calcext:value-type="float">
            <text:p>0,43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5.nrrd</text:p>
          </table:table-cell>
          <table:table-cell table:style-name="ce2" table:formula="of:=[$'Set #2'.H126]" office:value-type="float" office:value="6.2" calcext:value-type="float">
            <text:p>6,20</text:p>
          </table:table-cell>
          <table:table-cell table:style-name="Default" office:value-type="float" office:value="0.377368" calcext:value-type="float">
            <text:p>0,377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6.nrrd</text:p>
          </table:table-cell>
          <table:table-cell table:style-name="ce2" table:formula="of:=[$'Set #2'.H127]" office:value-type="float" office:value="3.2" calcext:value-type="float">
            <text:p>3,20</text:p>
          </table:table-cell>
          <table:table-cell table:style-name="Default" office:value-type="float" office:value="0.359481" calcext:value-type="float">
            <text:p>0,359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7.nrrd</text:p>
          </table:table-cell>
          <table:table-cell table:style-name="ce2" table:formula="of:=[$'Set #2'.H128]" office:value-type="float" office:value="5.8" calcext:value-type="float">
            <text:p>5,80</text:p>
          </table:table-cell>
          <table:table-cell table:style-name="Default" office:value-type="float" office:value="0.281879" calcext:value-type="float">
            <text:p>0,28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8.nrrd</text:p>
          </table:table-cell>
          <table:table-cell table:style-name="ce2" table:formula="of:=[$'Set #2'.H129]" office:value-type="float" office:value="4.8" calcext:value-type="float">
            <text:p>4,80</text:p>
          </table:table-cell>
          <table:table-cell table:style-name="Default" office:value-type="float" office:value="0.257495" calcext:value-type="float">
            <text:p>0,257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09.nrrd</text:p>
          </table:table-cell>
          <table:table-cell table:style-name="ce2" table:formula="of:=[$'Set #2'.H130]" office:value-type="float" office:value="4.2" calcext:value-type="float">
            <text:p>4,20</text:p>
          </table:table-cell>
          <table:table-cell table:style-name="Default" office:value-type="float" office:value="0.328407" calcext:value-type="float">
            <text:p>0,328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__Fid=4_M10.nrrd</text:p>
          </table:table-cell>
          <table:table-cell table:style-name="ce2" table:formula="of:=[$'Set #2'.H131]" office:value-type="float" office:value="3.8" calcext:value-type="float">
            <text:p>3,80</text:p>
          </table:table-cell>
          <table:table-cell table:style-name="Default" office:value-type="float" office:value="0.402621" calcext:value-type="float">
            <text:p>0,402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1.nrrd</text:p>
          </table:table-cell>
          <table:table-cell table:style-name="ce2" table:formula="of:=[$'Set #2'.H132]" office:value-type="float" office:value="1.4" calcext:value-type="float">
            <text:p>1,40</text:p>
          </table:table-cell>
          <table:table-cell table:style-name="Default" office:value-type="float" office:value="0.294816" calcext:value-type="float">
            <text:p>0,2948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2.nrrd</text:p>
          </table:table-cell>
          <table:table-cell table:style-name="ce2" table:formula="of:=[$'Set #2'.H133]" office:value-type="float" office:value="7" calcext:value-type="float">
            <text:p>7,00</text:p>
          </table:table-cell>
          <table:table-cell table:style-name="Default" office:value-type="float" office:value="0.703539" calcext:value-type="float">
            <text:p>0,7035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3.nrrd</text:p>
          </table:table-cell>
          <table:table-cell table:style-name="ce2" table:formula="of:=[$'Set #2'.H134]" office:value-type="float" office:value="1.2" calcext:value-type="float">
            <text:p>1,20</text:p>
          </table:table-cell>
          <table:table-cell table:style-name="Default" office:value-type="float" office:value="0.353693" calcext:value-type="float">
            <text:p>0,353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4.nrrd</text:p>
          </table:table-cell>
          <table:table-cell table:style-name="ce2" table:formula="of:=[$'Set #2'.H135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5.nrrd</text:p>
          </table:table-cell>
          <table:table-cell table:style-name="ce2" table:formula="of:=[$'Set #2'.H136]" office:value-type="float" office:value="8" calcext:value-type="float">
            <text:p>8,00</text:p>
          </table:table-cell>
          <table:table-cell table:style-name="Default" office:value-type="float" office:value="0.339493" calcext:value-type="float">
            <text:p>0,339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6.nrrd</text:p>
          </table:table-cell>
          <table:table-cell table:style-name="ce2" table:formula="of:=[$'Set #2'.H137]" office:value-type="float" office:value="4.8" calcext:value-type="float">
            <text:p>4,80</text:p>
          </table:table-cell>
          <table:table-cell table:style-name="Default" office:value-type="float" office:value="0.581457" calcext:value-type="float">
            <text:p>0,581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7.nrrd</text:p>
          </table:table-cell>
          <table:table-cell table:style-name="ce2" table:formula="of:=[$'Set #2'.H138]" office:value-type="float" office:value="3.6" calcext:value-type="float">
            <text:p>3,60</text:p>
          </table:table-cell>
          <table:table-cell table:style-name="Default" office:value-type="float" office:value="0.346886" calcext:value-type="float">
            <text:p>0,346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8.nrrd</text:p>
          </table:table-cell>
          <table:table-cell table:style-name="ce2" table:formula="of:=[$'Set #2'.H139]" office:value-type="float" office:value="6.2" calcext:value-type="float">
            <text:p>6,20</text:p>
          </table:table-cell>
          <table:table-cell table:style-name="Default" office:value-type="float" office:value="0.332634" calcext:value-type="float">
            <text:p>0,332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09.nrrd</text:p>
          </table:table-cell>
          <table:table-cell table:style-name="ce2" table:formula="of:=[$'Set #2'.H140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__Fid=5_M10.nrrd</text:p>
          </table:table-cell>
          <table:table-cell table:style-name="ce2" table:formula="of:=[$'Set #2'.H141]" office:value-type="float" office:value="1" calcext:value-type="float">
            <text:p>1,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1.nrrd</text:p>
          </table:table-cell>
          <table:table-cell table:style-name="ce2" table:formula="of:=[$'Set #2'.H142]" office:value-type="float" office:value="5.2" calcext:value-type="float">
            <text:p>5,20</text:p>
          </table:table-cell>
          <table:table-cell table:style-name="Default" office:value-type="float" office:value="0.472498" calcext:value-type="float">
            <text:p>0,4724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2.nrrd</text:p>
          </table:table-cell>
          <table:table-cell table:style-name="ce2" table:formula="of:=[$'Set #2'.H143]" office:value-type="float" office:value="6.2" calcext:value-type="float">
            <text:p>6,20</text:p>
          </table:table-cell>
          <table:table-cell table:style-name="Default" office:value-type="float" office:value="0.46648" calcext:value-type="float">
            <text:p>0,466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3.nrrd</text:p>
          </table:table-cell>
          <table:table-cell table:style-name="ce2" table:formula="of:=[$'Set #2'.H144]" office:value-type="float" office:value="3.8" calcext:value-type="float">
            <text:p>3,80</text:p>
          </table:table-cell>
          <table:table-cell table:style-name="Default" office:value-type="float" office:value="0.461559" calcext:value-type="float">
            <text:p>0,461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4.nrrd</text:p>
          </table:table-cell>
          <table:table-cell table:style-name="ce2" table:formula="of:=[$'Set #2'.H145]" office:value-type="float" office:value="4" calcext:value-type="float">
            <text:p>4,00</text:p>
          </table:table-cell>
          <table:table-cell table:style-name="Default" office:value-type="float" office:value="0.491437" calcext:value-type="float">
            <text:p>0,491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5.nrrd</text:p>
          </table:table-cell>
          <table:table-cell table:style-name="ce2" table:formula="of:=[$'Set #2'.H146]" office:value-type="float" office:value="5.4" calcext:value-type="float">
            <text:p>5,40</text:p>
          </table:table-cell>
          <table:table-cell table:style-name="Default" office:value-type="float" office:value="0.458948" calcext:value-type="float">
            <text:p>0,458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6.nrrd</text:p>
          </table:table-cell>
          <table:table-cell table:style-name="ce2" table:formula="of:=[$'Set #2'.H147]" office:value-type="float" office:value="5.6" calcext:value-type="float">
            <text:p>5,60</text:p>
          </table:table-cell>
          <table:table-cell table:style-name="Default" office:value-type="float" office:value="0.451494" calcext:value-type="float">
            <text:p>0,4514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7.nrrd</text:p>
          </table:table-cell>
          <table:table-cell table:style-name="ce2" table:formula="of:=[$'Set #2'.H148]" office:value-type="float" office:value="3.4" calcext:value-type="float">
            <text:p>3,40</text:p>
          </table:table-cell>
          <table:table-cell table:style-name="Default" office:value-type="float" office:value="0.443413" calcext:value-type="float">
            <text:p>0,443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8.nrrd</text:p>
          </table:table-cell>
          <table:table-cell table:style-name="ce2" table:formula="of:=[$'Set #2'.H149]" office:value-type="float" office:value="3.8" calcext:value-type="float">
            <text:p>3,80</text:p>
          </table:table-cell>
          <table:table-cell table:style-name="Default" office:value-type="float" office:value="0.503457" calcext:value-type="float">
            <text:p>0,503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__Fid=6_M09.nrrd</text:p>
          </table:table-cell>
          <table:table-cell table:style-name="ce2" table:formula="of:=[$'Set #2'.H150]" office:value-type="float" office:value="4.2" calcext:value-type="float">
            <text:p>4,20</text:p>
          </table:table-cell>
          <table:table-cell table:style-name="Default" office:value-type="float" office:value="0.460598" calcext:value-type="float">
            <text:p>0,460598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79__Fid=6_M10.nrrd</text:p>
          </table:table-cell>
          <table:table-cell table:style-name="ce10" table:formula="of:=[$'Set #2'.H151]" office:value-type="float" office:value="5.8" calcext:value-type="float">
            <text:p>5,80</text:p>
          </table:table-cell>
          <table:table-cell table:style-name="ce9" office:value-type="float" office:value="0.595347" calcext:value-type="float">
            <text:p>0,595347</text:p>
          </table:table-cell>
          <table:table-cell table:style-name="ce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1__Fid=1_M01.nrrd</text:p>
          </table:table-cell>
          <table:table-cell table:formula="of:=[$'Set #3'.E2]" office:value-type="float" office:value="8" calcext:value-type="float">
            <text:p>8</text:p>
          </table:table-cell>
          <table:table-cell table:style-name="Default" office:value-type="float" office:value="0.444787" calcext:value-type="float">
            <text:p>0,444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2.nrrd</text:p>
          </table:table-cell>
          <table:table-cell table:formula="of:=[$'Set #3'.E3]" office:value-type="float" office:value="4.5" calcext:value-type="float">
            <text:p>4,5</text:p>
          </table:table-cell>
          <table:table-cell table:style-name="Default" office:value-type="float" office:value="0.473529" calcext:value-type="float">
            <text:p>0,473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3.nrrd</text:p>
          </table:table-cell>
          <table:table-cell table:formula="of:=[$'Set #3'.E4]" office:value-type="float" office:value="6" calcext:value-type="float">
            <text:p>6</text:p>
          </table:table-cell>
          <table:table-cell table:style-name="Default" office:value-type="float" office:value="0.484367" calcext:value-type="float">
            <text:p>0,4843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4.nrrd</text:p>
          </table:table-cell>
          <table:table-cell table:formula="of:=[$'Set #3'.E5]" office:value-type="float" office:value="7" calcext:value-type="float">
            <text:p>7</text:p>
          </table:table-cell>
          <table:table-cell table:style-name="Default" office:value-type="float" office:value="0.475412" calcext:value-type="float">
            <text:p>0,475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6.nrrd</text:p>
          </table:table-cell>
          <table:table-cell table:formula="of:=[$'Set #3'.E7]" office:value-type="float" office:value="8.5" calcext:value-type="float">
            <text:p>8,5</text:p>
          </table:table-cell>
          <table:table-cell table:style-name="Default" office:value-type="float" office:value="0.543499" calcext:value-type="float">
            <text:p>0,5434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7.nrrd</text:p>
          </table:table-cell>
          <table:table-cell table:formula="of:=[$'Set #3'.E8]" office:value-type="float" office:value="4.5" calcext:value-type="float">
            <text:p>4,5</text:p>
          </table:table-cell>
          <table:table-cell table:style-name="Default" office:value-type="float" office:value="0.455709" calcext:value-type="float">
            <text:p>0,455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8.nrrd</text:p>
          </table:table-cell>
          <table:table-cell table:formula="of:=[$'Set #3'.E9]" office:value-type="float" office:value="5" calcext:value-type="float">
            <text:p>5</text:p>
          </table:table-cell>
          <table:table-cell table:style-name="Default" office:value-type="float" office:value="0.457834" calcext:value-type="float">
            <text:p>0,457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09.nrrd</text:p>
          </table:table-cell>
          <table:table-cell table:formula="of:=[$'Set #3'.E10]" office:value-type="float" office:value="5" calcext:value-type="float">
            <text:p>5</text:p>
          </table:table-cell>
          <table:table-cell table:style-name="Default" office:value-type="float" office:value="0.472627" calcext:value-type="float">
            <text:p>0,47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__Fid=1_M10.nrrd</text:p>
          </table:table-cell>
          <table:table-cell table:formula="of:=[$'Set #3'.E11]" office:value-type="float" office:value="7" calcext:value-type="float">
            <text:p>7</text:p>
          </table:table-cell>
          <table:table-cell table:style-name="Default" office:value-type="float" office:value="0.506845" calcext:value-type="float">
            <text:p>0,506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1.nrrd</text:p>
          </table:table-cell>
          <table:table-cell table:formula="of:=[$'Set #3'.E12]" office:value-type="float" office:value="1" calcext:value-type="float">
            <text:p>1</text:p>
          </table:table-cell>
          <table:table-cell table:style-name="Default" office:value-type="float" office:value="0.500489" calcext:value-type="float">
            <text:p>0,500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2.nrrd</text:p>
          </table:table-cell>
          <table:table-cell table:formula="of:=[$'Set #3'.E13]" office:value-type="float" office:value="2.5" calcext:value-type="float">
            <text:p>2,5</text:p>
          </table:table-cell>
          <table:table-cell table:style-name="Default" office:value-type="float" office:value="0.349273" calcext:value-type="float">
            <text:p>0,349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3.nrrd</text:p>
          </table:table-cell>
          <table:table-cell table:formula="of:=[$'Set #3'.E14]" office:value-type="float" office:value="7" calcext:value-type="float">
            <text:p>7</text:p>
          </table:table-cell>
          <table:table-cell table:style-name="Default" office:value-type="float" office:value="0.467993" calcext:value-type="float">
            <text:p>0,4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4.nrrd</text:p>
          </table:table-cell>
          <table:table-cell table:formula="of:=[$'Set #3'.E15]" office:value-type="float" office:value="3.5" calcext:value-type="float">
            <text:p>3,5</text:p>
          </table:table-cell>
          <table:table-cell table:style-name="Default" office:value-type="float" office:value="0.550103" calcext:value-type="float">
            <text:p>0,550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5.nrrd</text:p>
          </table:table-cell>
          <table:table-cell table:formula="of:=[$'Set #3'.E16]" office:value-type="float" office:value="6" calcext:value-type="float">
            <text:p>6</text:p>
          </table:table-cell>
          <table:table-cell table:style-name="Default" office:value-type="float" office:value="0.318251" calcext:value-type="float">
            <text:p>0,318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6.nrrd</text:p>
          </table:table-cell>
          <table:table-cell table:formula="of:=[$'Set #3'.E17]" office:value-type="float" office:value="4.5" calcext:value-type="float">
            <text:p>4,5</text:p>
          </table:table-cell>
          <table:table-cell table:style-name="Default" office:value-type="float" office:value="0.495304" calcext:value-type="float">
            <text:p>0,495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7.nrrd</text:p>
          </table:table-cell>
          <table:table-cell table:formula="of:=[$'Set #3'.E18]" office:value-type="float" office:value="4.5" calcext:value-type="float">
            <text:p>4,5</text:p>
          </table:table-cell>
          <table:table-cell table:style-name="Default" office:value-type="float" office:value="0.475343" calcext:value-type="float">
            <text:p>0,475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8.nrrd</text:p>
          </table:table-cell>
          <table:table-cell table:formula="of:=[$'Set #3'.E19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09.nrrd</text:p>
          </table:table-cell>
          <table:table-cell table:formula="of:=[$'Set #3'.E20]" office:value-type="float" office:value="4" calcext:value-type="float">
            <text:p>4</text:p>
          </table:table-cell>
          <table:table-cell table:style-name="Default" office:value-type="float" office:value="0.514109" calcext:value-type="float">
            <text:p>0,514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__Fid=2_M10.nrrd</text:p>
          </table:table-cell>
          <table:table-cell table:formula="of:=[$'Set #3'.E21]" office:value-type="float" office:value="4.5" calcext:value-type="float">
            <text:p>4,5</text:p>
          </table:table-cell>
          <table:table-cell table:style-name="Default" office:value-type="float" office:value="0.220728" calcext:value-type="float">
            <text:p>0,2207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1.nrrd</text:p>
          </table:table-cell>
          <table:table-cell table:formula="of:=[$'Set #3'.E22]" office:value-type="float" office:value="9" calcext:value-type="float">
            <text:p>9</text:p>
          </table:table-cell>
          <table:table-cell table:style-name="Default" office:value-type="float" office:value="0.453695" calcext:value-type="float">
            <text:p>0,453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2.nrrd</text:p>
          </table:table-cell>
          <table:table-cell table:formula="of:=[$'Set #3'.E23]" office:value-type="float" office:value="7" calcext:value-type="float">
            <text:p>7</text:p>
          </table:table-cell>
          <table:table-cell table:style-name="Default" office:value-type="float" office:value="0.572731" calcext:value-type="float">
            <text:p>0,572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3.nrrd</text:p>
          </table:table-cell>
          <table:table-cell table:formula="of:=[$'Set #3'.E24]" office:value-type="float" office:value="8.5" calcext:value-type="float">
            <text:p>8,5</text:p>
          </table:table-cell>
          <table:table-cell table:style-name="Default" office:value-type="float" office:value="0.348174" calcext:value-type="float">
            <text:p>0,34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4.nrrd</text:p>
          </table:table-cell>
          <table:table-cell table:formula="of:=[$'Set #3'.E25]" office:value-type="float" office:value="4.5" calcext:value-type="float">
            <text:p>4,5</text:p>
          </table:table-cell>
          <table:table-cell table:style-name="Default" office:value-type="float" office:value="0.340571" calcext:value-type="float">
            <text:p>0,3405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5.nrrd</text:p>
          </table:table-cell>
          <table:table-cell table:formula="of:=[$'Set #3'.E26]" office:value-type="float" office:value="9" calcext:value-type="float">
            <text:p>9</text:p>
          </table:table-cell>
          <table:table-cell table:style-name="Default" office:value-type="float" office:value="0.52384" calcext:value-type="float">
            <text:p>0,52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6.nrrd</text:p>
          </table:table-cell>
          <table:table-cell table:formula="of:=[$'Set #3'.E27]" office:value-type="float" office:value="3.5" calcext:value-type="float">
            <text:p>3,5</text:p>
          </table:table-cell>
          <table:table-cell table:style-name="Default" office:value-type="float" office:value="0.389276" calcext:value-type="float">
            <text:p>0,389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7.nrrd</text:p>
          </table:table-cell>
          <table:table-cell table:formula="of:=[$'Set #3'.E28]" office:value-type="float" office:value="6" calcext:value-type="float">
            <text:p>6</text:p>
          </table:table-cell>
          <table:table-cell table:style-name="Default" office:value-type="float" office:value="0.585943" calcext:value-type="float">
            <text:p>0,58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8.nrrd</text:p>
          </table:table-cell>
          <table:table-cell table:formula="of:=[$'Set #3'.E29]" office:value-type="float" office:value="8.5" calcext:value-type="float">
            <text:p>8,5</text:p>
          </table:table-cell>
          <table:table-cell table:style-name="Default" office:value-type="float" office:value="0.569343" calcext:value-type="float">
            <text:p>0,569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09.nrrd</text:p>
          </table:table-cell>
          <table:table-cell table:formula="of:=[$'Set #3'.E30]" office:value-type="float" office:value="7" calcext:value-type="float">
            <text:p>7</text:p>
          </table:table-cell>
          <table:table-cell table:style-name="Default" office:value-type="float" office:value="0.435405" calcext:value-type="float">
            <text:p>0,435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__Fid=8_M10.nrrd</text:p>
          </table:table-cell>
          <table:table-cell table:formula="of:=[$'Set #3'.E31]" office:value-type="float" office:value="5.5" calcext:value-type="float">
            <text:p>5,5</text:p>
          </table:table-cell>
          <table:table-cell table:style-name="Default" office:value-type="float" office:value="0.453882" calcext:value-type="float">
            <text:p>0,453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1.nrrd</text:p>
          </table:table-cell>
          <table:table-cell table:formula="of:=[$'Set #3'.E32]" office:value-type="float" office:value="10" calcext:value-type="float">
            <text:p>10</text:p>
          </table:table-cell>
          <table:table-cell table:style-name="Default" office:value-type="float" office:value="0.354348" calcext:value-type="float">
            <text:p>0,354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2.nrrd</text:p>
          </table:table-cell>
          <table:table-cell table:formula="of:=[$'Set #3'.E33]" office:value-type="float" office:value="10" calcext:value-type="float">
            <text:p>10</text:p>
          </table:table-cell>
          <table:table-cell table:style-name="Default" office:value-type="float" office:value="0.57346" calcext:value-type="float">
            <text:p>0,57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3.nrrd</text:p>
          </table:table-cell>
          <table:table-cell table:formula="of:=[$'Set #3'.E34]" office:value-type="float" office:value="6" calcext:value-type="float">
            <text:p>6</text:p>
          </table:table-cell>
          <table:table-cell table:style-name="Default" office:value-type="float" office:value="0.437627" calcext:value-type="float">
            <text:p>0,437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4.nrrd</text:p>
          </table:table-cell>
          <table:table-cell table:formula="of:=[$'Set #3'.E35]" office:value-type="float" office:value="8" calcext:value-type="float">
            <text:p>8</text:p>
          </table:table-cell>
          <table:table-cell table:style-name="Default" office:value-type="float" office:value="0.403052" calcext:value-type="float">
            <text:p>0,403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5.nrrd</text:p>
          </table:table-cell>
          <table:table-cell table:formula="of:=[$'Set #3'.E36]" office:value-type="float" office:value="9.5" calcext:value-type="float">
            <text:p>9,5</text:p>
          </table:table-cell>
          <table:table-cell table:style-name="Default" office:value-type="float" office:value="0.24451" calcext:value-type="float">
            <text:p>0,244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6.nrrd</text:p>
          </table:table-cell>
          <table:table-cell table:formula="of:=[$'Set #3'.E37]" office:value-type="float" office:value="10" calcext:value-type="float">
            <text:p>10</text:p>
          </table:table-cell>
          <table:table-cell table:style-name="Default" office:value-type="float" office:value="0.461398" calcext:value-type="float">
            <text:p>0,4613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7.nrrd</text:p>
          </table:table-cell>
          <table:table-cell table:formula="of:=[$'Set #3'.E38]" office:value-type="float" office:value="9.5" calcext:value-type="float">
            <text:p>9,5</text:p>
          </table:table-cell>
          <table:table-cell table:style-name="Default" office:value-type="float" office:value="0.450567" calcext:value-type="float">
            <text:p>0,450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8.nrrd</text:p>
          </table:table-cell>
          <table:table-cell table:formula="of:=[$'Set #3'.E39]" office:value-type="float" office:value="9" calcext:value-type="float">
            <text:p>9</text:p>
          </table:table-cell>
          <table:table-cell table:style-name="Default" office:value-type="float" office:value="0.229464" calcext:value-type="float">
            <text:p>0,229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09.nrrd</text:p>
          </table:table-cell>
          <table:table-cell table:formula="of:=[$'Set #3'.E40]" office:value-type="float" office:value="7" calcext:value-type="float">
            <text:p>7</text:p>
          </table:table-cell>
          <table:table-cell table:style-name="Default" office:value-type="float" office:value="0.488128" calcext:value-type="float">
            <text:p>0,488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__Fid=14_M10.nrrd</text:p>
          </table:table-cell>
          <table:table-cell table:formula="of:=[$'Set #3'.E41]" office:value-type="float" office:value="2" calcext:value-type="float">
            <text:p>2</text:p>
          </table:table-cell>
          <table:table-cell table:style-name="Default" office:value-type="float" office:value="0.333793" calcext:value-type="float">
            <text:p>0,333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1.nrrd</text:p>
          </table:table-cell>
          <table:table-cell table:formula="of:=[$'Set #3'.E42]" office:value-type="float" office:value="3.5" calcext:value-type="float">
            <text:p>3,5</text:p>
          </table:table-cell>
          <table:table-cell table:style-name="Default" office:value-type="float" office:value="0.46432" calcext:value-type="float">
            <text:p>0,46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2.nrrd</text:p>
          </table:table-cell>
          <table:table-cell table:formula="of:=[$'Set #3'.E43]" office:value-type="float" office:value="2.5" calcext:value-type="float">
            <text:p>2,5</text:p>
          </table:table-cell>
          <table:table-cell table:style-name="Default" office:value-type="float" office:value="0.327916" calcext:value-type="float">
            <text:p>0,3279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3.nrrd</text:p>
          </table:table-cell>
          <table:table-cell table:formula="of:=[$'Set #3'.E44]" office:value-type="float" office:value="4.5" calcext:value-type="float">
            <text:p>4,5</text:p>
          </table:table-cell>
          <table:table-cell table:style-name="Default" office:value-type="float" office:value="0.410085" calcext:value-type="float">
            <text:p>0,410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4.nrrd</text:p>
          </table:table-cell>
          <table:table-cell table:formula="of:=[$'Set #3'.E45]" office:value-type="float" office:value="2" calcext:value-type="float">
            <text:p>2</text:p>
          </table:table-cell>
          <table:table-cell table:style-name="Default" office:value-type="float" office:value="0.225513" calcext:value-type="float">
            <text:p>0,225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5.nrrd</text:p>
          </table:table-cell>
          <table:table-cell table:formula="of:=[$'Set #3'.E46]" office:value-type="float" office:value="3" calcext:value-type="float">
            <text:p>3</text:p>
          </table:table-cell>
          <table:table-cell table:style-name="Default" office:value-type="float" office:value="0.245556" calcext:value-type="float">
            <text:p>0,245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6.nrrd</text:p>
          </table:table-cell>
          <table:table-cell table:formula="of:=[$'Set #3'.E47]" office:value-type="float" office:value="2.5" calcext:value-type="float">
            <text:p>2,5</text:p>
          </table:table-cell>
          <table:table-cell table:style-name="Default" office:value-type="float" office:value="0.180859" calcext:value-type="float">
            <text:p>0,180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7.nrrd</text:p>
          </table:table-cell>
          <table:table-cell table:formula="of:=[$'Set #3'.E48]" office:value-type="float" office:value="5" calcext:value-type="float">
            <text:p>5</text:p>
          </table:table-cell>
          <table:table-cell table:style-name="Default" office:value-type="float" office:value="0.544584" calcext:value-type="float">
            <text:p>0,5445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8.nrrd</text:p>
          </table:table-cell>
          <table:table-cell table:formula="of:=[$'Set #3'.E49]" office:value-type="float" office:value="1.5" calcext:value-type="float">
            <text:p>1,5</text:p>
          </table:table-cell>
          <table:table-cell table:style-name="Default" office:value-type="float" office:value="0.330531" calcext:value-type="float">
            <text:p>0,33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09.nrrd</text:p>
          </table:table-cell>
          <table:table-cell table:formula="of:=[$'Set #3'.E50]" office:value-type="float" office:value="3" calcext:value-type="float">
            <text:p>3</text:p>
          </table:table-cell>
          <table:table-cell table:style-name="Default" office:value-type="float" office:value="0.23669" calcext:value-type="float">
            <text:p>0,23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__Fid=10_M10.nrrd</text:p>
          </table:table-cell>
          <table:table-cell table:formula="of:=[$'Set #3'.E51]" office:value-type="float" office:value="3.5" calcext:value-type="float">
            <text:p>3,5</text:p>
          </table:table-cell>
          <table:table-cell table:style-name="Default" office:value-type="float" office:value="0.33991" calcext:value-type="float">
            <text:p>0,339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1.nrrd</text:p>
          </table:table-cell>
          <table:table-cell table:formula="of:=[$'Set #3'.E52]" office:value-type="float" office:value="1" calcext:value-type="float">
            <text:p>1</text:p>
          </table:table-cell>
          <table:table-cell table:style-name="Default" office:value-type="float" office:value="0.293634" calcext:value-type="float">
            <text:p>0,2936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2.nrrd</text:p>
          </table:table-cell>
          <table:table-cell table:formula="of:=[$'Set #3'.E53]" office:value-type="float" office:value="1" calcext:value-type="float">
            <text:p>1</text:p>
          </table:table-cell>
          <table:table-cell table:style-name="Default" office:value-type="float" office:value="0.399582" calcext:value-type="float">
            <text:p>0,399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3.nrrd</text:p>
          </table:table-cell>
          <table:table-cell table:formula="of:=[$'Set #3'.E54]" office:value-type="float" office:value="5.5" calcext:value-type="float">
            <text:p>5,5</text:p>
          </table:table-cell>
          <table:table-cell table:style-name="Default" office:value-type="float" office:value="0.496022" calcext:value-type="float">
            <text:p>0,496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4.nrrd</text:p>
          </table:table-cell>
          <table:table-cell table:formula="of:=[$'Set #3'.E55]" office:value-type="float" office:value="3" calcext:value-type="float">
            <text:p>3</text:p>
          </table:table-cell>
          <table:table-cell table:style-name="Default" office:value-type="float" office:value="0.405013" calcext:value-type="float">
            <text:p>0,405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5.nrrd</text:p>
          </table:table-cell>
          <table:table-cell table:formula="of:=[$'Set #3'.E56]" office:value-type="float" office:value="1" calcext:value-type="float">
            <text:p>1</text:p>
          </table:table-cell>
          <table:table-cell table:style-name="Default" office:value-type="float" office:value="0.256749" calcext:value-type="float">
            <text:p>0,2567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6.nrrd</text:p>
          </table:table-cell>
          <table:table-cell table:formula="of:=[$'Set #3'.E57]" office:value-type="float" office:value="7" calcext:value-type="float">
            <text:p>7</text:p>
          </table:table-cell>
          <table:table-cell table:style-name="Default" office:value-type="float" office:value="0.618207" calcext:value-type="float">
            <text:p>0,618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7.nrrd</text:p>
          </table:table-cell>
          <table:table-cell table:formula="of:=[$'Set #3'.E58]" office:value-type="float" office:value="1" calcext:value-type="float">
            <text:p>1</text:p>
          </table:table-cell>
          <table:table-cell table:style-name="Default" office:value-type="float" office:value="0.349366" calcext:value-type="float">
            <text:p>0,3493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8.nrrd</text:p>
          </table:table-cell>
          <table:table-cell table:formula="of:=[$'Set #3'.E59]" office:value-type="float" office:value="1" calcext:value-type="float">
            <text:p>1</text:p>
          </table:table-cell>
          <table:table-cell table:style-name="Default" office:value-type="float" office:value="0.29573" calcext:value-type="float">
            <text:p>0,29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09.nrrd</text:p>
          </table:table-cell>
          <table:table-cell table:formula="of:=[$'Set #3'.E60]" office:value-type="float" office:value="6.5" calcext:value-type="float">
            <text:p>6,5</text:p>
          </table:table-cell>
          <table:table-cell table:style-name="Default" office:value-type="float" office:value="0.489286" calcext:value-type="float">
            <text:p>0,489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__Fid=9_M10.nrrd</text:p>
          </table:table-cell>
          <table:table-cell table:formula="of:=[$'Set #3'.E61]" office:value-type="float" office:value="1" calcext:value-type="float">
            <text:p>1</text:p>
          </table:table-cell>
          <table:table-cell table:style-name="Default" office:value-type="float" office:value="0.324336" calcext:value-type="float">
            <text:p>0,324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1.nrrd</text:p>
          </table:table-cell>
          <table:table-cell table:formula="of:=[$'Set #3'.E62]" office:value-type="float" office:value="5" calcext:value-type="float">
            <text:p>5</text:p>
          </table:table-cell>
          <table:table-cell table:style-name="Default" office:value-type="float" office:value="0.601513" calcext:value-type="float">
            <text:p>0,6015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2.nrrd</text:p>
          </table:table-cell>
          <table:table-cell table:formula="of:=[$'Set #3'.E63]" office:value-type="float" office:value="1" calcext:value-type="float">
            <text:p>1</text:p>
          </table:table-cell>
          <table:table-cell table:style-name="Default" office:value-type="float" office:value="0.366506" calcext:value-type="float">
            <text:p>0,366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3.nrrd</text:p>
          </table:table-cell>
          <table:table-cell table:formula="of:=[$'Set #3'.E64]" office:value-type="float" office:value="3.5" calcext:value-type="float">
            <text:p>3,5</text:p>
          </table:table-cell>
          <table:table-cell table:style-name="Default" office:value-type="float" office:value="0.379998" calcext:value-type="float">
            <text:p>0,37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4.nrrd</text:p>
          </table:table-cell>
          <table:table-cell table:formula="of:=[$'Set #3'.E65]" office:value-type="float" office:value="1" calcext:value-type="float">
            <text:p>1</text:p>
          </table:table-cell>
          <table:table-cell table:style-name="Default" office:value-type="float" office:value="0.303093" calcext:value-type="float">
            <text:p>0,303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5.nrrd</text:p>
          </table:table-cell>
          <table:table-cell table:formula="of:=[$'Set #3'.E66]" office:value-type="float" office:value="1.5" calcext:value-type="float">
            <text:p>1,5</text:p>
          </table:table-cell>
          <table:table-cell table:style-name="Default" office:value-type="float" office:value="0.310937" calcext:value-type="float">
            <text:p>0,310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6.nrrd</text:p>
          </table:table-cell>
          <table:table-cell table:formula="of:=[$'Set #3'.E67]" office:value-type="float" office:value="2" calcext:value-type="float">
            <text:p>2</text:p>
          </table:table-cell>
          <table:table-cell table:style-name="Default" office:value-type="float" office:value="0.262371" calcext:value-type="float">
            <text:p>0,2623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7.nrrd</text:p>
          </table:table-cell>
          <table:table-cell table:formula="of:=[$'Set #3'.E68]" office:value-type="float" office:value="4.5" calcext:value-type="float">
            <text:p>4,5</text:p>
          </table:table-cell>
          <table:table-cell table:style-name="Default" office:value-type="float" office:value="0.382921" calcext:value-type="float">
            <text:p>0,382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8.nrrd</text:p>
          </table:table-cell>
          <table:table-cell table:formula="of:=[$'Set #3'.E69]" office:value-type="float" office:value="6.5" calcext:value-type="float">
            <text:p>6,5</text:p>
          </table:table-cell>
          <table:table-cell table:style-name="Default" office:value-type="float" office:value="0.466812" calcext:value-type="float">
            <text:p>0,466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09.nrrd</text:p>
          </table:table-cell>
          <table:table-cell table:formula="of:=[$'Set #3'.E70]" office:value-type="float" office:value="2.5" calcext:value-type="float">
            <text:p>2,5</text:p>
          </table:table-cell>
          <table:table-cell table:style-name="Default" office:value-type="float" office:value="0.400238" calcext:value-type="float">
            <text:p>0,400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__Fid=15_M10.nrrd</text:p>
          </table:table-cell>
          <table:table-cell table:formula="of:=[$'Set #3'.E71]" office:value-type="float" office:value="1" calcext:value-type="float">
            <text:p>1</text:p>
          </table:table-cell>
          <table:table-cell table:style-name="Default" office:value-type="float" office:value="0.303393" calcext:value-type="float">
            <text:p>0,3033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1.nrrd</text:p>
          </table:table-cell>
          <table:table-cell table:formula="of:=[$'Set #3'.E72]" office:value-type="float" office:value="4.5" calcext:value-type="float">
            <text:p>4,5</text:p>
          </table:table-cell>
          <table:table-cell table:style-name="Default" office:value-type="float" office:value="0.298049" calcext:value-type="float">
            <text:p>0,298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2.nrrd</text:p>
          </table:table-cell>
          <table:table-cell table:formula="of:=[$'Set #3'.E73]" office:value-type="float" office:value="6" calcext:value-type="float">
            <text:p>6</text:p>
          </table:table-cell>
          <table:table-cell table:style-name="Default" office:value-type="float" office:value="0.316733" calcext:value-type="float">
            <text:p>0,31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3.nrrd</text:p>
          </table:table-cell>
          <table:table-cell table:formula="of:=[$'Set #3'.E74]" office:value-type="float" office:value="7" calcext:value-type="float">
            <text:p>7</text:p>
          </table:table-cell>
          <table:table-cell table:style-name="Default" office:value-type="float" office:value="0.233146" calcext:value-type="float">
            <text:p>0,233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4.nrrd</text:p>
          </table:table-cell>
          <table:table-cell table:formula="of:=[$'Set #3'.E75]" office:value-type="float" office:value="6.5" calcext:value-type="float">
            <text:p>6,5</text:p>
          </table:table-cell>
          <table:table-cell table:style-name="Default" office:value-type="float" office:value="0.368534" calcext:value-type="float">
            <text:p>0,368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5.nrrd</text:p>
          </table:table-cell>
          <table:table-cell table:formula="of:=[$'Set #3'.E76]" office:value-type="float" office:value="4" calcext:value-type="float">
            <text:p>4</text:p>
          </table:table-cell>
          <table:table-cell table:style-name="Default" office:value-type="float" office:value="0.340821" calcext:value-type="float">
            <text:p>0,340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6.nrrd</text:p>
          </table:table-cell>
          <table:table-cell table:formula="of:=[$'Set #3'.E77]" office:value-type="float" office:value="7" calcext:value-type="float">
            <text:p>7</text:p>
          </table:table-cell>
          <table:table-cell table:style-name="Default" office:value-type="float" office:value="0.607096" calcext:value-type="float">
            <text:p>0,60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7.nrrd</text:p>
          </table:table-cell>
          <table:table-cell table:formula="of:=[$'Set #3'.E78]" office:value-type="float" office:value="7" calcext:value-type="float">
            <text:p>7</text:p>
          </table:table-cell>
          <table:table-cell table:style-name="Default" office:value-type="float" office:value="0.445753" calcext:value-type="float">
            <text:p>0,445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8.nrrd</text:p>
          </table:table-cell>
          <table:table-cell table:formula="of:=[$'Set #3'.E79]" office:value-type="float" office:value="7" calcext:value-type="float">
            <text:p>7</text:p>
          </table:table-cell>
          <table:table-cell table:style-name="Default" office:value-type="float" office:value="0.451244" calcext:value-type="float">
            <text:p>0,45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09.nrrd</text:p>
          </table:table-cell>
          <table:table-cell table:formula="of:=[$'Set #3'.E80]" office:value-type="float" office:value="6.5" calcext:value-type="float">
            <text:p>6,5</text:p>
          </table:table-cell>
          <table:table-cell table:style-name="Default" office:value-type="float" office:value="0.28362" calcext:value-type="float">
            <text:p>0,28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__Fid=13_M10.nrrd</text:p>
          </table:table-cell>
          <table:table-cell table:formula="of:=[$'Set #3'.E81]" office:value-type="float" office:value="5" calcext:value-type="float">
            <text:p>5</text:p>
          </table:table-cell>
          <table:table-cell table:style-name="Default" office:value-type="float" office:value="0.360928" calcext:value-type="float">
            <text:p>0,360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1.nrrd</text:p>
          </table:table-cell>
          <table:table-cell table:formula="of:=[$'Set #3'.E82]" office:value-type="float" office:value="8.5" calcext:value-type="float">
            <text:p>8,5</text:p>
          </table:table-cell>
          <table:table-cell table:style-name="Default" office:value-type="float" office:value="0.545425" calcext:value-type="float">
            <text:p>0,545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2.nrrd</text:p>
          </table:table-cell>
          <table:table-cell table:formula="of:=[$'Set #3'.E83]" office:value-type="float" office:value="8" calcext:value-type="float">
            <text:p>8</text:p>
          </table:table-cell>
          <table:table-cell table:style-name="Default" office:value-type="float" office:value="0.411358" calcext:value-type="float">
            <text:p>0,411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3.nrrd</text:p>
          </table:table-cell>
          <table:table-cell table:formula="of:=[$'Set #3'.E84]" office:value-type="float" office:value="8.5" calcext:value-type="float">
            <text:p>8,5</text:p>
          </table:table-cell>
          <table:table-cell table:style-name="Default" office:value-type="float" office:value="0.306272" calcext:value-type="float">
            <text:p>0,306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4.nrrd</text:p>
          </table:table-cell>
          <table:table-cell table:formula="of:=[$'Set #3'.E85]" office:value-type="float" office:value="7" calcext:value-type="float">
            <text:p>7</text:p>
          </table:table-cell>
          <table:table-cell table:style-name="Default" office:value-type="float" office:value="0.377839" calcext:value-type="float">
            <text:p>0,377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5.nrrd</text:p>
          </table:table-cell>
          <table:table-cell table:formula="of:=[$'Set #3'.E86]" office:value-type="float" office:value="8" calcext:value-type="float">
            <text:p>8</text:p>
          </table:table-cell>
          <table:table-cell table:style-name="Default" office:value-type="float" office:value="0.509758" calcext:value-type="float">
            <text:p>0,509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6.nrrd</text:p>
          </table:table-cell>
          <table:table-cell table:formula="of:=[$'Set #3'.E87]" office:value-type="float" office:value="7" calcext:value-type="float">
            <text:p>7</text:p>
          </table:table-cell>
          <table:table-cell table:style-name="Default" office:value-type="float" office:value="0.397132" calcext:value-type="float">
            <text:p>0,397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7.nrrd</text:p>
          </table:table-cell>
          <table:table-cell table:formula="of:=[$'Set #3'.E88]" office:value-type="float" office:value="8.5" calcext:value-type="float">
            <text:p>8,5</text:p>
          </table:table-cell>
          <table:table-cell table:style-name="Default" office:value-type="float" office:value="0.360583" calcext:value-type="float">
            <text:p>0,360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8.nrrd</text:p>
          </table:table-cell>
          <table:table-cell table:formula="of:=[$'Set #3'.E89]" office:value-type="float" office:value="5.5" calcext:value-type="float">
            <text:p>5,5</text:p>
          </table:table-cell>
          <table:table-cell table:style-name="Default" office:value-type="float" office:value="0.573045" calcext:value-type="float">
            <text:p>0,5730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09.nrrd</text:p>
          </table:table-cell>
          <table:table-cell table:formula="of:=[$'Set #3'.E90]" office:value-type="float" office:value="5.5" calcext:value-type="float">
            <text:p>5,5</text:p>
          </table:table-cell>
          <table:table-cell table:style-name="Default" office:value-type="float" office:value="0.315254" calcext:value-type="float">
            <text:p>0,315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__Fid_11_M10.nrrd</text:p>
          </table:table-cell>
          <table:table-cell table:formula="of:=[$'Set #3'.E91]" office:value-type="float" office:value="8" calcext:value-type="float">
            <text:p>8</text:p>
          </table:table-cell>
          <table:table-cell table:style-name="Default" office:value-type="float" office:value="0.388657" calcext:value-type="float">
            <text:p>0,388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1.nrrd</text:p>
          </table:table-cell>
          <table:table-cell table:formula="of:=[$'Set #3'.E92]" office:value-type="float" office:value="9" calcext:value-type="float">
            <text:p>9</text:p>
          </table:table-cell>
          <table:table-cell table:style-name="Default" office:value-type="float" office:value="0.614136" calcext:value-type="float">
            <text:p>0,614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2.nrrd</text:p>
          </table:table-cell>
          <table:table-cell table:formula="of:=[$'Set #3'.E93]" office:value-type="float" office:value="9" calcext:value-type="float">
            <text:p>9</text:p>
          </table:table-cell>
          <table:table-cell table:style-name="Default" office:value-type="float" office:value="0.21495" calcext:value-type="float">
            <text:p>0,2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3.nrrd</text:p>
          </table:table-cell>
          <table:table-cell table:formula="of:=[$'Set #3'.E94]" office:value-type="float" office:value="9" calcext:value-type="float">
            <text:p>9</text:p>
          </table:table-cell>
          <table:table-cell table:style-name="Default" office:value-type="float" office:value="0.240434" calcext:value-type="float">
            <text:p>0,240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4.nrrd</text:p>
          </table:table-cell>
          <table:table-cell table:formula="of:=[$'Set #3'.E95]" office:value-type="float" office:value="9" calcext:value-type="float">
            <text:p>9</text:p>
          </table:table-cell>
          <table:table-cell table:style-name="Default" office:value-type="float" office:value="0.502063" calcext:value-type="float">
            <text:p>0,502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5.nrrd</text:p>
          </table:table-cell>
          <table:table-cell table:formula="of:=[$'Set #3'.E96]" office:value-type="float" office:value="9" calcext:value-type="float">
            <text:p>9</text:p>
          </table:table-cell>
          <table:table-cell table:style-name="Default" office:value-type="float" office:value="0.366028" calcext:value-type="float">
            <text:p>0,366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6.nrrd</text:p>
          </table:table-cell>
          <table:table-cell table:formula="of:=[$'Set #3'.E97]" office:value-type="float" office:value="10" calcext:value-type="float">
            <text:p>10</text:p>
          </table:table-cell>
          <table:table-cell table:style-name="Default" office:value-type="float" office:value="0.476998" calcext:value-type="float">
            <text:p>0,476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7.nrrd</text:p>
          </table:table-cell>
          <table:table-cell table:formula="of:=[$'Set #3'.E98]" office:value-type="float" office:value="5.5" calcext:value-type="float">
            <text:p>5,5</text:p>
          </table:table-cell>
          <table:table-cell table:style-name="Default" office:value-type="float" office:value="0.197687" calcext:value-type="float">
            <text:p>0,1976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8.nrrd</text:p>
          </table:table-cell>
          <table:table-cell table:formula="of:=[$'Set #3'.E99]" office:value-type="float" office:value="9.5" calcext:value-type="float">
            <text:p>9,5</text:p>
          </table:table-cell>
          <table:table-cell table:style-name="Default" office:value-type="float" office:value="0.214117" calcext:value-type="float">
            <text:p>0,214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09.nrrd</text:p>
          </table:table-cell>
          <table:table-cell table:formula="of:=[$'Set #3'.E100]" office:value-type="float" office:value="3" calcext:value-type="float">
            <text:p>3</text:p>
          </table:table-cell>
          <table:table-cell table:style-name="Default" office:value-type="float" office:value="0.333575" calcext:value-type="float">
            <text:p>0,3335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__Fid=12_M10.nrrd</text:p>
          </table:table-cell>
          <table:table-cell table:formula="of:=[$'Set #3'.E101]" office:value-type="float" office:value="4.5" calcext:value-type="float">
            <text:p>4,5</text:p>
          </table:table-cell>
          <table:table-cell table:style-name="Default" office:value-type="float" office:value="0.215855" calcext:value-type="float">
            <text:p>0,2158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1.nrrd</text:p>
          </table:table-cell>
          <table:table-cell table:formula="of:=[$'Set #3'.E102]" office:value-type="float" office:value="5" calcext:value-type="float">
            <text:p>5</text:p>
          </table:table-cell>
          <table:table-cell table:style-name="Default" office:value-type="float" office:value="0.478512" calcext:value-type="float">
            <text:p>0,47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2.nrrd</text:p>
          </table:table-cell>
          <table:table-cell table:formula="of:=[$'Set #3'.E103]" office:value-type="float" office:value="5" calcext:value-type="float">
            <text:p>5</text:p>
          </table:table-cell>
          <table:table-cell table:style-name="Default" office:value-type="float" office:value="0.413013" calcext:value-type="float">
            <text:p>0,4130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3.nrrd</text:p>
          </table:table-cell>
          <table:table-cell table:formula="of:=[$'Set #3'.E104]" office:value-type="float" office:value="5" calcext:value-type="float">
            <text:p>5</text:p>
          </table:table-cell>
          <table:table-cell table:style-name="Default" office:value-type="float" office:value="0.484642" calcext:value-type="float">
            <text:p>0,4846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4.nrrd</text:p>
          </table:table-cell>
          <table:table-cell table:formula="of:=[$'Set #3'.E105]" office:value-type="float" office:value="3.5" calcext:value-type="float">
            <text:p>3,5</text:p>
          </table:table-cell>
          <table:table-cell table:style-name="Default" office:value-type="float" office:value="0.412038" calcext:value-type="float">
            <text:p>0,41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5.nrrd</text:p>
          </table:table-cell>
          <table:table-cell table:formula="of:=[$'Set #3'.E106]" office:value-type="float" office:value="5.5" calcext:value-type="float">
            <text:p>5,5</text:p>
          </table:table-cell>
          <table:table-cell table:style-name="Default" office:value-type="float" office:value="0.486733" calcext:value-type="float">
            <text:p>0,4867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6.nrrd</text:p>
          </table:table-cell>
          <table:table-cell table:formula="of:=[$'Set #3'.E107]" office:value-type="float" office:value="3" calcext:value-type="float">
            <text:p>3</text:p>
          </table:table-cell>
          <table:table-cell table:style-name="Default" office:value-type="float" office:value="0.389682" calcext:value-type="float">
            <text:p>0,389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7.nrrd</text:p>
          </table:table-cell>
          <table:table-cell table:formula="of:=[$'Set #3'.E108]" office:value-type="float" office:value="4.5" calcext:value-type="float">
            <text:p>4,5</text:p>
          </table:table-cell>
          <table:table-cell table:style-name="Default" office:value-type="float" office:value="0.453348" calcext:value-type="float">
            <text:p>0,453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8.nrrd</text:p>
          </table:table-cell>
          <table:table-cell table:formula="of:=[$'Set #3'.E109]" office:value-type="float" office:value="6" calcext:value-type="float">
            <text:p>6</text:p>
          </table:table-cell>
          <table:table-cell table:style-name="Default" office:value-type="float" office:value="0.592093" calcext:value-type="float">
            <text:p>0,592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09.nrrd</text:p>
          </table:table-cell>
          <table:table-cell table:formula="of:=[$'Set #3'.E110]" office:value-type="float" office:value="6" calcext:value-type="float">
            <text:p>6</text:p>
          </table:table-cell>
          <table:table-cell table:style-name="Default" office:value-type="float" office:value="0.492747" calcext:value-type="float">
            <text:p>0,49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__Fid=3_M10.nrrd</text:p>
          </table:table-cell>
          <table:table-cell table:formula="of:=[$'Set #3'.E111]" office:value-type="float" office:value="5" calcext:value-type="float">
            <text:p>5</text:p>
          </table:table-cell>
          <table:table-cell table:style-name="Default" office:value-type="float" office:value="0.414447" calcext:value-type="float">
            <text:p>0,414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1.nrrd</text:p>
          </table:table-cell>
          <table:table-cell table:formula="of:=[$'Set #3'.E112]" office:value-type="float" office:value="1" calcext:value-type="float">
            <text:p>1</text:p>
          </table:table-cell>
          <table:table-cell table:style-name="Default" office:value-type="float" office:value="0.463502" calcext:value-type="float">
            <text:p>0,463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2.nrrd</text:p>
          </table:table-cell>
          <table:table-cell table:formula="of:=[$'Set #3'.E113]" office:value-type="float" office:value="7" calcext:value-type="float">
            <text:p>7</text:p>
          </table:table-cell>
          <table:table-cell table:style-name="Default" office:value-type="float" office:value="0.32099" calcext:value-type="float">
            <text:p>0,32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3.nrrd</text:p>
          </table:table-cell>
          <table:table-cell table:formula="of:=[$'Set #3'.E114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4.nrrd</text:p>
          </table:table-cell>
          <table:table-cell table:formula="of:=[$'Set #3'.E115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5.nrrd</text:p>
          </table:table-cell>
          <table:table-cell table:formula="of:=[$'Set #3'.E116]" office:value-type="float" office:value="1" calcext:value-type="float">
            <text:p>1</text:p>
          </table:table-cell>
          <table:table-cell table:style-name="Default" office:value-type="float" office:value="0.467616" calcext:value-type="float">
            <text:p>0,4676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6.nrrd</text:p>
          </table:table-cell>
          <table:table-cell table:formula="of:=[$'Set #3'.E117]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7.nrrd</text:p>
          </table:table-cell>
          <table:table-cell table:formula="of:=[$'Set #3'.E118]" office:value-type="float" office:value="6.5" calcext:value-type="float">
            <text:p>6,5</text:p>
          </table:table-cell>
          <table:table-cell table:style-name="Default" office:value-type="float" office:value="0.41807" calcext:value-type="float">
            <text:p>0,4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8.nrrd</text:p>
          </table:table-cell>
          <table:table-cell table:formula="of:=[$'Set #3'.E119]" office:value-type="float" office:value="1.5" calcext:value-type="float">
            <text:p>1,5</text:p>
          </table:table-cell>
          <table:table-cell table:style-name="Default" office:value-type="float" office:value="0.364767" calcext:value-type="float">
            <text:p>0,36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09.nrrd</text:p>
          </table:table-cell>
          <table:table-cell table:formula="of:=[$'Set #3'.E120]" office:value-type="float" office:value="8" calcext:value-type="float">
            <text:p>8</text:p>
          </table:table-cell>
          <table:table-cell table:style-name="Default" office:value-type="float" office:value="0.370347" calcext:value-type="float">
            <text:p>0,37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__Fid=4_M10.nrrd</text:p>
          </table:table-cell>
          <table:table-cell table:formula="of:=[$'Set #3'.E121]" office:value-type="float" office:value="2" calcext:value-type="float">
            <text:p>2</text:p>
          </table:table-cell>
          <table:table-cell table:style-name="Default" office:value-type="float" office:value="0.43438" calcext:value-type="float">
            <text:p>0,43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1.nrrd</text:p>
          </table:table-cell>
          <table:table-cell table:formula="of:=[$'Set #3'.E122]" office:value-type="float" office:value="7.5" calcext:value-type="float">
            <text:p>7,5</text:p>
          </table:table-cell>
          <table:table-cell table:style-name="Default" office:value-type="float" office:value="0.542913" calcext:value-type="float">
            <text:p>0,5429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2.nrrd</text:p>
          </table:table-cell>
          <table:table-cell table:formula="of:=[$'Set #3'.E123]" office:value-type="float" office:value="7.5" calcext:value-type="float">
            <text:p>7,5</text:p>
          </table:table-cell>
          <table:table-cell table:style-name="Default" office:value-type="float" office:value="0.509567" calcext:value-type="float">
            <text:p>0,509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3.nrrd</text:p>
          </table:table-cell>
          <table:table-cell table:formula="of:=[$'Set #3'.E124]" office:value-type="float" office:value="6" calcext:value-type="float">
            <text:p>6</text:p>
          </table:table-cell>
          <table:table-cell table:style-name="Default" office:value-type="float" office:value="0.439774" calcext:value-type="float">
            <text:p>0,4397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4.nrrd</text:p>
          </table:table-cell>
          <table:table-cell table:formula="of:=[$'Set #3'.E125]" office:value-type="float" office:value="4.5" calcext:value-type="float">
            <text:p>4,5</text:p>
          </table:table-cell>
          <table:table-cell table:style-name="Default" office:value-type="float" office:value="0.557097" calcext:value-type="float">
            <text:p>0,55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5.nrrd</text:p>
          </table:table-cell>
          <table:table-cell table:formula="of:=[$'Set #3'.E126]" office:value-type="float" office:value="2.5" calcext:value-type="float">
            <text:p>2,5</text:p>
          </table:table-cell>
          <table:table-cell table:style-name="Default" office:value-type="float" office:value="0.255542" calcext:value-type="float">
            <text:p>0,2555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6.nrrd</text:p>
          </table:table-cell>
          <table:table-cell table:formula="of:=[$'Set #3'.E127]" office:value-type="float" office:value="5" calcext:value-type="float">
            <text:p>5</text:p>
          </table:table-cell>
          <table:table-cell table:style-name="Default" office:value-type="float" office:value="0.454914" calcext:value-type="float">
            <text:p>0,4549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7.nrrd</text:p>
          </table:table-cell>
          <table:table-cell table:formula="of:=[$'Set #3'.E128]" office:value-type="float" office:value="4" calcext:value-type="float">
            <text:p>4</text:p>
          </table:table-cell>
          <table:table-cell table:style-name="Default" office:value-type="float" office:value="0.361063" calcext:value-type="float">
            <text:p>0,3610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8.nrrd</text:p>
          </table:table-cell>
          <table:table-cell table:formula="of:=[$'Set #3'.E129]" office:value-type="float" office:value="2.5" calcext:value-type="float">
            <text:p>2,5</text:p>
          </table:table-cell>
          <table:table-cell table:style-name="Default" office:value-type="float" office:value="0.417921" calcext:value-type="float">
            <text:p>0,417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09.nrrd</text:p>
          </table:table-cell>
          <table:table-cell table:formula="of:=[$'Set #3'.E130]" office:value-type="float" office:value="3.5" calcext:value-type="float">
            <text:p>3,5</text:p>
          </table:table-cell>
          <table:table-cell table:style-name="Default" office:value-type="float" office:value="0.451604" calcext:value-type="float">
            <text:p>0,451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__Fid=5_M10.nrrd</text:p>
          </table:table-cell>
          <table:table-cell table:formula="of:=[$'Set #3'.E131]" office:value-type="float" office:value="4.5" calcext:value-type="float">
            <text:p>4,5</text:p>
          </table:table-cell>
          <table:table-cell table:style-name="Default" office:value-type="float" office:value="0.393184" calcext:value-type="float">
            <text:p>0,393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1.nrrd</text:p>
          </table:table-cell>
          <table:table-cell table:formula="of:=[$'Set #3'.E132]" office:value-type="float" office:value="7" calcext:value-type="float">
            <text:p>7</text:p>
          </table:table-cell>
          <table:table-cell table:style-name="Default" office:value-type="float" office:value="0.622392" calcext:value-type="float">
            <text:p>0,622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2.nrrd</text:p>
          </table:table-cell>
          <table:table-cell table:formula="of:=[$'Set #3'.E133]" office:value-type="float" office:value="3" calcext:value-type="float">
            <text:p>3</text:p>
          </table:table-cell>
          <table:table-cell table:style-name="Default" office:value-type="float" office:value="0.527863" calcext:value-type="float">
            <text:p>0,527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3.nrrd</text:p>
          </table:table-cell>
          <table:table-cell table:formula="of:=[$'Set #3'.E134]" office:value-type="float" office:value="4.5" calcext:value-type="float">
            <text:p>4,5</text:p>
          </table:table-cell>
          <table:table-cell table:style-name="Default" office:value-type="float" office:value="0.559654" calcext:value-type="float">
            <text:p>0,5596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4.nrrd</text:p>
          </table:table-cell>
          <table:table-cell table:formula="of:=[$'Set #3'.E135]" office:value-type="float" office:value="3" calcext:value-type="float">
            <text:p>3</text:p>
          </table:table-cell>
          <table:table-cell table:style-name="Default" office:value-type="float" office:value="0.518688" calcext:value-type="float">
            <text:p>0,5186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5.nrrd</text:p>
          </table:table-cell>
          <table:table-cell table:formula="of:=[$'Set #3'.E136]" office:value-type="float" office:value="6.5" calcext:value-type="float">
            <text:p>6,5</text:p>
          </table:table-cell>
          <table:table-cell table:style-name="Default" office:value-type="float" office:value="0.551438" calcext:value-type="float">
            <text:p>0,5514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6.nrrd</text:p>
          </table:table-cell>
          <table:table-cell table:formula="of:=[$'Set #3'.E137]" office:value-type="float" office:value="3.5" calcext:value-type="float">
            <text:p>3,5</text:p>
          </table:table-cell>
          <table:table-cell table:style-name="Default" office:value-type="float" office:value="0.529354" calcext:value-type="float">
            <text:p>0,529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7.nrrd</text:p>
          </table:table-cell>
          <table:table-cell table:formula="of:=[$'Set #3'.E138]" office:value-type="float" office:value="3.5" calcext:value-type="float">
            <text:p>3,5</text:p>
          </table:table-cell>
          <table:table-cell table:style-name="Default" office:value-type="float" office:value="0.413094" calcext:value-type="float">
            <text:p>0,4130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8.nrrd</text:p>
          </table:table-cell>
          <table:table-cell table:formula="of:=[$'Set #3'.E139]" office:value-type="float" office:value="5.5" calcext:value-type="float">
            <text:p>5,5</text:p>
          </table:table-cell>
          <table:table-cell table:style-name="Default" office:value-type="float" office:value="0.50561" calcext:value-type="float">
            <text:p>0,5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09.nrrd</text:p>
          </table:table-cell>
          <table:table-cell table:formula="of:=[$'Set #3'.E140]" office:value-type="float" office:value="2.5" calcext:value-type="float">
            <text:p>2,5</text:p>
          </table:table-cell>
          <table:table-cell table:style-name="Default" office:value-type="float" office:value="0.364169" calcext:value-type="float">
            <text:p>0,364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__Fid=6_M10.nrrd</text:p>
          </table:table-cell>
          <table:table-cell table:formula="of:=[$'Set #3'.E141]" office:value-type="float" office:value="3" calcext:value-type="float">
            <text:p>3</text:p>
          </table:table-cell>
          <table:table-cell table:style-name="Default" office:value-type="float" office:value="0.499829" calcext:value-type="float">
            <text:p>0,499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1.nrrd</text:p>
          </table:table-cell>
          <table:table-cell table:formula="of:=[$'Set #3'.E142]" office:value-type="float" office:value="2.5" calcext:value-type="float">
            <text:p>2,5</text:p>
          </table:table-cell>
          <table:table-cell table:style-name="Default" office:value-type="float" office:value="0.30851" calcext:value-type="float">
            <text:p>0,30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2.nrrd</text:p>
          </table:table-cell>
          <table:table-cell table:formula="of:=[$'Set #3'.E143]" office:value-type="float" office:value="3" calcext:value-type="float">
            <text:p>3</text:p>
          </table:table-cell>
          <table:table-cell table:style-name="Default" office:value-type="float" office:value="0.367578" calcext:value-type="float">
            <text:p>0,367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3.nrrd</text:p>
          </table:table-cell>
          <table:table-cell table:formula="of:=[$'Set #3'.E144]" office:value-type="float" office:value="2" calcext:value-type="float">
            <text:p>2</text:p>
          </table:table-cell>
          <table:table-cell table:style-name="Default" office:value-type="float" office:value="0.216211" calcext:value-type="float">
            <text:p>0,216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4.nrrd</text:p>
          </table:table-cell>
          <table:table-cell table:formula="of:=[$'Set #3'.E145]" office:value-type="float" office:value="3.5" calcext:value-type="float">
            <text:p>3,5</text:p>
          </table:table-cell>
          <table:table-cell table:style-name="Default" office:value-type="float" office:value="0.35742" calcext:value-type="float">
            <text:p>0,357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5.nrrd</text:p>
          </table:table-cell>
          <table:table-cell table:formula="of:=[$'Set #3'.E146]" office:value-type="float" office:value="6.5" calcext:value-type="float">
            <text:p>6,5</text:p>
          </table:table-cell>
          <table:table-cell table:style-name="Default" office:value-type="float" office:value="0.51554" calcext:value-type="float">
            <text:p>0,515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6.nrrd</text:p>
          </table:table-cell>
          <table:table-cell table:formula="of:=[$'Set #3'.E147]" office:value-type="float" office:value="3" calcext:value-type="float">
            <text:p>3</text:p>
          </table:table-cell>
          <table:table-cell table:style-name="Default" office:value-type="float" office:value="0.343372" calcext:value-type="float">
            <text:p>0,343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7.nrrd</text:p>
          </table:table-cell>
          <table:table-cell table:formula="of:=[$'Set #3'.E148]" office:value-type="float" office:value="3" calcext:value-type="float">
            <text:p>3</text:p>
          </table:table-cell>
          <table:table-cell table:style-name="Default" office:value-type="float" office:value="0.388512" calcext:value-type="float">
            <text:p>0,388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8.nrrd</text:p>
          </table:table-cell>
          <table:table-cell table:formula="of:=[$'Set #3'.E149]" office:value-type="float" office:value="5.5" calcext:value-type="float">
            <text:p>5,5</text:p>
          </table:table-cell>
          <table:table-cell table:style-name="Default" office:value-type="float" office:value="0.326862" calcext:value-type="float">
            <text:p>0,326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09.nrrd</text:p>
          </table:table-cell>
          <table:table-cell table:formula="of:=[$'Set #3'.E150]" office:value-type="float" office:value="3.5" calcext:value-type="float">
            <text:p>3,5</text:p>
          </table:table-cell>
          <table:table-cell table:style-name="Default" office:value-type="float" office:value="0.258694" calcext:value-type="float">
            <text:p>0,2586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__Fid=7_M10.nrrd</text:p>
          </table:table-cell>
          <table:table-cell table:formula="of:=[$'Set #3'.E151]" office:value-type="float" office:value="7.5" calcext:value-type="float">
            <text:p>7,5</text:p>
          </table:table-cell>
          <table:table-cell table:style-name="Default" office:value-type="float" office:value="0.513771" calcext:value-type="float">
            <text:p>0,513771</text:p>
          </table:table-cell>
          <table:table-cell table:number-columns-repeated="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12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sp_imag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4" table:default-cell-style-name="ce15"/>
        <table:table-row table:style-name="ro1">
          <table:table-cell table:style-name="ce12" office:value-type="string" calcext:value-type="string" table:number-columns-spanned="1" table:number-rows-spanned="164">
            <text:p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Test #1 <text:s text:c="2"/>-- <text:s text:c="2"/>Test #1 <text:s text:c="2"/>-- <text:s text:c="2"/>Test #1 <text:s text:c="2"/>-- <text:s text:c="2"/>Test <text:s text:c="3"/>-- <text:s text:c="2"/>Test #1 <text:s text:c="2"/>-- <text:s text:c="2"/>Test #1 <text:s text:c="2"/>-- <text:s text:c="2"/>Test <text:s text:c="2"/>-- <text:s text:c="2"/>Test #1 <text:s text:c="2"/>-- <text:s text:c="2"/>Test #1 <text:s text:c="2"/>-- <text:s text:c="2"/>Test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 <text:s text:c="2"/>-- <text:s text:c="2"/>Test #1</text:p>
          </table:table-cell>
          <table:table-cell office:value-type="string" calcext:value-type="string">
            <text:p>100__ArtAmpl=344.94_mu=77.54_Sigma=18.39_SigSt=4.0_Bif=81_Spl=1_Fid=8_ED_BinModel__Stack.nrrd</text:p>
          </table:table-cell>
          <table:table-cell office:value-type="string" calcext:value-type="string">
            <text:p>100__Fid=8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56.13_mu=69.34_Sigma=18.83_SigSt=4.0_Bif=81_Spl=1_Fid=8_ED_BinModel__Stack.nrrd</text:p>
          </table:table-cell>
          <table:table-cell office:value-type="string" calcext:value-type="string">
            <text:p>100__Fid=8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5.59_mu=72.59_Sigma=23.25_SigSt=4.0_Bif=81_Spl=1_Fid=8_ED_BinModel__Stack.nrrd</text:p>
          </table:table-cell>
          <table:table-cell office:value-type="string" calcext:value-type="string">
            <text:p>100__Fid=8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68.01_mu=72.91_Sigma=17.24_SigSt=4.0_Bif=81_Spl=1_Fid=8_ED_BinModel__Stack.nrrd</text:p>
          </table:table-cell>
          <table:table-cell office:value-type="string" calcext:value-type="string">
            <text:p>100__Fid=8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13_mu=68.74_Sigma=21.1_SigSt=4.0_Bif=81_Spl=1_Fid=8_ED_BinModel__Stack.nrrd</text:p>
          </table:table-cell>
          <table:table-cell office:value-type="string" calcext:value-type="string">
            <text:p>100__Fid=8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3.26_mu=79.54_Sigma=20.16_SigSt=4.0_Bif=81_Spl=1_Fid=8_ED_BinModel__Stack.nrrd</text:p>
          </table:table-cell>
          <table:table-cell office:value-type="string" calcext:value-type="string">
            <text:p>100__Fid=8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12_mu=73.06_Sigma=22.26_SigSt=4.0_Bif=81_Spl=1_Fid=8_ED_BinModel__Stack.nrrd</text:p>
          </table:table-cell>
          <table:table-cell office:value-type="string" calcext:value-type="string">
            <text:p>100__Fid=8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6.61_mu=73.52_Sigma=16.85_SigSt=4.0_Bif=81_Spl=1_Fid=8_ED_BinModel__Stack.nrrd</text:p>
          </table:table-cell>
          <table:table-cell office:value-type="string" calcext:value-type="string">
            <text:p>100__Fid=8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7.7_mu=74.01_Sigma=16.85_SigSt=4.0_Bif=81_Spl=1_Fid=8_ED_BinModel__Stack.nrrd</text:p>
          </table:table-cell>
          <table:table-cell office:value-type="string" calcext:value-type="string">
            <text:p>100__Fid=8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0__ArtAmpl=378.61_mu=71.44_Sigma=16.49_SigSt=4.0_Bif=81_Spl=1_Fid=8_ED_BinModel__Stack.nrrd</text:p>
          </table:table-cell>
          <table:table-cell office:value-type="string" calcext:value-type="string">
            <text:p>100__Fid=8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37_mu=115.36_Sigma=48.85_SigSt=4.0_Bif=58_Spl=1_Fid=9_ED_BinModel__Stack.nrrd</text:p>
          </table:table-cell>
          <table:table-cell office:value-type="string" calcext:value-type="string">
            <text:p>112__Fid=9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45_mu=106.96_Sigma=54.78_SigSt=4.0_Bif=58_Spl=1_Fid=9_ED_BinModel__Stack.nrrd</text:p>
          </table:table-cell>
          <table:table-cell office:value-type="string" calcext:value-type="string">
            <text:p>112__Fid=9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5_mu=102.12_Sigma=59.65_SigSt=4.0_Bif=58_Spl=1_Fid=9_ED_BinModel__Stack.nrrd</text:p>
          </table:table-cell>
          <table:table-cell office:value-type="string" calcext:value-type="string">
            <text:p>112__Fid=9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58_mu=107.37_Sigma=58.53_SigSt=4.0_Bif=58_Spl=1_Fid=9_ED_BinModel__Stack.nrrd</text:p>
          </table:table-cell>
          <table:table-cell office:value-type="string" calcext:value-type="string">
            <text:p>112__Fid=9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3.27_Sigma=52.27_SigSt=4.0_Bif=58_Spl=1_Fid=9_ED_BinModel__Stack.nrrd</text:p>
          </table:table-cell>
          <table:table-cell office:value-type="string" calcext:value-type="string">
            <text:p>112__Fid=9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1_mu=96.76_Sigma=57.11_SigSt=4.0_Bif=58_Spl=1_Fid=9_ED_BinModel__Stack.nrrd</text:p>
          </table:table-cell>
          <table:table-cell office:value-type="string" calcext:value-type="string">
            <text:p>112__Fid=9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100.98_Sigma=50.29_SigSt=4.0_Bif=58_Spl=1_Fid=9_ED_BinModel__Stack.nrrd</text:p>
          </table:table-cell>
          <table:table-cell office:value-type="string" calcext:value-type="string">
            <text:p>112__Fid=9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6_mu=97.75_Sigma=56.66_SigSt=4.0_Bif=58_Spl=1_Fid=9_ED_BinModel__Stack.nrrd</text:p>
          </table:table-cell>
          <table:table-cell office:value-type="string" calcext:value-type="string">
            <text:p>112__Fid=9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1_mu=98.44_Sigma=50.02_SigSt=4.0_Bif=58_Spl=1_Fid=9_ED_BinModel__Stack.nrrd</text:p>
          </table:table-cell>
          <table:table-cell office:value-type="string" calcext:value-type="string">
            <text:p>112__Fid=9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2__ArtAmpl=254.72_mu=98.2_Sigma=53.31_SigSt=4.0_Bif=58_Spl=1_Fid=9_ED_BinModel__Stack.nrrd</text:p>
          </table:table-cell>
          <table:table-cell office:value-type="string" calcext:value-type="string">
            <text:p>112__Fid=9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62_mu=84.57_Sigma=39.07_SigSt=4.0_Bif=32_Spl=1_Fid=10_ED_BinModel__Stack.nrrd</text:p>
          </table:table-cell>
          <table:table-cell office:value-type="string" calcext:value-type="string">
            <text:p>118__Fid=10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1_mu=83.72_Sigma=40.01_SigSt=4.0_Bif=32_Spl=1_Fid=10_ED_BinModel__Stack.nrrd</text:p>
          </table:table-cell>
          <table:table-cell office:value-type="string" calcext:value-type="string">
            <text:p>118__Fid=10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2_mu=97.15_Sigma=38.14_SigSt=4.0_Bif=32_Spl=1_Fid=10_ED_BinModel__Stack.nrrd</text:p>
          </table:table-cell>
          <table:table-cell office:value-type="string" calcext:value-type="string">
            <text:p>118__Fid=10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103.29_Sigma=34.72_SigSt=4.0_Bif=32_Spl=1_Fid=10_ED_BinModel__Stack.nrrd</text:p>
          </table:table-cell>
          <table:table-cell office:value-type="string" calcext:value-type="string">
            <text:p>118__Fid=10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5_mu=98.31_Sigma=39.66_SigSt=4.0_Bif=32_Spl=1_Fid=10_ED_BinModel__Stack.nrrd</text:p>
          </table:table-cell>
          <table:table-cell office:value-type="string" calcext:value-type="string">
            <text:p>118__Fid=10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7_mu=97.06_Sigma=36.17_SigSt=4.0_Bif=32_Spl=1_Fid=10_ED_BinModel__Stack.nrrd</text:p>
          </table:table-cell>
          <table:table-cell office:value-type="string" calcext:value-type="string">
            <text:p>118__Fid=10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1_mu=101.57_Sigma=39.12_SigSt=4.0_Bif=32_Spl=1_Fid=10_ED_BinModel__Stack.nrrd</text:p>
          </table:table-cell>
          <table:table-cell office:value-type="string" calcext:value-type="string">
            <text:p>118__Fid=10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5_mu=101.43_Sigma=40.41_SigSt=4.0_Bif=32_Spl=1_Fid=10_ED_BinModel__Stack.nrrd</text:p>
          </table:table-cell>
          <table:table-cell office:value-type="string" calcext:value-type="string">
            <text:p>118__Fid=10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6_mu=103.21_Sigma=37.44_SigSt=4.0_Bif=32_Spl=1_Fid=10_ED_BinModel__Stack.nrrd</text:p>
          </table:table-cell>
          <table:table-cell office:value-type="string" calcext:value-type="string">
            <text:p>118__Fid=10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18__ArtAmpl=254.87_mu=97.68_Sigma=40.89_SigSt=4.0_Bif=32_Spl=1_Fid=10_ED_BinModel__Stack.nrrd</text:p>
          </table:table-cell>
          <table:table-cell office:value-type="string" calcext:value-type="string">
            <text:p>118__Fid=10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482.13_mu=74.79_Sigma=51.76_SigSt=4.0_Bif=34_Spl=1_Fid=11_ED_BinModel__Stack.nrrd</text:p>
          </table:table-cell>
          <table:table-cell office:value-type="string" calcext:value-type="string">
            <text:p>149__Fid=1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05.0_mu=85.99_Sigma=53.38_SigSt=4.0_Bif=34_Spl=1_Fid=11_ED_BinModel__Stack.nrrd</text:p>
          </table:table-cell>
          <table:table-cell office:value-type="string" calcext:value-type="string">
            <text:p>149__Fid=1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1.84_mu=85.26_Sigma=58.14_SigSt=4.0_Bif=34_Spl=1_Fid=11_ED_BinModel__Stack.nrrd</text:p>
          </table:table-cell>
          <table:table-cell office:value-type="string" calcext:value-type="string">
            <text:p>149__Fid=1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14.92_mu=78.71_Sigma=61.44_SigSt=4.0_Bif=34_Spl=1_Fid=11_ED_BinModel__Stack.nrrd</text:p>
          </table:table-cell>
          <table:table-cell office:value-type="string" calcext:value-type="string">
            <text:p>149__Fid=1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25_mu=83.37_Sigma=45.8_SigSt=4.0_Bif=34_Spl=1_Fid=11_ED_BinModel__Stack.nrrd</text:p>
          </table:table-cell>
          <table:table-cell office:value-type="string" calcext:value-type="string">
            <text:p>149__Fid=1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29.44_mu=81.71_Sigma=56.94_SigSt=4.0_Bif=34_Spl=1_Fid=11_ED_BinModel__Stack.nrrd</text:p>
          </table:table-cell>
          <table:table-cell office:value-type="string" calcext:value-type="string">
            <text:p>149__Fid=1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1.86_mu=81.98_Sigma=53.66_SigSt=4.0_Bif=34_Spl=1_Fid=11_ED_BinModel__Stack.nrrd</text:p>
          </table:table-cell>
          <table:table-cell office:value-type="string" calcext:value-type="string">
            <text:p>149__Fid=1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2.65_mu=70.78_Sigma=58.95_SigSt=4.0_Bif=34_Spl=1_Fid=11_ED_BinModel__Stack.nrrd</text:p>
          </table:table-cell>
          <table:table-cell office:value-type="string" calcext:value-type="string">
            <text:p>149__Fid=1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37_mu=74.76_Sigma=51.05_SigSt=4.0_Bif=34_Spl=1_Fid=11_ED_BinModel__Stack.nrrd</text:p>
          </table:table-cell>
          <table:table-cell office:value-type="string" calcext:value-type="string">
            <text:p>149__Fid=1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49__ArtAmpl=537.58_mu=80.51_Sigma=60.07_SigSt=4.0_Bif=34_Spl=1_Fid=11_ED_BinModel__Stack.nrrd</text:p>
          </table:table-cell>
          <table:table-cell office:value-type="string" calcext:value-type="string">
            <text:p>149__Fid=11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5_mu=138.64_Sigma=80.26_SigSt=4.0_Bif=18_Spl=1_Fid=12_ED_BinModel__Stack.nrrd</text:p>
          </table:table-cell>
          <table:table-cell office:value-type="string" calcext:value-type="string">
            <text:p>154__Fid=12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1.99_mu=132.79_Sigma=72.91_SigSt=4.0_Bif=18_Spl=1_Fid=12_ED_BinModel__Stack.nrrd</text:p>
          </table:table-cell>
          <table:table-cell office:value-type="string" calcext:value-type="string">
            <text:p>154__Fid=12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14.52_mu=116.66_Sigma=80.62_SigSt=4.0_Bif=18_Spl=1_Fid=12_ED_BinModel__Stack.nrrd</text:p>
          </table:table-cell>
          <table:table-cell office:value-type="string" calcext:value-type="string">
            <text:p>154__Fid=12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54__ArtAmpl=929.51_mu=125.23_Sigma=83.67_SigSt=4.0_Bif=18_Spl=1_Fid=12_ED_BinModel__Stack.nrrd</text:p>
          </table:table-cell>
          <table:table-cell office:value-type="string" calcext:value-type="string">
            <text:p>154__Fid=1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55_mu=131.96_Sigma=81.68_SigSt=4.0_Bif=18_Spl=1_Fid=12_ED_BinModel__Stack.nrrd</text:p>
          </table:table-cell>
          <table:table-cell office:value-type="string" calcext:value-type="string">
            <text:p>154__Fid=1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67_mu=137.56_Sigma=81.34_SigSt=4.0_Bif=18_Spl=1_Fid=12_ED_BinModel__Stack.nrrd</text:p>
          </table:table-cell>
          <table:table-cell office:value-type="string" calcext:value-type="string">
            <text:p>154__Fid=1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29.73_mu=120.47_Sigma=75.96_SigSt=4.0_Bif=18_Spl=1_Fid=12_ED_BinModel__Stack.nrrd</text:p>
          </table:table-cell>
          <table:table-cell office:value-type="string" calcext:value-type="string">
            <text:p>154__Fid=1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07_mu=133.76_Sigma=66.39_SigSt=4.0_Bif=18_Spl=1_Fid=12_ED_BinModel__Stack.nrrd</text:p>
          </table:table-cell>
          <table:table-cell office:value-type="string" calcext:value-type="string">
            <text:p>154__Fid=1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24_mu=130.81_Sigma=71.09_SigSt=4.0_Bif=18_Spl=1_Fid=12_ED_BinModel__Stack.nrrd</text:p>
          </table:table-cell>
          <table:table-cell office:value-type="string" calcext:value-type="string">
            <text:p>154__Fid=1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4__ArtAmpl=930.67_mu=122.35_Sigma=70.7_SigSt=4.0_Bif=18_Spl=1_Fid=12_ED_BinModel__Stack.nrrd</text:p>
          </table:table-cell>
          <table:table-cell office:value-type="string" calcext:value-type="string">
            <text:p>154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0__ArtAmpl=339.98_mu=99.31_Sigma=29.17_SigSt=4.0_Bif=92_Spl=1_Fid=13_ED_BinModel__Stack.nrrd</text:p>
          </table:table-cell>
          <table:table-cell office:value-type="string" calcext:value-type="string">
            <text:p>160__Fid=1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0.99_mu=102.25_Sigma=29.78_SigSt=4.0_Bif=92_Spl=1_Fid=13_ED_BinModel__Stack.nrrd</text:p>
          </table:table-cell>
          <table:table-cell office:value-type="string" calcext:value-type="string">
            <text:p>160__Fid=1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1.81_mu=88.19_Sigma=30.1_SigSt=4.0_Bif=92_Spl=1_Fid=13_ED_BinModel__Stack.nrrd</text:p>
          </table:table-cell>
          <table:table-cell office:value-type="string" calcext:value-type="string">
            <text:p>160__Fid=1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38_mu=85.04_Sigma=33.78_SigSt=4.0_Bif=92_Spl=1_Fid=13_ED_BinModel__Stack.nrrd</text:p>
          </table:table-cell>
          <table:table-cell office:value-type="string" calcext:value-type="string">
            <text:p>160__Fid=1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3.63_mu=86.67_Sigma=26.06_SigSt=4.0_Bif=92_Spl=1_Fid=13_ED_BinModel__Stack.nrrd</text:p>
          </table:table-cell>
          <table:table-cell office:value-type="string" calcext:value-type="string">
            <text:p>160__Fid=1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4.37_mu=103.54_Sigma=29.78_SigSt=4.0_Bif=92_Spl=1_Fid=13_ED_BinModel__Stack.nrrd</text:p>
          </table:table-cell>
          <table:table-cell office:value-type="string" calcext:value-type="string">
            <text:p>160__Fid=1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5.45_mu=92.22_Sigma=30.86_SigSt=4.0_Bif=92_Spl=1_Fid=13_ED_BinModel__Stack.nrrd</text:p>
          </table:table-cell>
          <table:table-cell office:value-type="string" calcext:value-type="string">
            <text:p>160__Fid=1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26_mu=83.37_Sigma=30.36_SigSt=4.0_Bif=92_Spl=1_Fid=13_ED_BinModel__Stack.nrrd</text:p>
          </table:table-cell>
          <table:table-cell office:value-type="string" calcext:value-type="string">
            <text:p>160__Fid=1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57.46_mu=93.82_Sigma=31.14_SigSt=4.0_Bif=92_Spl=1_Fid=13_ED_BinModel__Stack.nrrd</text:p>
          </table:table-cell>
          <table:table-cell office:value-type="string" calcext:value-type="string">
            <text:p>160__Fid=1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0__ArtAmpl=372.99_mu=97.27_Sigma=32.32_SigSt=4.0_Bif=92_Spl=1_Fid=13_ED_BinModel__Stack.nrrd</text:p>
          </table:table-cell>
          <table:table-cell office:value-type="string" calcext:value-type="string">
            <text:p>160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8__ArtAmpl=182.75_mu=35.25_Sigma=12.97_SigSt=4.0_Bif=479_Spl=1_Fid=2_ED_BinModel__Stack.nrrd</text:p>
          </table:table-cell>
          <table:table-cell office:value-type="string" calcext:value-type="string">
            <text:p>18__Fid=2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25_mu=29.59_Sigma=13.78_SigSt=4.0_Bif=479_Spl=1_Fid=2_ED_BinModel__Stack.nrrd</text:p>
          </table:table-cell>
          <table:table-cell office:value-type="string" calcext:value-type="string">
            <text:p>18__Fid=2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5.65_mu=34.13_Sigma=11.14_SigSt=4.0_Bif=479_Spl=1_Fid=2_ED_BinModel__Stack.nrrd</text:p>
          </table:table-cell>
          <table:table-cell office:value-type="string" calcext:value-type="string">
            <text:p>18__Fid=2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47_mu=33.26_Sigma=14.28_SigSt=4.0_Bif=479_Spl=1_Fid=2_ED_BinModel__Stack.nrrd</text:p>
          </table:table-cell>
          <table:table-cell office:value-type="string" calcext:value-type="string">
            <text:p>18__Fid=2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7.64_mu=32.05_Sigma=15.87_SigSt=4.0_Bif=479_Spl=1_Fid=2_ED_BinModel__Stack.nrrd</text:p>
          </table:table-cell>
          <table:table-cell office:value-type="string" calcext:value-type="string">
            <text:p>18__Fid=2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13_mu=35.16_Sigma=10.99_SigSt=4.0_Bif=479_Spl=1_Fid=2_ED_BinModel__Stack.nrrd</text:p>
          </table:table-cell>
          <table:table-cell office:value-type="string" calcext:value-type="string">
            <text:p>18__Fid=2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88.67_mu=35.52_Sigma=12.14_SigSt=4.0_Bif=479_Spl=1_Fid=2_ED_BinModel__Stack.nrrd</text:p>
          </table:table-cell>
          <table:table-cell office:value-type="string" calcext:value-type="string">
            <text:p>18__Fid=2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0.25_mu=32.15_Sigma=12.8_SigSt=4.0_Bif=479_Spl=1_Fid=2_ED_BinModel__Stack.nrrd</text:p>
          </table:table-cell>
          <table:table-cell office:value-type="string" calcext:value-type="string">
            <text:p>18__Fid=2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5_mu=33.84_Sigma=13.03_SigSt=4.0_Bif=479_Spl=1_Fid=2_ED_BinModel__Stack.nrrd</text:p>
          </table:table-cell>
          <table:table-cell office:value-type="string" calcext:value-type="string">
            <text:p>18__Fid=2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8__ArtAmpl=191.5_mu=33.53_Sigma=13.96_SigSt=4.0_Bif=479_Spl=1_Fid=2_ED_BinModel__Stack.nrrd</text:p>
          </table:table-cell>
          <table:table-cell office:value-type="string" calcext:value-type="string">
            <text:p>18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4__ArtAmpl=132.19_mu=35.09_Sigma=6.99_SigSt=4.0_Bif=129_Spl=1_Fid=3_ED_BinModel__Stack.nrrd</text:p>
          </table:table-cell>
          <table:table-cell office:value-type="string" calcext:value-type="string">
            <text:p>24__Fid=3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2.59_mu=35.28_Sigma=6.37_SigSt=4.0_Bif=129_Spl=1_Fid=3_ED_BinModel__Stack.nrrd</text:p>
          </table:table-cell>
          <table:table-cell office:value-type="string" calcext:value-type="string">
            <text:p>24__Fid=3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4.84_mu=42.55_Sigma=6.93_SigSt=4.0_Bif=129_Spl=1_Fid=3_ED_BinModel__Stack.nrrd</text:p>
          </table:table-cell>
          <table:table-cell office:value-type="string" calcext:value-type="string">
            <text:p>24__Fid=3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09_mu=35.28_Sigma=7.71_SigSt=4.0_Bif=129_Spl=1_Fid=3_ED_BinModel__Stack.nrrd</text:p>
          </table:table-cell>
          <table:table-cell office:value-type="string" calcext:value-type="string">
            <text:p>24__Fid=3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5.75_mu=38.01_Sigma=6.34_SigSt=4.0_Bif=129_Spl=1_Fid=3_ED_BinModel__Stack.nrrd</text:p>
          </table:table-cell>
          <table:table-cell office:value-type="string" calcext:value-type="string">
            <text:p>24__Fid=3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37.76_mu=37.46_Sigma=7.62_SigSt=4.0_Bif=129_Spl=1_Fid=3_ED_BinModel__Stack.nrrd</text:p>
          </table:table-cell>
          <table:table-cell office:value-type="string" calcext:value-type="string">
            <text:p>24__Fid=3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0.78_mu=37.42_Sigma=7.17_SigSt=4.0_Bif=129_Spl=1_Fid=3_ED_BinModel__Stack.nrrd</text:p>
          </table:table-cell>
          <table:table-cell office:value-type="string" calcext:value-type="string">
            <text:p>24__Fid=3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3.83_mu=42.23_Sigma=6.34_SigSt=4.0_Bif=129_Spl=1_Fid=3_ED_BinModel__Stack.nrrd</text:p>
          </table:table-cell>
          <table:table-cell office:value-type="string" calcext:value-type="string">
            <text:p>24__Fid=3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6.68_mu=39.29_Sigma=6.53_SigSt=4.0_Bif=129_Spl=1_Fid=3_ED_BinModel__Stack.nrrd</text:p>
          </table:table-cell>
          <table:table-cell office:value-type="string" calcext:value-type="string">
            <text:p>24__Fid=3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24__ArtAmpl=147.59_mu=34.55_Sigma=7.61_SigSt=4.0_Bif=129_Spl=1_Fid=3_ED_BinModel__Stack.nrrd</text:p>
          </table:table-cell>
          <table:table-cell office:value-type="string" calcext:value-type="string">
            <text:p>24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0__ArtAmpl=206.05_mu=34.6_Sigma=11.88_SigSt=4.0_Bif=114_Spl=1_Fid=4_ED_BinModel__Stack.nrrd</text:p>
          </table:table-cell>
          <table:table-cell office:value-type="string" calcext:value-type="string">
            <text:p>30__Fid=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7.9_mu=31.56_Sigma=13.24_SigSt=4.0_Bif=114_Spl=1_Fid=4_ED_BinModel__Stack.nrrd</text:p>
          </table:table-cell>
          <table:table-cell office:value-type="string" calcext:value-type="string">
            <text:p>30__Fid=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49_mu=30.22_Sigma=14.09_SigSt=4.0_Bif=114_Spl=1_Fid=4_ED_BinModel__Stack.nrrd</text:p>
          </table:table-cell>
          <table:table-cell office:value-type="string" calcext:value-type="string">
            <text:p>30__Fid=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57_mu=35.33_Sigma=13.9_SigSt=4.0_Bif=114_Spl=1_Fid=4_ED_BinModel__Stack.nrrd</text:p>
          </table:table-cell>
          <table:table-cell office:value-type="string" calcext:value-type="string">
            <text:p>30__Fid=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66_mu=30.61_Sigma=12.89_SigSt=4.0_Bif=114_Spl=1_Fid=4_ED_BinModel__Stack.nrrd</text:p>
          </table:table-cell>
          <table:table-cell office:value-type="string" calcext:value-type="string">
            <text:p>30__Fid=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76_mu=37.09_Sigma=14.77_SigSt=4.0_Bif=114_Spl=1_Fid=4_ED_BinModel__Stack.nrrd</text:p>
          </table:table-cell>
          <table:table-cell office:value-type="string" calcext:value-type="string">
            <text:p>30__Fid=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8.82_mu=34.24_Sigma=15.68_SigSt=4.0_Bif=114_Spl=1_Fid=4_ED_BinModel__Stack.nrrd</text:p>
          </table:table-cell>
          <table:table-cell office:value-type="string" calcext:value-type="string">
            <text:p>30__Fid=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1_mu=37.84_Sigma=14.94_SigSt=4.0_Bif=114_Spl=1_Fid=4_ED_BinModel__Stack.nrrd</text:p>
          </table:table-cell>
          <table:table-cell office:value-type="string" calcext:value-type="string">
            <text:p>30__Fid=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13_mu=34.54_Sigma=14.46_SigSt=4.0_Bif=114_Spl=1_Fid=4_ED_BinModel__Stack.nrrd</text:p>
          </table:table-cell>
          <table:table-cell office:value-type="string" calcext:value-type="string">
            <text:p>30__Fid=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0__ArtAmpl=209.43_mu=34.46_Sigma=13.92_SigSt=4.0_Bif=114_Spl=1_Fid=4_ED_BinModel__Stack.nrrd</text:p>
          </table:table-cell>
          <table:table-cell office:value-type="string" calcext:value-type="string">
            <text:p>30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46.26_mu=25.74_Sigma=11.58_SigSt=4.0_Bif=53_Spl=1_Fid=14_ED_BinModel__Stack.nrrd</text:p>
          </table:table-cell>
          <table:table-cell office:value-type="string" calcext:value-type="string">
            <text:p>36__Fid=14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48.33_mu=30.56_Sigma=10.36_SigSt=4.0_Bif=53_Spl=1_Fid=14_ED_BinModel__Stack.nrrd</text:p>
          </table:table-cell>
          <table:table-cell office:value-type="string" calcext:value-type="string">
            <text:p>36__Fid=14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4.7_mu=27.19_Sigma=10.78_SigSt=4.0_Bif=53_Spl=1_Fid=14_ED_BinModel__Stack.nrrd</text:p>
          </table:table-cell>
          <table:table-cell office:value-type="string" calcext:value-type="string">
            <text:p>36__Fid=14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65.96_mu=26.37_Sigma=10.82_SigSt=4.0_Bif=53_Spl=1_Fid=14_ED_BinModel__Stack.nrrd</text:p>
          </table:table-cell>
          <table:table-cell office:value-type="string" calcext:value-type="string">
            <text:p>36__Fid=14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0.15_mu=27.35_Sigma=8.93_SigSt=4.0_Bif=53_Spl=1_Fid=14_ED_BinModel__Stack.nrrd</text:p>
          </table:table-cell>
          <table:table-cell office:value-type="string" calcext:value-type="string">
            <text:p>36__Fid=14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2.61_mu=29.54_Sigma=12.57_SigSt=4.0_Bif=53_Spl=1_Fid=14_ED_BinModel__Stack.nrrd</text:p>
          </table:table-cell>
          <table:table-cell office:value-type="string" calcext:value-type="string">
            <text:p>36__Fid=14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2_mu=30.46_Sigma=11.03_SigSt=4.0_Bif=53_Spl=1_Fid=14_ED_BinModel__Stack.nrrd</text:p>
          </table:table-cell>
          <table:table-cell office:value-type="string" calcext:value-type="string">
            <text:p>36__Fid=14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3.8_mu=27.28_Sigma=12.26_SigSt=4.0_Bif=53_Spl=1_Fid=14_ED_BinModel__Stack.nrrd</text:p>
          </table:table-cell>
          <table:table-cell office:value-type="string" calcext:value-type="string">
            <text:p>36__Fid=14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4.02_mu=27.0_Sigma=9.84_SigSt=4.0_Bif=53_Spl=1_Fid=14_ED_BinModel__Stack.nrrd</text:p>
          </table:table-cell>
          <table:table-cell office:value-type="string" calcext:value-type="string">
            <text:p>36__Fid=14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175.66_mu=27.11_Sigma=11.11_SigSt=4.0_Bif=53_Spl=1_Fid=14_ED_BinModel__Stack.nrrd</text:p>
          </table:table-cell>
          <table:table-cell office:value-type="string" calcext:value-type="string">
            <text:p>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2__ArtAmpl=170.03_mu=29.02_Sigma=17.66_SigSt=4.0_Bif=140_Spl=1_Fid=5_ED_BinModel__Stack.nrrd</text:p>
          </table:table-cell>
          <table:table-cell office:value-type="string" calcext:value-type="string">
            <text:p>42__Fid=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1.66_mu=31.47_Sigma=15.28_SigSt=4.0_Bif=140_Spl=1_Fid=5_ED_BinModel__Stack.nrrd</text:p>
          </table:table-cell>
          <table:table-cell office:value-type="string" calcext:value-type="string">
            <text:p>42__Fid=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49_mu=29.06_Sigma=15.73_SigSt=4.0_Bif=140_Spl=1_Fid=5_ED_BinModel__Stack.nrrd</text:p>
          </table:table-cell>
          <table:table-cell office:value-type="string" calcext:value-type="string">
            <text:p>42__Fid=5_M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2.88_mu=30.38_Sigma=15.25_SigSt=4.0_Bif=140_Spl=1_Fid=5_ED_BinModel__Stack.nrrd</text:p>
          </table:table-cell>
          <table:table-cell office:value-type="string" calcext:value-type="string">
            <text:p>42__Fid=5_M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55_mu=34.07_Sigma=13.27_SigSt=4.0_Bif=140_Spl=1_Fid=5_ED_BinModel__Stack.nrrd</text:p>
          </table:table-cell>
          <table:table-cell office:value-type="string" calcext:value-type="string">
            <text:p>42__Fid=5_M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76_mu=29.04_Sigma=12.0_SigSt=4.0_Bif=140_Spl=1_Fid=5_ED_BinModel__Stack.nrrd</text:p>
          </table:table-cell>
          <table:table-cell office:value-type="string" calcext:value-type="string">
            <text:p>42__Fid=5_M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5_mu=28.58_Sigma=17.68_SigSt=4.0_Bif=140_Spl=1_Fid=5_ED_BinModel__Stack.nrrd</text:p>
          </table:table-cell>
          <table:table-cell office:value-type="string" calcext:value-type="string">
            <text:p>42__Fid=5_M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88_mu=29.13_Sigma=17.9_SigSt=4.0_Bif=140_Spl=1_Fid=5_ED_BinModel__Stack.nrrd</text:p>
          </table:table-cell>
          <table:table-cell office:value-type="string" calcext:value-type="string">
            <text:p>42__Fid=5_M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3.9_mu=34.76_Sigma=15.71_SigSt=4.0_Bif=140_Spl=1_Fid=5_ED_BinModel__Stack.nrrd</text:p>
          </table:table-cell>
          <table:table-cell office:value-type="string" calcext:value-type="string">
            <text:p>42__Fid=5_M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2__ArtAmpl=174.06_mu=34.21_Sigma=16.52_SigSt=4.0_Bif=140_Spl=1_Fid=5_ED_BinModel__Stack.nrrd</text:p>
          </table:table-cell>
          <table:table-cell office:value-type="string" calcext:value-type="string">
            <text:p>42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93.01_mu=25.51_Sigma=11.85_SigSt=4.0_Bif=30_Spl=1_Fid=15_ED_BinModel__Stack.nrrd</text:p>
          </table:table-cell>
          <table:table-cell office:value-type="string" calcext:value-type="string">
            <text:p>48__Fid=15_M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02_mu=25.11_Sigma=12.39_SigSt=4.0_Bif=30_Spl=1_Fid=15_ED_BinModel__Stack.nrrd</text:p>
          </table:table-cell>
          <table:table-cell office:value-type="string" calcext:value-type="string">
            <text:p>48__Fid=15_M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3.49_mu=25.76_Sigma=13.09_SigSt=4.0_Bif=30_Spl=1_Fid=15_ED_BinModel__Stack.nrrd</text:p>
          </table:table-cell>
          <table:table-cell office:value-type="string" calcext:value-type="string">
            <text:p>48__Fid=15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3.7_mu=26.88_Sigma=14.98_SigSt=4.0_Bif=30_Spl=1_Fid=15_ED_BinModel__Stack.nrrd</text:p>
          </table:table-cell>
          <table:table-cell office:value-type="string" calcext:value-type="string">
            <text:p>48__Fid=15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03_mu=28.71_Sigma=15.08_SigSt=4.0_Bif=30_Spl=1_Fid=15_ED_BinModel__Stack.nrrd</text:p>
          </table:table-cell>
          <table:table-cell office:value-type="string" calcext:value-type="string">
            <text:p>48__Fid=15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39_mu=25.13_Sigma=15.61_SigSt=4.0_Bif=30_Spl=1_Fid=15_ED_BinModel__Stack.nrrd</text:p>
          </table:table-cell>
          <table:table-cell office:value-type="string" calcext:value-type="string">
            <text:p>48__Fid=15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4.66_mu=28.15_Sigma=13.09_SigSt=4.0_Bif=30_Spl=1_Fid=15_ED_BinModel__Stack.nrrd</text:p>
          </table:table-cell>
          <table:table-cell office:value-type="string" calcext:value-type="string">
            <text:p>48__Fid=15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2_mu=25.66_Sigma=10.46_SigSt=4.0_Bif=30_Spl=1_Fid=15_ED_BinModel__Stack.nrrd</text:p>
          </table:table-cell>
          <table:table-cell office:value-type="string" calcext:value-type="string">
            <text:p>48__Fid=15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08_mu=29.67_Sigma=12.71_SigSt=4.0_Bif=30_Spl=1_Fid=15_ED_BinModel__Stack.nrrd</text:p>
          </table:table-cell>
          <table:table-cell office:value-type="string" calcext:value-type="string">
            <text:p>48__Fid=15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48__ArtAmpl=195.24_mu=28.02_Sigma=13.12_SigSt=4.0_Bif=30_Spl=1_Fid=15_ED_BinModel__Stack.nrrd</text:p>
          </table:table-cell>
          <table:table-cell office:value-type="string" calcext:value-type="string">
            <text:p>48__Fid=15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3.98_mu=52.41_Sigma=17.32_SigSt=4.0_Bif=71_Spl=1_Fid=6_ED_BinModel__Stack.nrrd</text:p>
          </table:table-cell>
          <table:table-cell office:value-type="string" calcext:value-type="string">
            <text:p>60__Fid=6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4.72_mu=48.37_Sigma=19.33_SigSt=4.0_Bif=71_Spl=1_Fid=6_ED_BinModel__Stack.nrrd</text:p>
          </table:table-cell>
          <table:table-cell office:value-type="string" calcext:value-type="string">
            <text:p>60__Fid=6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2_mu=47.18_Sigma=18.7_SigSt=4.0_Bif=71_Spl=1_Fid=6_ED_BinModel__Stack.nrrd</text:p>
          </table:table-cell>
          <table:table-cell office:value-type="string" calcext:value-type="string">
            <text:p>60__Fid=6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25_mu=48.09_Sigma=19.99_SigSt=4.0_Bif=71_Spl=1_Fid=6_ED_BinModel__Stack.nrrd</text:p>
          </table:table-cell>
          <table:table-cell office:value-type="string" calcext:value-type="string">
            <text:p>60__Fid=6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1.44_Sigma=20.87_SigSt=4.0_Bif=71_Spl=1_Fid=6_ED_BinModel__Stack.nrrd</text:p>
          </table:table-cell>
          <table:table-cell office:value-type="string" calcext:value-type="string">
            <text:p>60__Fid=6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1_mu=52.78_Sigma=20.17_SigSt=4.0_Bif=71_Spl=1_Fid=6_ED_BinModel__Stack.nrrd</text:p>
          </table:table-cell>
          <table:table-cell office:value-type="string" calcext:value-type="string">
            <text:p>60__Fid=6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35_mu=45.83_Sigma=18.14_SigSt=4.0_Bif=71_Spl=1_Fid=6_ED_BinModel__Stack.nrrd</text:p>
          </table:table-cell>
          <table:table-cell office:value-type="string" calcext:value-type="string">
            <text:p>60__Fid=6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48.45_Sigma=17.63_SigSt=4.0_Bif=71_Spl=1_Fid=6_ED_BinModel__Stack.nrrd</text:p>
          </table:table-cell>
          <table:table-cell office:value-type="string" calcext:value-type="string">
            <text:p>60__Fid=6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1.41_Sigma=16.9_SigSt=4.0_Bif=71_Spl=1_Fid=6_ED_BinModel__Stack.nrrd</text:p>
          </table:table-cell>
          <table:table-cell office:value-type="string" calcext:value-type="string">
            <text:p>60__Fid=6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0__ArtAmpl=215.62_mu=52.19_Sigma=19.19_SigSt=4.0_Bif=71_Spl=1_Fid=6_ED_BinModel__Stack.nrrd</text:p>
          </table:table-cell>
          <table:table-cell office:value-type="string" calcext:value-type="string">
            <text:p>60__Fid=6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33.74_mu=35.98_Sigma=10.93_SigSt=4.0_Bif=53_Spl=1_Fid=7_ED_BinModel__Stack.nrrd</text:p>
          </table:table-cell>
          <table:table-cell office:value-type="string" calcext:value-type="string">
            <text:p>66__Fid=7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3.38_mu=36.12_Sigma=9.57_SigSt=4.0_Bif=53_Spl=1_Fid=7_ED_BinModel__Stack.nrrd</text:p>
          </table:table-cell>
          <table:table-cell office:value-type="string" calcext:value-type="string">
            <text:p>66__Fid=7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4.59_mu=33.93_Sigma=9.29_SigSt=4.0_Bif=53_Spl=1_Fid=7_ED_BinModel__Stack.nrrd</text:p>
          </table:table-cell>
          <table:table-cell office:value-type="string" calcext:value-type="string">
            <text:p>66__Fid=7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5.14_mu=30.61_Sigma=10.55_SigSt=4.0_Bif=53_Spl=1_Fid=7_ED_BinModel__Stack.nrrd</text:p>
          </table:table-cell>
          <table:table-cell office:value-type="string" calcext:value-type="string">
            <text:p>66__Fid=7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46.59_mu=35.26_Sigma=9.56_SigSt=4.0_Bif=53_Spl=1_Fid=7_ED_BinModel__Stack.nrrd</text:p>
          </table:table-cell>
          <table:table-cell office:value-type="string" calcext:value-type="string">
            <text:p>66__Fid=7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3.93_mu=30.12_Sigma=10.01_SigSt=4.0_Bif=53_Spl=1_Fid=7_ED_BinModel__Stack.nrrd</text:p>
          </table:table-cell>
          <table:table-cell office:value-type="string" calcext:value-type="string">
            <text:p>66__Fid=7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09_mu=31.8_Sigma=8.99_SigSt=4.0_Bif=53_Spl=1_Fid=7_ED_BinModel__Stack.nrrd</text:p>
          </table:table-cell>
          <table:table-cell office:value-type="string" calcext:value-type="string">
            <text:p>66__Fid=7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11_mu=36.13_Sigma=10.04_SigSt=4.0_Bif=53_Spl=1_Fid=7_ED_BinModel__Stack.nrrd</text:p>
          </table:table-cell>
          <table:table-cell office:value-type="string" calcext:value-type="string">
            <text:p>66__Fid=7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3_mu=32.88_Sigma=11.01_SigSt=4.0_Bif=53_Spl=1_Fid=7_ED_BinModel__Stack.nrrd</text:p>
          </table:table-cell>
          <table:table-cell office:value-type="string" calcext:value-type="string">
            <text:p>66__Fid=7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6__ArtAmpl=154.45_mu=33.29_Sigma=9.79_SigSt=4.0_Bif=53_Spl=1_Fid=7_ED_BinModel__Stack.nrrd</text:p>
          </table:table-cell>
          <table:table-cell office:value-type="string" calcext:value-type="string">
            <text:p>66__Fid=7_M10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table:number-columns-repeated="4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7.36_mu=47.43_Sigma=17.04_SigSt=4.0_Bif=112_Spl=1_Fid=1_ED_BinModel__Stack.nrrd</text:p>
          </table:table-cell>
          <table:table-cell office:value-type="string" calcext:value-type="string">
            <text:p>6__Fid=1_M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8.45_mu=50.85_Sigma=16.88_SigSt=4.0_Bif=112_Spl=1_Fid=1_ED_BinModel__Stack.nrrd</text:p>
          </table:table-cell>
          <table:table-cell office:value-type="string" calcext:value-type="string">
            <text:p>6__Fid=1_M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09.97_mu=41.51_Sigma=17.67_SigSt=4.0_Bif=112_Spl=1_Fid=1_ED_BinModel__Stack.nrrd</text:p>
          </table:table-cell>
          <table:table-cell office:value-type="string" calcext:value-type="string">
            <text:p>6__Fid=1_M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34_mu=42.73_Sigma=16.77_SigSt=4.0_Bif=112_Spl=1_Fid=1_ED_BinModel__Stack.nrrd</text:p>
          </table:table-cell>
          <table:table-cell office:value-type="string" calcext:value-type="string">
            <text:p>6__Fid=1_M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46_mu=47.56_Sigma=15.95_SigSt=4.0_Bif=112_Spl=1_Fid=1_ED_BinModel__Stack.nrrd</text:p>
          </table:table-cell>
          <table:table-cell office:value-type="string" calcext:value-type="string">
            <text:p>6__Fid=1_M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0.77_Sigma=17.04_SigSt=4.0_Bif=112_Spl=1_Fid=1_ED_BinModel__Stack.nrrd</text:p>
          </table:table-cell>
          <table:table-cell office:value-type="string" calcext:value-type="string">
            <text:p>6__Fid=1_M6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3_mu=46.95_Sigma=17.58_SigSt=4.0_Bif=112_Spl=1_Fid=1_ED_BinModel__Stack.nrrd</text:p>
          </table:table-cell>
          <table:table-cell office:value-type="string" calcext:value-type="string">
            <text:p>6__Fid=1_M7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0.88_Sigma=15.34_SigSt=4.0_Bif=112_Spl=1_Fid=1_ED_BinModel__Stack.nrrd</text:p>
          </table:table-cell>
          <table:table-cell office:value-type="string" calcext:value-type="string">
            <text:p>6__Fid=1_M8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3.68_Sigma=18.54_SigSt=4.0_Bif=112_Spl=1_Fid=1_ED_BinModel__Stack.nrrd</text:p>
          </table:table-cell>
          <table:table-cell office:value-type="string" calcext:value-type="string">
            <text:p>6__Fid=1_M9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6__ArtAmpl=210.94_mu=45.85_Sigma=16.61_SigSt=4.0_Bif=112_Spl=1_Fid=1_ED_BinModel__Stack.nrrd</text:p>
          </table:table-cell>
          <table:table-cell office:value-type="string" calcext:value-type="string">
            <text:p>6__Fid=1_M10.nrrd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style-name="ce12" office:value-type="string" calcext:value-type="string" table:number-columns-spanned="1" table:number-rows-spanned="164">
            <text:p>Test #2 <text:s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Test #2 <text:s text:c="2"/>-- <text:s text:c="2"/>Test #2 <text:s text:c="2"/>-- <text:s text:c="2"/>Test #2 <text:s text:c="2"/>-- <text:s text:c="2"/>Test <text:s text:c="3"/>-- <text:s text:c="2"/>Test #2 <text:s text:c="2"/>-- <text:s text:c="2"/>Test #2 <text:s text:c="2"/>-- <text:s text:c="2"/>Test <text:s text:c="2"/>-- <text:s text:c="2"/>Test #2 <text:s text:c="2"/>-- <text:s text:c="2"/>Test #2 <text:s text:c="2"/>-- <text:s text:c="2"/>Test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 <text:s text:c="2"/>-- <text:s text:c="2"/>Test #2</text:p>
          </table:table-cell>
          <table:table-cell office:value-type="string" calcext:value-type="string">
            <text:p>106__ArtAmpl=349.73_mu=77.57_Sigma=24.41_SigSt=4.0_Bif=66_Spl=1_Fid=7_ED_BinModel__Stack.nrrd</text:p>
          </table:table-cell>
          <table:table-cell office:value-type="string" calcext:value-type="string">
            <text:p>106__Fid=7_M01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0.8_mu=72.39_Sigma=27.8_SigSt=4.0_Bif=66_Spl=1_Fid=7_ED_BinModel__Stack.nrrd</text:p>
          </table:table-cell>
          <table:table-cell office:value-type="string" calcext:value-type="string">
            <text:p>106__Fid=7_M02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53_mu=67.3_Sigma=27.99_SigSt=4.0_Bif=66_Spl=1_Fid=7_ED_BinModel__Stack.nrrd</text:p>
          </table:table-cell>
          <table:table-cell office:value-type="string" calcext:value-type="string">
            <text:p>106__Fid=7_M03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2_mu=75.4_Sigma=24.28_SigSt=4.0_Bif=66_Spl=1_Fid=7_ED_BinModel__Stack.nrrd</text:p>
          </table:table-cell>
          <table:table-cell office:value-type="string" calcext:value-type="string">
            <text:p>106__Fid=7_M04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1.89_mu=72.38_Sigma=25.31_SigSt=4.0_Bif=66_Spl=1_Fid=7_ED_BinModel__Stack.nrrd</text:p>
          </table:table-cell>
          <table:table-cell office:value-type="string" calcext:value-type="string">
            <text:p>106__Fid=7_M05.nrrd</text:p>
          </table:table-cell>
          <table:table-cell table:number-columns-repeated="2"/>
          <table:table-cell table:style-name="Default"/>
        </table:table-row>
        <table:table-row table:style-name="ro1">
          <table:covered-table-cell/>
          <table:table-cell office:value-type="string" calcext:value-type="string">
            <text:p>106__ArtAmpl=352.3_mu=74.04_Sigma=24.91_SigSt=4.0_Bif=66_Spl=1_Fid=7_ED_BinModel__Stack.nrrd</text:p>
          </table:table-cell>
          <table:table-cell office:value-type="string" calcext:value-type="string">
            <text:p>106__Fid=7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1_mu=69.77_Sigma=21.92_SigSt=4.0_Bif=66_Spl=1_Fid=7_ED_BinModel__Stack.nrrd</text:p>
          </table:table-cell>
          <table:table-cell office:value-type="string" calcext:value-type="string">
            <text:p>106__Fid=7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5_mu=76.91_Sigma=26.24_SigSt=4.0_Bif=66_Spl=1_Fid=7_ED_BinModel__Stack.nrrd</text:p>
          </table:table-cell>
          <table:table-cell office:value-type="string" calcext:value-type="string">
            <text:p>106__Fid=7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2.77_mu=67.7_Sigma=25.79_SigSt=4.0_Bif=66_Spl=1_Fid=7_ED_BinModel__Stack.nrrd</text:p>
          </table:table-cell>
          <table:table-cell office:value-type="string" calcext:value-type="string">
            <text:p>106__Fid=7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06__ArtAmpl=353.36_mu=71.19_Sigma=21.68_SigSt=4.0_Bif=66_Spl=1_Fid=7_ED_BinModel__Stack.nrrd</text:p>
          </table:table-cell>
          <table:table-cell office:value-type="string" calcext:value-type="string">
            <text:p>106__Fid=7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4__ArtAmpl=680.29_mu=170.21_Sigma=42.87_SigSt=4.0_Bif=507_Spl=1_Fid=8_ED_BinModel__Stack.nrrd</text:p>
          </table:table-cell>
          <table:table-cell office:value-type="string" calcext:value-type="string">
            <text:p>124__Fid=8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1.55_mu=141.16_Sigma=41.47_SigSt=4.0_Bif=507_Spl=1_Fid=8_ED_BinModel__Stack.nrrd</text:p>
          </table:table-cell>
          <table:table-cell office:value-type="string" calcext:value-type="string">
            <text:p>124__Fid=8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689.93_mu=173.3_Sigma=48.87_SigSt=4.0_Bif=507_Spl=1_Fid=8_ED_BinModel__Stack.nrrd</text:p>
          </table:table-cell>
          <table:table-cell office:value-type="string" calcext:value-type="string">
            <text:p>124__Fid=8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5.26_mu=147.41_Sigma=45.13_SigSt=4.0_Bif=507_Spl=1_Fid=8_ED_BinModel__Stack.nrrd</text:p>
          </table:table-cell>
          <table:table-cell office:value-type="string" calcext:value-type="string">
            <text:p>124__Fid=8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28_mu=174.11_Sigma=50.75_SigSt=4.0_Bif=507_Spl=1_Fid=8_ED_BinModel__Stack.nrrd</text:p>
          </table:table-cell>
          <table:table-cell office:value-type="string" calcext:value-type="string">
            <text:p>124__Fid=8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43_mu=171.83_Sigma=45.25_SigSt=4.0_Bif=507_Spl=1_Fid=8_ED_BinModel__Stack.nrrd</text:p>
          </table:table-cell>
          <table:table-cell office:value-type="string" calcext:value-type="string">
            <text:p>124__Fid=8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3_mu=173.09_Sigma=38.18_SigSt=4.0_Bif=507_Spl=1_Fid=8_ED_BinModel__Stack.nrrd</text:p>
          </table:table-cell>
          <table:table-cell office:value-type="string" calcext:value-type="string">
            <text:p>124__Fid=8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6.85_mu=162.76_Sigma=41.21_SigSt=4.0_Bif=507_Spl=1_Fid=8_ED_BinModel__Stack.nrrd</text:p>
          </table:table-cell>
          <table:table-cell office:value-type="string" calcext:value-type="string">
            <text:p>124__Fid=8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07_mu=150.71_Sigma=44.47_SigSt=4.0_Bif=507_Spl=1_Fid=8_ED_BinModel__Stack.nrrd</text:p>
          </table:table-cell>
          <table:table-cell office:value-type="string" calcext:value-type="string">
            <text:p>124__Fid=8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4__ArtAmpl=717.13_mu=141.81_Sigma=38.49_SigSt=4.0_Bif=507_Spl=1_Fid=8_ED_BinModel__Stack.nrrd</text:p>
          </table:table-cell>
          <table:table-cell office:value-type="string" calcext:value-type="string">
            <text:p>124__Fid=8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6__ArtAmpl=871.9_mu=139.01_Sigma=92.94_SigSt=4.0_Bif=141_Spl=1_Fid=9_ED_BinModel__Stack.nrrd</text:p>
          </table:table-cell>
          <table:table-cell office:value-type="string" calcext:value-type="string">
            <text:p>126__Fid=9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19_mu=144.31_Sigma=94.36_SigSt=4.0_Bif=141_Spl=1_Fid=9_ED_BinModel__Stack.nrrd</text:p>
          </table:table-cell>
          <table:table-cell office:value-type="string" calcext:value-type="string">
            <text:p>126__Fid=9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4.45_mu=125.42_Sigma=82.25_SigSt=4.0_Bif=141_Spl=1_Fid=9_ED_BinModel__Stack.nrrd</text:p>
          </table:table-cell>
          <table:table-cell office:value-type="string" calcext:value-type="string">
            <text:p>126__Fid=9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1_mu=139.6_Sigma=86.06_SigSt=4.0_Bif=141_Spl=1_Fid=9_ED_BinModel__Stack.nrrd</text:p>
          </table:table-cell>
          <table:table-cell office:value-type="string" calcext:value-type="string">
            <text:p>126__Fid=9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23_mu=139.85_Sigma=73.87_SigSt=4.0_Bif=141_Spl=1_Fid=9_ED_BinModel__Stack.nrrd</text:p>
          </table:table-cell>
          <table:table-cell office:value-type="string" calcext:value-type="string">
            <text:p>126__Fid=9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58_mu=143.74_Sigma=97.58_SigSt=4.0_Bif=141_Spl=1_Fid=9_ED_BinModel__Stack.nrrd</text:p>
          </table:table-cell>
          <table:table-cell office:value-type="string" calcext:value-type="string">
            <text:p>126__Fid=9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5.62_mu=138.12_Sigma=74.47_SigSt=4.0_Bif=141_Spl=1_Fid=9_ED_BinModel__Stack.nrrd</text:p>
          </table:table-cell>
          <table:table-cell office:value-type="string" calcext:value-type="string">
            <text:p>126__Fid=9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76.21_mu=139.8_Sigma=91.45_SigSt=4.0_Bif=141_Spl=1_Fid=9_ED_BinModel__Stack.nrrd</text:p>
          </table:table-cell>
          <table:table-cell office:value-type="string" calcext:value-type="string">
            <text:p>126__Fid=9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896.67_mu=122.49_Sigma=98.87_SigSt=4.0_Bif=141_Spl=1_Fid=9_ED_BinModel__Stack.nrrd</text:p>
          </table:table-cell>
          <table:table-cell office:value-type="string" calcext:value-type="string">
            <text:p>126__Fid=9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6__ArtAmpl=913.1_mu=141.79_Sigma=86.47_SigSt=4.0_Bif=141_Spl=1_Fid=9_ED_BinModel__Stack.nrrd</text:p>
          </table:table-cell>
          <table:table-cell office:value-type="string" calcext:value-type="string">
            <text:p>126__Fid=9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2__ArtAmpl=179.95_mu=24.39_Sigma=17.94_SigSt=4.0_Bif=179_Spl=1_Fid=1_ED_BinModel__Stack.nrrd</text:p>
          </table:table-cell>
          <table:table-cell office:value-type="string" calcext:value-type="string">
            <text:p>12__Fid=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2_mu=28.48_Sigma=15.15_SigSt=4.0_Bif=179_Spl=1_Fid=1_ED_BinModel__Stack.nrrd</text:p>
          </table:table-cell>
          <table:table-cell office:value-type="string" calcext:value-type="string">
            <text:p>12__Fid=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6_mu=25.82_Sigma=15.19_SigSt=4.0_Bif=179_Spl=1_Fid=1_ED_BinModel__Stack.nrrd</text:p>
          </table:table-cell>
          <table:table-cell office:value-type="string" calcext:value-type="string">
            <text:p>12__Fid=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09_mu=24.05_Sigma=18.34_SigSt=4.0_Bif=179_Spl=1_Fid=1_ED_BinModel__Stack.nrrd</text:p>
          </table:table-cell>
          <table:table-cell office:value-type="string" calcext:value-type="string">
            <text:p>12__Fid=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15_mu=26.65_Sigma=12.44_SigSt=4.0_Bif=179_Spl=1_Fid=1_ED_BinModel__Stack.nrrd</text:p>
          </table:table-cell>
          <table:table-cell office:value-type="string" calcext:value-type="string">
            <text:p>12__Fid=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7_mu=29.54_Sigma=14.35_SigSt=4.0_Bif=179_Spl=1_Fid=1_ED_BinModel__Stack.nrrd</text:p>
          </table:table-cell>
          <table:table-cell office:value-type="string" calcext:value-type="string">
            <text:p>12__Fid=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29_mu=25.78_Sigma=15.04_SigSt=4.0_Bif=179_Spl=1_Fid=1_ED_BinModel__Stack.nrrd</text:p>
          </table:table-cell>
          <table:table-cell office:value-type="string" calcext:value-type="string">
            <text:p>12__Fid=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37_mu=23.48_Sigma=16.39_SigSt=4.0_Bif=179_Spl=1_Fid=1_ED_BinModel__Stack.nrrd</text:p>
          </table:table-cell>
          <table:table-cell office:value-type="string" calcext:value-type="string">
            <text:p>12__Fid=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1_mu=28.73_Sigma=17.86_SigSt=4.0_Bif=179_Spl=1_Fid=1_ED_BinModel__Stack.nrrd</text:p>
          </table:table-cell>
          <table:table-cell office:value-type="string" calcext:value-type="string">
            <text:p>12__Fid=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2__ArtAmpl=180.59_mu=26.37_Sigma=14.92_SigSt=4.0_Bif=179_Spl=1_Fid=1_ED_BinModel__Stack.nrrd</text:p>
          </table:table-cell>
          <table:table-cell office:value-type="string" calcext:value-type="string">
            <text:p>12__Fid=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0__ArtAmpl=450.31_mu=59.67_Sigma=42.01_SigSt=4.0_Bif=44_Spl=1_Fid=10_ED_BinModel__Stack.nrrd</text:p>
          </table:table-cell>
          <table:table-cell office:value-type="string" calcext:value-type="string">
            <text:p>130__Fid=10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1.36_mu=55.42_Sigma=37.28_SigSt=4.0_Bif=44_Spl=1_Fid=10_ED_BinModel__Stack.nrrd</text:p>
          </table:table-cell>
          <table:table-cell office:value-type="string" calcext:value-type="string">
            <text:p>130__Fid=10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07_mu=64.8_Sigma=41.2_SigSt=4.0_Bif=44_Spl=1_Fid=10_ED_BinModel__Stack.nrrd</text:p>
          </table:table-cell>
          <table:table-cell office:value-type="string" calcext:value-type="string">
            <text:p>130__Fid=10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2.74_mu=63.76_Sigma=40.59_SigSt=4.0_Bif=44_Spl=1_Fid=10_ED_BinModel__Stack.nrrd</text:p>
          </table:table-cell>
          <table:table-cell office:value-type="string" calcext:value-type="string">
            <text:p>130__Fid=10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1_mu=61.1_Sigma=36.45_SigSt=4.0_Bif=44_Spl=1_Fid=10_ED_BinModel__Stack.nrrd</text:p>
          </table:table-cell>
          <table:table-cell office:value-type="string" calcext:value-type="string">
            <text:p>130__Fid=10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18_mu=64.82_Sigma=36.75_SigSt=4.0_Bif=44_Spl=1_Fid=10_ED_BinModel__Stack.nrrd</text:p>
          </table:table-cell>
          <table:table-cell office:value-type="string" calcext:value-type="string">
            <text:p>130__Fid=10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63_mu=63.96_Sigma=38.71_SigSt=4.0_Bif=44_Spl=1_Fid=10_ED_BinModel__Stack.nrrd</text:p>
          </table:table-cell>
          <table:table-cell office:value-type="string" calcext:value-type="string">
            <text:p>130__Fid=10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2_mu=64.72_Sigma=29.06_SigSt=0.58_Bif=44_Spl=1_Fid=10_ED_BinModel__Stack.nrrd</text:p>
          </table:table-cell>
          <table:table-cell office:value-type="string" calcext:value-type="string">
            <text:p>130__Fid=10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3.89_mu=62.67_Sigma=39.46_SigSt=4.0_Bif=44_Spl=1_Fid=10_ED_BinModel__Stack.nrrd</text:p>
          </table:table-cell>
          <table:table-cell office:value-type="string" calcext:value-type="string">
            <text:p>130__Fid=10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0__ArtAmpl=454.97_mu=58.69_Sigma=35.79_SigSt=4.0_Bif=44_Spl=1_Fid=10_ED_BinModel__Stack.nrrd</text:p>
          </table:table-cell>
          <table:table-cell office:value-type="string" calcext:value-type="string">
            <text:p>130__Fid=10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6__ArtAmpl=310.32_mu=66.1_Sigma=31.31_SigSt=4.0_Bif=38_Spl=1_Fid=14_ED_BinModel__Stack.nrrd</text:p>
          </table:table-cell>
          <table:table-cell office:value-type="string" calcext:value-type="string">
            <text:p>136__Fid=1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6.25_mu=63.82_Sigma=32.63_SigSt=4.0_Bif=38_Spl=1_Fid=14_ED_BinModel__Stack.nrrd</text:p>
          </table:table-cell>
          <table:table-cell office:value-type="string" calcext:value-type="string">
            <text:p>136__Fid=1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1_mu=60.11_Sigma=35.2_SigSt=4.0_Bif=38_Spl=1_Fid=14_ED_BinModel__Stack.nrrd</text:p>
          </table:table-cell>
          <table:table-cell office:value-type="string" calcext:value-type="string">
            <text:p>136__Fid=1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7.88_mu=63.92_Sigma=31.28_SigSt=4.0_Bif=38_Spl=1_Fid=14_ED_BinModel__Stack.nrrd</text:p>
          </table:table-cell>
          <table:table-cell office:value-type="string" calcext:value-type="string">
            <text:p>136__Fid=1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15_mu=60.27_Sigma=31.31_SigSt=4.0_Bif=38_Spl=1_Fid=14_ED_BinModel__Stack.nrrd</text:p>
          </table:table-cell>
          <table:table-cell office:value-type="string" calcext:value-type="string">
            <text:p>136__Fid=1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45_mu=54.42_Sigma=25.89_SigSt=4.0_Bif=38_Spl=1_Fid=14_ED_BinModel__Stack.nrrd</text:p>
          </table:table-cell>
          <table:table-cell office:value-type="string" calcext:value-type="string">
            <text:p>136__Fid=1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8.9_mu=57.64_Sigma=26.66_SigSt=1.58_Bif=38_Spl=1_Fid=14_ED_BinModel__Stack.nrrd</text:p>
          </table:table-cell>
          <table:table-cell office:value-type="string" calcext:value-type="string">
            <text:p>136__Fid=1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06_mu=59.95_Sigma=27.92_SigSt=4.0_Bif=38_Spl=1_Fid=14_ED_BinModel__Stack.nrrd</text:p>
          </table:table-cell>
          <table:table-cell office:value-type="string" calcext:value-type="string">
            <text:p>136__Fid=1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58_mu=63.17_Sigma=29.28_SigSt=4.0_Bif=38_Spl=1_Fid=14_ED_BinModel__Stack.nrrd</text:p>
          </table:table-cell>
          <table:table-cell office:value-type="string" calcext:value-type="string">
            <text:p>136__Fid=1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36__ArtAmpl=349.64_mu=65.5_Sigma=32.26_SigSt=4.0_Bif=38_Spl=1_Fid=14_ED_BinModel__Stack.nrrd</text:p>
          </table:table-cell>
          <table:table-cell office:value-type="string" calcext:value-type="string">
            <text:p>136__Fid=1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2__ArtAmpl=408.14_mu=68.24_Sigma=55.95_SigSt=4.0_Bif=46_Spl=1_Fid=11_ED_BinModel__Stack.nrrd</text:p>
          </table:table-cell>
          <table:table-cell office:value-type="string" calcext:value-type="string">
            <text:p>142__Fid=11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8.22_mu=63.56_Sigma=54.93_SigSt=4.0_Bif=46_Spl=1_Fid=11_ED_BinModel__Stack.nrrd</text:p>
          </table:table-cell>
          <table:table-cell office:value-type="string" calcext:value-type="string">
            <text:p>142__Fid=11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09.48_mu=59.9_Sigma=53.49_SigSt=4.0_Bif=46_Spl=1_Fid=11_ED_BinModel__Stack.nrrd</text:p>
          </table:table-cell>
          <table:table-cell office:value-type="string" calcext:value-type="string">
            <text:p>142__Fid=11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1.71_mu=63.47_Sigma=49.39_SigSt=4.0_Bif=46_Spl=1_Fid=11_ED_BinModel__Stack.nrrd</text:p>
          </table:table-cell>
          <table:table-cell office:value-type="string" calcext:value-type="string">
            <text:p>142__Fid=11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2.17_mu=68.53_Sigma=60.03_SigSt=4.0_Bif=46_Spl=1_Fid=11_ED_BinModel__Stack.nrrd</text:p>
          </table:table-cell>
          <table:table-cell office:value-type="string" calcext:value-type="string">
            <text:p>142__Fid=11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3.43_mu=65.94_Sigma=41.87_SigSt=4.0_Bif=46_Spl=1_Fid=11_ED_BinModel__Stack.nrrd</text:p>
          </table:table-cell>
          <table:table-cell office:value-type="string" calcext:value-type="string">
            <text:p>142__Fid=11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13_mu=75.33_Sigma=54.3_SigSt=4.0_Bif=46_Spl=1_Fid=11_ED_BinModel__Stack.nrrd</text:p>
          </table:table-cell>
          <table:table-cell office:value-type="string" calcext:value-type="string">
            <text:p>142__Fid=11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4.6_mu=64.5_Sigma=51.2_SigSt=4.0_Bif=46_Spl=1_Fid=11_ED_BinModel__Stack.nrrd</text:p>
          </table:table-cell>
          <table:table-cell office:value-type="string" calcext:value-type="string">
            <text:p>142__Fid=11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5.2_mu=61.21_Sigma=50.14_SigSt=4.0_Bif=46_Spl=1_Fid=11_ED_BinModel__Stack.nrrd</text:p>
          </table:table-cell>
          <table:table-cell office:value-type="string" calcext:value-type="string">
            <text:p>142__Fid=11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2__ArtAmpl=416.11_mu=71.9_Sigma=55.28_SigSt=4.0_Bif=46_Spl=1_Fid=11_ED_BinModel__Stack.nrrd</text:p>
          </table:table-cell>
          <table:table-cell office:value-type="string" calcext:value-type="string">
            <text:p>142__Fid=11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6__ArtAmpl=202.77_mu=47.63_Sigma=20.73_SigSt=4.0_Bif=79_Spl=1_Fid=13_ED_BinModel__Stack.nrrd</text:p>
          </table:table-cell>
          <table:table-cell office:value-type="string" calcext:value-type="string">
            <text:p>146__Fid=1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49_mu=41.69_Sigma=20.3_SigSt=4.0_Bif=79_Spl=1_Fid=13_ED_BinModel__Stack.nrrd</text:p>
          </table:table-cell>
          <table:table-cell office:value-type="string" calcext:value-type="string">
            <text:p>146__Fid=1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6_mu=39.2_Sigma=18.78_SigSt=4.0_Bif=79_Spl=1_Fid=13_ED_BinModel__Stack.nrrd</text:p>
          </table:table-cell>
          <table:table-cell office:value-type="string" calcext:value-type="string">
            <text:p>146__Fid=1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4.67_mu=48.19_Sigma=20.29_SigSt=4.0_Bif=79_Spl=1_Fid=13_ED_BinModel__Stack.nrrd</text:p>
          </table:table-cell>
          <table:table-cell office:value-type="string" calcext:value-type="string">
            <text:p>146__Fid=1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14_mu=44.26_Sigma=18.38_SigSt=4.0_Bif=79_Spl=1_Fid=13_ED_BinModel__Stack.nrrd</text:p>
          </table:table-cell>
          <table:table-cell office:value-type="string" calcext:value-type="string">
            <text:p>146__Fid=1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22_mu=42.42_Sigma=18.3_SigSt=4.0_Bif=79_Spl=1_Fid=13_ED_BinModel__Stack.nrrd</text:p>
          </table:table-cell>
          <table:table-cell office:value-type="string" calcext:value-type="string">
            <text:p>146__Fid=1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4_mu=42.33_Sigma=19.33_SigSt=4.0_Bif=79_Spl=1_Fid=13_ED_BinModel__Stack.nrrd</text:p>
          </table:table-cell>
          <table:table-cell office:value-type="string" calcext:value-type="string">
            <text:p>146__Fid=1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47_mu=41.36_Sigma=19.18_SigSt=4.0_Bif=79_Spl=1_Fid=13_ED_BinModel__Stack.nrrd</text:p>
          </table:table-cell>
          <table:table-cell office:value-type="string" calcext:value-type="string">
            <text:p>146__Fid=1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75_mu=46.53_Sigma=15.78_SigSt=4.0_Bif=79_Spl=1_Fid=13_ED_BinModel__Stack.nrrd</text:p>
          </table:table-cell>
          <table:table-cell office:value-type="string" calcext:value-type="string">
            <text:p>146__Fid=1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46__ArtAmpl=206.9_mu=44.37_Sigma=18.19_SigSt=4.0_Bif=79_Spl=1_Fid=13_ED_BinModel__Stack.nrrd</text:p>
          </table:table-cell>
          <table:table-cell office:value-type="string" calcext:value-type="string">
            <text:p>146__Fid=1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2__ArtAmpl=346.53_mu=79.58_Sigma=32.54_SigSt=4.0_Bif=4_Spl=1_Fid=15_ED_BinModel__Stack.nrrd</text:p>
          </table:table-cell>
          <table:table-cell office:value-type="string" calcext:value-type="string">
            <text:p>152__Fid=1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63.72_mu=79.9_Sigma=29.89_SigSt=4.0_Bif=4_Spl=1_Fid=15_ED_BinModel__Stack.nrrd</text:p>
          </table:table-cell>
          <table:table-cell office:value-type="string" calcext:value-type="string">
            <text:p>152__Fid=1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04_mu=71.57_Sigma=29.63_SigSt=4.0_Bif=4_Spl=1_Fid=15_ED_BinModel__Stack.nrrd</text:p>
          </table:table-cell>
          <table:table-cell office:value-type="string" calcext:value-type="string">
            <text:p>152__Fid=1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4.99_mu=82.62_Sigma=30.47_SigSt=4.0_Bif=4_Spl=1_Fid=15_ED_BinModel__Stack.nrrd</text:p>
          </table:table-cell>
          <table:table-cell office:value-type="string" calcext:value-type="string">
            <text:p>152__Fid=1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19_mu=85.2_Sigma=30.65_SigSt=4.0_Bif=4_Spl=1_Fid=15_ED_BinModel__Stack.nrrd</text:p>
          </table:table-cell>
          <table:table-cell office:value-type="string" calcext:value-type="string">
            <text:p>152__Fid=1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5_mu=77.34_Sigma=34.38_SigSt=4.0_Bif=4_Spl=1_Fid=15_ED_BinModel__Stack.nrrd</text:p>
          </table:table-cell>
          <table:table-cell office:value-type="string" calcext:value-type="string">
            <text:p>152__Fid=1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6.61_mu=69.1_Sigma=33.32_SigSt=4.0_Bif=4_Spl=1_Fid=15_ED_BinModel__Stack.nrrd</text:p>
          </table:table-cell>
          <table:table-cell office:value-type="string" calcext:value-type="string">
            <text:p>152__Fid=1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77.62_mu=79.56_Sigma=32.33_SigSt=4.0_Bif=4_Spl=1_Fid=15_ED_BinModel__Stack.nrrd</text:p>
          </table:table-cell>
          <table:table-cell office:value-type="string" calcext:value-type="string">
            <text:p>152__Fid=1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0.97_mu=77.92_Sigma=30.13_SigSt=4.0_Bif=4_Spl=1_Fid=15_ED_BinModel__Stack.nrrd</text:p>
          </table:table-cell>
          <table:table-cell office:value-type="string" calcext:value-type="string">
            <text:p>152__Fid=1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52__ArtAmpl=381.04_mu=69.16_Sigma=34.53_SigSt=4.0_Bif=4_Spl=1_Fid=15_ED_BinModel__Stack.nrrd</text:p>
          </table:table-cell>
          <table:table-cell office:value-type="string" calcext:value-type="string">
            <text:p>152__Fid=1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66__ArtAmpl=187.28_mu=44.4_Sigma=25.19_SigSt=4.0_Bif=102_Spl=1_Fid=12_ED_BinModel__Stack.nrrd</text:p>
          </table:table-cell>
          <table:table-cell office:value-type="string" calcext:value-type="string">
            <text:p>166__Fid=1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52_mu=45.42_Sigma=28.38_SigSt=4.0_Bif=102_Spl=1_Fid=12_ED_BinModel__Stack.nrrd</text:p>
          </table:table-cell>
          <table:table-cell office:value-type="string" calcext:value-type="string">
            <text:p>166__Fid=1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89.89_mu=49.4_Sigma=25.42_SigSt=4.0_Bif=102_Spl=1_Fid=12_ED_BinModel__Stack.nrrd</text:p>
          </table:table-cell>
          <table:table-cell office:value-type="string" calcext:value-type="string">
            <text:p>166__Fid=1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21_mu=45.6_Sigma=27.07_SigSt=4.0_Bif=102_Spl=1_Fid=12_ED_BinModel__Stack.nrrd</text:p>
          </table:table-cell>
          <table:table-cell office:value-type="string" calcext:value-type="string">
            <text:p>166__Fid=1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0.59_mu=48.78_Sigma=25.93_SigSt=4.0_Bif=102_Spl=1_Fid=12_ED_BinModel__Stack.nrrd</text:p>
          </table:table-cell>
          <table:table-cell office:value-type="string" calcext:value-type="string">
            <text:p>166__Fid=1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6_mu=49.42_Sigma=23.29_SigSt=4.0_Bif=102_Spl=1_Fid=12_ED_BinModel__Stack.nrrd</text:p>
          </table:table-cell>
          <table:table-cell office:value-type="string" calcext:value-type="string">
            <text:p>166__Fid=1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07_mu=41.52_Sigma=24.1_SigSt=4.0_Bif=102_Spl=1_Fid=12_ED_BinModel__Stack.nrrd</text:p>
          </table:table-cell>
          <table:table-cell office:value-type="string" calcext:value-type="string">
            <text:p>166__Fid=1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28_mu=51.37_Sigma=29.47_SigSt=4.0_Bif=102_Spl=1_Fid=12_ED_BinModel__Stack.nrrd</text:p>
          </table:table-cell>
          <table:table-cell office:value-type="string" calcext:value-type="string">
            <text:p>166__Fid=1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33_mu=47.48_Sigma=25.48_SigSt=4.0_Bif=102_Spl=1_Fid=12_ED_BinModel__Stack.nrrd</text:p>
          </table:table-cell>
          <table:table-cell office:value-type="string" calcext:value-type="string">
            <text:p>166__Fid=1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166__ArtAmpl=191.71_mu=42.01_Sigma=24.73_SigSt=4.0_Bif=102_Spl=1_Fid=12_ED_BinModel__Stack.nrrd</text:p>
          </table:table-cell>
          <table:table-cell office:value-type="string" calcext:value-type="string">
            <text:p>166__Fid=1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6__ArtAmpl=180.65_mu=31.2_Sigma=15.46_SigSt=4.0_Bif=125_Spl=1_Fid=2_ED_BinModel__Stack.nrrd</text:p>
          </table:table-cell>
          <table:table-cell office:value-type="string" calcext:value-type="string">
            <text:p>36__Fid=2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0.09_mu=28.27_Sigma=13.03_SigSt=4.0_Bif=125_Spl=1_Fid=2_ED_BinModel__Stack.nrrd</text:p>
          </table:table-cell>
          <table:table-cell office:value-type="string" calcext:value-type="string">
            <text:p>36__Fid=2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44_mu=26.76_Sigma=13.33_SigSt=4.0_Bif=125_Spl=1_Fid=2_ED_BinModel__Stack.nrrd</text:p>
          </table:table-cell>
          <table:table-cell office:value-type="string" calcext:value-type="string">
            <text:p>36__Fid=2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5.6_mu=30.29_Sigma=16.01_SigSt=4.0_Bif=125_Spl=1_Fid=2_ED_BinModel__Stack.nrrd</text:p>
          </table:table-cell>
          <table:table-cell office:value-type="string" calcext:value-type="string">
            <text:p>36__Fid=2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64_mu=26.48_Sigma=13.72_SigSt=4.0_Bif=125_Spl=1_Fid=2_ED_BinModel__Stack.nrrd</text:p>
          </table:table-cell>
          <table:table-cell office:value-type="string" calcext:value-type="string">
            <text:p>36__Fid=2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6_mu=30.91_Sigma=12.93_SigSt=4.0_Bif=125_Spl=1_Fid=2_ED_BinModel__Stack.nrrd</text:p>
          </table:table-cell>
          <table:table-cell office:value-type="string" calcext:value-type="string">
            <text:p>36__Fid=2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6.87_mu=25.65_Sigma=13.11_SigSt=4.0_Bif=125_Spl=1_Fid=2_ED_BinModel__Stack.nrrd</text:p>
          </table:table-cell>
          <table:table-cell office:value-type="string" calcext:value-type="string">
            <text:p>36__Fid=2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5.6_Sigma=14.37_SigSt=4.0_Bif=125_Spl=1_Fid=2_ED_BinModel__Stack.nrrd</text:p>
          </table:table-cell>
          <table:table-cell office:value-type="string" calcext:value-type="string">
            <text:p>36__Fid=2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7_mu=26.21_Sigma=12.42_SigSt=4.0_Bif=125_Spl=1_Fid=2_ED_BinModel__Stack.nrrd</text:p>
          </table:table-cell>
          <table:table-cell office:value-type="string" calcext:value-type="string">
            <text:p>36__Fid=2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36__ArtAmpl=207.09_mu=29.36_Sigma=15.4_SigSt=4.0_Bif=125_Spl=1_Fid=2_ED_BinModel__Stack.nrrd</text:p>
          </table:table-cell>
          <table:table-cell office:value-type="string" calcext:value-type="string">
            <text:p>36__Fid=2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8__ArtAmpl=185.48_mu=26.06_Sigma=10.85_SigSt=4.0_Bif=176_Spl=1_Fid=3_ED_BinModel__Stack.nrrd</text:p>
          </table:table-cell>
          <table:table-cell office:value-type="string" calcext:value-type="string">
            <text:p>48__Fid=3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31_mu=28.98_Sigma=11.04_SigSt=4.0_Bif=176_Spl=1_Fid=3_ED_BinModel__Stack.nrrd</text:p>
          </table:table-cell>
          <table:table-cell office:value-type="string" calcext:value-type="string">
            <text:p>48__Fid=3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42_mu=29.67_Sigma=12.12_SigSt=4.0_Bif=176_Spl=1_Fid=3_ED_BinModel__Stack.nrrd</text:p>
          </table:table-cell>
          <table:table-cell office:value-type="string" calcext:value-type="string">
            <text:p>48__Fid=3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5_mu=29.19_Sigma=10.57_SigSt=4.0_Bif=176_Spl=1_Fid=3_ED_BinModel__Stack.nrrd</text:p>
          </table:table-cell>
          <table:table-cell office:value-type="string" calcext:value-type="string">
            <text:p>48__Fid=3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4_mu=31.18_Sigma=11.36_SigSt=4.0_Bif=176_Spl=1_Fid=3_ED_BinModel__Stack.nrrd</text:p>
          </table:table-cell>
          <table:table-cell office:value-type="string" calcext:value-type="string">
            <text:p>48__Fid=3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78_mu=28.67_Sigma=12.75_SigSt=4.0_Bif=176_Spl=1_Fid=3_ED_BinModel__Stack.nrrd</text:p>
          </table:table-cell>
          <table:table-cell office:value-type="string" calcext:value-type="string">
            <text:p>48__Fid=3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1.93_mu=26.0_Sigma=10.83_SigSt=4.0_Bif=176_Spl=1_Fid=3_ED_BinModel__Stack.nrrd</text:p>
          </table:table-cell>
          <table:table-cell office:value-type="string" calcext:value-type="string">
            <text:p>48__Fid=3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18_mu=31.23_Sigma=11.86_SigSt=4.0_Bif=176_Spl=1_Fid=3_ED_BinModel__Stack.nrrd</text:p>
          </table:table-cell>
          <table:table-cell office:value-type="string" calcext:value-type="string">
            <text:p>48__Fid=3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2_mu=28.51_Sigma=11.54_SigSt=4.0_Bif=176_Spl=1_Fid=3_ED_BinModel__Stack.nrrd</text:p>
          </table:table-cell>
          <table:table-cell office:value-type="string" calcext:value-type="string">
            <text:p>48__Fid=3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48__ArtAmpl=192.61_mu=28.69_Sigma=11.21_SigSt=4.0_Bif=176_Spl=1_Fid=3_ED_BinModel__Stack.nrrd</text:p>
          </table:table-cell>
          <table:table-cell office:value-type="string" calcext:value-type="string">
            <text:p>48__Fid=3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55__ArtAmpl=187.55_mu=30.73_Sigma=9.34_SigSt=4.0_Bif=186_Spl=1_Fid=4_ED_BinModel__Stack.nrrd</text:p>
          </table:table-cell>
          <table:table-cell office:value-type="string" calcext:value-type="string">
            <text:p>55__Fid=4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89.28_mu=31.66_Sigma=9.05_SigSt=4.0_Bif=186_Spl=1_Fid=4_ED_BinModel__Stack.nrrd</text:p>
          </table:table-cell>
          <table:table-cell office:value-type="string" calcext:value-type="string">
            <text:p>55__Fid=4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06_mu=29.61_Sigma=8.67_SigSt=4.0_Bif=186_Spl=1_Fid=4_ED_BinModel__Stack.nrrd</text:p>
          </table:table-cell>
          <table:table-cell office:value-type="string" calcext:value-type="string">
            <text:p>55__Fid=4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47_mu=28.5_Sigma=8.5_SigSt=4.0_Bif=186_Spl=1_Fid=4_ED_BinModel__Stack.nrrd</text:p>
          </table:table-cell>
          <table:table-cell office:value-type="string" calcext:value-type="string">
            <text:p>55__Fid=4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7_mu=34.36_Sigma=10.77_SigSt=4.0_Bif=186_Spl=1_Fid=4_ED_BinModel__Stack.nrrd</text:p>
          </table:table-cell>
          <table:table-cell office:value-type="string" calcext:value-type="string">
            <text:p>55__Fid=4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1_mu=35.93_Sigma=10.15_SigSt=4.0_Bif=186_Spl=1_Fid=4_ED_BinModel__Stack.nrrd</text:p>
          </table:table-cell>
          <table:table-cell office:value-type="string" calcext:value-type="string">
            <text:p>55__Fid=4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0.96_mu=35.28_Sigma=10.3_SigSt=4.0_Bif=186_Spl=1_Fid=4_ED_BinModel__Stack.nrrd</text:p>
          </table:table-cell>
          <table:table-cell office:value-type="string" calcext:value-type="string">
            <text:p>55__Fid=4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19_mu=35.66_Sigma=10.36_SigSt=4.0_Bif=186_Spl=1_Fid=4_ED_BinModel__Stack.nrrd</text:p>
          </table:table-cell>
          <table:table-cell office:value-type="string" calcext:value-type="string">
            <text:p>55__Fid=4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1_mu=35.65_Sigma=9.51_SigSt=4.0_Bif=186_Spl=1_Fid=4_ED_BinModel__Stack.nrrd</text:p>
          </table:table-cell>
          <table:table-cell office:value-type="string" calcext:value-type="string">
            <text:p>55__Fid=4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55__ArtAmpl=191.24_mu=32.44_Sigma=10.3_SigSt=4.0_Bif=186_Spl=1_Fid=4_ED_BinModel__Stack.nrrd</text:p>
          </table:table-cell>
          <table:table-cell office:value-type="string" calcext:value-type="string">
            <text:p>55__Fid=4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3__ArtAmpl=194.54_mu=36.91_Sigma=17.76_SigSt=4.0_Bif=56_Spl=1_Fid=5_ED_BinModel__Stack.nrrd</text:p>
          </table:table-cell>
          <table:table-cell office:value-type="string" calcext:value-type="string">
            <text:p>73__Fid=5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197.54_mu=37.13_Sigma=14.72_SigSt=4.0_Bif=56_Spl=1_Fid=5_ED_BinModel__Stack.nrrd</text:p>
          </table:table-cell>
          <table:table-cell office:value-type="string" calcext:value-type="string">
            <text:p>73__Fid=5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5.0_mu=32.69_Sigma=15.55_SigSt=4.0_Bif=56_Spl=1_Fid=5_ED_BinModel__Stack.nrrd</text:p>
          </table:table-cell>
          <table:table-cell office:value-type="string" calcext:value-type="string">
            <text:p>73__Fid=5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6.54_mu=36.78_Sigma=14.26_SigSt=4.0_Bif=56_Spl=1_Fid=5_ED_BinModel__Stack.nrrd</text:p>
          </table:table-cell>
          <table:table-cell office:value-type="string" calcext:value-type="string">
            <text:p>73__Fid=5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08.0_mu=37.04_Sigma=14.37_SigSt=4.0_Bif=56_Spl=1_Fid=5_ED_BinModel__Stack.nrrd</text:p>
          </table:table-cell>
          <table:table-cell office:value-type="string" calcext:value-type="string">
            <text:p>73__Fid=5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0.48_mu=30.56_Sigma=13.5_SigSt=4.0_Bif=56_Spl=1_Fid=5_ED_BinModel__Stack.nrrd</text:p>
          </table:table-cell>
          <table:table-cell office:value-type="string" calcext:value-type="string">
            <text:p>73__Fid=5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18_mu=34.93_Sigma=12.62_SigSt=4.0_Bif=56_Spl=1_Fid=5_ED_BinModel__Stack.nrrd</text:p>
          </table:table-cell>
          <table:table-cell office:value-type="string" calcext:value-type="string">
            <text:p>73__Fid=5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1.95_mu=33.23_Sigma=15.56_SigSt=4.0_Bif=56_Spl=1_Fid=5_ED_BinModel__Stack.nrrd</text:p>
          </table:table-cell>
          <table:table-cell office:value-type="string" calcext:value-type="string">
            <text:p>73__Fid=5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04_mu=31.7_Sigma=18.01_SigSt=4.0_Bif=56_Spl=1_Fid=5_ED_BinModel__Stack.nrrd</text:p>
          </table:table-cell>
          <table:table-cell office:value-type="string" calcext:value-type="string">
            <text:p>73__Fid=5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3__ArtAmpl=212.37_mu=34.65_Sigma=18.34_SigSt=4.0_Bif=56_Spl=1_Fid=5_ED_BinModel__Stack.nrrd</text:p>
          </table:table-cell>
          <table:table-cell office:value-type="string" calcext:value-type="string">
            <text:p>73__Fid=5_M10.nrrd</text:p>
          </table:table-cell>
          <table:table-cell table:number-columns-repeated="3"/>
        </table:table-row>
        <table:table-row table:style-name="ro1">
          <table:covered-table-cell/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9__ArtAmpl=196.98_mu=35.89_Sigma=12.52_SigSt=4.0_Bif=152_Spl=1_Fid=6_ED_BinModel__Stack.nrrd</text:p>
          </table:table-cell>
          <table:table-cell office:value-type="string" calcext:value-type="string">
            <text:p>79__Fid=6_M01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8.13_mu=40.67_Sigma=12.9_SigSt=4.0_Bif=152_Spl=1_Fid=6_ED_BinModel__Stack.nrrd</text:p>
          </table:table-cell>
          <table:table-cell office:value-type="string" calcext:value-type="string">
            <text:p>79__Fid=6_M02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48_mu=40.63_Sigma=13.77_SigSt=4.0_Bif=152_Spl=1_Fid=6_ED_BinModel__Stack.nrrd</text:p>
          </table:table-cell>
          <table:table-cell office:value-type="string" calcext:value-type="string">
            <text:p>79__Fid=6_M03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2_mu=35.42_Sigma=13.31_SigSt=4.0_Bif=152_Spl=1_Fid=6_ED_BinModel__Stack.nrrd</text:p>
          </table:table-cell>
          <table:table-cell office:value-type="string" calcext:value-type="string">
            <text:p>79__Fid=6_M04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3_mu=38.66_Sigma=14.34_SigSt=4.0_Bif=152_Spl=1_Fid=6_ED_BinModel__Stack.nrrd</text:p>
          </table:table-cell>
          <table:table-cell office:value-type="string" calcext:value-type="string">
            <text:p>79__Fid=6_M05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7_mu=33.82_Sigma=14.77_SigSt=4.0_Bif=152_Spl=1_Fid=6_ED_BinModel__Stack.nrrd</text:p>
          </table:table-cell>
          <table:table-cell office:value-type="string" calcext:value-type="string">
            <text:p>79__Fid=6_M06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1_mu=40.26_Sigma=12.61_SigSt=4.0_Bif=152_Spl=1_Fid=6_ED_BinModel__Stack.nrrd</text:p>
          </table:table-cell>
          <table:table-cell office:value-type="string" calcext:value-type="string">
            <text:p>79__Fid=6_M07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87_mu=38.76_Sigma=14.56_SigSt=4.0_Bif=152_Spl=1_Fid=6_ED_BinModel__Stack.nrrd</text:p>
          </table:table-cell>
          <table:table-cell office:value-type="string" calcext:value-type="string">
            <text:p>79__Fid=6_M08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4_mu=36.9_Sigma=13.96_SigSt=4.0_Bif=152_Spl=1_Fid=6_ED_BinModel__Stack.nrrd</text:p>
          </table:table-cell>
          <table:table-cell office:value-type="string" calcext:value-type="string">
            <text:p>79__Fid=6_M09.nrrd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79__ArtAmpl=199.9_mu=36.55_Sigma=13.94_SigSt=4.0_Bif=152_Spl=1_Fid=6_ED_BinModel__Stack.nrrd</text:p>
          </table:table-cell>
          <table:table-cell office:value-type="string" calcext:value-type="string">
            <text:p>79__Fid=6_M10.nrrd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 table:number-columns-spanned="1" table:number-rows-spanned="164">
            <text:p>Test #3 <text:s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Test #3 <text:s text:c="2"/>-- <text:s text:c="2"/>Test #3 <text:s text:c="2"/>-- <text:s text:c="2"/>Test #3 <text:s text:c="2"/>-- <text:s text:c="2"/>Test <text:s text:c="3"/>-- <text:s text:c="2"/>Test #3 <text:s text:c="2"/>-- <text:s text:c="2"/>Test #3 <text:s text:c="2"/>-- <text:s text:c="2"/>Test <text:s text:c="2"/>-- <text:s text:c="2"/>Test #3 <text:s text:c="2"/>-- <text:s text:c="2"/>Test #3 <text:s text:c="2"/>-- <text:s text:c="2"/>Test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 <text:s text:c="2"/>-- <text:s text:c="2"/>Test #3</text:p>
          </table:table-cell>
          <table:table-cell office:value-type="string" calcext:value-type="string">
            <text:p>105__ArtAmpl=241.36_mu=77.07_Sigma=20.37_SigSt=4.0_Bif=64_Spl=1_Fid=8_ED_BinModel__Stack.nrrd</text:p>
          </table:table-cell>
          <table:table-cell office:value-type="string" calcext:value-type="string">
            <text:p>105__Fid=8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42.31_mu=70.22_Sigma=20.26_SigSt=4.0_Bif=64_Spl=1_Fid=8_ED_BinModel__Stack.nrrd</text:p>
          </table:table-cell>
          <table:table-cell office:value-type="string" calcext:value-type="string">
            <text:p>105__Fid=8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55.89_mu=73.41_Sigma=20.77_SigSt=4.0_Bif=64_Spl=1_Fid=8_ED_BinModel__Stack.nrrd</text:p>
          </table:table-cell>
          <table:table-cell office:value-type="string" calcext:value-type="string">
            <text:p>105__Fid=8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5.96_mu=72.17_Sigma=21.45_SigSt=4.0_Bif=64_Spl=1_Fid=8_ED_BinModel__Stack.nrrd</text:p>
          </table:table-cell>
          <table:table-cell office:value-type="string" calcext:value-type="string">
            <text:p>105__Fid=8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6.49_mu=66.59_Sigma=21.36_SigSt=4.0_Bif=64_Spl=1_Fid=8_ED_BinModel__Stack.nrrd</text:p>
          </table:table-cell>
          <table:table-cell office:value-type="string" calcext:value-type="string">
            <text:p>105__Fid=8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7.32_mu=70.92_Sigma=21.16_SigSt=4.0_Bif=64_Spl=1_Fid=8_ED_BinModel__Stack.nrrd</text:p>
          </table:table-cell>
          <table:table-cell office:value-type="string" calcext:value-type="string">
            <text:p>105__Fid=8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71_mu=78.55_Sigma=19.47_SigSt=4.0_Bif=64_Spl=1_Fid=8_ED_BinModel__Stack.nrrd</text:p>
          </table:table-cell>
          <table:table-cell office:value-type="string" calcext:value-type="string">
            <text:p>105__Fid=8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69.81_mu=72.36_Sigma=22.67_SigSt=4.0_Bif=64_Spl=1_Fid=8_ED_BinModel__Stack.nrrd</text:p>
          </table:table-cell>
          <table:table-cell office:value-type="string" calcext:value-type="string">
            <text:p>105__Fid=8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75_mu=78.17_Sigma=22.37_SigSt=4.0_Bif=64_Spl=1_Fid=8_ED_BinModel__Stack.nrrd</text:p>
          </table:table-cell>
          <table:table-cell office:value-type="string" calcext:value-type="string">
            <text:p>105__Fid=8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5__ArtAmpl=270.96_mu=81.14_Sigma=21.43_SigSt=4.0_Bif=64_Spl=1_Fid=8_ED_BinModel__Stack.nrrd</text:p>
          </table:table-cell>
          <table:table-cell office:value-type="string" calcext:value-type="string">
            <text:p>105__Fid=8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0__ArtAmpl=172.04_mu=36.5_Sigma=19.25_SigSt=4.0_Bif=45_Spl=1_Fid=2_ED_BinModel__Stack.nrrd</text:p>
          </table:table-cell>
          <table:table-cell office:value-type="string" calcext:value-type="string">
            <text:p>10__Fid=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6.84_Sigma=21.59_SigSt=4.0_Bif=45_Spl=1_Fid=2_ED_BinModel__Stack.nrrd</text:p>
          </table:table-cell>
          <table:table-cell office:value-type="string" calcext:value-type="string">
            <text:p>10__Fid=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2.17_mu=37.71_Sigma=20.83_SigSt=4.0_Bif=45_Spl=1_Fid=2_ED_BinModel__Stack.nrrd</text:p>
          </table:table-cell>
          <table:table-cell office:value-type="string" calcext:value-type="string">
            <text:p>10__Fid=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3.19_mu=37.17_Sigma=19.22_SigSt=4.0_Bif=45_Spl=1_Fid=2_ED_BinModel__Stack.nrrd</text:p>
          </table:table-cell>
          <table:table-cell office:value-type="string" calcext:value-type="string">
            <text:p>10__Fid=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0_mu=36.92_Sigma=21.73_SigSt=4.0_Bif=45_Spl=1_Fid=2_ED_BinModel__Stack.nrrd</text:p>
          </table:table-cell>
          <table:table-cell office:value-type="string" calcext:value-type="string">
            <text:p>10__Fid=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73_Sigma=20.24_SigSt=4.0_Bif=45_Spl=1_Fid=2_ED_BinModel__Stack.nrrd</text:p>
          </table:table-cell>
          <table:table-cell office:value-type="string" calcext:value-type="string">
            <text:p>10__Fid=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66_mu=31.8_Sigma=19.33_SigSt=4.0_Bif=45_Spl=1_Fid=2_ED_BinModel__Stack.nrrd</text:p>
          </table:table-cell>
          <table:table-cell office:value-type="string" calcext:value-type="string">
            <text:p>10__Fid=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75_mu=32.53_Sigma=21.51_SigSt=4.0_Bif=45_Spl=1_Fid=2_ED_BinModel__Stack.nrrd</text:p>
          </table:table-cell>
          <table:table-cell office:value-type="string" calcext:value-type="string">
            <text:p>10__Fid=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2_mu=31.98_Sigma=16.61_SigSt=4.0_Bif=45_Spl=1_Fid=2_ED_BinModel__Stack.nrrd</text:p>
          </table:table-cell>
          <table:table-cell office:value-type="string" calcext:value-type="string">
            <text:p>10__Fid=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0__ArtAmpl=176.98_mu=38.41_Sigma=18.49_SigSt=4.0_Bif=45_Spl=1_Fid=2_ED_BinModel__Stack.nrrd</text:p>
          </table:table-cell>
          <table:table-cell office:value-type="string" calcext:value-type="string">
            <text:p>10__Fid=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0__ArtAmpl=314.26_mu=68.31_Sigma=25.9_SigSt=4.0_Bif=14_Spl=1_Fid=14_ED_BinModel__Stack.nrrd</text:p>
          </table:table-cell>
          <table:table-cell office:value-type="string" calcext:value-type="string">
            <text:p>110__Fid=1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08_mu=71.0_Sigma=29.16_SigSt=4.0_Bif=14_Spl=1_Fid=14_ED_BinModel__Stack.nrrd</text:p>
          </table:table-cell>
          <table:table-cell office:value-type="string" calcext:value-type="string">
            <text:p>110__Fid=1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51_mu=66.7_Sigma=26.19_SigSt=4.0_Bif=14_Spl=1_Fid=14_ED_BinModel__Stack.nrrd</text:p>
          </table:table-cell>
          <table:table-cell office:value-type="string" calcext:value-type="string">
            <text:p>110__Fid=1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2_mu=66.97_Sigma=26.58_SigSt=4.0_Bif=14_Spl=1_Fid=14_ED_BinModel__Stack.nrrd</text:p>
          </table:table-cell>
          <table:table-cell office:value-type="string" calcext:value-type="string">
            <text:p>110__Fid=1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63_mu=68.87_Sigma=25.77_SigSt=4.0_Bif=14_Spl=1_Fid=14_ED_BinModel__Stack.nrrd</text:p>
          </table:table-cell>
          <table:table-cell office:value-type="string" calcext:value-type="string">
            <text:p>110__Fid=1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3_mu=65.21_Sigma=26.97_SigSt=4.0_Bif=14_Spl=1_Fid=14_ED_BinModel__Stack.nrrd</text:p>
          </table:table-cell>
          <table:table-cell office:value-type="string" calcext:value-type="string">
            <text:p>110__Fid=1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78_mu=68.82_Sigma=29.3_SigSt=4.0_Bif=14_Spl=1_Fid=14_ED_BinModel__Stack.nrrd</text:p>
          </table:table-cell>
          <table:table-cell office:value-type="string" calcext:value-type="string">
            <text:p>110__Fid=1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3_mu=68.48_Sigma=25.05_SigSt=4.0_Bif=14_Spl=1_Fid=14_ED_BinModel__Stack.nrrd</text:p>
          </table:table-cell>
          <table:table-cell office:value-type="string" calcext:value-type="string">
            <text:p>110__Fid=1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5.97_mu=63.46_Sigma=26.51_SigSt=4.0_Bif=14_Spl=1_Fid=14_ED_BinModel__Stack.nrrd</text:p>
          </table:table-cell>
          <table:table-cell office:value-type="string" calcext:value-type="string">
            <text:p>110__Fid=1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0__ArtAmpl=326.16_mu=68.82_Sigma=25.45_SigSt=4.0_Bif=14_Spl=1_Fid=14_ED_BinModel__Stack.nrrd</text:p>
          </table:table-cell>
          <table:table-cell office:value-type="string" calcext:value-type="string">
            <text:p>110__Fid=1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15__ArtAmpl=243.04_mu=60.32_Sigma=34.04_SigSt=4.0_Bif=35_Spl=1_Fid=10_ED_BinModel__Stack.nrrd</text:p>
          </table:table-cell>
          <table:table-cell office:value-type="string" calcext:value-type="string">
            <text:p>115__Fid=10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2_mu=61.86_Sigma=34.82_SigSt=4.0_Bif=35_Spl=1_Fid=10_ED_BinModel__Stack.nrrd</text:p>
          </table:table-cell>
          <table:table-cell office:value-type="string" calcext:value-type="string">
            <text:p>115__Fid=10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26_mu=56.1_Sigma=34.13_SigSt=4.0_Bif=35_Spl=1_Fid=10_ED_BinModel__Stack.nrrd</text:p>
          </table:table-cell>
          <table:table-cell office:value-type="string" calcext:value-type="string">
            <text:p>115__Fid=10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1_mu=64.56_Sigma=30.44_SigSt=4.0_Bif=35_Spl=1_Fid=10_ED_BinModel__Stack.nrrd</text:p>
          </table:table-cell>
          <table:table-cell office:value-type="string" calcext:value-type="string">
            <text:p>115__Fid=10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46_mu=60.03_Sigma=36.3_SigSt=4.0_Bif=35_Spl=1_Fid=10_ED_BinModel__Stack.nrrd</text:p>
          </table:table-cell>
          <table:table-cell office:value-type="string" calcext:value-type="string">
            <text:p>115__Fid=10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3_mu=60.18_Sigma=33.14_SigSt=4.0_Bif=35_Spl=1_Fid=10_ED_BinModel__Stack.nrrd</text:p>
          </table:table-cell>
          <table:table-cell office:value-type="string" calcext:value-type="string">
            <text:p>115__Fid=10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59_mu=54.89_Sigma=36.69_SigSt=4.0_Bif=35_Spl=1_Fid=10_ED_BinModel__Stack.nrrd</text:p>
          </table:table-cell>
          <table:table-cell office:value-type="string" calcext:value-type="string">
            <text:p>115__Fid=10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75_mu=62.84_Sigma=35.81_SigSt=4.0_Bif=35_Spl=1_Fid=10_ED_BinModel__Stack.nrrd</text:p>
          </table:table-cell>
          <table:table-cell office:value-type="string" calcext:value-type="string">
            <text:p>115__Fid=10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0.05_SigSt=4.0_Bif=35_Spl=1_Fid=10_ED_BinModel__Stack.nrrd</text:p>
          </table:table-cell>
          <table:table-cell office:value-type="string" calcext:value-type="string">
            <text:p>115__Fid=10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15__ArtAmpl=244.94_mu=63.44_Sigma=33.41_SigSt=4.0_Bif=35_Spl=1_Fid=10_ED_BinModel__Stack.nrrd</text:p>
          </table:table-cell>
          <table:table-cell office:value-type="string" calcext:value-type="string">
            <text:p>115__Fid=10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0__ArtAmpl=252.9_mu=121.64_Sigma=34.45_SigSt=4.0_Bif=130_Spl=1_Fid=9_ED_BinModel__Stack.nrrd</text:p>
          </table:table-cell>
          <table:table-cell office:value-type="string" calcext:value-type="string">
            <text:p>120__Fid=9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19_mu=120.38_Sigma=37.49_SigSt=4.0_Bif=130_Spl=1_Fid=9_ED_BinModel__Stack.nrrd</text:p>
          </table:table-cell>
          <table:table-cell office:value-type="string" calcext:value-type="string">
            <text:p>120__Fid=9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59_mu=146.4_Sigma=37.25_SigSt=4.0_Bif=130_Spl=1_Fid=9_ED_BinModel__Stack.nrrd</text:p>
          </table:table-cell>
          <table:table-cell office:value-type="string" calcext:value-type="string">
            <text:p>120__Fid=9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88_mu=115.96_Sigma=37.5_SigSt=4.0_Bif=130_Spl=1_Fid=9_ED_BinModel__Stack.nrrd</text:p>
          </table:table-cell>
          <table:table-cell office:value-type="string" calcext:value-type="string">
            <text:p>120__Fid=9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3.91_mu=133.98_Sigma=39.24_SigSt=4.0_Bif=130_Spl=1_Fid=9_ED_BinModel__Stack.nrrd</text:p>
          </table:table-cell>
          <table:table-cell office:value-type="string" calcext:value-type="string">
            <text:p>120__Fid=9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6_mu=117.89_Sigma=36.35_SigSt=4.0_Bif=130_Spl=1_Fid=9_ED_BinModel__Stack.nrrd</text:p>
          </table:table-cell>
          <table:table-cell office:value-type="string" calcext:value-type="string">
            <text:p>120__Fid=9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8_mu=128.74_Sigma=41.13_SigSt=4.0_Bif=130_Spl=1_Fid=9_ED_BinModel__Stack.nrrd</text:p>
          </table:table-cell>
          <table:table-cell office:value-type="string" calcext:value-type="string">
            <text:p>120__Fid=9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29_mu=128.78_Sigma=39.57_SigSt=4.0_Bif=130_Spl=1_Fid=9_ED_BinModel__Stack.nrrd</text:p>
          </table:table-cell>
          <table:table-cell office:value-type="string" calcext:value-type="string">
            <text:p>120__Fid=9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4_mu=122.47_Sigma=34.86_SigSt=4.0_Bif=130_Spl=1_Fid=9_ED_BinModel__Stack.nrrd</text:p>
          </table:table-cell>
          <table:table-cell office:value-type="string" calcext:value-type="string">
            <text:p>120__Fid=9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0__ArtAmpl=254.5_mu=145.26_Sigma=38.39_SigSt=4.0_Bif=130_Spl=1_Fid=9_ED_BinModel__Stack.nrrd</text:p>
          </table:table-cell>
          <table:table-cell office:value-type="string" calcext:value-type="string">
            <text:p>120__Fid=9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25__ArtAmpl=939.81_mu=155.25_Sigma=49.83_SigSt=4.0_Bif=56_Spl=1_Fid=15_ED_BinModel__Stack.nrrd</text:p>
          </table:table-cell>
          <table:table-cell office:value-type="string" calcext:value-type="string">
            <text:p>125__Fid=1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0.5_mu=165.12_Sigma=54.29_SigSt=4.0_Bif=56_Spl=1_Fid=15_ED_BinModel__Stack.nrrd</text:p>
          </table:table-cell>
          <table:table-cell office:value-type="string" calcext:value-type="string">
            <text:p>125__Fid=1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1.77_mu=156.31_Sigma=61.86_SigSt=4.0_Bif=56_Spl=1_Fid=15_ED_BinModel__Stack.nrrd</text:p>
          </table:table-cell>
          <table:table-cell office:value-type="string" calcext:value-type="string">
            <text:p>125__Fid=1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3.36_mu=183.3_Sigma=56.31_SigSt=4.0_Bif=56_Spl=1_Fid=15_ED_BinModel__Stack.nrrd</text:p>
          </table:table-cell>
          <table:table-cell office:value-type="string" calcext:value-type="string">
            <text:p>125__Fid=1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4.57_mu=156.93_Sigma=64.75_SigSt=4.0_Bif=56_Spl=1_Fid=15_ED_BinModel__Stack.nrrd</text:p>
          </table:table-cell>
          <table:table-cell office:value-type="string" calcext:value-type="string">
            <text:p>125__Fid=1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5.7_mu=182.23_Sigma=62.74_SigSt=4.0_Bif=56_Spl=1_Fid=15_ED_BinModel__Stack.nrrd</text:p>
          </table:table-cell>
          <table:table-cell office:value-type="string" calcext:value-type="string">
            <text:p>125__Fid=1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48.14_mu=170.74_Sigma=49.32_SigSt=4.0_Bif=56_Spl=1_Fid=15_ED_BinModel__Stack.nrrd</text:p>
          </table:table-cell>
          <table:table-cell office:value-type="string" calcext:value-type="string">
            <text:p>125__Fid=1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59.42_mu=174.68_Sigma=67.42_SigSt=4.0_Bif=56_Spl=1_Fid=15_ED_BinModel__Stack.nrrd</text:p>
          </table:table-cell>
          <table:table-cell office:value-type="string" calcext:value-type="string">
            <text:p>125__Fid=1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1.05_mu=175.14_Sigma=52.17_SigSt=4.0_Bif=56_Spl=1_Fid=15_ED_BinModel__Stack.nrrd</text:p>
          </table:table-cell>
          <table:table-cell office:value-type="string" calcext:value-type="string">
            <text:p>125__Fid=1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25__ArtAmpl=963.69_mu=168.17_Sigma=64.2_SigSt=4.0_Bif=56_Spl=1_Fid=15_ED_BinModel__Stack.nrrd</text:p>
          </table:table-cell>
          <table:table-cell office:value-type="string" calcext:value-type="string">
            <text:p>125__Fid=1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31__ArtAmpl=369.88_mu=60.41_Sigma=39.05_SigSt=4.0_Bif=156_Spl=1_Fid=13_ED_BinModel__Stack.nrrd</text:p>
          </table:table-cell>
          <table:table-cell office:value-type="string" calcext:value-type="string">
            <text:p>131__Fid=1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376.64_mu=61.8_Sigma=36.73_SigSt=4.0_Bif=156_Spl=1_Fid=13_ED_BinModel__Stack.nrrd</text:p>
          </table:table-cell>
          <table:table-cell office:value-type="string" calcext:value-type="string">
            <text:p>131__Fid=1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1_mu=63.76_Sigma=35.86_SigSt=4.0_Bif=156_Spl=1_Fid=13_ED_BinModel__Stack.nrrd</text:p>
          </table:table-cell>
          <table:table-cell office:value-type="string" calcext:value-type="string">
            <text:p>131__Fid=1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05.03_mu=65.18_Sigma=35.61_SigSt=4.0_Bif=156_Spl=1_Fid=13_ED_BinModel__Stack.nrrd</text:p>
          </table:table-cell>
          <table:table-cell office:value-type="string" calcext:value-type="string">
            <text:p>131__Fid=1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26.21_mu=71.05_Sigma=29.02_SigSt=4.0_Bif=156_Spl=1_Fid=13_ED_BinModel__Stack.nrrd</text:p>
          </table:table-cell>
          <table:table-cell office:value-type="string" calcext:value-type="string">
            <text:p>131__Fid=1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16_mu=73.65_Sigma=26.15_SigSt=4.0_Bif=156_Spl=1_Fid=13_ED_BinModel__Stack.nrrd</text:p>
          </table:table-cell>
          <table:table-cell office:value-type="string" calcext:value-type="string">
            <text:p>131__Fid=1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59.79_Sigma=30.79_SigSt=4.0_Bif=156_Spl=1_Fid=13_ED_BinModel__Stack.nrrd</text:p>
          </table:table-cell>
          <table:table-cell office:value-type="string" calcext:value-type="string">
            <text:p>131__Fid=1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49.85_mu=66.11_Sigma=34.17_SigSt=4.0_Bif=156_Spl=1_Fid=13_ED_BinModel__Stack.nrrd</text:p>
          </table:table-cell>
          <table:table-cell office:value-type="string" calcext:value-type="string">
            <text:p>131__Fid=1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0.11_mu=65.47_Sigma=33.53_SigSt=4.0_Bif=156_Spl=1_Fid=13_ED_BinModel__Stack.nrrd</text:p>
          </table:table-cell>
          <table:table-cell office:value-type="string" calcext:value-type="string">
            <text:p>131__Fid=1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31__ArtAmpl=453.53_mu=60.15_Sigma=31.41_SigSt=4.0_Bif=156_Spl=1_Fid=13_ED_BinModel__Stack.nrrd</text:p>
          </table:table-cell>
          <table:table-cell office:value-type="string" calcext:value-type="string">
            <text:p>131__Fid=1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0__ArtAmpl=389.03_mu=67.91_Sigma=41.68_SigSt=4.0_Bif=28_Spl=1_Fid=11_ED_BinModel__Stack.nrrd</text:p>
          </table:table-cell>
          <table:table-cell office:value-type="string" calcext:value-type="string">
            <text:p>140__Fid=1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394.18_mu=62.46_Sigma=44.47_SigSt=4.0_Bif=28_Spl=1_Fid=11_ED_BinModel__Stack.nrrd</text:p>
          </table:table-cell>
          <table:table-cell office:value-type="string" calcext:value-type="string">
            <text:p>140__Fid=1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1_mu=61.1_Sigma=41.47_SigSt=4.0_Bif=28_Spl=1_Fid=11_ED_BinModel__Stack.nrrd</text:p>
          </table:table-cell>
          <table:table-cell office:value-type="string" calcext:value-type="string">
            <text:p>140__Fid=1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3.55_mu=61.29_Sigma=44.33_SigSt=4.0_Bif=28_Spl=1_Fid=11_ED_BinModel__Stack.nrrd</text:p>
          </table:table-cell>
          <table:table-cell office:value-type="string" calcext:value-type="string">
            <text:p>140__Fid=1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4.6_mu=70.53_Sigma=33.28_SigSt=4.0_Bif=28_Spl=1_Fid=11_ED_BinModel__Stack.nrrd</text:p>
          </table:table-cell>
          <table:table-cell office:value-type="string" calcext:value-type="string">
            <text:p>140__Fid=1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26_mu=65.43_Sigma=40.35_SigSt=4.0_Bif=28_Spl=1_Fid=11_ED_BinModel__Stack.nrrd</text:p>
          </table:table-cell>
          <table:table-cell office:value-type="string" calcext:value-type="string">
            <text:p>140__Fid=1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5.75_mu=59.2_Sigma=46.25_SigSt=4.0_Bif=28_Spl=1_Fid=11_ED_BinModel__Stack.nrrd</text:p>
          </table:table-cell>
          <table:table-cell office:value-type="string" calcext:value-type="string">
            <text:p>140__Fid=1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73_mu=60.11_Sigma=43.47_SigSt=4.0_Bif=28_Spl=1_Fid=11_ED_BinModel__Stack.nrrd</text:p>
          </table:table-cell>
          <table:table-cell office:value-type="string" calcext:value-type="string">
            <text:p>140__Fid=1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6.97_mu=62.99_Sigma=42.38_SigSt=4.0_Bif=28_Spl=1_Fid=11_ED_BinModel__Stack.nrrd</text:p>
          </table:table-cell>
          <table:table-cell office:value-type="string" calcext:value-type="string">
            <text:p>140__Fid=1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0__ArtAmpl=408.15_mu=60.96_Sigma=40.59_SigSt=4.0_Bif=28_Spl=1_Fid=11_ED_BinModel__Stack.nrrd</text:p>
          </table:table-cell>
          <table:table-cell office:value-type="string" calcext:value-type="string">
            <text:p>140__Fid=11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45__ArtAmpl=676.35_mu=153.55_Sigma=94.68_SigSt=4.0_Bif=121_Spl=1_Fid=12_ED_BinModel__Stack.nrrd</text:p>
          </table:table-cell>
          <table:table-cell office:value-type="string" calcext:value-type="string">
            <text:p>145__Fid=12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689.79_mu=144.78_Sigma=110.43_SigSt=4.0_Bif=121_Spl=1_Fid=12_ED_BinModel__Stack.nrrd</text:p>
          </table:table-cell>
          <table:table-cell office:value-type="string" calcext:value-type="string">
            <text:p>145__Fid=12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19.21_mu=157.44_Sigma=105.6_SigSt=4.0_Bif=121_Spl=1_Fid=12_ED_BinModel__Stack.nrrd</text:p>
          </table:table-cell>
          <table:table-cell office:value-type="string" calcext:value-type="string">
            <text:p>145__Fid=12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7.11_mu=146.93_Sigma=112.5_SigSt=4.0_Bif=121_Spl=1_Fid=12_ED_BinModel__Stack.nrrd</text:p>
          </table:table-cell>
          <table:table-cell office:value-type="string" calcext:value-type="string">
            <text:p>145__Fid=12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8.98_mu=166.43_Sigma=98.83_SigSt=4.0_Bif=121_Spl=1_Fid=12_ED_BinModel__Stack.nrrd</text:p>
          </table:table-cell>
          <table:table-cell office:value-type="string" calcext:value-type="string">
            <text:p>145__Fid=12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29.41_mu=144.85_Sigma=106.64_SigSt=4.0_Bif=121_Spl=1_Fid=12_ED_BinModel__Stack.nrrd</text:p>
          </table:table-cell>
          <table:table-cell office:value-type="string" calcext:value-type="string">
            <text:p>145__Fid=12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1.85_mu=155.25_Sigma=132.64_SigSt=4.0_Bif=121_Spl=1_Fid=12_ED_BinModel__Stack.nrrd</text:p>
          </table:table-cell>
          <table:table-cell office:value-type="string" calcext:value-type="string">
            <text:p>145__Fid=12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2.02_mu=166.66_Sigma=117.31_SigSt=4.0_Bif=121_Spl=1_Fid=12_ED_BinModel__Stack.nrrd</text:p>
          </table:table-cell>
          <table:table-cell office:value-type="string" calcext:value-type="string">
            <text:p>145__Fid=12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7.09_mu=146.15_Sigma=116.12_SigSt=4.0_Bif=121_Spl=1_Fid=12_ED_BinModel__Stack.nrrd</text:p>
          </table:table-cell>
          <table:table-cell office:value-type="string" calcext:value-type="string">
            <text:p>145__Fid=12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45__ArtAmpl=738.17_mu=170.03_Sigma=111.9_SigSt=4.0_Bif=121_Spl=1_Fid=12_ED_BinModel__Stack.nrrd</text:p>
          </table:table-cell>
          <table:table-cell office:value-type="string" calcext:value-type="string">
            <text:p>145__Fid=12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15__ArtAmpl=172.62_mu=30.95_Sigma=9.64_SigSt=4.0_Bif=63_Spl=1_Fid=3_ED_BinModel__Stack.nrrd</text:p>
          </table:table-cell>
          <table:table-cell office:value-type="string" calcext:value-type="string">
            <text:p>15__Fid=3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15_mu=37.55_Sigma=8.97_SigSt=4.0_Bif=63_Spl=1_Fid=3_ED_BinModel__Stack.nrrd</text:p>
          </table:table-cell>
          <table:table-cell office:value-type="string" calcext:value-type="string">
            <text:p>15__Fid=3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6_mu=31.38_Sigma=10.51_SigSt=4.0_Bif=63_Spl=1_Fid=3_ED_BinModel__Stack.nrrd</text:p>
          </table:table-cell>
          <table:table-cell office:value-type="string" calcext:value-type="string">
            <text:p>15__Fid=3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28_mu=33.68_Sigma=9.51_SigSt=4.0_Bif=63_Spl=1_Fid=3_ED_BinModel__Stack.nrrd</text:p>
          </table:table-cell>
          <table:table-cell office:value-type="string" calcext:value-type="string">
            <text:p>15__Fid=3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1_mu=31.76_Sigma=9.75_SigSt=4.0_Bif=63_Spl=1_Fid=3_ED_BinModel__Stack.nrrd</text:p>
          </table:table-cell>
          <table:table-cell office:value-type="string" calcext:value-type="string">
            <text:p>15__Fid=3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52_mu=33.85_Sigma=10.48_SigSt=4.0_Bif=63_Spl=1_Fid=3_ED_BinModel__Stack.nrrd</text:p>
          </table:table-cell>
          <table:table-cell office:value-type="string" calcext:value-type="string">
            <text:p>15__Fid=3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8_mu=31.42_Sigma=9.93_SigSt=4.0_Bif=63_Spl=1_Fid=3_ED_BinModel__Stack.nrrd</text:p>
          </table:table-cell>
          <table:table-cell office:value-type="string" calcext:value-type="string">
            <text:p>15__Fid=3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69_mu=32.15_Sigma=8.89_SigSt=4.0_Bif=63_Spl=1_Fid=3_ED_BinModel__Stack.nrrd</text:p>
          </table:table-cell>
          <table:table-cell office:value-type="string" calcext:value-type="string">
            <text:p>15__Fid=3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3.97_mu=33.68_Sigma=10.24_SigSt=4.0_Bif=63_Spl=1_Fid=3_ED_BinModel__Stack.nrrd</text:p>
          </table:table-cell>
          <table:table-cell office:value-type="string" calcext:value-type="string">
            <text:p>15__Fid=3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15__ArtAmpl=174.01_mu=30.88_Sigma=10.83_SigSt=4.0_Bif=63_Spl=1_Fid=3_ED_BinModel__Stack.nrrd</text:p>
          </table:table-cell>
          <table:table-cell office:value-type="string" calcext:value-type="string">
            <text:p>15__Fid=3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0__ArtAmpl=100.93_mu=28.92_Sigma=7.43_SigSt=4.0_Bif=172_Spl=1_Fid=4_ED_BinModel__Stack.nrrd</text:p>
          </table:table-cell>
          <table:table-cell office:value-type="string" calcext:value-type="string">
            <text:p>20__Fid=4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2_mu=29.65_Sigma=7.31_SigSt=4.0_Bif=172_Spl=1_Fid=4_ED_BinModel__Stack.nrrd</text:p>
          </table:table-cell>
          <table:table-cell office:value-type="string" calcext:value-type="string">
            <text:p>20__Fid=4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25_mu=27.69_Sigma=7.53_SigSt=4.0_Bif=172_Spl=1_Fid=4_ED_BinModel__Stack.nrrd</text:p>
          </table:table-cell>
          <table:table-cell office:value-type="string" calcext:value-type="string">
            <text:p>20__Fid=4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34_mu=32.11_Sigma=7.09_SigSt=4.0_Bif=172_Spl=1_Fid=4_ED_BinModel__Stack.nrrd</text:p>
          </table:table-cell>
          <table:table-cell office:value-type="string" calcext:value-type="string">
            <text:p>20__Fid=4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4_mu=26.88_Sigma=7.19_SigSt=4.0_Bif=172_Spl=1_Fid=4_ED_BinModel__Stack.nrrd</text:p>
          </table:table-cell>
          <table:table-cell office:value-type="string" calcext:value-type="string">
            <text:p>20__Fid=4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78_mu=27.64_Sigma=7.77_SigSt=4.0_Bif=172_Spl=1_Fid=4_ED_BinModel__Stack.nrrd</text:p>
          </table:table-cell>
          <table:table-cell office:value-type="string" calcext:value-type="string">
            <text:p>20__Fid=4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84_mu=32.87_Sigma=7.82_SigSt=4.0_Bif=172_Spl=1_Fid=4_ED_BinModel__Stack.nrrd</text:p>
          </table:table-cell>
          <table:table-cell office:value-type="string" calcext:value-type="string">
            <text:p>20__Fid=4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101.99_mu=31.55_Sigma=8.04_SigSt=4.0_Bif=172_Spl=1_Fid=4_ED_BinModel__Stack.nrrd</text:p>
          </table:table-cell>
          <table:table-cell office:value-type="string" calcext:value-type="string">
            <text:p>20__Fid=4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8.22_mu=32.28_Sigma=8.3_SigSt=4.0_Bif=172_Spl=1_Fid=4_ED_BinModel__Stack.nrrd</text:p>
          </table:table-cell>
          <table:table-cell office:value-type="string" calcext:value-type="string">
            <text:p>20__Fid=4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0__ArtAmpl=99.02_mu=28.67_Sigma=7.72_SigSt=4.0_Bif=172_Spl=1_Fid=4_ED_BinModel__Stack.nrrd</text:p>
          </table:table-cell>
          <table:table-cell office:value-type="string" calcext:value-type="string">
            <text:p>20__Fid=4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25__ArtAmpl=189.1_mu=33.83_Sigma=17.34_SigSt=4.0_Bif=105_Spl=1_Fid=5_ED_BinModel__Stack.nrrd</text:p>
          </table:table-cell>
          <table:table-cell office:value-type="string" calcext:value-type="string">
            <text:p>25__Fid=5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89.93_mu=38.03_Sigma=15.17_SigSt=4.0_Bif=105_Spl=1_Fid=5_ED_BinModel__Stack.nrrd</text:p>
          </table:table-cell>
          <table:table-cell office:value-type="string" calcext:value-type="string">
            <text:p>25__Fid=5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02_mu=32.79_Sigma=15.52_SigSt=4.0_Bif=105_Spl=1_Fid=5_ED_BinModel__Stack.nrrd</text:p>
          </table:table-cell>
          <table:table-cell office:value-type="string" calcext:value-type="string">
            <text:p>25__Fid=5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37_mu=36.29_Sigma=14.06_SigSt=4.0_Bif=105_Spl=1_Fid=5_ED_BinModel__Stack.nrrd</text:p>
          </table:table-cell>
          <table:table-cell office:value-type="string" calcext:value-type="string">
            <text:p>25__Fid=5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64_mu=35.53_Sigma=15.61_SigSt=4.0_Bif=105_Spl=1_Fid=5_ED_BinModel__Stack.nrrd</text:p>
          </table:table-cell>
          <table:table-cell office:value-type="string" calcext:value-type="string">
            <text:p>25__Fid=5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6_mu=32.41_Sigma=15.61_SigSt=4.0_Bif=105_Spl=1_Fid=5_ED_BinModel__Stack.nrrd</text:p>
          </table:table-cell>
          <table:table-cell office:value-type="string" calcext:value-type="string">
            <text:p>25__Fid=5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8_mu=36.36_Sigma=14.1_SigSt=4.0_Bif=105_Spl=1_Fid=5_ED_BinModel__Stack.nrrd</text:p>
          </table:table-cell>
          <table:table-cell office:value-type="string" calcext:value-type="string">
            <text:p>25__Fid=5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2_mu=37.32_Sigma=16.13_SigSt=4.0_Bif=105_Spl=1_Fid=5_ED_BinModel__Stack.nrrd</text:p>
          </table:table-cell>
          <table:table-cell office:value-type="string" calcext:value-type="string">
            <text:p>25__Fid=5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0.9_mu=38.37_Sigma=15.34_SigSt=4.0_Bif=105_Spl=1_Fid=5_ED_BinModel__Stack.nrrd</text:p>
          </table:table-cell>
          <table:table-cell office:value-type="string" calcext:value-type="string">
            <text:p>25__Fid=5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25__ArtAmpl=191.03_mu=34.66_Sigma=16.38_SigSt=4.0_Bif=105_Spl=1_Fid=5_ED_BinModel__Stack.nrrd</text:p>
          </table:table-cell>
          <table:table-cell office:value-type="string" calcext:value-type="string">
            <text:p>25__Fid=5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31__ArtAmpl=184.61_mu=37.82_Sigma=10.74_SigSt=4.0_Bif=106_Spl=1_Fid=6_ED_BinModel__Stack.nrrd</text:p>
          </table:table-cell>
          <table:table-cell office:value-type="string" calcext:value-type="string">
            <text:p>31__Fid=6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23_mu=39.26_Sigma=12.54_SigSt=4.0_Bif=106_Spl=1_Fid=6_ED_BinModel__Stack.nrrd</text:p>
          </table:table-cell>
          <table:table-cell office:value-type="string" calcext:value-type="string">
            <text:p>31__Fid=6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42_mu=41.76_Sigma=12.29_SigSt=4.0_Bif=106_Spl=1_Fid=6_ED_BinModel__Stack.nrrd</text:p>
          </table:table-cell>
          <table:table-cell office:value-type="string" calcext:value-type="string">
            <text:p>31__Fid=6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6.78_mu=37.61_Sigma=11.39_SigSt=4.0_Bif=106_Spl=1_Fid=6_ED_BinModel__Stack.nrrd</text:p>
          </table:table-cell>
          <table:table-cell office:value-type="string" calcext:value-type="string">
            <text:p>31__Fid=6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14_mu=41.26_Sigma=10.55_SigSt=4.0_Bif=106_Spl=1_Fid=6_ED_BinModel__Stack.nrrd</text:p>
          </table:table-cell>
          <table:table-cell office:value-type="string" calcext:value-type="string">
            <text:p>31__Fid=6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1_mu=34.22_Sigma=13.17_SigSt=4.0_Bif=106_Spl=1_Fid=6_ED_BinModel__Stack.nrrd</text:p>
          </table:table-cell>
          <table:table-cell office:value-type="string" calcext:value-type="string">
            <text:p>31__Fid=6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52_mu=37.04_Sigma=11.56_SigSt=4.0_Bif=106_Spl=1_Fid=6_ED_BinModel__Stack.nrrd</text:p>
          </table:table-cell>
          <table:table-cell office:value-type="string" calcext:value-type="string">
            <text:p>31__Fid=6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7.65_mu=40.18_Sigma=11.43_SigSt=4.0_Bif=106_Spl=1_Fid=6_ED_BinModel__Stack.nrrd</text:p>
          </table:table-cell>
          <table:table-cell office:value-type="string" calcext:value-type="string">
            <text:p>31__Fid=6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45_mu=42.93_Sigma=12.01_SigSt=4.0_Bif=106_Spl=1_Fid=6_ED_BinModel__Stack.nrrd</text:p>
          </table:table-cell>
          <table:table-cell office:value-type="string" calcext:value-type="string">
            <text:p>31__Fid=6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31__ArtAmpl=188.5_mu=39.4_Sigma=11.34_SigSt=4.0_Bif=106_Spl=1_Fid=6_ED_BinModel__Stack.nrrd</text:p>
          </table:table-cell>
          <table:table-cell office:value-type="string" calcext:value-type="string">
            <text:p>31__Fid=6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40__ArtAmpl=161.17_mu=28.32_Sigma=16.94_SigSt=4.0_Bif=42_Spl=1_Fid=7_ED_BinModel__Stack.nrrd</text:p>
          </table:table-cell>
          <table:table-cell office:value-type="string" calcext:value-type="string">
            <text:p>40__Fid=7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1.18_mu=30.75_Sigma=14.62_SigSt=4.0_Bif=42_Spl=1_Fid=7_ED_BinModel__Stack.nrrd</text:p>
          </table:table-cell>
          <table:table-cell office:value-type="string" calcext:value-type="string">
            <text:p>40__Fid=7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2.74_mu=27.3_Sigma=17.7_SigSt=4.0_Bif=42_Spl=1_Fid=7_ED_BinModel__Stack.nrrd</text:p>
          </table:table-cell>
          <table:table-cell office:value-type="string" calcext:value-type="string">
            <text:p>40__Fid=7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02_mu=31.42_Sigma=17.07_SigSt=4.0_Bif=42_Spl=1_Fid=7_ED_BinModel__Stack.nrrd</text:p>
          </table:table-cell>
          <table:table-cell office:value-type="string" calcext:value-type="string">
            <text:p>40__Fid=7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11_mu=34.16_Sigma=14.04_SigSt=4.0_Bif=42_Spl=1_Fid=7_ED_BinModel__Stack.nrrd</text:p>
          </table:table-cell>
          <table:table-cell office:value-type="string" calcext:value-type="string">
            <text:p>40__Fid=7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28.29_Sigma=14.88_SigSt=4.0_Bif=42_Spl=1_Fid=7_ED_BinModel__Stack.nrrd</text:p>
          </table:table-cell>
          <table:table-cell office:value-type="string" calcext:value-type="string">
            <text:p>40__Fid=7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29_mu=33.39_Sigma=16.33_SigSt=4.0_Bif=42_Spl=1_Fid=7_ED_BinModel__Stack.nrrd</text:p>
          </table:table-cell>
          <table:table-cell office:value-type="string" calcext:value-type="string">
            <text:p>40__Fid=7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38_mu=30.01_Sigma=11.86_SigSt=4.0_Bif=42_Spl=1_Fid=7_ED_BinModel__Stack.nrrd</text:p>
          </table:table-cell>
          <table:table-cell office:value-type="string" calcext:value-type="string">
            <text:p>40__Fid=7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55_mu=32.83_Sigma=17.3_SigSt=4.0_Bif=42_Spl=1_Fid=7_ED_BinModel__Stack.nrrd</text:p>
          </table:table-cell>
          <table:table-cell office:value-type="string" calcext:value-type="string">
            <text:p>40__Fid=7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40__ArtAmpl=165.65_mu=33.31_Sigma=16.25_SigSt=4.0_Bif=42_Spl=1_Fid=7_ED_BinModel__Stack.nrrd</text:p>
          </table:table-cell>
          <table:table-cell office:value-type="string" calcext:value-type="string">
            <text:p>40__Fid=7_M10.nrrd</text:p>
          </table:table-cell>
          <table:table-cell table:number-columns-repeated="3"/>
        </table:table-row>
        <table:table-row table:style-name="ro1">
          <table:covered-table-cell table:style-name="ce14"/>
          <table:table-cell table:number-columns-repeated="5"/>
        </table:table-row>
        <table:table-row table:style-name="ro1">
          <table:covered-table-cell table:style-name="ce14"/>
          <table:table-cell office:value-type="string" calcext:value-type="string">
            <text:p>5__ArtAmpl=174.48_mu=37.17_Sigma=18.38_SigSt=4.0_Bif=130_Spl=1_Fid=1_ED_BinModel__Stack.nrrd</text:p>
          </table:table-cell>
          <table:table-cell office:value-type="string" calcext:value-type="string">
            <text:p>5__Fid=1_M01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6.75_mu=39.15_Sigma=18.05_SigSt=4.0_Bif=130_Spl=1_Fid=1_ED_BinModel__Stack.nrrd</text:p>
          </table:table-cell>
          <table:table-cell office:value-type="string" calcext:value-type="string">
            <text:p>5__Fid=1_M02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16_mu=32.36_Sigma=20.33_SigSt=4.0_Bif=130_Spl=1_Fid=1_ED_BinModel__Stack.nrrd</text:p>
          </table:table-cell>
          <table:table-cell office:value-type="string" calcext:value-type="string">
            <text:p>5__Fid=1_M03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3_mu=34.75_Sigma=20.38_SigSt=4.0_Bif=130_Spl=1_Fid=1_ED_BinModel__Stack.nrrd</text:p>
          </table:table-cell>
          <table:table-cell office:value-type="string" calcext:value-type="string">
            <text:p>5__Fid=1_M04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4_mu=36.92_Sigma=18.06_SigSt=4.0_Bif=130_Spl=1_Fid=1_ED_BinModel__Stack.nrrd</text:p>
          </table:table-cell>
          <table:table-cell office:value-type="string" calcext:value-type="string">
            <text:p>5__Fid=1_M05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5_mu=40.02_Sigma=18.14_SigSt=4.0_Bif=130_Spl=1_Fid=1_ED_BinModel__Stack.nrrd</text:p>
          </table:table-cell>
          <table:table-cell office:value-type="string" calcext:value-type="string">
            <text:p>5__Fid=1_M06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9_mu=33.6_Sigma=17.07_SigSt=4.0_Bif=130_Spl=1_Fid=1_ED_BinModel__Stack.nrrd</text:p>
          </table:table-cell>
          <table:table-cell office:value-type="string" calcext:value-type="string">
            <text:p>5__Fid=1_M07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7.2_mu=38.72_Sigma=18.33_SigSt=4.0_Bif=130_Spl=1_Fid=1_ED_BinModel__Stack.nrrd</text:p>
          </table:table-cell>
          <table:table-cell office:value-type="string" calcext:value-type="string">
            <text:p>5__Fid=1_M08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12_mu=35.45_Sigma=18.76_SigSt=4.0_Bif=130_Spl=1_Fid=1_ED_BinModel__Stack.nrrd</text:p>
          </table:table-cell>
          <table:table-cell office:value-type="string" calcext:value-type="string">
            <text:p>5__Fid=1_M09.nrrd</text:p>
          </table:table-cell>
          <table:table-cell table:number-columns-repeated="3"/>
        </table:table-row>
        <table:table-row table:style-name="ro1">
          <table:covered-table-cell table:style-name="ce14"/>
          <table:table-cell office:value-type="string" calcext:value-type="string">
            <text:p>5__ArtAmpl=188.47_mu=40.83_Sigma=21.29_SigSt=4.0_Bif=130_Spl=1_Fid=1_ED_BinModel__Stack.nrrd</text:p>
          </table:table-cell>
          <table:table-cell office:value-type="string" calcext:value-type="string">
            <text:p>5__Fid=1_M10.nrrd</text:p>
          </table:table-cell>
          <table:table-cell table:number-columns-repeated="3"/>
        </table:table-row>
        <table:table-row table:style-name="ro1" table:number-rows-repeated="104808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put images" table:style-name="ta1"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4" table:default-cell-style-name="Default"/>
        <table:table-column table:style-name="co4" table:default-cell-style-name="ce15"/>
        <table:table-row table:style-name="ro1">
          <table:table-cell/>
          <table:table-cell table:style-name="ce16"/>
          <table:table-cell table:style-name="ce15"/>
          <table:table-cell table:number-columns-repeated="2"/>
          <table:table-cell table:style-name="ce16"/>
          <table:table-cell table:style-name="ce15"/>
          <table:table-cell table:number-columns-repeated="2"/>
          <table:table-cell table:style-name="ce16"/>
          <table:table-cell table:style-name="ce15"/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1" table:number-rows-spanned="15">
            <text:p>Test #1</text:p>
          </table:table-cell>
          <table:table-cell table:style-name="ce15" office:value-type="float" office:value="100" calcext:value-type="float">
            <text:p>100</text:p>
          </table:table-cell>
          <table:table-cell office:value-type="string" calcext:value-type="string">
            <text:p>Fid_8</text:p>
          </table:table-cell>
          <table:table-cell/>
          <table:table-cell table:style-name="ce12" office:value-type="string" calcext:value-type="string" table:number-columns-spanned="1" table:number-rows-spanned="15">
            <text:p>Test #2</text:p>
          </table:table-cell>
          <table:table-cell table:style-name="ce15" office:value-type="float" office:value="106" calcext:value-type="float">
            <text:p>106</text:p>
          </table:table-cell>
          <table:table-cell office:value-type="string" calcext:value-type="string">
            <text:p>Fid_7</text:p>
          </table:table-cell>
          <table:table-cell/>
          <table:table-cell table:style-name="ce13" office:value-type="string" calcext:value-type="string" table:number-columns-spanned="1" table:number-rows-spanned="15">
            <text:p>Test #3</text:p>
          </table:table-cell>
          <table:table-cell table:style-name="ce15" office:value-type="float" office:value="105" calcext:value-type="float">
            <text:p>105</text:p>
          </table:table-cell>
          <table:table-cell office:value-type="string" calcext:value-type="string">
            <text:p>Fid_8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/>
          <table:table-cell table:style-name="ce15" office:value-type="float" office:value="112" calcext:value-type="float">
            <text:p>112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24" calcext:value-type="float">
            <text:p>124</text:p>
          </table:table-cell>
          <table:table-cell office:value-type="string" calcext:value-type="string">
            <text:p>Fid_8</text:p>
          </table:table-cell>
          <table:table-cell/>
          <table:covered-table-cell/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Fid_2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covered-table-cell/>
          <table:table-cell table:style-name="ce15" office:value-type="float" office:value="118" calcext:value-type="float">
            <text:p>118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6" calcext:value-type="float">
            <text:p>126</text:p>
          </table:table-cell>
          <table:table-cell office:value-type="string" calcext:value-type="string">
            <text:p>Fid_9</text:p>
          </table:table-cell>
          <table:table-cell/>
          <table:covered-table-cell/>
          <table:table-cell table:style-name="ce15" office:value-type="float" office:value="110" calcext:value-type="float">
            <text:p>110</text:p>
          </table:table-cell>
          <table:table-cell office:value-type="string" calcext:value-type="string">
            <text:p>Fid_14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covered-table-cell/>
          <table:table-cell table:style-name="ce15" office:value-type="float" office:value="149" calcext:value-type="float">
            <text:p>149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115" calcext:value-type="float">
            <text:p>115</text:p>
          </table:table-cell>
          <table:table-cell office:value-type="string" calcext:value-type="string">
            <text:p>Fid_1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covered-table-cell/>
          <table:table-cell table:style-name="ce15" office:value-type="float" office:value="154" calcext:value-type="float">
            <text:p>154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30" calcext:value-type="float">
            <text:p>130</text:p>
          </table:table-cell>
          <table:table-cell office:value-type="string" calcext:value-type="string">
            <text:p>Fid_10</text:p>
          </table:table-cell>
          <table:table-cell/>
          <table:covered-table-cell/>
          <table:table-cell table:style-name="ce15" office:value-type="float" office:value="120" calcext:value-type="float">
            <text:p>120</text:p>
          </table:table-cell>
          <table:table-cell office:value-type="string" calcext:value-type="string">
            <text:p>Fid_9</text:p>
          </table:table-cell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covered-table-cell/>
          <table:table-cell table:style-name="ce15" office:value-type="float" office:value="160" calcext:value-type="float">
            <text:p>160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36" calcext:value-type="float">
            <text:p>1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25" calcext:value-type="float">
            <text:p>125</text:p>
          </table:table-cell>
          <table:table-cell office:value-type="string" calcext:value-type="string">
            <text:p>Fid_15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covered-table-cell/>
          <table:table-cell table:style-name="ce15" office:value-type="float" office:value="18" calcext:value-type="float">
            <text:p>18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142" calcext:value-type="float">
            <text:p>142</text:p>
          </table:table-cell>
          <table:table-cell office:value-type="string" calcext:value-type="string">
            <text:p>Fid_11</text:p>
          </table:table-cell>
          <table:table-cell/>
          <table:covered-table-cell/>
          <table:table-cell table:style-name="ce15" office:value-type="float" office:value="131" calcext:value-type="float">
            <text:p>131</text:p>
          </table:table-cell>
          <table:table-cell office:value-type="string" calcext:value-type="string">
            <text:p>Fid_13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covered-table-cell/>
          <table:table-cell table:style-name="ce15" office:value-type="float" office:value="24" calcext:value-type="float">
            <text:p>24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146" calcext:value-type="float">
            <text:p>146</text:p>
          </table:table-cell>
          <table:table-cell office:value-type="string" calcext:value-type="string">
            <text:p>Fid_13</text:p>
          </table:table-cell>
          <table:table-cell/>
          <table:covered-table-cell/>
          <table:table-cell table:style-name="ce15" office:value-type="float" office:value="140" calcext:value-type="float">
            <text:p>140</text:p>
          </table:table-cell>
          <table:table-cell office:value-type="string" calcext:value-type="string">
            <text:p>Fid_11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152" calcext:value-type="float">
            <text:p>152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145" calcext:value-type="float">
            <text:p>145</text:p>
          </table:table-cell>
          <table:table-cell office:value-type="string" calcext:value-type="string">
            <text:p>Fid_12</text:p>
          </table:table-cell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covered-table-cell/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Fid_14</text:p>
          </table:table-cell>
          <table:table-cell/>
          <table:covered-table-cell/>
          <table:table-cell table:style-name="ce15" office:value-type="float" office:value="166" calcext:value-type="float">
            <text:p>166</text:p>
          </table:table-cell>
          <table:table-cell office:value-type="string" calcext:value-type="string">
            <text:p>Fid_12</text:p>
          </table:table-cell>
          <table:table-cell/>
          <table:covered-table-cell/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Fid_3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covered-table-cell/>
          <table:table-cell table:style-name="ce15" office:value-type="float" office:value="42" calcext:value-type="float">
            <text:p>42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36" calcext:value-type="float">
            <text:p>36</text:p>
          </table:table-cell>
          <table:table-cell office:value-type="string" calcext:value-type="string">
            <text:p>Fid_2</text:p>
          </table:table-cell>
          <table:table-cell/>
          <table:covered-table-cell/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Fid_4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covered-table-cell/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Fid_15</text:p>
          </table:table-cell>
          <table:table-cell/>
          <table:covered-table-cell/>
          <table:table-cell table:style-name="ce15" office:value-type="float" office:value="48" calcext:value-type="float">
            <text:p>48</text:p>
          </table:table-cell>
          <table:table-cell office:value-type="string" calcext:value-type="string">
            <text:p>Fid_3</text:p>
          </table:table-cell>
          <table:table-cell/>
          <table:covered-table-cell/>
          <table:table-cell table:style-name="ce15" office:value-type="float" office:value="25" calcext:value-type="float">
            <text:p>25</text:p>
          </table:table-cell>
          <table:table-cell office:value-type="string" calcext:value-type="string">
            <text:p>Fid_5</text:p>
          </table:table-cell>
          <table:table-cell table:number-columns-repeated="2"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covered-table-cell/>
          <table:table-cell table:style-name="ce15" office:value-type="float" office:value="60" calcext:value-type="float">
            <text:p>60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5" calcext:value-type="float">
            <text:p>55</text:p>
          </table:table-cell>
          <table:table-cell office:value-type="string" calcext:value-type="string">
            <text:p>Fid_4</text:p>
          </table:table-cell>
          <table:table-cell/>
          <table:covered-table-cell/>
          <table:table-cell table:style-name="ce15" office:value-type="float" office:value="31" calcext:value-type="float">
            <text:p>31</text:p>
          </table:table-cell>
          <table:table-cell office:value-type="string" calcext:value-type="string">
            <text:p>Fid_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covered-table-cell/>
          <table:table-cell table:style-name="ce15" office:value-type="float" office:value="66" calcext:value-type="float">
            <text:p>66</text:p>
          </table:table-cell>
          <table:table-cell office:value-type="string" calcext:value-type="string">
            <text:p>Fid_7</text:p>
          </table:table-cell>
          <table:table-cell/>
          <table:covered-table-cell/>
          <table:table-cell table:style-name="ce15" office:value-type="float" office:value="73" calcext:value-type="float">
            <text:p>73</text:p>
          </table:table-cell>
          <table:table-cell office:value-type="string" calcext:value-type="string">
            <text:p>Fid_5</text:p>
          </table:table-cell>
          <table:table-cell/>
          <table:covered-table-cell/>
          <table:table-cell table:style-name="ce15" office:value-type="float" office:value="40" calcext:value-type="float">
            <text:p>40</text:p>
          </table:table-cell>
          <table:table-cell office:value-type="string" calcext:value-type="string">
            <text:p>Fid_7</text:p>
          </table:table-cell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covered-table-cell/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Fid_1</text:p>
          </table:table-cell>
          <table:table-cell/>
          <table:covered-table-cell/>
          <table:table-cell table:style-name="ce15" office:value-type="float" office:value="79" calcext:value-type="float">
            <text:p>79</text:p>
          </table:table-cell>
          <table:table-cell office:value-type="string" calcext:value-type="string">
            <text:p>Fid_6</text:p>
          </table:table-cell>
          <table:table-cell/>
          <table:covered-table-cell/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Fid_1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11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4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4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4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4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4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14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4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14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14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4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14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14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5"/>
          <table:table-cell table:number-columns-repeated="11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14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4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14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14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14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14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14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14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14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14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14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14"/>
          <table:table-cell office:value-type="float" office:value="166" calcext:value-type="float">
            <text:p>166</text:p>
          </table:table-cell>
        </table:table-row>
      </table:table>
      <table:named-expressions/>
      <table:database-ranges>
        <table:database-range table:name="__Anonymous_Sheet_DB__2" table:target-range-address="'Set #3'.A1:'Set #3'.C1048576">
          <table:sort>
            <table:sort-by table:field-number="0" table:data-type="automatic"/>
          </table:sort>
        </table:database-range>
        <table:database-range table:name="__Anonymous_Sheet_DB__5" table:target-range-address="'input images'.O1:'input images'.O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15" number:min-decimal-places="15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13:38:08.681148678</dc:date>
    <meta:editing-duration>P9DT19H52M33S</meta:editing-duration>
    <meta:editing-cycles>62</meta:editing-cycles>
    <meta:generator>LibreOffice/7.5.0.3$MacOSX_X86_64 LibreOffice_project/c21113d003cd3efa8c53188764377a8272d9d6de</meta:generator>
    <meta:document-statistic meta:table-count="6" meta:cell-count="575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736cm" svg:height="14.926cm" xlink:href=".." xlink:type="simple" chart:class="chart:scatter" chart:style-name="ch1">
        <chart:legend chart:legend-position="end" svg:x="16.327cm" svg:y="6.667cm" style:legend-expansion="high" chart:style-name="ch2"/>
        <chart:plot-area chart:style-name="ch3" table:cell-range-address="BifSimMetric.B1:BifSimMetric.B151 BifSimMetric.E3:BifSimMetric.E3 BifSimMetric.C2:BifSimMetric.C450 BifSimMetric.E6:BifSimMetric.E6 BifSimMetric.E9:BifSimMetric.E9" chart:data-source-has-labels="row" svg:x="0.374cm" svg:y="0.298cm" svg:width="15.579cm" svg:height="14.33cm">
          <chart:coordinate-region svg:x="1.091cm" svg:y="0.497cm" svg:width="14.441cm" svg:height="13.4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fSimMetric.C2:BifSimMetric.C151" chart:label-cell-address="BifSimMetric.E3:BifSimMetric.E3" chart:class="chart:scatter">
            <chart:domain table:cell-range-address="BifSimMetric.B2:BifSimMetric.B151"/>
            <chart:data-point chart:style-name="ch8"/>
            <chart:data-point/>
            <chart:data-point chart:style-name="ch8"/>
            <chart:data-point chart:repeated="3"/>
            <chart:data-point chart:style-name="ch8"/>
            <chart:data-point chart:repeated="13"/>
            <chart:data-point chart:style-name="ch8"/>
            <chart:data-point chart:repeated="8"/>
            <chart:data-point chart:style-name="ch8"/>
            <chart:data-point chart:repeated="6"/>
            <chart:data-point chart:style-name="ch8" chart:repeated="2"/>
            <chart:data-point chart:repeated="92"/>
            <chart:data-point chart:style-name="ch8"/>
            <chart:data-point/>
            <chart:data-point chart:style-name="ch8" chart:repeated="2"/>
            <chart:data-point chart:repeated="3"/>
            <chart:data-point chart:style-name="ch8"/>
            <chart:data-point chart:repeated="5"/>
            <chart:data-point chart:style-name="ch8"/>
            <chart:data-point chart:repeated="6"/>
          </chart:series>
          <chart:series chart:style-name="ch9" chart:values-cell-range-address="BifSimMetric.C152:BifSimMetric.C301" chart:label-cell-address="BifSimMetric.E6:BifSimMetric.E6" chart:class="chart:scatter">
            <chart:domain table:cell-range-address="BifSimMetric.B152:BifSimMetric.B301"/>
            <chart:data-point chart:repeated="150"/>
          </chart:series>
          <chart:series chart:style-name="ch10" chart:values-cell-range-address="BifSimMetric.C302:BifSimMetric.C450" chart:label-cell-address="BifSimMetric.E9:BifSimMetric.E9" chart:class="chart:scatter">
            <chart:domain table:cell-range-address="BifSimMetric.B302:BifSimMetric.B450"/>
            <chart:data-point chart:repeated="90"/>
            <chart:data-point chart:style-name="ch11" chart:repeated="2"/>
            <chart:data-point chart:repeated="5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ataset #1</text:p>
                <draw:g>
                  <svg:desc>BifSimMetric.E3:BifSimMetric.E3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2</text:p>
                <draw:g>
                  <svg:desc>BifSimMetric.E6:BifSimMetric.E6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Dataset #3</text:p>
                <draw:g>
                  <svg:desc>BifSimMetric.E9:BifSimMetric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6666666666667">
                <text:p>7.16666666666667</text:p>
                <draw:g>
                  <svg:desc>BifSimMetric.B2:BifSimMetric.B151</svg:desc>
                </draw:g>
              </table:table-cell>
              <table:table-cell office:value-type="float" office:value="0.248038">
                <text:p>0.248038</text:p>
                <draw:g>
                  <svg:desc>BifSimMetric.C2:BifSimMetric.C151</svg:desc>
                </draw:g>
              </table:table-cell>
              <table:table-cell office:value-type="float" office:value="6.6">
                <text:p>6.6</text:p>
                <draw:g>
                  <svg:desc>BifSimMetric.B152:BifSimMetric.B301</svg:desc>
                </draw:g>
              </table:table-cell>
              <table:table-cell office:value-type="float" office:value="0.299975">
                <text:p>0.299975</text:p>
                <draw:g>
                  <svg:desc>BifSimMetric.C152:BifSimMetric.C301</svg:desc>
                </draw:g>
              </table:table-cell>
              <table:table-cell office:value-type="float" office:value="8">
                <text:p>8</text:p>
                <draw:g>
                  <svg:desc>BifSimMetric.B302:BifSimMetric.B450</svg:desc>
                </draw:g>
              </table:table-cell>
              <table:table-cell office:value-type="float" office:value="0.444787">
                <text:p>0.444787</text:p>
                <draw:g>
                  <svg:desc>BifSimMetric.C302:BifSimMetric.C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0.463674">
                <text:p>0.463674</text:p>
              </table:table-cell>
              <table:table-cell office:value-type="float" office:value="4.5">
                <text:p>4.5</text:p>
              </table:table-cell>
              <table:table-cell office:value-type="float" office:value="0.473529">
                <text:p>0.473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320569">
                <text:p>0.320569</text:p>
              </table:table-cell>
              <table:table-cell office:value-type="float" office:value="7">
                <text:p>7</text:p>
              </table:table-cell>
              <table:table-cell office:value-type="float" office:value="0.315244">
                <text:p>0.315244</text:p>
              </table:table-cell>
              <table:table-cell office:value-type="float" office:value="6">
                <text:p>6</text:p>
              </table:table-cell>
              <table:table-cell office:value-type="float" office:value="0.484367">
                <text:p>0.484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0.411886">
                <text:p>0.411886</text:p>
              </table:table-cell>
              <table:table-cell office:value-type="float" office:value="8">
                <text:p>8</text:p>
              </table:table-cell>
              <table:table-cell office:value-type="float" office:value="0.428408">
                <text:p>0.428408</text:p>
              </table:table-cell>
              <table:table-cell office:value-type="float" office:value="7">
                <text:p>7</text:p>
              </table:table-cell>
              <table:table-cell office:value-type="float" office:value="0.475412">
                <text:p>0.475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82748">
                <text:p>0.382748</text:p>
              </table:table-cell>
              <table:table-cell office:value-type="float" office:value="6.4">
                <text:p>6.4</text:p>
              </table:table-cell>
              <table:table-cell office:value-type="float" office:value="0.31206">
                <text:p>0.31206</text:p>
              </table:table-cell>
              <table:table-cell office:value-type="float" office:value="8.5">
                <text:p>8.5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73933">
                <text:p>0.373933</text:p>
              </table:table-cell>
              <table:table-cell office:value-type="float" office:value="7.4">
                <text:p>7.4</text:p>
              </table:table-cell>
              <table:table-cell office:value-type="float" office:value="0.41866">
                <text:p>0.41866</text:p>
              </table:table-cell>
              <table:table-cell office:value-type="float" office:value="4.5">
                <text:p>4.5</text:p>
              </table:table-cell>
              <table:table-cell office:value-type="float" office:value="0.455709">
                <text:p>0.455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.295001">
                <text:p>0.295001</text:p>
              </table:table-cell>
              <table:table-cell office:value-type="float" office:value="6.2">
                <text:p>6.2</text:p>
              </table:table-cell>
              <table:table-cell office:value-type="float" office:value="0.389338">
                <text:p>0.389338</text:p>
              </table:table-cell>
              <table:table-cell office:value-type="float" office:value="5">
                <text:p>5</text:p>
              </table:table-cell>
              <table:table-cell office:value-type="float" office:value="0.457834">
                <text:p>0.4578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.445449">
                <text:p>0.445449</text:p>
              </table:table-cell>
              <table:table-cell office:value-type="float" office:value="3.8">
                <text:p>3.8</text:p>
              </table:table-cell>
              <table:table-cell office:value-type="float" office:value="0.295268">
                <text:p>0.295268</text:p>
              </table:table-cell>
              <table:table-cell office:value-type="float" office:value="5">
                <text:p>5</text:p>
              </table:table-cell>
              <table:table-cell office:value-type="float" office:value="0.472627">
                <text:p>0.472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0.4958">
                <text:p>0.4958</text:p>
              </table:table-cell>
              <table:table-cell office:value-type="float" office:value="7.4">
                <text:p>7.4</text:p>
              </table:table-cell>
              <table:table-cell office:value-type="float" office:value="0.445212">
                <text:p>0.445212</text:p>
              </table:table-cell>
              <table:table-cell office:value-type="float" office:value="7">
                <text:p>7</text:p>
              </table:table-cell>
              <table:table-cell office:value-type="float" office:value="0.506845">
                <text:p>0.506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242249">
                <text:p>0.242249</text:p>
              </table:table-cell>
              <table:table-cell office:value-type="float" office:value="1">
                <text:p>1</text:p>
              </table:table-cell>
              <table:table-cell office:value-type="float" office:value="0.500489">
                <text:p>0.500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433867">
                <text:p>0.4338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49273">
                <text:p>0.349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7059">
                <text:p>0.387059</text:p>
              </table:table-cell>
              <table:table-cell office:value-type="float" office:value="4">
                <text:p>4</text:p>
              </table:table-cell>
              <table:table-cell office:value-type="float" office:value="0.501678">
                <text:p>0.501678</text:p>
              </table:table-cell>
              <table:table-cell office:value-type="float" office:value="7">
                <text:p>7</text:p>
              </table:table-cell>
              <table:table-cell office:value-type="float" office:value="0.467993">
                <text:p>0.4679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50378">
                <text:p>0.50378</text:p>
              </table:table-cell>
              <table:table-cell office:value-type="float" office:value="2">
                <text:p>2</text:p>
              </table:table-cell>
              <table:table-cell office:value-type="float" office:value="0.39143">
                <text:p>0.39143</text:p>
              </table:table-cell>
              <table:table-cell office:value-type="float" office:value="3.5">
                <text:p>3.5</text:p>
              </table:table-cell>
              <table:table-cell office:value-type="float" office:value="0.550103">
                <text:p>0.5501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72654">
                <text:p>0.472654</text:p>
              </table:table-cell>
              <table:table-cell office:value-type="float" office:value="3.2">
                <text:p>3.2</text:p>
              </table:table-cell>
              <table:table-cell office:value-type="float" office:value="0.496366">
                <text:p>0.496366</text:p>
              </table:table-cell>
              <table:table-cell office:value-type="float" office:value="6">
                <text:p>6</text:p>
              </table:table-cell>
              <table:table-cell office:value-type="float" office:value="0.318251">
                <text:p>0.318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89513">
                <text:p>0.289513</text:p>
              </table:table-cell>
              <table:table-cell office:value-type="float" office:value="5.4">
                <text:p>5.4</text:p>
              </table:table-cell>
              <table:table-cell office:value-type="float" office:value="0.476731">
                <text:p>0.476731</text:p>
              </table:table-cell>
              <table:table-cell office:value-type="float" office:value="4.5">
                <text:p>4.5</text:p>
              </table:table-cell>
              <table:table-cell office:value-type="float" office:value="0.495304">
                <text:p>0.495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0.480273">
                <text:p>0.480273</text:p>
              </table:table-cell>
              <table:table-cell office:value-type="float" office:value="5.4">
                <text:p>5.4</text:p>
              </table:table-cell>
              <table:table-cell office:value-type="float" office:value="0.462077">
                <text:p>0.462077</text:p>
              </table:table-cell>
              <table:table-cell office:value-type="float" office:value="4.5">
                <text:p>4.5</text:p>
              </table:table-cell>
              <table:table-cell office:value-type="float" office:value="0.475343">
                <text:p>0.475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0.331433">
                <text:p>0.331433</text:p>
              </table:table-cell>
              <table:table-cell office:value-type="float" office:value="2">
                <text:p>2</text:p>
              </table:table-cell>
              <table:table-cell office:value-type="float" office:value="0.34665">
                <text:p>0.346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358102">
                <text:p>0.358102</text:p>
              </table:table-cell>
              <table:table-cell office:value-type="float" office:value="1.8">
                <text:p>1.8</text:p>
              </table:table-cell>
              <table:table-cell office:value-type="float" office:value="0.340738">
                <text:p>0.340738</text:p>
              </table:table-cell>
              <table:table-cell office:value-type="float" office:value="4">
                <text:p>4</text:p>
              </table:table-cell>
              <table:table-cell office:value-type="float" office:value="0.514109">
                <text:p>0.514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75888">
                <text:p>0.575888</text:p>
              </table:table-cell>
              <table:table-cell office:value-type="float" office:value="1.4">
                <text:p>1.4</text:p>
              </table:table-cell>
              <table:table-cell office:value-type="float" office:value="0.315268">
                <text:p>0.315268</text:p>
              </table:table-cell>
              <table:table-cell office:value-type="float" office:value="4.5">
                <text:p>4.5</text:p>
              </table:table-cell>
              <table:table-cell office:value-type="float" office:value="0.220728">
                <text:p>0.220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385942">
                <text:p>0.385942</text:p>
              </table:table-cell>
              <table:table-cell office:value-type="float" office:value="1">
                <text:p>1</text:p>
              </table:table-cell>
              <table:table-cell office:value-type="float" office:value="0.182526">
                <text:p>0.182526</text:p>
              </table:table-cell>
              <table:table-cell office:value-type="float" office:value="9">
                <text:p>9</text:p>
              </table:table-cell>
              <table:table-cell office:value-type="float" office:value="0.453695">
                <text:p>0.4536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.327357">
                <text:p>0.327357</text:p>
              </table:table-cell>
              <table:table-cell office:value-type="float" office:value="3.6">
                <text:p>3.6</text:p>
              </table:table-cell>
              <table:table-cell office:value-type="float" office:value="0.337397">
                <text:p>0.337397</text:p>
              </table:table-cell>
              <table:table-cell office:value-type="float" office:value="7">
                <text:p>7</text:p>
              </table:table-cell>
              <table:table-cell office:value-type="float" office:value="0.572731">
                <text:p>0.5727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0.339977">
                <text:p>0.339977</text:p>
              </table:table-cell>
              <table:table-cell office:value-type="float" office:value="4.4">
                <text:p>4.4</text:p>
              </table:table-cell>
              <table:table-cell office:value-type="float" office:value="0.363166">
                <text:p>0.363166</text:p>
              </table:table-cell>
              <table:table-cell office:value-type="float" office:value="8.5">
                <text:p>8.5</text:p>
              </table:table-cell>
              <table:table-cell office:value-type="float" office:value="0.348174">
                <text:p>0.348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5">
                <text:p>5.5</text:p>
              </table:table-cell>
              <table:table-cell office:value-type="float" office:value="0.366476">
                <text:p>0.366476</text:p>
              </table:table-cell>
              <table:table-cell office:value-type="float" office:value="7.2">
                <text:p>7.2</text:p>
              </table:table-cell>
              <table:table-cell office:value-type="float" office:value="0.430222">
                <text:p>0.430222</text:p>
              </table:table-cell>
              <table:table-cell office:value-type="float" office:value="4.5">
                <text:p>4.5</text:p>
              </table:table-cell>
              <table:table-cell office:value-type="float" office:value="0.340571">
                <text:p>0.340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4293">
                <text:p>0.354293</text:p>
              </table:table-cell>
              <table:table-cell office:value-type="float" office:value="7">
                <text:p>7</text:p>
              </table:table-cell>
              <table:table-cell office:value-type="float" office:value="0.401597">
                <text:p>0.401597</text:p>
              </table:table-cell>
              <table:table-cell office:value-type="float" office:value="9">
                <text:p>9</text:p>
              </table:table-cell>
              <table:table-cell office:value-type="float" office:value="0.52384">
                <text:p>0.52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9719">
                <text:p>0.339719</text:p>
              </table:table-cell>
              <table:table-cell office:value-type="float" office:value="5.6">
                <text:p>5.6</text:p>
              </table:table-cell>
              <table:table-cell office:value-type="float" office:value="0.40367">
                <text:p>0.40367</text:p>
              </table:table-cell>
              <table:table-cell office:value-type="float" office:value="3.5">
                <text:p>3.5</text:p>
              </table:table-cell>
              <table:table-cell office:value-type="float" office:value="0.389276">
                <text:p>0.389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544725">
                <text:p>0.544725</text:p>
              </table:table-cell>
              <table:table-cell office:value-type="float" office:value="6.4">
                <text:p>6.4</text:p>
              </table:table-cell>
              <table:table-cell office:value-type="float" office:value="0.484037">
                <text:p>0.484037</text:p>
              </table:table-cell>
              <table:table-cell office:value-type="float" office:value="6">
                <text:p>6</text:p>
              </table:table-cell>
              <table:table-cell office:value-type="float" office:value="0.585943">
                <text:p>0.585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35741">
                <text:p>0.435741</text:p>
              </table:table-cell>
              <table:table-cell office:value-type="float" office:value="7.4">
                <text:p>7.4</text:p>
              </table:table-cell>
              <table:table-cell office:value-type="float" office:value="0.497579">
                <text:p>0.497579</text:p>
              </table:table-cell>
              <table:table-cell office:value-type="float" office:value="8.5">
                <text:p>8.5</text:p>
              </table:table-cell>
              <table:table-cell office:value-type="float" office:value="0.569343">
                <text:p>0.5693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0.54207">
                <text:p>0.54207</text:p>
              </table:table-cell>
              <table:table-cell office:value-type="float" office:value="3.4">
                <text:p>3.4</text:p>
              </table:table-cell>
              <table:table-cell office:value-type="float" office:value="0.257943">
                <text:p>0.257943</text:p>
              </table:table-cell>
              <table:table-cell office:value-type="float" office:value="7">
                <text:p>7</text:p>
              </table:table-cell>
              <table:table-cell office:value-type="float" office:value="0.435405">
                <text:p>0.435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401302">
                <text:p>0.401302</text:p>
              </table:table-cell>
              <table:table-cell office:value-type="float" office:value="6.4">
                <text:p>6.4</text:p>
              </table:table-cell>
              <table:table-cell office:value-type="float" office:value="0.453113">
                <text:p>0.453113</text:p>
              </table:table-cell>
              <table:table-cell office:value-type="float" office:value="5.5">
                <text:p>5.5</text:p>
              </table:table-cell>
              <table:table-cell office:value-type="float" office:value="0.453882">
                <text:p>0.453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5">
                <text:p>6.5</text:p>
              </table:table-cell>
              <table:table-cell office:value-type="float" office:value="0.251837">
                <text:p>0.251837</text:p>
              </table:table-cell>
              <table:table-cell office:value-type="float" office:value="5.6">
                <text:p>5.6</text:p>
              </table:table-cell>
              <table:table-cell office:value-type="float" office:value="0.426215">
                <text:p>0.426215</text:p>
              </table:table-cell>
              <table:table-cell office:value-type="float" office:value="10">
                <text:p>10</text:p>
              </table:table-cell>
              <table:table-cell office:value-type="float" office:value="0.354348">
                <text:p>0.3543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5">
                <text:p>6.5</text:p>
              </table:table-cell>
              <table:table-cell office:value-type="float" office:value="0.311583">
                <text:p>0.311583</text:p>
              </table:table-cell>
              <table:table-cell office:value-type="float" office:value="2.4">
                <text:p>2.4</text:p>
              </table:table-cell>
              <table:table-cell office:value-type="float" office:value="0.24114">
                <text:p>0.24114</text:p>
              </table:table-cell>
              <table:table-cell office:value-type="float" office:value="10">
                <text:p>10</text:p>
              </table:table-cell>
              <table:table-cell office:value-type="float" office:value="0.57346">
                <text:p>0.57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06018">
                <text:p>0.506018</text:p>
              </table:table-cell>
              <table:table-cell office:value-type="float" office:value="5">
                <text:p>5</text:p>
              </table:table-cell>
              <table:table-cell office:value-type="float" office:value="0.360479">
                <text:p>0.360479</text:p>
              </table:table-cell>
              <table:table-cell office:value-type="float" office:value="6">
                <text:p>6</text:p>
              </table:table-cell>
              <table:table-cell office:value-type="float" office:value="0.437627">
                <text:p>0.437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9976">
                <text:p>0.349976</text:p>
              </table:table-cell>
              <table:table-cell office:value-type="float" office:value="6.6">
                <text:p>6.6</text:p>
              </table:table-cell>
              <table:table-cell office:value-type="float" office:value="0.606793">
                <text:p>0.606793</text:p>
              </table:table-cell>
              <table:table-cell office:value-type="float" office:value="8">
                <text:p>8</text:p>
              </table:table-cell>
              <table:table-cell office:value-type="float" office:value="0.403052">
                <text:p>0.4030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09615">
                <text:p>0.409615</text:p>
              </table:table-cell>
              <table:table-cell office:value-type="float" office:value="9.5">
                <text:p>9.5</text:p>
              </table:table-cell>
              <table:table-cell office:value-type="float" office:value="0.24451">
                <text:p>0.24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68971">
                <text:p>0.468971</text:p>
              </table:table-cell>
              <table:table-cell office:value-type="float" office:value="6.8">
                <text:p>6.8</text:p>
              </table:table-cell>
              <table:table-cell office:value-type="float" office:value="0.459254">
                <text:p>0.459254</text:p>
              </table:table-cell>
              <table:table-cell office:value-type="float" office:value="10">
                <text:p>10</text:p>
              </table:table-cell>
              <table:table-cell office:value-type="float" office:value="0.461398">
                <text:p>0.4613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769">
                <text:p>0.39769</text:p>
              </table:table-cell>
              <table:table-cell office:value-type="float" office:value="6.8">
                <text:p>6.8</text:p>
              </table:table-cell>
              <table:table-cell office:value-type="float" office:value="0.479552">
                <text:p>0.479552</text:p>
              </table:table-cell>
              <table:table-cell office:value-type="float" office:value="9.5">
                <text:p>9.5</text:p>
              </table:table-cell>
              <table:table-cell office:value-type="float" office:value="0.450567">
                <text:p>0.450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0.332598">
                <text:p>0.332598</text:p>
              </table:table-cell>
              <table:table-cell office:value-type="float" office:value="4">
                <text:p>4</text:p>
              </table:table-cell>
              <table:table-cell office:value-type="float" office:value="0.508908">
                <text:p>0.508908</text:p>
              </table:table-cell>
              <table:table-cell office:value-type="float" office:value="9">
                <text:p>9</text:p>
              </table:table-cell>
              <table:table-cell office:value-type="float" office:value="0.229464">
                <text:p>0.229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5">
                <text:p>8.5</text:p>
              </table:table-cell>
              <table:table-cell office:value-type="float" office:value="0.304809">
                <text:p>0.304809</text:p>
              </table:table-cell>
              <table:table-cell office:value-type="float" office:value="4.4">
                <text:p>4.4</text:p>
              </table:table-cell>
              <table:table-cell office:value-type="float" office:value="0.52724">
                <text:p>0.52724</text:p>
              </table:table-cell>
              <table:table-cell office:value-type="float" office:value="7">
                <text:p>7</text:p>
              </table:table-cell>
              <table:table-cell office:value-type="float" office:value="0.488128">
                <text:p>0.4881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5184">
                <text:p>0.45184</text:p>
              </table:table-cell>
              <table:table-cell office:value-type="float" office:value="4.6">
                <text:p>4.6</text:p>
              </table:table-cell>
              <table:table-cell office:value-type="float" office:value="0.420451">
                <text:p>0.420451</text:p>
              </table:table-cell>
              <table:table-cell office:value-type="float" office:value="2">
                <text:p>2</text:p>
              </table:table-cell>
              <table:table-cell office:value-type="float" office:value="0.333793">
                <text:p>0.333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16871">
                <text:p>0.416871</text:p>
              </table:table-cell>
              <table:table-cell office:value-type="float" office:value="6.8">
                <text:p>6.8</text:p>
              </table:table-cell>
              <table:table-cell office:value-type="float" office:value="0.50842">
                <text:p>0.50842</text:p>
              </table:table-cell>
              <table:table-cell office:value-type="float" office:value="3.5">
                <text:p>3.5</text:p>
              </table:table-cell>
              <table:table-cell office:value-type="float" office:value="0.46432">
                <text:p>0.464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41231">
                <text:p>0.41231</text:p>
              </table:table-cell>
              <table:table-cell office:value-type="float" office:value="4.2">
                <text:p>4.2</text:p>
              </table:table-cell>
              <table:table-cell office:value-type="float" office:value="0.384157">
                <text:p>0.384157</text:p>
              </table:table-cell>
              <table:table-cell office:value-type="float" office:value="2.5">
                <text:p>2.5</text:p>
              </table:table-cell>
              <table:table-cell office:value-type="float" office:value="0.327916">
                <text:p>0.3279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0.491439">
                <text:p>0.491439</text:p>
              </table:table-cell>
              <table:table-cell office:value-type="float" office:value="5">
                <text:p>5</text:p>
              </table:table-cell>
              <table:table-cell office:value-type="float" office:value="0.383969">
                <text:p>0.383969</text:p>
              </table:table-cell>
              <table:table-cell office:value-type="float" office:value="4.5">
                <text:p>4.5</text:p>
              </table:table-cell>
              <table:table-cell office:value-type="float" office:value="0.410085">
                <text:p>0.4100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">
                <text:p>4.5</text:p>
              </table:table-cell>
              <table:table-cell office:value-type="float" office:value="0.436462">
                <text:p>0.436462</text:p>
              </table:table-cell>
              <table:table-cell office:value-type="float" office:value="1.8">
                <text:p>1.8</text:p>
              </table:table-cell>
              <table:table-cell office:value-type="float" office:value="0.275062">
                <text:p>0.275062</text:p>
              </table:table-cell>
              <table:table-cell office:value-type="float" office:value="2">
                <text:p>2</text:p>
              </table:table-cell>
              <table:table-cell office:value-type="float" office:value="0.225513">
                <text:p>0.22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370352">
                <text:p>0.370352</text:p>
              </table:table-cell>
              <table:table-cell office:value-type="float" office:value="1.2">
                <text:p>1.2</text:p>
              </table:table-cell>
              <table:table-cell office:value-type="float" office:value="0.266703">
                <text:p>0.266703</text:p>
              </table:table-cell>
              <table:table-cell office:value-type="float" office:value="3">
                <text:p>3</text:p>
              </table:table-cell>
              <table:table-cell office:value-type="float" office:value="0.245556">
                <text:p>0.245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">
                <text:p>4.5</text:p>
              </table:table-cell>
              <table:table-cell office:value-type="float" office:value="0.345166">
                <text:p>0.345166</text:p>
              </table:table-cell>
              <table:table-cell office:value-type="float" office:value="5">
                <text:p>5</text:p>
              </table:table-cell>
              <table:table-cell office:value-type="float" office:value="0.391402">
                <text:p>0.391402</text:p>
              </table:table-cell>
              <table:table-cell office:value-type="float" office:value="2.5">
                <text:p>2.5</text:p>
              </table:table-cell>
              <table:table-cell office:value-type="float" office:value="0.180859">
                <text:p>0.180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448137">
                <text:p>0.448137</text:p>
              </table:table-cell>
              <table:table-cell office:value-type="float" office:value="5">
                <text:p>5</text:p>
              </table:table-cell>
              <table:table-cell office:value-type="float" office:value="0.417057">
                <text:p>0.417057</text:p>
              </table:table-cell>
              <table:table-cell office:value-type="float" office:value="5">
                <text:p>5</text:p>
              </table:table-cell>
              <table:table-cell office:value-type="float" office:value="0.544584">
                <text:p>0.544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52004">
                <text:p>0.52004</text:p>
              </table:table-cell>
              <table:table-cell office:value-type="float" office:value="1.8">
                <text:p>1.8</text:p>
              </table:table-cell>
              <table:table-cell office:value-type="float" office:value="0.280588">
                <text:p>0.280588</text:p>
              </table:table-cell>
              <table:table-cell office:value-type="float" office:value="1.5">
                <text:p>1.5</text:p>
              </table:table-cell>
              <table:table-cell office:value-type="float" office:value="0.330531">
                <text:p>0.330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0.591024">
                <text:p>0.591024</text:p>
              </table:table-cell>
              <table:table-cell office:value-type="float" office:value="2.6">
                <text:p>2.6</text:p>
              </table:table-cell>
              <table:table-cell office:value-type="float" office:value="0.265099">
                <text:p>0.265099</text:p>
              </table:table-cell>
              <table:table-cell office:value-type="float" office:value="3">
                <text:p>3</text:p>
              </table:table-cell>
              <table:table-cell office:value-type="float" office:value="0.23669">
                <text:p>0.23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60064">
                <text:p>0.560064</text:p>
              </table:table-cell>
              <table:table-cell office:value-type="float" office:value="1.8">
                <text:p>1.8</text:p>
              </table:table-cell>
              <table:table-cell office:value-type="float" office:value="0.259755">
                <text:p>0.259755</text:p>
              </table:table-cell>
              <table:table-cell office:value-type="float" office:value="3.5">
                <text:p>3.5</text:p>
              </table:table-cell>
              <table:table-cell office:value-type="float" office:value="0.33991">
                <text:p>0.33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">
                <text:p>4.5</text:p>
              </table:table-cell>
              <table:table-cell office:value-type="float" office:value="0.483134">
                <text:p>0.483134</text:p>
              </table:table-cell>
              <table:table-cell office:value-type="float" office:value="5">
                <text:p>5</text:p>
              </table:table-cell>
              <table:table-cell office:value-type="float" office:value="0.315859">
                <text:p>0.315859</text:p>
              </table:table-cell>
              <table:table-cell office:value-type="float" office:value="1">
                <text:p>1</text:p>
              </table:table-cell>
              <table:table-cell office:value-type="float" office:value="0.293634">
                <text:p>0.2936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867">
                <text:p>0.4867</text:p>
              </table:table-cell>
              <table:table-cell office:value-type="float" office:value="7.8">
                <text:p>7.8</text:p>
              </table:table-cell>
              <table:table-cell office:value-type="float" office:value="0.333344">
                <text:p>0.333344</text:p>
              </table:table-cell>
              <table:table-cell office:value-type="float" office:value="1">
                <text:p>1</text:p>
              </table:table-cell>
              <table:table-cell office:value-type="float" office:value="0.399582">
                <text:p>0.399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79638">
                <text:p>0.479638</text:p>
              </table:table-cell>
              <table:table-cell office:value-type="float" office:value="1.4">
                <text:p>1.4</text:p>
              </table:table-cell>
              <table:table-cell office:value-type="float" office:value="0.247511">
                <text:p>0.247511</text:p>
              </table:table-cell>
              <table:table-cell office:value-type="float" office:value="5.5">
                <text:p>5.5</text:p>
              </table:table-cell>
              <table:table-cell office:value-type="float" office:value="0.496022">
                <text:p>0.496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48887">
                <text:p>0.448887</text:p>
              </table:table-cell>
              <table:table-cell office:value-type="float" office:value="1.4">
                <text:p>1.4</text:p>
              </table:table-cell>
              <table:table-cell office:value-type="float" office:value="0.178907">
                <text:p>0.178907</text:p>
              </table:table-cell>
              <table:table-cell office:value-type="float" office:value="3">
                <text:p>3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0.4195">
                <text:p>0.4195</text:p>
              </table:table-cell>
              <table:table-cell office:value-type="float" office:value="8.8">
                <text:p>8.8</text:p>
              </table:table-cell>
              <table:table-cell office:value-type="float" office:value="0.318854">
                <text:p>0.318854</text:p>
              </table:table-cell>
              <table:table-cell office:value-type="float" office:value="1">
                <text:p>1</text:p>
              </table:table-cell>
              <table:table-cell office:value-type="float" office:value="0.256749">
                <text:p>0.2567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49487">
                <text:p>0.49487</text:p>
              </table:table-cell>
              <table:table-cell office:value-type="float" office:value="5">
                <text:p>5</text:p>
              </table:table-cell>
              <table:table-cell office:value-type="float" office:value="0.261372">
                <text:p>0.261372</text:p>
              </table:table-cell>
              <table:table-cell office:value-type="float" office:value="7">
                <text:p>7</text:p>
              </table:table-cell>
              <table:table-cell office:value-type="float" office:value="0.618207">
                <text:p>0.618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33422">
                <text:p>0.333422</text:p>
              </table:table-cell>
              <table:table-cell office:value-type="float" office:value="6">
                <text:p>6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349366">
                <text:p>0.349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1983">
                <text:p>0.351983</text:p>
              </table:table-cell>
              <table:table-cell office:value-type="float" office:value="9">
                <text:p>9</text:p>
              </table:table-cell>
              <table:table-cell office:value-type="float" office:value="0.424912">
                <text:p>0.424912</text:p>
              </table:table-cell>
              <table:table-cell office:value-type="float" office:value="1">
                <text:p>1</text:p>
              </table:table-cell>
              <table:table-cell office:value-type="float" office:value="0.29573">
                <text:p>0.295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02122">
                <text:p>0.502122</text:p>
              </table:table-cell>
              <table:table-cell office:value-type="float" office:value="2.8">
                <text:p>2.8</text:p>
              </table:table-cell>
              <table:table-cell office:value-type="float" office:value="0.271306">
                <text:p>0.271306</text:p>
              </table:table-cell>
              <table:table-cell office:value-type="float" office:value="6.5">
                <text:p>6.5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.452105">
                <text:p>0.452105</text:p>
              </table:table-cell>
              <table:table-cell office:value-type="float" office:value="6.2">
                <text:p>6.2</text:p>
              </table:table-cell>
              <table:table-cell office:value-type="float" office:value="0.342278">
                <text:p>0.342278</text:p>
              </table:table-cell>
              <table:table-cell office:value-type="float" office:value="1">
                <text:p>1</text:p>
              </table:table-cell>
              <table:table-cell office:value-type="float" office:value="0.324336">
                <text:p>0.3243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410862">
                <text:p>0.410862</text:p>
              </table:table-cell>
              <table:table-cell office:value-type="float" office:value="1.6">
                <text:p>1.6</text:p>
              </table:table-cell>
              <table:table-cell office:value-type="float" office:value="0.202397">
                <text:p>0.202397</text:p>
              </table:table-cell>
              <table:table-cell office:value-type="float" office:value="5">
                <text:p>5</text:p>
              </table:table-cell>
              <table:table-cell office:value-type="float" office:value="0.601513">
                <text:p>0.6015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63047">
                <text:p>0.163047</text:p>
              </table:table-cell>
              <table:table-cell office:value-type="float" office:value="3">
                <text:p>3</text:p>
              </table:table-cell>
              <table:table-cell office:value-type="float" office:value="0.274969">
                <text:p>0.274969</text:p>
              </table:table-cell>
              <table:table-cell office:value-type="float" office:value="1">
                <text:p>1</text:p>
              </table:table-cell>
              <table:table-cell office:value-type="float" office:value="0.366506">
                <text:p>0.366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272239">
                <text:p>0.272239</text:p>
              </table:table-cell>
              <table:table-cell office:value-type="float" office:value="2">
                <text:p>2</text:p>
              </table:table-cell>
              <table:table-cell office:value-type="float" office:value="0.302422">
                <text:p>0.302422</text:p>
              </table:table-cell>
              <table:table-cell office:value-type="float" office:value="3.5">
                <text:p>3.5</text:p>
              </table:table-cell>
              <table:table-cell office:value-type="float" office:value="0.379998">
                <text:p>0.37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">
                <text:p>1.5</text:p>
              </table:table-cell>
              <table:table-cell office:value-type="float" office:value="0.339233">
                <text:p>0.339233</text:p>
              </table:table-cell>
              <table:table-cell office:value-type="float" office:value="4.2">
                <text:p>4.2</text:p>
              </table:table-cell>
              <table:table-cell office:value-type="float" office:value="0.281954">
                <text:p>0.281954</text:p>
              </table:table-cell>
              <table:table-cell office:value-type="float" office:value="1">
                <text:p>1</text:p>
              </table:table-cell>
              <table:table-cell office:value-type="float" office:value="0.303093">
                <text:p>0.3030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42729">
                <text:p>0.342729</text:p>
              </table:table-cell>
              <table:table-cell office:value-type="float" office:value="3.2">
                <text:p>3.2</text:p>
              </table:table-cell>
              <table:table-cell office:value-type="float" office:value="0.354704">
                <text:p>0.354704</text:p>
              </table:table-cell>
              <table:table-cell office:value-type="float" office:value="1.5">
                <text:p>1.5</text:p>
              </table:table-cell>
              <table:table-cell office:value-type="float" office:value="0.310937">
                <text:p>0.3109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295626">
                <text:p>0.295626</text:p>
              </table:table-cell>
              <table:table-cell office:value-type="float" office:value="3.8">
                <text:p>3.8</text:p>
              </table:table-cell>
              <table:table-cell office:value-type="float" office:value="0.285991">
                <text:p>0.285991</text:p>
              </table:table-cell>
              <table:table-cell office:value-type="float" office:value="2">
                <text:p>2</text:p>
              </table:table-cell>
              <table:table-cell office:value-type="float" office:value="0.262371">
                <text:p>0.262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38434">
                <text:p>0.338434</text:p>
              </table:table-cell>
              <table:table-cell office:value-type="float" office:value="5.2">
                <text:p>5.2</text:p>
              </table:table-cell>
              <table:table-cell office:value-type="float" office:value="0.500291">
                <text:p>0.500291</text:p>
              </table:table-cell>
              <table:table-cell office:value-type="float" office:value="4.5">
                <text:p>4.5</text:p>
              </table:table-cell>
              <table:table-cell office:value-type="float" office:value="0.382921">
                <text:p>0.3829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49735">
                <text:p>0.449735</text:p>
              </table:table-cell>
              <table:table-cell office:value-type="float" office:value="7.2">
                <text:p>7.2</text:p>
              </table:table-cell>
              <table:table-cell office:value-type="float" office:value="0.560741">
                <text:p>0.560741</text:p>
              </table:table-cell>
              <table:table-cell office:value-type="float" office:value="6.5">
                <text:p>6.5</text:p>
              </table:table-cell>
              <table:table-cell office:value-type="float" office:value="0.466812">
                <text:p>0.466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2926">
                <text:p>0.2926</text:p>
              </table:table-cell>
              <table:table-cell office:value-type="float" office:value="2">
                <text:p>2</text:p>
              </table:table-cell>
              <table:table-cell office:value-type="float" office:value="0.354951">
                <text:p>0.354951</text:p>
              </table:table-cell>
              <table:table-cell office:value-type="float" office:value="2.5">
                <text:p>2.5</text:p>
              </table:table-cell>
              <table:table-cell office:value-type="float" office:value="0.400238">
                <text:p>0.4002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237963">
                <text:p>0.237963</text:p>
              </table:table-cell>
              <table:table-cell office:value-type="float" office:value="5.6">
                <text:p>5.6</text:p>
              </table:table-cell>
              <table:table-cell office:value-type="float" office:value="0.457212">
                <text:p>0.457212</text:p>
              </table:table-cell>
              <table:table-cell office:value-type="float" office:value="1">
                <text:p>1</text:p>
              </table:table-cell>
              <table:table-cell office:value-type="float" office:value="0.303393">
                <text:p>0.3033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34072">
                <text:p>0.334072</text:p>
              </table:table-cell>
              <table:table-cell office:value-type="float" office:value="6">
                <text:p>6</text:p>
              </table:table-cell>
              <table:table-cell office:value-type="float" office:value="0.376339">
                <text:p>0.376339</text:p>
              </table:table-cell>
              <table:table-cell office:value-type="float" office:value="4.5">
                <text:p>4.5</text:p>
              </table:table-cell>
              <table:table-cell office:value-type="float" office:value="0.298049">
                <text:p>0.2980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44334">
                <text:p>0.344334</text:p>
              </table:table-cell>
              <table:table-cell office:value-type="float" office:value="7">
                <text:p>7</text:p>
              </table:table-cell>
              <table:table-cell office:value-type="float" office:value="0.554108">
                <text:p>0.554108</text:p>
              </table:table-cell>
              <table:table-cell office:value-type="float" office:value="6">
                <text:p>6</text:p>
              </table:table-cell>
              <table:table-cell office:value-type="float" office:value="0.316733">
                <text:p>0.316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0.360063">
                <text:p>0.360063</text:p>
              </table:table-cell>
              <table:table-cell office:value-type="float" office:value="7.4">
                <text:p>7.4</text:p>
              </table:table-cell>
              <table:table-cell office:value-type="float" office:value="0.416565">
                <text:p>0.416565</text:p>
              </table:table-cell>
              <table:table-cell office:value-type="float" office:value="7">
                <text:p>7</text:p>
              </table:table-cell>
              <table:table-cell office:value-type="float" office:value="0.233146">
                <text:p>0.2331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6211">
                <text:p>0.406211</text:p>
              </table:table-cell>
              <table:table-cell office:value-type="float" office:value="7.4">
                <text:p>7.4</text:p>
              </table:table-cell>
              <table:table-cell office:value-type="float" office:value="0.284863">
                <text:p>0.284863</text:p>
              </table:table-cell>
              <table:table-cell office:value-type="float" office:value="6.5">
                <text:p>6.5</text:p>
              </table:table-cell>
              <table:table-cell office:value-type="float" office:value="0.368534">
                <text:p>0.3685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5">
                <text:p>1.5</text:p>
              </table:table-cell>
              <table:table-cell office:value-type="float" office:value="0.315923">
                <text:p>0.315923</text:p>
              </table:table-cell>
              <table:table-cell office:value-type="float" office:value="5.4">
                <text:p>5.4</text:p>
              </table:table-cell>
              <table:table-cell office:value-type="float" office:value="0.308975">
                <text:p>0.308975</text:p>
              </table:table-cell>
              <table:table-cell office:value-type="float" office:value="4">
                <text:p>4</text:p>
              </table:table-cell>
              <table:table-cell office:value-type="float" office:value="0.340821">
                <text:p>0.3408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.534477">
                <text:p>0.534477</text:p>
              </table:table-cell>
              <table:table-cell office:value-type="float" office:value="7">
                <text:p>7</text:p>
              </table:table-cell>
              <table:table-cell office:value-type="float" office:value="0.607096">
                <text:p>0.607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0.330386">
                <text:p>0.330386</text:p>
              </table:table-cell>
              <table:table-cell office:value-type="float" office:value="2.8">
                <text:p>2.8</text:p>
              </table:table-cell>
              <table:table-cell office:value-type="float" office:value="0.474125">
                <text:p>0.474125</text:p>
              </table:table-cell>
              <table:table-cell office:value-type="float" office:value="7">
                <text:p>7</text:p>
              </table:table-cell>
              <table:table-cell office:value-type="float" office:value="0.445753">
                <text:p>0.4457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68647">
                <text:p>0.368647</text:p>
              </table:table-cell>
              <table:table-cell office:value-type="float" office:value="3.4">
                <text:p>3.4</text:p>
              </table:table-cell>
              <table:table-cell office:value-type="float" office:value="0.35851">
                <text:p>0.35851</text:p>
              </table:table-cell>
              <table:table-cell office:value-type="float" office:value="7">
                <text:p>7</text:p>
              </table:table-cell>
              <table:table-cell office:value-type="float" office:value="0.451244">
                <text:p>0.4512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483011">
                <text:p>0.483011</text:p>
              </table:table-cell>
              <table:table-cell office:value-type="float" office:value="8.8">
                <text:p>8.8</text:p>
              </table:table-cell>
              <table:table-cell office:value-type="float" office:value="0.568125">
                <text:p>0.568125</text:p>
              </table:table-cell>
              <table:table-cell office:value-type="float" office:value="6.5">
                <text:p>6.5</text:p>
              </table:table-cell>
              <table:table-cell office:value-type="float" office:value="0.28362">
                <text:p>0.283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5">
                <text:p>3.5</text:p>
              </table:table-cell>
              <table:table-cell office:value-type="float" office:value="0.354539">
                <text:p>0.354539</text:p>
              </table:table-cell>
              <table:table-cell office:value-type="float" office:value="9">
                <text:p>9</text:p>
              </table:table-cell>
              <table:table-cell office:value-type="float" office:value="0.584072">
                <text:p>0.584072</text:p>
              </table:table-cell>
              <table:table-cell office:value-type="float" office:value="5">
                <text:p>5</text:p>
              </table:table-cell>
              <table:table-cell office:value-type="float" office:value="0.360928">
                <text:p>0.360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">
                <text:p>3.5</text:p>
              </table:table-cell>
              <table:table-cell office:value-type="float" office:value="0.323633">
                <text:p>0.323633</text:p>
              </table:table-cell>
              <table:table-cell office:value-type="float" office:value="6">
                <text:p>6</text:p>
              </table:table-cell>
              <table:table-cell office:value-type="float" office:value="0.456672">
                <text:p>0.456672</text:p>
              </table:table-cell>
              <table:table-cell office:value-type="float" office:value="8.5">
                <text:p>8.5</text:p>
              </table:table-cell>
              <table:table-cell office:value-type="float" office:value="0.545425">
                <text:p>0.5454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">
                <text:p>4.5</text:p>
              </table:table-cell>
              <table:table-cell office:value-type="float" office:value="0.47143">
                <text:p>0.47143</text:p>
              </table:table-cell>
              <table:table-cell office:value-type="float" office:value="6.2">
                <text:p>6.2</text:p>
              </table:table-cell>
              <table:table-cell office:value-type="float" office:value="0.374781">
                <text:p>0.374781</text:p>
              </table:table-cell>
              <table:table-cell office:value-type="float" office:value="8">
                <text:p>8</text:p>
              </table:table-cell>
              <table:table-cell office:value-type="float" office:value="0.411358">
                <text:p>0.411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.340366">
                <text:p>0.340366</text:p>
              </table:table-cell>
              <table:table-cell office:value-type="float" office:value="9.2">
                <text:p>9.2</text:p>
              </table:table-cell>
              <table:table-cell office:value-type="float" office:value="0.524979">
                <text:p>0.524979</text:p>
              </table:table-cell>
              <table:table-cell office:value-type="float" office:value="8.5">
                <text:p>8.5</text:p>
              </table:table-cell>
              <table:table-cell office:value-type="float" office:value="0.306272">
                <text:p>0.306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.270698">
                <text:p>0.270698</text:p>
              </table:table-cell>
              <table:table-cell office:value-type="float" office:value="6.6">
                <text:p>6.6</text:p>
              </table:table-cell>
              <table:table-cell office:value-type="float" office:value="0.537644">
                <text:p>0.537644</text:p>
              </table:table-cell>
              <table:table-cell office:value-type="float" office:value="7">
                <text:p>7</text:p>
              </table:table-cell>
              <table:table-cell office:value-type="float" office:value="0.377839">
                <text:p>0.377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.341001">
                <text:p>0.341001</text:p>
              </table:table-cell>
              <table:table-cell office:value-type="float" office:value="9.2">
                <text:p>9.2</text:p>
              </table:table-cell>
              <table:table-cell office:value-type="float" office:value="0.622851">
                <text:p>0.622851</text:p>
              </table:table-cell>
              <table:table-cell office:value-type="float" office:value="8">
                <text:p>8</text:p>
              </table:table-cell>
              <table:table-cell office:value-type="float" office:value="0.509758">
                <text:p>0.509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373288">
                <text:p>0.373288</text:p>
              </table:table-cell>
              <table:table-cell office:value-type="float" office:value="9">
                <text:p>9</text:p>
              </table:table-cell>
              <table:table-cell office:value-type="float" office:value="0.705556">
                <text:p>0.705556</text:p>
              </table:table-cell>
              <table:table-cell office:value-type="float" office:value="7">
                <text:p>7</text:p>
              </table:table-cell>
              <table:table-cell office:value-type="float" office:value="0.397132">
                <text:p>0.397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15555">
                <text:p>0.315555</text:p>
              </table:table-cell>
              <table:table-cell office:value-type="float" office:value="7.2">
                <text:p>7.2</text:p>
              </table:table-cell>
              <table:table-cell office:value-type="float" office:value="0.447421">
                <text:p>0.447421</text:p>
              </table:table-cell>
              <table:table-cell office:value-type="float" office:value="8.5">
                <text:p>8.5</text:p>
              </table:table-cell>
              <table:table-cell office:value-type="float" office:value="0.360583">
                <text:p>0.3605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5141">
                <text:p>0.275141</text:p>
              </table:table-cell>
              <table:table-cell office:value-type="float" office:value="8.6">
                <text:p>8.6</text:p>
              </table:table-cell>
              <table:table-cell office:value-type="float" office:value="0.535742">
                <text:p>0.535742</text:p>
              </table:table-cell>
              <table:table-cell office:value-type="float" office:value="5.5">
                <text:p>5.5</text:p>
              </table:table-cell>
              <table:table-cell office:value-type="float" office:value="0.573045">
                <text:p>0.5730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298519">
                <text:p>0.298519</text:p>
              </table:table-cell>
              <table:table-cell office:value-type="float" office:value="7.4">
                <text:p>7.4</text:p>
              </table:table-cell>
              <table:table-cell office:value-type="float" office:value="0.581967">
                <text:p>0.581967</text:p>
              </table:table-cell>
              <table:table-cell office:value-type="float" office:value="5.5">
                <text:p>5.5</text:p>
              </table:table-cell>
              <table:table-cell office:value-type="float" office:value="0.315254">
                <text:p>0.3152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29129">
                <text:p>0.29129</text:p>
              </table:table-cell>
              <table:table-cell office:value-type="float" office:value="6.8">
                <text:p>6.8</text:p>
              </table:table-cell>
              <table:table-cell office:value-type="float" office:value="0.403968">
                <text:p>0.403968</text:p>
              </table:table-cell>
              <table:table-cell office:value-type="float" office:value="8">
                <text:p>8</text:p>
              </table:table-cell>
              <table:table-cell office:value-type="float" office:value="0.388657">
                <text:p>0.3886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  <table:table-cell office:value-type="float" office:value="0.487773">
                <text:p>0.487773</text:p>
              </table:table-cell>
              <table:table-cell office:value-type="float" office:value="9">
                <text:p>9</text:p>
              </table:table-cell>
              <table:table-cell office:value-type="float" office:value="0.470406">
                <text:p>0.470406</text:p>
              </table:table-cell>
              <table:table-cell office:value-type="float" office:value="9">
                <text:p>9</text:p>
              </table:table-cell>
              <table:table-cell office:value-type="float" office:value="0.614136">
                <text:p>0.6141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0.39081">
                <text:p>0.39081</text:p>
              </table:table-cell>
              <table:table-cell office:value-type="float" office:value="6.4">
                <text:p>6.4</text:p>
              </table:table-cell>
              <table:table-cell office:value-type="float" office:value="0.442026">
                <text:p>0.442026</text:p>
              </table:table-cell>
              <table:table-cell office:value-type="float" office:value="9">
                <text:p>9</text:p>
              </table:table-cell>
              <table:table-cell office:value-type="float" office:value="0.21495">
                <text:p>0.21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5">
                <text:p>6.5</text:p>
              </table:table-cell>
              <table:table-cell office:value-type="float" office:value="0.492413">
                <text:p>0.492413</text:p>
              </table:table-cell>
              <table:table-cell office:value-type="float" office:value="2.4">
                <text:p>2.4</text:p>
              </table:table-cell>
              <table:table-cell office:value-type="float" office:value="0.340602">
                <text:p>0.340602</text:p>
              </table:table-cell>
              <table:table-cell office:value-type="float" office:value="9">
                <text:p>9</text:p>
              </table:table-cell>
              <table:table-cell office:value-type="float" office:value="0.240434">
                <text:p>0.240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">
                <text:p>6.5</text:p>
              </table:table-cell>
              <table:table-cell office:value-type="float" office:value="0.303671">
                <text:p>0.303671</text:p>
              </table:table-cell>
              <table:table-cell office:value-type="float" office:value="4">
                <text:p>4</text:p>
              </table:table-cell>
              <table:table-cell office:value-type="float" office:value="0.272446">
                <text:p>0.272446</text:p>
              </table:table-cell>
              <table:table-cell office:value-type="float" office:value="9">
                <text:p>9</text:p>
              </table:table-cell>
              <table:table-cell office:value-type="float" office:value="0.502063">
                <text:p>0.502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470502">
                <text:p>0.470502</text:p>
              </table:table-cell>
              <table:table-cell office:value-type="float" office:value="5.4">
                <text:p>5.4</text:p>
              </table:table-cell>
              <table:table-cell office:value-type="float" office:value="0.375351">
                <text:p>0.375351</text:p>
              </table:table-cell>
              <table:table-cell office:value-type="float" office:value="9">
                <text:p>9</text:p>
              </table:table-cell>
              <table:table-cell office:value-type="float" office:value="0.366028">
                <text:p>0.3660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">
                <text:p>9</text:p>
              </table:table-cell>
              <table:table-cell office:value-type="float" office:value="0.384951">
                <text:p>0.384951</text:p>
              </table:table-cell>
              <table:table-cell office:value-type="float" office:value="5.8">
                <text:p>5.8</text:p>
              </table:table-cell>
              <table:table-cell office:value-type="float" office:value="0.349704">
                <text:p>0.349704</text:p>
              </table:table-cell>
              <table:table-cell office:value-type="float" office:value="10">
                <text:p>10</text:p>
              </table:table-cell>
              <table:table-cell office:value-type="float" office:value="0.476998">
                <text:p>0.476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271684">
                <text:p>0.271684</text:p>
              </table:table-cell>
              <table:table-cell office:value-type="float" office:value="3">
                <text:p>3</text:p>
              </table:table-cell>
              <table:table-cell office:value-type="float" office:value="0.301583">
                <text:p>0.301583</text:p>
              </table:table-cell>
              <table:table-cell office:value-type="float" office:value="5.5">
                <text:p>5.5</text:p>
              </table:table-cell>
              <table:table-cell office:value-type="float" office:value="0.197687">
                <text:p>0.19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262228">
                <text:p>0.262228</text:p>
              </table:table-cell>
              <table:table-cell office:value-type="float" office:value="5.6">
                <text:p>5.6</text:p>
              </table:table-cell>
              <table:table-cell office:value-type="float" office:value="0.409865">
                <text:p>0.409865</text:p>
              </table:table-cell>
              <table:table-cell office:value-type="float" office:value="9.5">
                <text:p>9.5</text:p>
              </table:table-cell>
              <table:table-cell office:value-type="float" office:value="0.214117">
                <text:p>0.2141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0.548879">
                <text:p>0.548879</text:p>
              </table:table-cell>
              <table:table-cell office:value-type="float" office:value="4">
                <text:p>4</text:p>
              </table:table-cell>
              <table:table-cell office:value-type="float" office:value="0.30161">
                <text:p>0.30161</text:p>
              </table:table-cell>
              <table:table-cell office:value-type="float" office:value="3">
                <text:p>3</text:p>
              </table:table-cell>
              <table:table-cell office:value-type="float" office:value="0.333575">
                <text:p>0.3335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  <table:table-cell office:value-type="float" office:value="0.48533">
                <text:p>0.48533</text:p>
              </table:table-cell>
              <table:table-cell office:value-type="float" office:value="4.5">
                <text:p>4.5</text:p>
              </table:table-cell>
              <table:table-cell office:value-type="float" office:value="0.215855">
                <text:p>0.215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402974">
                <text:p>0.402974</text:p>
              </table:table-cell>
              <table:table-cell office:value-type="float" office:value="4.6">
                <text:p>4.6</text:p>
              </table:table-cell>
              <table:table-cell office:value-type="float" office:value="0.397891">
                <text:p>0.397891</text:p>
              </table:table-cell>
              <table:table-cell office:value-type="float" office:value="5">
                <text:p>5</text:p>
              </table:table-cell>
              <table:table-cell office:value-type="float" office:value="0.478512">
                <text:p>0.478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41767">
                <text:p>0.341767</text:p>
              </table:table-cell>
              <table:table-cell office:value-type="float" office:value="7.4">
                <text:p>7.4</text:p>
              </table:table-cell>
              <table:table-cell office:value-type="float" office:value="0.51886">
                <text:p>0.51886</text:p>
              </table:table-cell>
              <table:table-cell office:value-type="float" office:value="5">
                <text:p>5</text:p>
              </table:table-cell>
              <table:table-cell office:value-type="float" office:value="0.413013">
                <text:p>0.413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5">
                <text:p>5.5</text:p>
              </table:table-cell>
              <table:table-cell office:value-type="float" office:value="0.284554">
                <text:p>0.284554</text:p>
              </table:table-cell>
              <table:table-cell office:value-type="float" office:value="7.2">
                <text:p>7.2</text:p>
              </table:table-cell>
              <table:table-cell office:value-type="float" office:value="0.562598">
                <text:p>0.562598</text:p>
              </table:table-cell>
              <table:table-cell office:value-type="float" office:value="5">
                <text:p>5</text:p>
              </table:table-cell>
              <table:table-cell office:value-type="float" office:value="0.484642">
                <text:p>0.484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391942">
                <text:p>0.391942</text:p>
              </table:table-cell>
              <table:table-cell office:value-type="float" office:value="1.8">
                <text:p>1.8</text:p>
              </table:table-cell>
              <table:table-cell office:value-type="float" office:value="0.362475">
                <text:p>0.362475</text:p>
              </table:table-cell>
              <table:table-cell office:value-type="float" office:value="3.5">
                <text:p>3.5</text:p>
              </table:table-cell>
              <table:table-cell office:value-type="float" office:value="0.412038">
                <text:p>0.4120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0.42295">
                <text:p>0.42295</text:p>
              </table:table-cell>
              <table:table-cell office:value-type="float" office:value="1.2">
                <text:p>1.2</text:p>
              </table:table-cell>
              <table:table-cell office:value-type="float" office:value="0.340127">
                <text:p>0.340127</text:p>
              </table:table-cell>
              <table:table-cell office:value-type="float" office:value="5.5">
                <text:p>5.5</text:p>
              </table:table-cell>
              <table:table-cell office:value-type="float" office:value="0.486733">
                <text:p>0.4867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424496">
                <text:p>0.424496</text:p>
              </table:table-cell>
              <table:table-cell office:value-type="float" office:value="5">
                <text:p>5</text:p>
              </table:table-cell>
              <table:table-cell office:value-type="float" office:value="0.396891">
                <text:p>0.396891</text:p>
              </table:table-cell>
              <table:table-cell office:value-type="float" office:value="3">
                <text:p>3</text:p>
              </table:table-cell>
              <table:table-cell office:value-type="float" office:value="0.389682">
                <text:p>0.389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5">
                <text:p>7.5</text:p>
              </table:table-cell>
              <table:table-cell office:value-type="float" office:value="0.646745">
                <text:p>0.646745</text:p>
              </table:table-cell>
              <table:table-cell office:value-type="float" office:value="2.4">
                <text:p>2.4</text:p>
              </table:table-cell>
              <table:table-cell office:value-type="float" office:value="0.438414">
                <text:p>0.438414</text:p>
              </table:table-cell>
              <table:table-cell office:value-type="float" office:value="4.5">
                <text:p>4.5</text:p>
              </table:table-cell>
              <table:table-cell office:value-type="float" office:value="0.453348">
                <text:p>0.4533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0.280539">
                <text:p>0.280539</text:p>
              </table:table-cell>
              <table:table-cell office:value-type="float" office:value="4">
                <text:p>4</text:p>
              </table:table-cell>
              <table:table-cell office:value-type="float" office:value="0.42409">
                <text:p>0.42409</text:p>
              </table:table-cell>
              <table:table-cell office:value-type="float" office:value="6">
                <text:p>6</text:p>
              </table:table-cell>
              <table:table-cell office:value-type="float" office:value="0.592093">
                <text:p>0.592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28717">
                <text:p>0.28717</text:p>
              </table:table-cell>
              <table:table-cell office:value-type="float" office:value="2.8">
                <text:p>2.8</text:p>
              </table:table-cell>
              <table:table-cell office:value-type="float" office:value="0.382329">
                <text:p>0.382329</text:p>
              </table:table-cell>
              <table:table-cell office:value-type="float" office:value="6">
                <text:p>6</text:p>
              </table:table-cell>
              <table:table-cell office:value-type="float" office:value="0.492747">
                <text:p>0.492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0.340483">
                <text:p>0.340483</text:p>
              </table:table-cell>
              <table:table-cell office:value-type="float" office:value="3">
                <text:p>3</text:p>
              </table:table-cell>
              <table:table-cell office:value-type="float" office:value="0.395845">
                <text:p>0.395845</text:p>
              </table:table-cell>
              <table:table-cell office:value-type="float" office:value="5">
                <text:p>5</text:p>
              </table:table-cell>
              <table:table-cell office:value-type="float" office:value="0.414447">
                <text:p>0.4144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6">
                <text:p>6.6</text:p>
              </table:table-cell>
              <table:table-cell office:value-type="float" office:value="0.557675">
                <text:p>0.557675</text:p>
              </table:table-cell>
              <table:table-cell office:value-type="float" office:value="1">
                <text:p>1</text:p>
              </table:table-cell>
              <table:table-cell office:value-type="float" office:value="0.463502">
                <text:p>0.4635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375639">
                <text:p>0.375639</text:p>
              </table:table-cell>
              <table:table-cell office:value-type="float" office:value="1.6">
                <text:p>1.6</text:p>
              </table:table-cell>
              <table:table-cell office:value-type="float" office:value="0.207733">
                <text:p>0.207733</text:p>
              </table:table-cell>
              <table:table-cell office:value-type="float" office:value="7">
                <text:p>7</text:p>
              </table:table-cell>
              <table:table-cell office:value-type="float" office:value="0.32099">
                <text:p>0.320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540879">
                <text:p>0.540879</text:p>
              </table:table-cell>
              <table:table-cell office:value-type="float" office:value="2.4">
                <text:p>2.4</text:p>
              </table:table-cell>
              <table:table-cell office:value-type="float" office:value="0.323585">
                <text:p>0.323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.320674">
                <text:p>0.320674</text:p>
              </table:table-cell>
              <table:table-cell office:value-type="float" office:value="6.4">
                <text:p>6.4</text:p>
              </table:table-cell>
              <table:table-cell office:value-type="float" office:value="0.498041">
                <text:p>0.4980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5">
                <text:p>1.5</text:p>
              </table:table-cell>
              <table:table-cell office:value-type="float" office:value="0.338923">
                <text:p>0.338923</text:p>
              </table:table-cell>
              <table:table-cell office:value-type="float" office:value="2.8">
                <text:p>2.8</text:p>
              </table:table-cell>
              <table:table-cell office:value-type="float" office:value="0.443381">
                <text:p>0.443381</text:p>
              </table:table-cell>
              <table:table-cell office:value-type="float" office:value="1">
                <text:p>1</text:p>
              </table:table-cell>
              <table:table-cell office:value-type="float" office:value="0.467616">
                <text:p>0.4676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79558">
                <text:p>0.379558</text:p>
              </table:table-cell>
              <table:table-cell office:value-type="float" office:value="2.6">
                <text:p>2.6</text:p>
              </table:table-cell>
              <table:table-cell office:value-type="float" office:value="0.421209">
                <text:p>0.421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0.425044">
                <text:p>0.425044</text:p>
              </table:table-cell>
              <table:table-cell office:value-type="float" office:value="3.4">
                <text:p>3.4</text:p>
              </table:table-cell>
              <table:table-cell office:value-type="float" office:value="0.34473">
                <text:p>0.34473</text:p>
              </table:table-cell>
              <table:table-cell office:value-type="float" office:value="6.5">
                <text:p>6.5</text:p>
              </table:table-cell>
              <table:table-cell office:value-type="float" office:value="0.41807">
                <text:p>0.418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379939">
                <text:p>0.379939</text:p>
              </table:table-cell>
              <table:table-cell office:value-type="float" office:value="1.6">
                <text:p>1.6</text:p>
              </table:table-cell>
              <table:table-cell office:value-type="float" office:value="0.312734">
                <text:p>0.312734</text:p>
              </table:table-cell>
              <table:table-cell office:value-type="float" office:value="1.5">
                <text:p>1.5</text:p>
              </table:table-cell>
              <table:table-cell office:value-type="float" office:value="0.364767">
                <text:p>0.364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.460995">
                <text:p>0.460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370347">
                <text:p>0.3703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318054">
                <text:p>0.318054</text:p>
              </table:table-cell>
              <table:table-cell office:value-type="float" office:value="2.6">
                <text:p>2.6</text:p>
              </table:table-cell>
              <table:table-cell office:value-type="float" office:value="0.411523">
                <text:p>0.411523</text:p>
              </table:table-cell>
              <table:table-cell office:value-type="float" office:value="2">
                <text:p>2</text:p>
              </table:table-cell>
              <table:table-cell office:value-type="float" office:value="0.43438">
                <text:p>0.434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354788">
                <text:p>0.354788</text:p>
              </table:table-cell>
              <table:table-cell office:value-type="float" office:value="1">
                <text:p>1</text:p>
              </table:table-cell>
              <table:table-cell office:value-type="float" office:value="0.330713">
                <text:p>0.330713</text:p>
              </table:table-cell>
              <table:table-cell office:value-type="float" office:value="7.5">
                <text:p>7.5</text:p>
              </table:table-cell>
              <table:table-cell office:value-type="float" office:value="0.542913">
                <text:p>0.542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0.496177">
                <text:p>0.496177</text:p>
              </table:table-cell>
              <table:table-cell office:value-type="float" office:value="6.8">
                <text:p>6.8</text:p>
              </table:table-cell>
              <table:table-cell office:value-type="float" office:value="0.29598">
                <text:p>0.29598</text:p>
              </table:table-cell>
              <table:table-cell office:value-type="float" office:value="7.5">
                <text:p>7.5</text:p>
              </table:table-cell>
              <table:table-cell office:value-type="float" office:value="0.509567">
                <text:p>0.5095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5">
                <text:p>6.5</text:p>
              </table:table-cell>
              <table:table-cell office:value-type="float" office:value="0.446975">
                <text:p>0.446975</text:p>
              </table:table-cell>
              <table:table-cell office:value-type="float" office:value="5.6">
                <text:p>5.6</text:p>
              </table:table-cell>
              <table:table-cell office:value-type="float" office:value="0.343675">
                <text:p>0.343675</text:p>
              </table:table-cell>
              <table:table-cell office:value-type="float" office:value="6">
                <text:p>6</text:p>
              </table:table-cell>
              <table:table-cell office:value-type="float" office:value="0.439774">
                <text:p>0.439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269702">
                <text:p>0.269702</text:p>
              </table:table-cell>
              <table:table-cell office:value-type="float" office:value="8.2">
                <text:p>8.2</text:p>
              </table:table-cell>
              <table:table-cell office:value-type="float" office:value="0.477012">
                <text:p>0.477012</text:p>
              </table:table-cell>
              <table:table-cell office:value-type="float" office:value="4.5">
                <text:p>4.5</text:p>
              </table:table-cell>
              <table:table-cell office:value-type="float" office:value="0.557097">
                <text:p>0.5570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359608">
                <text:p>0.359608</text:p>
              </table:table-cell>
              <table:table-cell office:value-type="float" office:value="5.2">
                <text:p>5.2</text:p>
              </table:table-cell>
              <table:table-cell office:value-type="float" office:value="0.438975">
                <text:p>0.438975</text:p>
              </table:table-cell>
              <table:table-cell office:value-type="float" office:value="2.5">
                <text:p>2.5</text:p>
              </table:table-cell>
              <table:table-cell office:value-type="float" office:value="0.255542">
                <text:p>0.2555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149511">
                <text:p>0.149511</text:p>
              </table:table-cell>
              <table:table-cell office:value-type="float" office:value="6.2">
                <text:p>6.2</text:p>
              </table:table-cell>
              <table:table-cell office:value-type="float" office:value="0.377368">
                <text:p>0.377368</text:p>
              </table:table-cell>
              <table:table-cell office:value-type="float" office:value="5">
                <text:p>5</text:p>
              </table:table-cell>
              <table:table-cell office:value-type="float" office:value="0.454914">
                <text:p>0.454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">
                <text:p>5.5</text:p>
              </table:table-cell>
              <table:table-cell office:value-type="float" office:value="0.331385">
                <text:p>0.331385</text:p>
              </table:table-cell>
              <table:table-cell office:value-type="float" office:value="3.2">
                <text:p>3.2</text:p>
              </table:table-cell>
              <table:table-cell office:value-type="float" office:value="0.359481">
                <text:p>0.359481</text:p>
              </table:table-cell>
              <table:table-cell office:value-type="float" office:value="4">
                <text:p>4</text:p>
              </table:table-cell>
              <table:table-cell office:value-type="float" office:value="0.361063">
                <text:p>0.3610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0.509154">
                <text:p>0.509154</text:p>
              </table:table-cell>
              <table:table-cell office:value-type="float" office:value="5.8">
                <text:p>5.8</text:p>
              </table:table-cell>
              <table:table-cell office:value-type="float" office:value="0.281879">
                <text:p>0.281879</text:p>
              </table:table-cell>
              <table:table-cell office:value-type="float" office:value="2.5">
                <text:p>2.5</text:p>
              </table:table-cell>
              <table:table-cell office:value-type="float" office:value="0.417921">
                <text:p>0.4179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.444209">
                <text:p>0.444209</text:p>
              </table:table-cell>
              <table:table-cell office:value-type="float" office:value="4.8">
                <text:p>4.8</text:p>
              </table:table-cell>
              <table:table-cell office:value-type="float" office:value="0.257495">
                <text:p>0.257495</text:p>
              </table:table-cell>
              <table:table-cell office:value-type="float" office:value="3.5">
                <text:p>3.5</text:p>
              </table:table-cell>
              <table:table-cell office:value-type="float" office:value="0.451604">
                <text:p>0.4516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">
                <text:p>6</text:p>
              </table:table-cell>
              <table:table-cell office:value-type="float" office:value="0.375757">
                <text:p>0.375757</text:p>
              </table:table-cell>
              <table:table-cell office:value-type="float" office:value="4.2">
                <text:p>4.2</text:p>
              </table:table-cell>
              <table:table-cell office:value-type="float" office:value="0.328407">
                <text:p>0.328407</text:p>
              </table:table-cell>
              <table:table-cell office:value-type="float" office:value="4.5">
                <text:p>4.5</text:p>
              </table:table-cell>
              <table:table-cell office:value-type="float" office:value="0.393184">
                <text:p>0.3931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348933">
                <text:p>0.348933</text:p>
              </table:table-cell>
              <table:table-cell office:value-type="float" office:value="3.8">
                <text:p>3.8</text:p>
              </table:table-cell>
              <table:table-cell office:value-type="float" office:value="0.402621">
                <text:p>0.402621</text:p>
              </table:table-cell>
              <table:table-cell office:value-type="float" office:value="7">
                <text:p>7</text:p>
              </table:table-cell>
              <table:table-cell office:value-type="float" office:value="0.622392">
                <text:p>0.6223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2838">
                <text:p>0.282838</text:p>
              </table:table-cell>
              <table:table-cell office:value-type="float" office:value="1.4">
                <text:p>1.4</text:p>
              </table:table-cell>
              <table:table-cell office:value-type="float" office:value="0.294816">
                <text:p>0.294816</text:p>
              </table:table-cell>
              <table:table-cell office:value-type="float" office:value="3">
                <text:p>3</text:p>
              </table:table-cell>
              <table:table-cell office:value-type="float" office:value="0.527863">
                <text:p>0.527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5">
                <text:p>7.5</text:p>
              </table:table-cell>
              <table:table-cell office:value-type="float" office:value="0.406369">
                <text:p>0.406369</text:p>
              </table:table-cell>
              <table:table-cell office:value-type="float" office:value="7">
                <text:p>7</text:p>
              </table:table-cell>
              <table:table-cell office:value-type="float" office:value="0.703539">
                <text:p>0.703539</text:p>
              </table:table-cell>
              <table:table-cell office:value-type="float" office:value="4.5">
                <text:p>4.5</text:p>
              </table:table-cell>
              <table:table-cell office:value-type="float" office:value="0.559654">
                <text:p>0.559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0.388202">
                <text:p>0.388202</text:p>
              </table:table-cell>
              <table:table-cell office:value-type="float" office:value="1.2">
                <text:p>1.2</text:p>
              </table:table-cell>
              <table:table-cell office:value-type="float" office:value="0.353693">
                <text:p>0.353693</text:p>
              </table:table-cell>
              <table:table-cell office:value-type="float" office:value="3">
                <text:p>3</text:p>
              </table:table-cell>
              <table:table-cell office:value-type="float" office:value="0.518688">
                <text:p>0.51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285341">
                <text:p>0.2853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.551438">
                <text:p>0.55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93084">
                <text:p>0.393084</text:p>
              </table:table-cell>
              <table:table-cell office:value-type="float" office:value="8">
                <text:p>8</text:p>
              </table:table-cell>
              <table:table-cell office:value-type="float" office:value="0.339493">
                <text:p>0.339493</text:p>
              </table:table-cell>
              <table:table-cell office:value-type="float" office:value="3.5">
                <text:p>3.5</text:p>
              </table:table-cell>
              <table:table-cell office:value-type="float" office:value="0.529354">
                <text:p>0.5293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0.333727">
                <text:p>0.333727</text:p>
              </table:table-cell>
              <table:table-cell office:value-type="float" office:value="4.8">
                <text:p>4.8</text:p>
              </table:table-cell>
              <table:table-cell office:value-type="float" office:value="0.581457">
                <text:p>0.581457</text:p>
              </table:table-cell>
              <table:table-cell office:value-type="float" office:value="3.5">
                <text:p>3.5</text:p>
              </table:table-cell>
              <table:table-cell office:value-type="float" office:value="0.413094">
                <text:p>0.4130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0.358029">
                <text:p>0.358029</text:p>
              </table:table-cell>
              <table:table-cell office:value-type="float" office:value="3.6">
                <text:p>3.6</text:p>
              </table:table-cell>
              <table:table-cell office:value-type="float" office:value="0.346886">
                <text:p>0.346886</text:p>
              </table:table-cell>
              <table:table-cell office:value-type="float" office:value="5.5">
                <text:p>5.5</text:p>
              </table:table-cell>
              <table:table-cell office:value-type="float" office:value="0.50561">
                <text:p>0.505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0.348616">
                <text:p>0.348616</text:p>
              </table:table-cell>
              <table:table-cell office:value-type="float" office:value="6.2">
                <text:p>6.2</text:p>
              </table:table-cell>
              <table:table-cell office:value-type="float" office:value="0.332634">
                <text:p>0.332634</text:p>
              </table:table-cell>
              <table:table-cell office:value-type="float" office:value="2.5">
                <text:p>2.5</text:p>
              </table:table-cell>
              <table:table-cell office:value-type="float" office:value="0.364169">
                <text:p>0.364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">
                <text:p>7.5</text:p>
              </table:table-cell>
              <table:table-cell office:value-type="float" office:value="0.403212">
                <text:p>0.403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99829">
                <text:p>0.4998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5">
                <text:p>7.5</text:p>
              </table:table-cell>
              <table:table-cell office:value-type="float" office:value="0.389082">
                <text:p>0.3890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.30851">
                <text:p>0.308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0.297037">
                <text:p>0.297037</text:p>
              </table:table-cell>
              <table:table-cell office:value-type="float" office:value="5.2">
                <text:p>5.2</text:p>
              </table:table-cell>
              <table:table-cell office:value-type="float" office:value="0.472498">
                <text:p>0.472498</text:p>
              </table:table-cell>
              <table:table-cell office:value-type="float" office:value="3">
                <text:p>3</text:p>
              </table:table-cell>
              <table:table-cell office:value-type="float" office:value="0.367578">
                <text:p>0.367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0.380455">
                <text:p>0.380455</text:p>
              </table:table-cell>
              <table:table-cell office:value-type="float" office:value="6.2">
                <text:p>6.2</text:p>
              </table:table-cell>
              <table:table-cell office:value-type="float" office:value="0.46648">
                <text:p>0.46648</text:p>
              </table:table-cell>
              <table:table-cell office:value-type="float" office:value="2">
                <text:p>2</text:p>
              </table:table-cell>
              <table:table-cell office:value-type="float" office:value="0.216211">
                <text:p>0.216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">
                <text:p>3</text:p>
              </table:table-cell>
              <table:table-cell office:value-type="float" office:value="0.33073">
                <text:p>0.33073</text:p>
              </table:table-cell>
              <table:table-cell office:value-type="float" office:value="3.8">
                <text:p>3.8</text:p>
              </table:table-cell>
              <table:table-cell office:value-type="float" office:value="0.461559">
                <text:p>0.461559</text:p>
              </table:table-cell>
              <table:table-cell office:value-type="float" office:value="3.5">
                <text:p>3.5</text:p>
              </table:table-cell>
              <table:table-cell office:value-type="float" office:value="0.35742">
                <text:p>0.357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0.525108">
                <text:p>0.525108</text:p>
              </table:table-cell>
              <table:table-cell office:value-type="float" office:value="4">
                <text:p>4</text:p>
              </table:table-cell>
              <table:table-cell office:value-type="float" office:value="0.491437">
                <text:p>0.491437</text:p>
              </table:table-cell>
              <table:table-cell office:value-type="float" office:value="6.5">
                <text:p>6.5</text:p>
              </table:table-cell>
              <table:table-cell office:value-type="float" office:value="0.51554">
                <text:p>0.515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5">
                <text:p>6.5</text:p>
              </table:table-cell>
              <table:table-cell office:value-type="float" office:value="0.451587">
                <text:p>0.451587</text:p>
              </table:table-cell>
              <table:table-cell office:value-type="float" office:value="5.4">
                <text:p>5.4</text:p>
              </table:table-cell>
              <table:table-cell office:value-type="float" office:value="0.458948">
                <text:p>0.458948</text:p>
              </table:table-cell>
              <table:table-cell office:value-type="float" office:value="3">
                <text:p>3</text:p>
              </table:table-cell>
              <table:table-cell office:value-type="float" office:value="0.343372">
                <text:p>0.343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">
                <text:p>5.5</text:p>
              </table:table-cell>
              <table:table-cell office:value-type="float" office:value="0.497138">
                <text:p>0.497138</text:p>
              </table:table-cell>
              <table:table-cell office:value-type="float" office:value="5.6">
                <text:p>5.6</text:p>
              </table:table-cell>
              <table:table-cell office:value-type="float" office:value="0.451494">
                <text:p>0.451494</text:p>
              </table:table-cell>
              <table:table-cell office:value-type="float" office:value="3">
                <text:p>3</text:p>
              </table:table-cell>
              <table:table-cell office:value-type="float" office:value="0.388512">
                <text:p>0.3885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0.338305">
                <text:p>0.338305</text:p>
              </table:table-cell>
              <table:table-cell office:value-type="float" office:value="3.4">
                <text:p>3.4</text:p>
              </table:table-cell>
              <table:table-cell office:value-type="float" office:value="0.443413">
                <text:p>0.443413</text:p>
              </table:table-cell>
              <table:table-cell office:value-type="float" office:value="5.5">
                <text:p>5.5</text:p>
              </table:table-cell>
              <table:table-cell office:value-type="float" office:value="0.326862">
                <text:p>0.3268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0.296963">
                <text:p>0.296963</text:p>
              </table:table-cell>
              <table:table-cell office:value-type="float" office:value="3.8">
                <text:p>3.8</text:p>
              </table:table-cell>
              <table:table-cell office:value-type="float" office:value="0.503457">
                <text:p>0.503457</text:p>
              </table:table-cell>
              <table:table-cell office:value-type="float" office:value="3.5">
                <text:p>3.5</text:p>
              </table:table-cell>
              <table:table-cell office:value-type="float" office:value="0.258694">
                <text:p>0.2586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5">
                <text:p>4.5</text:p>
              </table:table-cell>
              <table:table-cell office:value-type="float" office:value="0.499111">
                <text:p>0.499111</text:p>
              </table:table-cell>
              <table:table-cell office:value-type="float" office:value="4.2">
                <text:p>4.2</text:p>
              </table:table-cell>
              <table:table-cell office:value-type="float" office:value="0.460598">
                <text:p>0.460598</text:p>
              </table:table-cell>
              <table:table-cell office:value-type="float" office:value="7.5">
                <text:p>7.5</text:p>
              </table:table-cell>
              <table:table-cell office:value-type="float" office:value="0.513771">
                <text:p>0.513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281029">
                <text:p>0.281029</text:p>
              </table:table-cell>
              <table:table-cell office:value-type="float" office:value="5.8">
                <text:p>5.8</text:p>
              </table:table-cell>
              <table:table-cell office:value-type="float" office:value="0.595347">
                <text:p>0.59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